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6.405cm" fo:margin-left="0.051cm" table:align="left"/>
    </style:style>
    <style:style style:name="Table1.A" style:family="table-column">
      <style:table-column-properties style:column-width="1.543cm"/>
    </style:style>
    <style:style style:name="Table1.B" style:family="table-column">
      <style:table-column-properties style:column-width="6.765cm"/>
    </style:style>
    <style:style style:name="Table1.C" style:family="table-column">
      <style:table-column-properties style:column-width="18.09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9" style:family="table-row">
      <style:table-row-properties style:min-row-height="0.704cm"/>
    </style:style>
    <style:style style:name="Table1.43" style:family="table-row">
      <style:table-row-properties style:min-row-height="0.757cm"/>
    </style:style>
    <style:style style:name="Table1.53" style:family="table-row">
      <style:table-row-properties style:min-row-height="0.693cm"/>
    </style:style>
    <style:style style:name="Table1.96" style:family="table-row">
      <style:table-row-properties style:min-row-height="0.741cm"/>
    </style:style>
    <style:style style:name="Table1.102" style:family="table-row">
      <style:table-row-properties style:min-row-height="0.63cm"/>
    </style:style>
    <style:style style:name="Table1.107" style:family="table-row">
      <style:table-row-properties style:min-row-height="0.635cm"/>
    </style:style>
    <style:style style:name="Table1.C11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124" style:family="table-row">
      <style:table-row-properties style:min-row-height="0.554cm"/>
    </style:style>
    <style:style style:name="Table1.126" style:family="table-row">
      <style:table-row-properties style:min-row-height="0.787cm"/>
    </style:style>
    <style:style style:name="Table1.127" style:family="table-row">
      <style:table-row-properties style:min-row-height="0.794cm"/>
    </style:style>
    <style:style style:name="Table1.128" style:family="table-row">
      <style:table-row-properties style:min-row-height="0.783cm"/>
    </style:style>
    <style:style style:name="Table1.129" style:family="table-row">
      <style:table-row-properties style:min-row-height="0.709cm"/>
    </style:style>
    <style:style style:name="Table1.163" style:family="table-row">
      <style:table-row-properties style:min-row-height="0.508cm"/>
    </style:style>
    <style:style style:name="Table1.192" style:family="table-row">
      <style:table-row-properties style:min-row-height="0.836cm"/>
    </style:style>
    <style:style style:name="Table1.197" style:family="table-row">
      <style:table-row-properties style:min-row-height="0.159cm"/>
    </style:style>
    <style:style style:name="Table1.208" style:family="table-row">
      <style:table-row-properties style:min-row-height="0.894cm"/>
    </style:style>
    <style:style style:name="Table1.C27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280" style:family="table-row">
      <style:table-row-properties style:min-row-height="0.792cm"/>
    </style:style>
    <style:style style:name="Table1.331" style:family="table-row">
      <style:table-row-properties style:min-row-height="0.773cm"/>
    </style:style>
    <style:style style:name="Table1.339" style:family="table-row">
      <style:table-row-properties style:min-row-height="0.778cm"/>
    </style:style>
    <style:style style:name="Table1.348" style:family="table-row">
      <style:table-row-properties style:min-row-height="0.64cm"/>
    </style:style>
    <style:style style:name="P1" style:family="paragraph" style:parent-style-name="Table_20_Contents">
      <style:text-properties fo:color="#000000" fo:font-weight="normal" officeooo:rsid="01d80bbf" officeooo:paragraph-rsid="0242d1fc" style:font-weight-asian="normal" style:font-weight-complex="normal"/>
    </style:style>
    <style:style style:name="P2" style:family="paragraph" style:parent-style-name="Table_20_Contents">
      <style:text-properties fo:color="#000000" fo:font-weight="normal" officeooo:rsid="01fdd79c" officeooo:paragraph-rsid="0240effd" style:font-weight-asian="normal" style:font-weight-complex="normal"/>
    </style:style>
    <style:style style:name="P3" style:family="paragraph" style:parent-style-name="Table_20_Contents">
      <style:text-properties fo:color="#000000" fo:font-weight="normal" officeooo:rsid="01fdd79c" officeooo:paragraph-rsid="037e823a" style:font-weight-asian="normal" style:font-weight-complex="normal"/>
    </style:style>
    <style:style style:name="P4" style:family="paragraph" style:parent-style-name="Table_20_Contents">
      <style:text-properties fo:color="#000000" fo:font-weight="normal" officeooo:rsid="03101a8e" officeooo:paragraph-rsid="03101a8e" style:font-weight-asian="normal" style:font-weight-complex="normal"/>
    </style:style>
    <style:style style:name="P5" style:family="paragraph" style:parent-style-name="Table_20_Contents">
      <style:text-properties fo:color="#000000" fo:font-weight="normal" officeooo:rsid="03101a8e" officeooo:paragraph-rsid="0310dc2c" style:font-weight-asian="normal" style:font-weight-complex="normal"/>
    </style:style>
    <style:style style:name="P6" style:family="paragraph" style:parent-style-name="Table_20_Contents">
      <style:text-properties fo:color="#000000" fo:font-weight="normal" officeooo:rsid="0310dc2c" officeooo:paragraph-rsid="0310dc2c" style:font-weight-asian="normal" style:font-weight-complex="normal"/>
    </style:style>
    <style:style style:name="P7" style:family="paragraph" style:parent-style-name="Table_20_Contents">
      <style:text-properties fo:color="#000000" fo:font-weight="normal" officeooo:rsid="0310dc2c" officeooo:paragraph-rsid="03116668" style:font-weight-asian="normal" style:font-weight-complex="normal"/>
    </style:style>
    <style:style style:name="P8" style:family="paragraph" style:parent-style-name="Table_20_Contents">
      <style:text-properties fo:color="#000000" fo:font-weight="normal" officeooo:rsid="03116668" officeooo:paragraph-rsid="03116668" style:font-weight-asian="normal" style:font-weight-complex="normal"/>
    </style:style>
    <style:style style:name="P9" style:family="paragraph" style:parent-style-name="Table_20_Contents">
      <style:text-properties fo:color="#000000" fo:font-weight="normal" officeooo:rsid="03116668" officeooo:paragraph-rsid="0312d084" style:font-weight-asian="normal" style:font-weight-complex="normal"/>
    </style:style>
    <style:style style:name="P10" style:family="paragraph" style:parent-style-name="Table_20_Contents">
      <style:text-properties fo:color="#000000" fo:font-weight="normal" officeooo:rsid="0312d084" officeooo:paragraph-rsid="0312d084" style:font-weight-asian="normal" style:font-weight-complex="normal"/>
    </style:style>
    <style:style style:name="P11" style:family="paragraph" style:parent-style-name="Table_20_Contents">
      <style:text-properties fo:color="#000000" fo:font-weight="normal" officeooo:rsid="0312d084" officeooo:paragraph-rsid="0314932f" style:font-weight-asian="normal" style:font-weight-complex="normal"/>
    </style:style>
    <style:style style:name="P12" style:family="paragraph" style:parent-style-name="Table_20_Contents">
      <style:text-properties fo:color="#000000" fo:font-weight="normal" officeooo:rsid="0314932f" officeooo:paragraph-rsid="0314932f" style:font-weight-asian="normal" style:font-weight-complex="normal"/>
    </style:style>
    <style:style style:name="P13" style:family="paragraph" style:parent-style-name="Table_20_Contents">
      <style:text-properties fo:color="#000000" fo:font-weight="normal" officeooo:rsid="0315f425" officeooo:paragraph-rsid="0315f425" style:font-weight-asian="normal" style:font-weight-complex="normal"/>
    </style:style>
    <style:style style:name="P14" style:family="paragraph" style:parent-style-name="Table_20_Contents">
      <style:text-properties fo:color="#000000" fo:font-weight="normal" officeooo:rsid="031720a0" officeooo:paragraph-rsid="031720a0" style:font-weight-asian="normal" style:font-weight-complex="normal"/>
    </style:style>
    <style:style style:name="P15" style:family="paragraph" style:parent-style-name="Table_20_Contents">
      <style:text-properties fo:color="#000000" fo:font-weight="normal" officeooo:rsid="03176b1d" officeooo:paragraph-rsid="03176b1d" style:font-weight-asian="normal" style:font-weight-complex="normal"/>
    </style:style>
    <style:style style:name="P16" style:family="paragraph" style:parent-style-name="Table_20_Contents">
      <style:text-properties fo:color="#000000" fo:font-weight="normal" officeooo:rsid="031865ae" officeooo:paragraph-rsid="031865ae" style:font-weight-asian="normal" style:font-weight-complex="normal"/>
    </style:style>
    <style:style style:name="P17" style:family="paragraph" style:parent-style-name="Table_20_Contents">
      <style:text-properties fo:color="#000000" fo:font-weight="normal" officeooo:rsid="0318b1a2" officeooo:paragraph-rsid="0318b1a2" style:font-weight-asian="normal" style:font-weight-complex="normal"/>
    </style:style>
    <style:style style:name="P18" style:family="paragraph" style:parent-style-name="Table_20_Contents">
      <style:text-properties fo:color="#000000" fo:font-weight="normal" officeooo:rsid="0318b1a2" officeooo:paragraph-rsid="032ee8d2" style:font-weight-asian="normal" style:font-weight-complex="normal"/>
    </style:style>
    <style:style style:name="P19" style:family="paragraph" style:parent-style-name="Table_20_Contents">
      <style:text-properties fo:color="#000000" fo:font-weight="normal" officeooo:rsid="03194937" officeooo:paragraph-rsid="03194937" style:font-weight-asian="normal" style:font-weight-complex="normal"/>
    </style:style>
    <style:style style:name="P20" style:family="paragraph" style:parent-style-name="Table_20_Contents">
      <style:text-properties fo:color="#000000" fo:font-weight="normal" officeooo:rsid="03194937" officeooo:paragraph-rsid="031af990" style:font-weight-asian="normal" style:font-weight-complex="normal"/>
    </style:style>
    <style:style style:name="P21" style:family="paragraph" style:parent-style-name="Table_20_Contents">
      <style:text-properties fo:color="#000000" fo:font-weight="normal" officeooo:rsid="031dc3b5" officeooo:paragraph-rsid="031dc3b5" style:font-weight-asian="normal" style:font-weight-complex="normal"/>
    </style:style>
    <style:style style:name="P22" style:family="paragraph" style:parent-style-name="Table_20_Contents">
      <style:text-properties fo:color="#000000" fo:font-weight="normal" officeooo:rsid="031e3b45" officeooo:paragraph-rsid="031e3b45" style:font-weight-asian="normal" style:font-weight-complex="normal"/>
    </style:style>
    <style:style style:name="P23" style:family="paragraph" style:parent-style-name="Table_20_Contents">
      <style:text-properties fo:color="#000000" fo:font-weight="normal" officeooo:rsid="031e3b45" officeooo:paragraph-rsid="0320d6b7" style:font-weight-asian="normal" style:font-weight-complex="normal"/>
    </style:style>
    <style:style style:name="P24" style:family="paragraph" style:parent-style-name="Table_20_Contents">
      <style:text-properties fo:color="#000000" fo:font-weight="normal" officeooo:rsid="03226b3a" officeooo:paragraph-rsid="03226b3a" style:font-weight-asian="normal" style:font-weight-complex="normal"/>
    </style:style>
    <style:style style:name="P25" style:family="paragraph" style:parent-style-name="Table_20_Contents">
      <style:text-properties fo:color="#000000" fo:font-weight="normal" officeooo:rsid="0322e977" officeooo:paragraph-rsid="0322e977" style:font-weight-asian="normal" style:font-weight-complex="normal"/>
    </style:style>
    <style:style style:name="P26" style:family="paragraph" style:parent-style-name="Table_20_Contents">
      <style:text-properties fo:color="#000000" fo:font-weight="normal" officeooo:rsid="0323da5d" officeooo:paragraph-rsid="0323da5d" style:font-weight-asian="normal" style:font-weight-complex="normal"/>
    </style:style>
    <style:style style:name="P27" style:family="paragraph" style:parent-style-name="Table_20_Contents">
      <style:text-properties fo:color="#000000" fo:font-weight="normal" officeooo:rsid="03240a31" officeooo:paragraph-rsid="03240a31" style:font-weight-asian="normal" style:font-weight-complex="normal"/>
    </style:style>
    <style:style style:name="P28" style:family="paragraph" style:parent-style-name="Table_20_Contents">
      <style:text-properties fo:color="#000000" fo:font-weight="normal" officeooo:rsid="03275532" officeooo:paragraph-rsid="03275532" style:font-weight-asian="normal" style:font-weight-complex="normal"/>
    </style:style>
    <style:style style:name="P29" style:family="paragraph" style:parent-style-name="Table_20_Contents">
      <style:text-properties fo:color="#000000" fo:font-weight="normal" officeooo:rsid="03286d3a" officeooo:paragraph-rsid="03286d3a" style:font-weight-asian="normal" style:font-weight-complex="normal"/>
    </style:style>
    <style:style style:name="P30" style:family="paragraph" style:parent-style-name="Table_20_Contents">
      <style:text-properties fo:color="#000000" fo:font-weight="normal" officeooo:rsid="0329bd6f" officeooo:paragraph-rsid="0329bd6f" style:font-weight-asian="normal" style:font-weight-complex="normal"/>
    </style:style>
    <style:style style:name="P31" style:family="paragraph" style:parent-style-name="Table_20_Contents">
      <style:text-properties fo:color="#000000" fo:font-weight="normal" officeooo:rsid="032a9d92" officeooo:paragraph-rsid="032a9d92" style:font-weight-asian="normal" style:font-weight-complex="normal"/>
    </style:style>
    <style:style style:name="P32" style:family="paragraph" style:parent-style-name="Table_20_Contents">
      <style:text-properties fo:color="#000000" fo:font-weight="normal" officeooo:rsid="032b27db" officeooo:paragraph-rsid="032b27db" style:font-weight-asian="normal" style:font-weight-complex="normal"/>
    </style:style>
    <style:style style:name="P33" style:family="paragraph" style:parent-style-name="Table_20_Contents">
      <style:text-properties fo:color="#000000" fo:font-weight="normal" officeooo:rsid="0331fc32" officeooo:paragraph-rsid="034119a3" style:font-weight-asian="normal" style:font-weight-complex="normal"/>
    </style:style>
    <style:style style:name="P34" style:family="paragraph" style:parent-style-name="Table_20_Contents">
      <style:text-properties fo:color="#000000" fo:font-weight="normal" officeooo:rsid="0366d651" officeooo:paragraph-rsid="0366d651" style:font-weight-asian="normal" style:font-weight-complex="normal"/>
    </style:style>
    <style:style style:name="P35" style:family="paragraph" style:parent-style-name="Table_20_Contents">
      <style:text-properties fo:color="#000000" fo:font-weight="normal" officeooo:rsid="036b1aba" officeooo:paragraph-rsid="036b1aba" style:font-weight-asian="normal" style:font-weight-complex="normal"/>
    </style:style>
    <style:style style:name="P36" style:family="paragraph" style:parent-style-name="Table_20_Contents">
      <style:text-properties fo:color="#000000" fo:font-weight="normal" officeooo:rsid="036b1aba" officeooo:paragraph-rsid="03f65f4c" style:font-weight-asian="normal" style:font-weight-complex="normal"/>
    </style:style>
    <style:style style:name="P37" style:family="paragraph" style:parent-style-name="Table_20_Contents">
      <style:text-properties fo:color="#000000" fo:font-weight="normal" officeooo:rsid="038023ca" officeooo:paragraph-rsid="038023ca" style:font-weight-asian="normal" style:font-weight-complex="normal"/>
    </style:style>
    <style:style style:name="P38" style:family="paragraph" style:parent-style-name="Table_20_Contents">
      <style:text-properties fo:color="#000000" fo:font-weight="normal" officeooo:rsid="038f5271" officeooo:paragraph-rsid="038f5271" style:font-weight-asian="normal" style:font-weight-complex="normal"/>
    </style:style>
    <style:style style:name="P39" style:family="paragraph" style:parent-style-name="Table_20_Contents">
      <style:text-properties fo:color="#000000" fo:font-weight="normal" officeooo:rsid="036acc1f" officeooo:paragraph-rsid="03e55a85" style:font-weight-asian="normal" style:font-weight-complex="normal"/>
    </style:style>
    <style:style style:name="P40" style:family="paragraph" style:parent-style-name="Table_20_Contents">
      <style:text-properties fo:color="#000000" fo:font-weight="normal" officeooo:rsid="03e8a5ec" officeooo:paragraph-rsid="03e8a5ec" style:font-weight-asian="normal" style:font-weight-complex="normal"/>
    </style:style>
    <style:style style:name="P41" style:family="paragraph" style:parent-style-name="Table_20_Contents">
      <style:text-properties fo:color="#000000" fo:font-style="normal" fo:font-weight="normal" officeooo:rsid="025a1026" officeooo:paragraph-rsid="023f8a63" style:font-style-asian="normal" style:font-weight-asian="normal" style:font-style-complex="normal" style:font-weight-complex="normal"/>
    </style:style>
    <style:style style:name="P42" style:family="paragraph" style:parent-style-name="Table_20_Contents">
      <style:text-properties fo:color="#000000" fo:font-style="normal" fo:font-weight="normal" officeooo:rsid="0285c6dc" officeooo:paragraph-rsid="0286a75f" style:font-style-asian="normal" style:font-weight-asian="normal" style:font-style-complex="normal" style:font-weight-complex="normal"/>
    </style:style>
    <style:style style:name="P43" style:family="paragraph" style:parent-style-name="Table_20_Contents">
      <style:text-properties fo:color="#000000" fo:font-style="normal" fo:font-weight="normal" officeooo:rsid="0285c6dc" officeooo:paragraph-rsid="0287f7f0" style:font-style-asian="normal" style:font-weight-asian="normal" style:font-style-complex="normal" style:font-weight-complex="normal"/>
    </style:style>
    <style:style style:name="P44" style:family="paragraph" style:parent-style-name="Table_20_Contents">
      <style:text-properties fo:color="#000000" fo:font-style="normal" fo:font-weight="normal" officeooo:rsid="0285c6dc" officeooo:paragraph-rsid="028b9a79" style:font-style-asian="normal" style:font-weight-asian="normal" style:font-style-complex="normal" style:font-weight-complex="normal"/>
    </style:style>
    <style:style style:name="P45" style:family="paragraph" style:parent-style-name="Table_20_Contents">
      <style:text-properties fo:color="#000000" fo:font-style="normal" fo:font-weight="normal" officeooo:rsid="0285c6dc" officeooo:paragraph-rsid="02a7149a" style:font-style-asian="normal" style:font-weight-asian="normal" style:font-style-complex="normal" style:font-weight-complex="normal"/>
    </style:style>
    <style:style style:name="P46" style:family="paragraph" style:parent-style-name="Table_20_Contents">
      <style:text-properties fo:color="#000000" fo:font-style="normal" fo:font-weight="normal" officeooo:rsid="0285c6dc" officeooo:paragraph-rsid="02b4ccd2" style:font-style-asian="normal" style:font-weight-asian="normal" style:font-style-complex="normal" style:font-weight-complex="normal"/>
    </style:style>
    <style:style style:name="P47" style:family="paragraph" style:parent-style-name="Table_20_Contents">
      <style:text-properties fo:color="#000000" fo:font-style="normal" fo:font-weight="normal" officeooo:rsid="0285c6dc" officeooo:paragraph-rsid="02be70b8" style:font-style-asian="normal" style:font-weight-asian="normal" style:font-style-complex="normal" style:font-weight-complex="normal"/>
    </style:style>
    <style:style style:name="P48" style:family="paragraph" style:parent-style-name="Table_20_Contents">
      <style:text-properties fo:color="#000000" fo:font-style="normal" fo:font-weight="normal" officeooo:rsid="0285c6dc" officeooo:paragraph-rsid="02e4f045" style:font-style-asian="normal" style:font-weight-asian="normal" style:font-style-complex="normal" style:font-weight-complex="normal"/>
    </style:style>
    <style:style style:name="P49" style:family="paragraph" style:parent-style-name="Table_20_Contents">
      <style:text-properties fo:color="#000000" fo:font-style="normal" fo:font-weight="normal" officeooo:rsid="0285c6dc" officeooo:paragraph-rsid="02edc4a2" style:font-style-asian="normal" style:font-weight-asian="normal" style:font-style-complex="normal" style:font-weight-complex="normal"/>
    </style:style>
    <style:style style:name="P50" style:family="paragraph" style:parent-style-name="Table_20_Contents">
      <style:text-properties fo:color="#000000" fo:font-style="normal" fo:font-weight="normal" officeooo:rsid="0285c6dc" officeooo:paragraph-rsid="02ef1e86" style:font-style-asian="normal" style:font-weight-asian="normal" style:font-style-complex="normal" style:font-weight-complex="normal"/>
    </style:style>
    <style:style style:name="P51" style:family="paragraph" style:parent-style-name="Table_20_Contents">
      <style:text-properties fo:color="#000000" fo:font-style="normal" fo:font-weight="normal" officeooo:rsid="0285c6dc" officeooo:paragraph-rsid="02f93086" style:font-style-asian="normal" style:font-weight-asian="normal" style:font-style-complex="normal" style:font-weight-complex="normal"/>
    </style:style>
    <style:style style:name="P52" style:family="paragraph" style:parent-style-name="Table_20_Contents">
      <style:text-properties fo:color="#000000" fo:font-style="normal" fo:font-weight="normal" officeooo:rsid="0285c6dc" officeooo:paragraph-rsid="02f935f5" style:font-style-asian="normal" style:font-weight-asian="normal" style:font-style-complex="normal" style:font-weight-complex="normal"/>
    </style:style>
    <style:style style:name="P53" style:family="paragraph" style:parent-style-name="Table_20_Contents">
      <style:text-properties fo:color="#000000" fo:font-style="normal" fo:font-weight="normal" officeooo:rsid="0285c6dc" officeooo:paragraph-rsid="02fa8449" style:font-style-asian="normal" style:font-weight-asian="normal" style:font-style-complex="normal" style:font-weight-complex="normal"/>
    </style:style>
    <style:style style:name="P54" style:family="paragraph" style:parent-style-name="Table_20_Contents">
      <style:text-properties fo:color="#000000" fo:font-style="normal" fo:font-weight="normal" officeooo:rsid="0285c6dc" officeooo:paragraph-rsid="02ff7e09" style:font-style-asian="normal" style:font-weight-asian="normal" style:font-style-complex="normal" style:font-weight-complex="normal"/>
    </style:style>
    <style:style style:name="P55" style:family="paragraph" style:parent-style-name="Table_20_Contents">
      <style:text-properties fo:color="#000000" fo:font-style="normal" fo:font-weight="normal" officeooo:rsid="0285c6dc" officeooo:paragraph-rsid="030aa00b" style:font-style-asian="normal" style:font-weight-asian="normal" style:font-style-complex="normal" style:font-weight-complex="normal"/>
    </style:style>
    <style:style style:name="P56" style:family="paragraph" style:parent-style-name="Table_20_Contents">
      <style:text-properties fo:color="#000000" fo:font-style="normal" fo:font-weight="normal" officeooo:rsid="0285c6dc" officeooo:paragraph-rsid="030bee1c" style:font-style-asian="normal" style:font-weight-asian="normal" style:font-style-complex="normal" style:font-weight-complex="normal"/>
    </style:style>
    <style:style style:name="P57" style:family="paragraph" style:parent-style-name="Table_20_Contents">
      <style:text-properties fo:color="#000000" fo:font-style="normal" fo:font-weight="normal" officeooo:rsid="0285c6dc" officeooo:paragraph-rsid="030e26c9" style:font-style-asian="normal" style:font-weight-asian="normal" style:font-style-complex="normal" style:font-weight-complex="normal"/>
    </style:style>
    <style:style style:name="P58" style:family="paragraph" style:parent-style-name="Table_20_Contents">
      <style:text-properties fo:color="#000000" fo:font-style="normal" fo:font-weight="normal" officeooo:rsid="0285c6dc" officeooo:paragraph-rsid="02960d83" style:font-style-asian="normal" style:font-weight-asian="normal" style:font-style-complex="normal" style:font-weight-complex="normal"/>
    </style:style>
    <style:style style:name="P59" style:family="paragraph" style:parent-style-name="Table_20_Contents">
      <style:text-properties fo:color="#000000" fo:font-style="normal" fo:font-weight="normal" officeooo:rsid="0286a75f" officeooo:paragraph-rsid="02ac2b12" style:font-style-asian="normal" style:font-weight-asian="normal" style:font-style-complex="normal" style:font-weight-complex="normal"/>
    </style:style>
    <style:style style:name="P60" style:family="paragraph" style:parent-style-name="Table_20_Contents">
      <style:text-properties fo:color="#000000" fo:font-style="normal" fo:font-weight="normal" officeooo:rsid="0286a75f" officeooo:paragraph-rsid="02af6536" style:font-style-asian="normal" style:font-weight-asian="normal" style:font-style-complex="normal" style:font-weight-complex="normal"/>
    </style:style>
    <style:style style:name="P61" style:family="paragraph" style:parent-style-name="Table_20_Contents">
      <style:text-properties fo:color="#000000" fo:font-style="normal" fo:font-weight="normal" officeooo:rsid="0286a75f" officeooo:paragraph-rsid="02bf9ad1" style:font-style-asian="normal" style:font-weight-asian="normal" style:font-style-complex="normal" style:font-weight-complex="normal"/>
    </style:style>
    <style:style style:name="P62" style:family="paragraph" style:parent-style-name="Table_20_Contents">
      <style:text-properties fo:color="#000000" fo:font-style="normal" fo:font-weight="normal" officeooo:rsid="0286a75f" officeooo:paragraph-rsid="02e4f045" style:font-style-asian="normal" style:font-weight-asian="normal" style:font-style-complex="normal" style:font-weight-complex="normal"/>
    </style:style>
    <style:style style:name="P63" style:family="paragraph" style:parent-style-name="Table_20_Contents">
      <style:text-properties fo:color="#000000" fo:font-style="normal" fo:font-weight="normal" officeooo:rsid="0286a75f" officeooo:paragraph-rsid="02fa8449" style:font-style-asian="normal" style:font-weight-asian="normal" style:font-style-complex="normal" style:font-weight-complex="normal"/>
    </style:style>
    <style:style style:name="P64" style:family="paragraph" style:parent-style-name="Table_20_Contents">
      <style:text-properties fo:color="#000000" fo:font-style="normal" fo:font-weight="normal" officeooo:rsid="028d3e89" officeooo:paragraph-rsid="02a647ad" style:font-style-asian="normal" style:font-weight-asian="normal" style:font-style-complex="normal" style:font-weight-complex="normal"/>
    </style:style>
    <style:style style:name="P65" style:family="paragraph" style:parent-style-name="Table_20_Contents">
      <style:text-properties fo:color="#000000" fo:font-style="normal" fo:font-weight="normal" officeooo:rsid="0298a2e2" officeooo:paragraph-rsid="02fa48b2" style:font-style-asian="normal" style:font-weight-asian="normal" style:font-style-complex="normal" style:font-weight-complex="normal"/>
    </style:style>
    <style:style style:name="P66" style:family="paragraph" style:parent-style-name="Table_20_Contents">
      <style:text-properties fo:color="#000000" fo:font-style="normal" fo:font-weight="normal" officeooo:rsid="02bd59d7" officeooo:paragraph-rsid="02c262e5" style:font-style-asian="normal" style:font-weight-asian="normal" style:font-style-complex="normal" style:font-weight-complex="normal"/>
    </style:style>
    <style:style style:name="P67" style:family="paragraph" style:parent-style-name="Table_20_Contents">
      <style:text-properties fo:color="#000000" fo:font-style="normal" fo:font-weight="normal" officeooo:rsid="02bd59d7" officeooo:paragraph-rsid="02e386ba" style:font-style-asian="normal" style:font-weight-asian="normal" style:font-style-complex="normal" style:font-weight-complex="normal"/>
    </style:style>
    <style:style style:name="P68" style:family="paragraph" style:parent-style-name="Table_20_Contents">
      <style:text-properties fo:color="#000000" fo:font-style="normal" fo:font-weight="normal" officeooo:rsid="02bd59d7" officeooo:paragraph-rsid="02ff256e" style:font-style-asian="normal" style:font-weight-asian="normal" style:font-style-complex="normal" style:font-weight-complex="normal"/>
    </style:style>
    <style:style style:name="P69" style:family="paragraph" style:parent-style-name="Table_20_Contents">
      <style:text-properties fo:color="#000000" fo:font-style="normal" fo:font-weight="normal" officeooo:rsid="02bd59d7" officeooo:paragraph-rsid="02b9a668" style:font-style-asian="normal" style:font-weight-asian="normal" style:font-style-complex="normal" style:font-weight-complex="normal"/>
    </style:style>
    <style:style style:name="P70" style:family="paragraph" style:parent-style-name="Table_20_Contents">
      <style:text-properties fo:color="#000000" fo:font-style="normal" fo:font-weight="normal" officeooo:rsid="03286d3a" officeooo:paragraph-rsid="03286d3a" style:font-style-asian="normal" style:font-weight-asian="normal" style:font-style-complex="normal" style:font-weight-complex="normal"/>
    </style:style>
    <style:style style:name="P71" style:family="paragraph" style:parent-style-name="Table_20_Contents">
      <style:text-properties fo:color="#000000" fo:font-style="normal" fo:font-weight="normal" officeooo:rsid="032b4fdd" officeooo:paragraph-rsid="032b4fdd" style:font-style-asian="normal" style:font-weight-asian="normal" style:font-style-complex="normal" style:font-weight-complex="normal"/>
    </style:style>
    <style:style style:name="P72" style:family="paragraph" style:parent-style-name="Table_20_Contents">
      <style:text-properties fo:color="#000000" fo:font-style="normal" fo:font-weight="normal" officeooo:rsid="032b4fdd" officeooo:paragraph-rsid="032d16f2" style:font-style-asian="normal" style:font-weight-asian="normal" style:font-style-complex="normal" style:font-weight-complex="normal"/>
    </style:style>
    <style:style style:name="P73" style:family="paragraph" style:parent-style-name="Table_20_Contents">
      <style:text-properties fo:color="#000000" fo:font-style="normal" fo:font-weight="normal" officeooo:rsid="032b4fdd" officeooo:paragraph-rsid="032ee8d2" style:font-style-asian="normal" style:font-weight-asian="normal" style:font-style-complex="normal" style:font-weight-complex="normal"/>
    </style:style>
    <style:style style:name="P74" style:family="paragraph" style:parent-style-name="Table_20_Contents">
      <style:text-properties fo:color="#000000" fo:font-style="normal" fo:font-weight="normal" officeooo:rsid="032b4fdd" officeooo:paragraph-rsid="03312a77" style:font-style-asian="normal" style:font-weight-asian="normal" style:font-style-complex="normal" style:font-weight-complex="normal"/>
    </style:style>
    <style:style style:name="P75" style:family="paragraph" style:parent-style-name="Table_20_Contents">
      <style:text-properties fo:color="#000000" fo:font-style="normal" fo:font-weight="normal" officeooo:rsid="032b4fdd" officeooo:paragraph-rsid="0331fc32" style:font-style-asian="normal" style:font-weight-asian="normal" style:font-style-complex="normal" style:font-weight-complex="normal"/>
    </style:style>
    <style:style style:name="P76" style:family="paragraph" style:parent-style-name="Table_20_Contents">
      <style:text-properties fo:color="#000000" fo:font-style="normal" fo:font-weight="normal" officeooo:rsid="032b4fdd" officeooo:paragraph-rsid="03331300" style:font-style-asian="normal" style:font-weight-asian="normal" style:font-style-complex="normal" style:font-weight-complex="normal"/>
    </style:style>
    <style:style style:name="P77" style:family="paragraph" style:parent-style-name="Table_20_Contents">
      <style:text-properties fo:color="#000000" fo:font-style="normal" fo:font-weight="normal" officeooo:rsid="032b4fdd" officeooo:paragraph-rsid="0333c77b" style:font-style-asian="normal" style:font-weight-asian="normal" style:font-style-complex="normal" style:font-weight-complex="normal"/>
    </style:style>
    <style:style style:name="P78" style:family="paragraph" style:parent-style-name="Table_20_Contents">
      <style:text-properties fo:color="#000000" fo:font-style="normal" fo:font-weight="normal" officeooo:rsid="032b4fdd" officeooo:paragraph-rsid="03355ccf" style:font-style-asian="normal" style:font-weight-asian="normal" style:font-style-complex="normal" style:font-weight-complex="normal"/>
    </style:style>
    <style:style style:name="P79" style:family="paragraph" style:parent-style-name="Table_20_Contents">
      <style:text-properties fo:color="#000000" fo:font-style="normal" fo:font-weight="normal" officeooo:rsid="032b4fdd" officeooo:paragraph-rsid="03357873" style:font-style-asian="normal" style:font-weight-asian="normal" style:font-style-complex="normal" style:font-weight-complex="normal"/>
    </style:style>
    <style:style style:name="P80" style:family="paragraph" style:parent-style-name="Table_20_Contents">
      <style:text-properties fo:color="#000000" fo:font-style="normal" fo:font-weight="normal" officeooo:rsid="032b4fdd" officeooo:paragraph-rsid="033630ce" style:font-style-asian="normal" style:font-weight-asian="normal" style:font-style-complex="normal" style:font-weight-complex="normal"/>
    </style:style>
    <style:style style:name="P81" style:family="paragraph" style:parent-style-name="Table_20_Contents">
      <style:text-properties fo:color="#000000" fo:font-style="normal" fo:font-weight="normal" officeooo:rsid="032b4fdd" officeooo:paragraph-rsid="03385dbc" style:font-style-asian="normal" style:font-weight-asian="normal" style:font-style-complex="normal" style:font-weight-complex="normal"/>
    </style:style>
    <style:style style:name="P82" style:family="paragraph" style:parent-style-name="Table_20_Contents">
      <style:text-properties fo:color="#000000" fo:font-style="normal" fo:font-weight="normal" officeooo:rsid="032b4fdd" officeooo:paragraph-rsid="033bdb0e" style:font-style-asian="normal" style:font-weight-asian="normal" style:font-style-complex="normal" style:font-weight-complex="normal"/>
    </style:style>
    <style:style style:name="P83" style:family="paragraph" style:parent-style-name="Table_20_Contents">
      <style:text-properties fo:color="#000000" fo:font-style="normal" fo:font-weight="normal" officeooo:rsid="032b4fdd" officeooo:paragraph-rsid="033d8ff0" style:font-style-asian="normal" style:font-weight-asian="normal" style:font-style-complex="normal" style:font-weight-complex="normal"/>
    </style:style>
    <style:style style:name="P84" style:family="paragraph" style:parent-style-name="Table_20_Contents">
      <style:text-properties fo:color="#000000" fo:font-style="normal" fo:font-weight="normal" officeooo:rsid="032b4fdd" officeooo:paragraph-rsid="033e1e18" style:font-style-asian="normal" style:font-weight-asian="normal" style:font-style-complex="normal" style:font-weight-complex="normal"/>
    </style:style>
    <style:style style:name="P85" style:family="paragraph" style:parent-style-name="Table_20_Contents">
      <style:text-properties fo:color="#000000" fo:font-style="normal" fo:font-weight="normal" officeooo:rsid="032b4fdd" officeooo:paragraph-rsid="033f82e0" style:font-style-asian="normal" style:font-weight-asian="normal" style:font-style-complex="normal" style:font-weight-complex="normal"/>
    </style:style>
    <style:style style:name="P86" style:family="paragraph" style:parent-style-name="Table_20_Contents">
      <style:text-properties fo:color="#000000" fo:font-style="normal" fo:font-weight="normal" officeooo:rsid="032b4fdd" officeooo:paragraph-rsid="034119a3" style:font-style-asian="normal" style:font-weight-asian="normal" style:font-style-complex="normal" style:font-weight-complex="normal"/>
    </style:style>
    <style:style style:name="P87" style:family="paragraph" style:parent-style-name="Table_20_Contents">
      <style:text-properties fo:color="#000000" fo:font-style="normal" fo:font-weight="normal" officeooo:rsid="032b4fdd" officeooo:paragraph-rsid="0345f07b" style:font-style-asian="normal" style:font-weight-asian="normal" style:font-style-complex="normal" style:font-weight-complex="normal"/>
    </style:style>
    <style:style style:name="P88" style:family="paragraph" style:parent-style-name="Table_20_Contents">
      <style:text-properties fo:color="#000000" fo:font-style="normal" fo:font-weight="normal" officeooo:rsid="032b4fdd" officeooo:paragraph-rsid="03462f4e" style:font-style-asian="normal" style:font-weight-asian="normal" style:font-style-complex="normal" style:font-weight-complex="normal"/>
    </style:style>
    <style:style style:name="P89" style:family="paragraph" style:parent-style-name="Table_20_Contents">
      <style:text-properties fo:color="#000000" fo:font-style="normal" fo:font-weight="normal" officeooo:rsid="032b4fdd" officeooo:paragraph-rsid="03481a3d" style:font-style-asian="normal" style:font-weight-asian="normal" style:font-style-complex="normal" style:font-weight-complex="normal"/>
    </style:style>
    <style:style style:name="P90" style:family="paragraph" style:parent-style-name="Table_20_Contents">
      <style:text-properties fo:color="#000000" fo:font-style="normal" fo:font-weight="normal" officeooo:rsid="032b4fdd" officeooo:paragraph-rsid="034a0b75" style:font-style-asian="normal" style:font-weight-asian="normal" style:font-style-complex="normal" style:font-weight-complex="normal"/>
    </style:style>
    <style:style style:name="P91" style:family="paragraph" style:parent-style-name="Table_20_Contents">
      <style:text-properties fo:color="#000000" fo:font-style="normal" fo:font-weight="normal" officeooo:rsid="032b4fdd" officeooo:paragraph-rsid="034a5976" style:font-style-asian="normal" style:font-weight-asian="normal" style:font-style-complex="normal" style:font-weight-complex="normal"/>
    </style:style>
    <style:style style:name="P92" style:family="paragraph" style:parent-style-name="Table_20_Contents">
      <style:text-properties fo:color="#000000" fo:font-style="normal" fo:font-weight="normal" officeooo:rsid="032b4fdd" officeooo:paragraph-rsid="034aa6ec" style:font-style-asian="normal" style:font-weight-asian="normal" style:font-style-complex="normal" style:font-weight-complex="normal"/>
    </style:style>
    <style:style style:name="P93" style:family="paragraph" style:parent-style-name="Table_20_Contents">
      <style:text-properties fo:color="#000000" fo:font-style="normal" fo:font-weight="normal" officeooo:rsid="032b4fdd" officeooo:paragraph-rsid="034c7e69" style:font-style-asian="normal" style:font-weight-asian="normal" style:font-style-complex="normal" style:font-weight-complex="normal"/>
    </style:style>
    <style:style style:name="P94" style:family="paragraph" style:parent-style-name="Table_20_Contents">
      <style:text-properties fo:color="#000000" fo:font-style="normal" fo:font-weight="normal" officeooo:rsid="032b4fdd" officeooo:paragraph-rsid="034df8a9" style:font-style-asian="normal" style:font-weight-asian="normal" style:font-style-complex="normal" style:font-weight-complex="normal"/>
    </style:style>
    <style:style style:name="P95" style:family="paragraph" style:parent-style-name="Table_20_Contents">
      <style:text-properties fo:color="#000000" fo:font-style="normal" fo:font-weight="normal" officeooo:rsid="032b4fdd" officeooo:paragraph-rsid="034f6d5a" style:font-style-asian="normal" style:font-weight-asian="normal" style:font-style-complex="normal" style:font-weight-complex="normal"/>
    </style:style>
    <style:style style:name="P96" style:family="paragraph" style:parent-style-name="Table_20_Contents">
      <style:text-properties fo:color="#000000" fo:font-style="normal" fo:font-weight="normal" officeooo:rsid="032b4fdd" officeooo:paragraph-rsid="03519793" style:font-style-asian="normal" style:font-weight-asian="normal" style:font-style-complex="normal" style:font-weight-complex="normal"/>
    </style:style>
    <style:style style:name="P97" style:family="paragraph" style:parent-style-name="Table_20_Contents">
      <style:text-properties fo:color="#000000" fo:font-style="normal" fo:font-weight="normal" officeooo:rsid="032b4fdd" officeooo:paragraph-rsid="03567657" style:font-style-asian="normal" style:font-weight-asian="normal" style:font-style-complex="normal" style:font-weight-complex="normal"/>
    </style:style>
    <style:style style:name="P98" style:family="paragraph" style:parent-style-name="Table_20_Contents">
      <style:text-properties fo:color="#000000" fo:font-style="normal" fo:font-weight="normal" officeooo:rsid="032b4fdd" officeooo:paragraph-rsid="035824df" style:font-style-asian="normal" style:font-weight-asian="normal" style:font-style-complex="normal" style:font-weight-complex="normal"/>
    </style:style>
    <style:style style:name="P99" style:family="paragraph" style:parent-style-name="Table_20_Contents">
      <style:text-properties fo:color="#000000" fo:font-style="normal" fo:font-weight="normal" officeooo:rsid="032b4fdd" officeooo:paragraph-rsid="03590e63" style:font-style-asian="normal" style:font-weight-asian="normal" style:font-style-complex="normal" style:font-weight-complex="normal"/>
    </style:style>
    <style:style style:name="P100" style:family="paragraph" style:parent-style-name="Table_20_Contents">
      <style:text-properties fo:color="#000000" fo:font-style="normal" fo:font-weight="normal" officeooo:rsid="032b4fdd" officeooo:paragraph-rsid="035969c7" style:font-style-asian="normal" style:font-weight-asian="normal" style:font-style-complex="normal" style:font-weight-complex="normal"/>
    </style:style>
    <style:style style:name="P101" style:family="paragraph" style:parent-style-name="Table_20_Contents">
      <style:text-properties fo:color="#000000" fo:font-style="normal" fo:font-weight="normal" officeooo:rsid="032b4fdd" officeooo:paragraph-rsid="035a012d" style:font-style-asian="normal" style:font-weight-asian="normal" style:font-style-complex="normal" style:font-weight-complex="normal"/>
    </style:style>
    <style:style style:name="P102" style:family="paragraph" style:parent-style-name="Table_20_Contents">
      <style:text-properties fo:color="#000000" fo:font-style="normal" fo:font-weight="normal" officeooo:rsid="032b4fdd" officeooo:paragraph-rsid="036bc2d5" style:font-style-asian="normal" style:font-weight-asian="normal" style:font-style-complex="normal" style:font-weight-complex="normal"/>
    </style:style>
    <style:style style:name="P103" style:family="paragraph" style:parent-style-name="Table_20_Contents">
      <style:text-properties fo:color="#000000" fo:font-style="normal" fo:font-weight="normal" officeooo:rsid="032b4fdd" officeooo:paragraph-rsid="036d9030" style:font-style-asian="normal" style:font-weight-asian="normal" style:font-style-complex="normal" style:font-weight-complex="normal"/>
    </style:style>
    <style:style style:name="P104" style:family="paragraph" style:parent-style-name="Table_20_Contents">
      <style:text-properties fo:color="#000000" fo:font-style="normal" fo:font-weight="normal" officeooo:rsid="032b4fdd" officeooo:paragraph-rsid="036dbc57" style:font-style-asian="normal" style:font-weight-asian="normal" style:font-style-complex="normal" style:font-weight-complex="normal"/>
    </style:style>
    <style:style style:name="P105" style:family="paragraph" style:parent-style-name="Table_20_Contents">
      <style:text-properties fo:color="#000000" fo:font-style="normal" fo:font-weight="normal" officeooo:rsid="032b4fdd" officeooo:paragraph-rsid="03732524" style:font-style-asian="normal" style:font-weight-asian="normal" style:font-style-complex="normal" style:font-weight-complex="normal"/>
    </style:style>
    <style:style style:name="P106" style:family="paragraph" style:parent-style-name="Table_20_Contents">
      <style:text-properties fo:color="#000000" fo:font-style="normal" fo:font-weight="normal" officeooo:rsid="032b4fdd" officeooo:paragraph-rsid="03745d10" style:font-style-asian="normal" style:font-weight-asian="normal" style:font-style-complex="normal" style:font-weight-complex="normal"/>
    </style:style>
    <style:style style:name="P107" style:family="paragraph" style:parent-style-name="Table_20_Contents">
      <style:text-properties fo:color="#000000" fo:font-style="normal" fo:font-weight="normal" officeooo:rsid="032b4fdd" officeooo:paragraph-rsid="0379a4d7" style:font-style-asian="normal" style:font-weight-asian="normal" style:font-style-complex="normal" style:font-weight-complex="normal"/>
    </style:style>
    <style:style style:name="P108" style:family="paragraph" style:parent-style-name="Table_20_Contents">
      <style:text-properties fo:color="#000000" fo:font-style="normal" fo:font-weight="normal" officeooo:rsid="032b4fdd" officeooo:paragraph-rsid="037aa8d4" style:font-style-asian="normal" style:font-weight-asian="normal" style:font-style-complex="normal" style:font-weight-complex="normal"/>
    </style:style>
    <style:style style:name="P109" style:family="paragraph" style:parent-style-name="Table_20_Contents">
      <style:text-properties fo:color="#000000" fo:font-style="normal" fo:font-weight="normal" officeooo:rsid="032b4fdd" officeooo:paragraph-rsid="037b7a6b" style:font-style-asian="normal" style:font-weight-asian="normal" style:font-style-complex="normal" style:font-weight-complex="normal"/>
    </style:style>
    <style:style style:name="P110" style:family="paragraph" style:parent-style-name="Table_20_Contents">
      <style:text-properties fo:color="#000000" fo:font-style="normal" fo:font-weight="normal" officeooo:rsid="032b4fdd" officeooo:paragraph-rsid="037b9b7e" style:font-style-asian="normal" style:font-weight-asian="normal" style:font-style-complex="normal" style:font-weight-complex="normal"/>
    </style:style>
    <style:style style:name="P111" style:family="paragraph" style:parent-style-name="Table_20_Contents">
      <style:text-properties fo:color="#000000" fo:font-style="normal" fo:font-weight="normal" officeooo:rsid="032b4fdd" officeooo:paragraph-rsid="03abe694" style:font-style-asian="normal" style:font-weight-asian="normal" style:font-style-complex="normal" style:font-weight-complex="normal"/>
    </style:style>
    <style:style style:name="P112" style:family="paragraph" style:parent-style-name="Table_20_Contents">
      <style:text-properties fo:color="#000000" fo:font-style="normal" fo:font-weight="normal" officeooo:rsid="032b4fdd" officeooo:paragraph-rsid="03aca4c6" style:font-style-asian="normal" style:font-weight-asian="normal" style:font-style-complex="normal" style:font-weight-complex="normal"/>
    </style:style>
    <style:style style:name="P113" style:family="paragraph" style:parent-style-name="Table_20_Contents">
      <style:text-properties fo:color="#000000" fo:font-style="normal" fo:font-weight="normal" officeooo:rsid="032b4fdd" officeooo:paragraph-rsid="03afc0bf" style:font-style-asian="normal" style:font-weight-asian="normal" style:font-style-complex="normal" style:font-weight-complex="normal"/>
    </style:style>
    <style:style style:name="P114" style:family="paragraph" style:parent-style-name="Table_20_Contents">
      <style:text-properties fo:color="#000000" fo:font-style="normal" fo:font-weight="normal" officeooo:rsid="032b4fdd" officeooo:paragraph-rsid="03b0df9f" style:font-style-asian="normal" style:font-weight-asian="normal" style:font-style-complex="normal" style:font-weight-complex="normal"/>
    </style:style>
    <style:style style:name="P115" style:family="paragraph" style:parent-style-name="Table_20_Contents">
      <style:text-properties fo:color="#000000" fo:font-style="normal" fo:font-weight="normal" officeooo:rsid="032b4fdd" officeooo:paragraph-rsid="03b27320" style:font-style-asian="normal" style:font-weight-asian="normal" style:font-style-complex="normal" style:font-weight-complex="normal"/>
    </style:style>
    <style:style style:name="P116" style:family="paragraph" style:parent-style-name="Table_20_Contents">
      <style:text-properties fo:color="#000000" fo:font-style="normal" fo:font-weight="normal" officeooo:rsid="032b4fdd" officeooo:paragraph-rsid="03b3c5b0" style:font-style-asian="normal" style:font-weight-asian="normal" style:font-style-complex="normal" style:font-weight-complex="normal"/>
    </style:style>
    <style:style style:name="P117" style:family="paragraph" style:parent-style-name="Table_20_Contents">
      <style:text-properties fo:color="#000000" fo:font-style="normal" fo:font-weight="normal" officeooo:rsid="032b4fdd" officeooo:paragraph-rsid="03b4e7c1" style:font-style-asian="normal" style:font-weight-asian="normal" style:font-style-complex="normal" style:font-weight-complex="normal"/>
    </style:style>
    <style:style style:name="P118" style:family="paragraph" style:parent-style-name="Table_20_Contents">
      <style:text-properties fo:color="#000000" fo:font-style="normal" fo:font-weight="normal" officeooo:rsid="032b4fdd" officeooo:paragraph-rsid="03bc29a7" style:font-style-asian="normal" style:font-weight-asian="normal" style:font-style-complex="normal" style:font-weight-complex="normal"/>
    </style:style>
    <style:style style:name="P119" style:family="paragraph" style:parent-style-name="Table_20_Contents">
      <style:text-properties fo:color="#000000" fo:font-style="normal" fo:font-weight="normal" officeooo:rsid="032b4fdd" officeooo:paragraph-rsid="03bd892e" style:font-style-asian="normal" style:font-weight-asian="normal" style:font-style-complex="normal" style:font-weight-complex="normal"/>
    </style:style>
    <style:style style:name="P120" style:family="paragraph" style:parent-style-name="Table_20_Contents">
      <style:text-properties fo:color="#000000" fo:font-style="normal" fo:font-weight="normal" officeooo:rsid="032b4fdd" officeooo:paragraph-rsid="03c1afc5" style:font-style-asian="normal" style:font-weight-asian="normal" style:font-style-complex="normal" style:font-weight-complex="normal"/>
    </style:style>
    <style:style style:name="P121" style:family="paragraph" style:parent-style-name="Table_20_Contents">
      <style:text-properties fo:color="#000000" fo:font-style="normal" fo:font-weight="normal" officeooo:rsid="032b4fdd" officeooo:paragraph-rsid="03c1d33c" style:font-style-asian="normal" style:font-weight-asian="normal" style:font-style-complex="normal" style:font-weight-complex="normal"/>
    </style:style>
    <style:style style:name="P122" style:family="paragraph" style:parent-style-name="Table_20_Contents">
      <style:text-properties fo:color="#000000" fo:font-style="normal" fo:font-weight="normal" officeooo:rsid="032b4fdd" officeooo:paragraph-rsid="03c2f140" style:font-style-asian="normal" style:font-weight-asian="normal" style:font-style-complex="normal" style:font-weight-complex="normal"/>
    </style:style>
    <style:style style:name="P123" style:family="paragraph" style:parent-style-name="Table_20_Contents">
      <style:text-properties fo:color="#000000" fo:font-style="normal" fo:font-weight="normal" officeooo:rsid="032b4fdd" officeooo:paragraph-rsid="03c39349" style:font-style-asian="normal" style:font-weight-asian="normal" style:font-style-complex="normal" style:font-weight-complex="normal"/>
    </style:style>
    <style:style style:name="P124" style:family="paragraph" style:parent-style-name="Table_20_Contents">
      <style:text-properties fo:color="#000000" fo:font-style="normal" fo:font-weight="normal" officeooo:rsid="032b4fdd" officeooo:paragraph-rsid="03c426a5" style:font-style-asian="normal" style:font-weight-asian="normal" style:font-style-complex="normal" style:font-weight-complex="normal"/>
    </style:style>
    <style:style style:name="P125" style:family="paragraph" style:parent-style-name="Table_20_Contents">
      <style:text-properties fo:color="#000000" fo:font-style="normal" fo:font-weight="normal" officeooo:rsid="032b4fdd" officeooo:paragraph-rsid="03caf4a2" style:font-style-asian="normal" style:font-weight-asian="normal" style:font-style-complex="normal" style:font-weight-complex="normal"/>
    </style:style>
    <style:style style:name="P126" style:family="paragraph" style:parent-style-name="Table_20_Contents">
      <style:text-properties fo:color="#000000" fo:font-style="normal" fo:font-weight="normal" officeooo:rsid="032b4fdd" officeooo:paragraph-rsid="03d081be" style:font-style-asian="normal" style:font-weight-asian="normal" style:font-style-complex="normal" style:font-weight-complex="normal"/>
    </style:style>
    <style:style style:name="P127" style:family="paragraph" style:parent-style-name="Table_20_Contents">
      <style:text-properties fo:color="#000000" fo:font-style="normal" fo:font-weight="normal" officeooo:rsid="032b4fdd" officeooo:paragraph-rsid="03d48576" style:font-style-asian="normal" style:font-weight-asian="normal" style:font-style-complex="normal" style:font-weight-complex="normal"/>
    </style:style>
    <style:style style:name="P128" style:family="paragraph" style:parent-style-name="Table_20_Contents">
      <style:text-properties fo:color="#000000" fo:font-style="normal" fo:font-weight="normal" officeooo:rsid="032b4fdd" officeooo:paragraph-rsid="03d61aa0" style:font-style-asian="normal" style:font-weight-asian="normal" style:font-style-complex="normal" style:font-weight-complex="normal"/>
    </style:style>
    <style:style style:name="P129" style:family="paragraph" style:parent-style-name="Table_20_Contents">
      <style:text-properties fo:color="#000000" fo:font-style="normal" fo:font-weight="normal" officeooo:rsid="032b4fdd" officeooo:paragraph-rsid="03d7f4ef" style:font-style-asian="normal" style:font-weight-asian="normal" style:font-style-complex="normal" style:font-weight-complex="normal"/>
    </style:style>
    <style:style style:name="P130" style:family="paragraph" style:parent-style-name="Table_20_Contents">
      <style:text-properties fo:color="#000000" fo:font-style="normal" fo:font-weight="normal" officeooo:rsid="032b4fdd" officeooo:paragraph-rsid="03dce409" style:font-style-asian="normal" style:font-weight-asian="normal" style:font-style-complex="normal" style:font-weight-complex="normal"/>
    </style:style>
    <style:style style:name="P131" style:family="paragraph" style:parent-style-name="Table_20_Contents">
      <style:text-properties fo:color="#000000" fo:font-style="normal" fo:font-weight="normal" officeooo:rsid="032b4fdd" officeooo:paragraph-rsid="03dece06" style:font-style-asian="normal" style:font-weight-asian="normal" style:font-style-complex="normal" style:font-weight-complex="normal"/>
    </style:style>
    <style:style style:name="P132" style:family="paragraph" style:parent-style-name="Table_20_Contents">
      <style:text-properties fo:color="#000000" fo:font-style="normal" fo:font-weight="normal" officeooo:rsid="032b4fdd" officeooo:paragraph-rsid="03e01384" style:font-style-asian="normal" style:font-weight-asian="normal" style:font-style-complex="normal" style:font-weight-complex="normal"/>
    </style:style>
    <style:style style:name="P133" style:family="paragraph" style:parent-style-name="Table_20_Contents">
      <style:text-properties fo:color="#000000" fo:font-style="normal" fo:font-weight="normal" officeooo:rsid="032b4fdd" officeooo:paragraph-rsid="03e1c620" style:font-style-asian="normal" style:font-weight-asian="normal" style:font-style-complex="normal" style:font-weight-complex="normal"/>
    </style:style>
    <style:style style:name="P134" style:family="paragraph" style:parent-style-name="Table_20_Contents">
      <style:text-properties fo:color="#000000" fo:font-style="normal" fo:font-weight="normal" officeooo:rsid="032b4fdd" officeooo:paragraph-rsid="03e40df7" style:font-style-asian="normal" style:font-weight-asian="normal" style:font-style-complex="normal" style:font-weight-complex="normal"/>
    </style:style>
    <style:style style:name="P135" style:family="paragraph" style:parent-style-name="Table_20_Contents">
      <style:text-properties fo:color="#000000" fo:font-style="normal" fo:font-weight="normal" officeooo:rsid="032b4fdd" officeooo:paragraph-rsid="03e439fb" style:font-style-asian="normal" style:font-weight-asian="normal" style:font-style-complex="normal" style:font-weight-complex="normal"/>
    </style:style>
    <style:style style:name="P136" style:family="paragraph" style:parent-style-name="Table_20_Contents">
      <style:text-properties fo:color="#000000" fo:font-style="normal" fo:font-weight="normal" officeooo:rsid="032b4fdd" officeooo:paragraph-rsid="03e53beb" style:font-style-asian="normal" style:font-weight-asian="normal" style:font-style-complex="normal" style:font-weight-complex="normal"/>
    </style:style>
    <style:style style:name="P137" style:family="paragraph" style:parent-style-name="Table_20_Contents">
      <style:text-properties fo:color="#000000" fo:font-style="normal" fo:font-weight="normal" officeooo:rsid="032b4fdd" officeooo:paragraph-rsid="03e55a85" style:font-style-asian="normal" style:font-weight-asian="normal" style:font-style-complex="normal" style:font-weight-complex="normal"/>
    </style:style>
    <style:style style:name="P138" style:family="paragraph" style:parent-style-name="Table_20_Contents">
      <style:text-properties fo:color="#000000" fo:font-style="normal" fo:font-weight="normal" officeooo:rsid="032b4fdd" officeooo:paragraph-rsid="03e67f90" style:font-style-asian="normal" style:font-weight-asian="normal" style:font-style-complex="normal" style:font-weight-complex="normal"/>
    </style:style>
    <style:style style:name="P139" style:family="paragraph" style:parent-style-name="Table_20_Contents">
      <style:text-properties fo:color="#000000" fo:font-style="normal" fo:font-weight="normal" officeooo:rsid="032b4fdd" officeooo:paragraph-rsid="03e6bad6" style:font-style-asian="normal" style:font-weight-asian="normal" style:font-style-complex="normal" style:font-weight-complex="normal"/>
    </style:style>
    <style:style style:name="P140" style:family="paragraph" style:parent-style-name="Table_20_Contents">
      <style:text-properties fo:color="#000000" fo:font-style="normal" fo:font-weight="normal" officeooo:rsid="032b4fdd" officeooo:paragraph-rsid="03e7a24d" style:font-style-asian="normal" style:font-weight-asian="normal" style:font-style-complex="normal" style:font-weight-complex="normal"/>
    </style:style>
    <style:style style:name="P141" style:family="paragraph" style:parent-style-name="Table_20_Contents">
      <style:text-properties fo:color="#000000" fo:font-style="normal" fo:font-weight="normal" officeooo:rsid="032b4fdd" officeooo:paragraph-rsid="03ed7e23" style:font-style-asian="normal" style:font-weight-asian="normal" style:font-style-complex="normal" style:font-weight-complex="normal"/>
    </style:style>
    <style:style style:name="P142" style:family="paragraph" style:parent-style-name="Table_20_Contents">
      <style:text-properties fo:color="#000000" fo:font-style="normal" fo:font-weight="normal" officeooo:rsid="032b4fdd" officeooo:paragraph-rsid="03f02336" style:font-style-asian="normal" style:font-weight-asian="normal" style:font-style-complex="normal" style:font-weight-complex="normal"/>
    </style:style>
    <style:style style:name="P143" style:family="paragraph" style:parent-style-name="Table_20_Contents">
      <style:text-properties fo:color="#000000" fo:font-style="normal" fo:font-weight="normal" officeooo:rsid="032b4fdd" officeooo:paragraph-rsid="03f1de14" style:font-style-asian="normal" style:font-weight-asian="normal" style:font-style-complex="normal" style:font-weight-complex="normal"/>
    </style:style>
    <style:style style:name="P144" style:family="paragraph" style:parent-style-name="Table_20_Contents">
      <style:text-properties fo:color="#000000" fo:font-style="normal" fo:font-weight="normal" officeooo:rsid="032b4fdd" officeooo:paragraph-rsid="03f23233" style:font-style-asian="normal" style:font-weight-asian="normal" style:font-style-complex="normal" style:font-weight-complex="normal"/>
    </style:style>
    <style:style style:name="P145" style:family="paragraph" style:parent-style-name="Table_20_Contents">
      <style:text-properties fo:color="#000000" fo:font-style="normal" fo:font-weight="normal" officeooo:rsid="032b4fdd" officeooo:paragraph-rsid="03f2ea13" style:font-style-asian="normal" style:font-weight-asian="normal" style:font-style-complex="normal" style:font-weight-complex="normal"/>
    </style:style>
    <style:style style:name="P146" style:family="paragraph" style:parent-style-name="Table_20_Contents">
      <style:text-properties fo:color="#000000" fo:font-style="normal" fo:font-weight="normal" officeooo:rsid="032b4fdd" officeooo:paragraph-rsid="03f50f7c" style:font-style-asian="normal" style:font-weight-asian="normal" style:font-style-complex="normal" style:font-weight-complex="normal"/>
    </style:style>
    <style:style style:name="P147" style:family="paragraph" style:parent-style-name="Table_20_Contents">
      <style:text-properties fo:color="#000000" fo:font-style="normal" fo:font-weight="normal" officeooo:rsid="032b4fdd" officeooo:paragraph-rsid="03f65f4c" style:font-style-asian="normal" style:font-weight-asian="normal" style:font-style-complex="normal" style:font-weight-complex="normal"/>
    </style:style>
    <style:style style:name="P148" style:family="paragraph" style:parent-style-name="Table_20_Contents">
      <style:text-properties fo:color="#000000" fo:font-style="normal" fo:font-weight="normal" officeooo:rsid="032ee8d2" officeooo:paragraph-rsid="032ee8d2" style:font-style-asian="normal" style:font-weight-asian="normal" style:font-style-complex="normal" style:font-weight-complex="normal"/>
    </style:style>
    <style:style style:name="P149" style:family="paragraph" style:parent-style-name="Table_20_Contents">
      <style:text-properties fo:color="#000000" fo:font-style="normal" fo:font-weight="normal" officeooo:rsid="032ee8d2" officeooo:paragraph-rsid="03c99241" style:font-style-asian="normal" style:font-weight-asian="normal" style:font-style-complex="normal" style:font-weight-complex="normal"/>
    </style:style>
    <style:style style:name="P150" style:family="paragraph" style:parent-style-name="Table_20_Contents">
      <style:text-properties fo:color="#000000" fo:font-style="normal" fo:font-weight="normal" officeooo:rsid="032ee8d2" officeooo:paragraph-rsid="03caf4a2" style:font-style-asian="normal" style:font-weight-asian="normal" style:font-style-complex="normal" style:font-weight-complex="normal"/>
    </style:style>
    <style:style style:name="P151" style:family="paragraph" style:parent-style-name="Table_20_Contents">
      <style:text-properties fo:color="#000000" fo:font-style="normal" fo:font-weight="normal" officeooo:rsid="033ab338" officeooo:paragraph-rsid="033ab338" style:font-style-asian="normal" style:font-weight-asian="normal" style:font-style-complex="normal" style:font-weight-complex="normal"/>
    </style:style>
    <style:style style:name="P152" style:family="paragraph" style:parent-style-name="Table_20_Contents">
      <style:text-properties fo:color="#000000" fo:font-style="normal" fo:font-weight="normal" officeooo:rsid="033ab338" officeooo:paragraph-rsid="033b9e87" style:font-style-asian="normal" style:font-weight-asian="normal" style:font-style-complex="normal" style:font-weight-complex="normal"/>
    </style:style>
    <style:style style:name="P153" style:family="paragraph" style:parent-style-name="Table_20_Contents">
      <style:text-properties fo:color="#000000" fo:font-style="normal" fo:font-weight="normal" officeooo:rsid="033ab338" officeooo:paragraph-rsid="033d8ff0" style:font-style-asian="normal" style:font-weight-asian="normal" style:font-style-complex="normal" style:font-weight-complex="normal"/>
    </style:style>
    <style:style style:name="P154" style:family="paragraph" style:parent-style-name="Table_20_Contents">
      <style:text-properties fo:color="#000000" fo:font-style="normal" fo:font-weight="normal" officeooo:rsid="033ab338" officeooo:paragraph-rsid="033f82e0" style:font-style-asian="normal" style:font-weight-asian="normal" style:font-style-complex="normal" style:font-weight-complex="normal"/>
    </style:style>
    <style:style style:name="P155" style:family="paragraph" style:parent-style-name="Table_20_Contents">
      <style:text-properties fo:color="#000000" fo:font-style="normal" fo:font-weight="normal" officeooo:rsid="033ab338" officeooo:paragraph-rsid="034119a3" style:font-style-asian="normal" style:font-weight-asian="normal" style:font-style-complex="normal" style:font-weight-complex="normal"/>
    </style:style>
    <style:style style:name="P156" style:family="paragraph" style:parent-style-name="Table_20_Contents">
      <style:text-properties fo:color="#000000" fo:font-style="normal" fo:font-weight="normal" officeooo:rsid="033ab338" officeooo:paragraph-rsid="03441daa" style:font-style-asian="normal" style:font-weight-asian="normal" style:font-style-complex="normal" style:font-weight-complex="normal"/>
    </style:style>
    <style:style style:name="P157" style:family="paragraph" style:parent-style-name="Table_20_Contents">
      <style:text-properties fo:color="#000000" fo:font-style="normal" fo:font-weight="normal" officeooo:rsid="033ab338" officeooo:paragraph-rsid="0345f07b" style:font-style-asian="normal" style:font-weight-asian="normal" style:font-style-complex="normal" style:font-weight-complex="normal"/>
    </style:style>
    <style:style style:name="P158" style:family="paragraph" style:parent-style-name="Table_20_Contents">
      <style:text-properties fo:color="#000000" fo:font-style="normal" fo:font-weight="normal" officeooo:rsid="033ab338" officeooo:paragraph-rsid="03462f4e" style:font-style-asian="normal" style:font-weight-asian="normal" style:font-style-complex="normal" style:font-weight-complex="normal"/>
    </style:style>
    <style:style style:name="P159" style:family="paragraph" style:parent-style-name="Table_20_Contents">
      <style:text-properties fo:color="#000000" fo:font-style="normal" fo:font-weight="normal" officeooo:rsid="033ab338" officeooo:paragraph-rsid="03481a3d" style:font-style-asian="normal" style:font-weight-asian="normal" style:font-style-complex="normal" style:font-weight-complex="normal"/>
    </style:style>
    <style:style style:name="P160" style:family="paragraph" style:parent-style-name="Table_20_Contents">
      <style:text-properties fo:color="#000000" fo:font-style="normal" fo:font-weight="normal" officeooo:rsid="033ab338" officeooo:paragraph-rsid="034a0b75" style:font-style-asian="normal" style:font-weight-asian="normal" style:font-style-complex="normal" style:font-weight-complex="normal"/>
    </style:style>
    <style:style style:name="P161" style:family="paragraph" style:parent-style-name="Table_20_Contents">
      <style:text-properties fo:color="#000000" fo:font-style="normal" fo:font-weight="normal" officeooo:rsid="033ab338" officeooo:paragraph-rsid="034a5976" style:font-style-asian="normal" style:font-weight-asian="normal" style:font-style-complex="normal" style:font-weight-complex="normal"/>
    </style:style>
    <style:style style:name="P162" style:family="paragraph" style:parent-style-name="Table_20_Contents">
      <style:text-properties fo:color="#000000" fo:font-style="normal" fo:font-weight="normal" officeooo:rsid="033ab338" officeooo:paragraph-rsid="034aa6ec" style:font-style-asian="normal" style:font-weight-asian="normal" style:font-style-complex="normal" style:font-weight-complex="normal"/>
    </style:style>
    <style:style style:name="P163" style:family="paragraph" style:parent-style-name="Table_20_Contents">
      <style:text-properties fo:color="#000000" fo:font-style="normal" fo:font-weight="normal" officeooo:rsid="033ab338" officeooo:paragraph-rsid="034b6826" style:font-style-asian="normal" style:font-weight-asian="normal" style:font-style-complex="normal" style:font-weight-complex="normal"/>
    </style:style>
    <style:style style:name="P164" style:family="paragraph" style:parent-style-name="Table_20_Contents">
      <style:text-properties fo:color="#000000" fo:font-style="normal" fo:font-weight="normal" officeooo:rsid="033ab338" officeooo:paragraph-rsid="034f6d5a" style:font-style-asian="normal" style:font-weight-asian="normal" style:font-style-complex="normal" style:font-weight-complex="normal"/>
    </style:style>
    <style:style style:name="P165" style:family="paragraph" style:parent-style-name="Table_20_Contents">
      <style:text-properties fo:color="#000000" fo:font-style="normal" fo:font-weight="normal" officeooo:rsid="033ab338" officeooo:paragraph-rsid="0354d530" style:font-style-asian="normal" style:font-weight-asian="normal" style:font-style-complex="normal" style:font-weight-complex="normal"/>
    </style:style>
    <style:style style:name="P166" style:family="paragraph" style:parent-style-name="Table_20_Contents">
      <style:text-properties fo:color="#000000" fo:font-style="normal" fo:font-weight="normal" officeooo:rsid="033ab338" officeooo:paragraph-rsid="03567657" style:font-style-asian="normal" style:font-weight-asian="normal" style:font-style-complex="normal" style:font-weight-complex="normal"/>
    </style:style>
    <style:style style:name="P167" style:family="paragraph" style:parent-style-name="Table_20_Contents">
      <style:text-properties fo:color="#000000" fo:font-style="normal" fo:font-weight="normal" officeooo:rsid="033ab338" officeooo:paragraph-rsid="0357bd3d" style:font-style-asian="normal" style:font-weight-asian="normal" style:font-style-complex="normal" style:font-weight-complex="normal"/>
    </style:style>
    <style:style style:name="P168" style:family="paragraph" style:parent-style-name="Table_20_Contents">
      <style:text-properties fo:color="#000000" fo:font-style="normal" fo:font-weight="normal" officeooo:rsid="033ab338" officeooo:paragraph-rsid="035824df" style:font-style-asian="normal" style:font-weight-asian="normal" style:font-style-complex="normal" style:font-weight-complex="normal"/>
    </style:style>
    <style:style style:name="P169" style:family="paragraph" style:parent-style-name="Table_20_Contents">
      <style:text-properties fo:color="#000000" fo:font-style="normal" fo:font-weight="normal" officeooo:rsid="033ab338" officeooo:paragraph-rsid="03590e63" style:font-style-asian="normal" style:font-weight-asian="normal" style:font-style-complex="normal" style:font-weight-complex="normal"/>
    </style:style>
    <style:style style:name="P170" style:family="paragraph" style:parent-style-name="Table_20_Contents">
      <style:text-properties fo:color="#000000" fo:font-style="normal" fo:font-weight="normal" officeooo:rsid="033ab338" officeooo:paragraph-rsid="036d9030" style:font-style-asian="normal" style:font-weight-asian="normal" style:font-style-complex="normal" style:font-weight-complex="normal"/>
    </style:style>
    <style:style style:name="P171" style:family="paragraph" style:parent-style-name="Table_20_Contents">
      <style:text-properties fo:color="#000000" fo:font-style="normal" fo:font-weight="normal" officeooo:rsid="033ab338" officeooo:paragraph-rsid="036dbc57" style:font-style-asian="normal" style:font-weight-asian="normal" style:font-style-complex="normal" style:font-weight-complex="normal"/>
    </style:style>
    <style:style style:name="P172" style:family="paragraph" style:parent-style-name="Table_20_Contents">
      <style:text-properties fo:color="#000000" fo:font-style="normal" fo:font-weight="normal" officeooo:rsid="033ab338" officeooo:paragraph-rsid="036f514d" style:font-style-asian="normal" style:font-weight-asian="normal" style:font-style-complex="normal" style:font-weight-complex="normal"/>
    </style:style>
    <style:style style:name="P173" style:family="paragraph" style:parent-style-name="Table_20_Contents">
      <style:text-properties fo:color="#000000" fo:font-style="normal" fo:font-weight="normal" officeooo:rsid="033ab338" officeooo:paragraph-rsid="03714126" style:font-style-asian="normal" style:font-weight-asian="normal" style:font-style-complex="normal" style:font-weight-complex="normal"/>
    </style:style>
    <style:style style:name="P174" style:family="paragraph" style:parent-style-name="Table_20_Contents">
      <style:text-properties fo:color="#000000" fo:font-style="normal" fo:font-weight="normal" officeooo:rsid="033ab338" officeooo:paragraph-rsid="03745d10" style:font-style-asian="normal" style:font-weight-asian="normal" style:font-style-complex="normal" style:font-weight-complex="normal"/>
    </style:style>
    <style:style style:name="P175" style:family="paragraph" style:parent-style-name="Table_20_Contents">
      <style:text-properties fo:color="#000000" fo:font-style="normal" fo:font-weight="normal" officeooo:rsid="033ab338" officeooo:paragraph-rsid="0379a4d7" style:font-style-asian="normal" style:font-weight-asian="normal" style:font-style-complex="normal" style:font-weight-complex="normal"/>
    </style:style>
    <style:style style:name="P176" style:family="paragraph" style:parent-style-name="Table_20_Contents">
      <style:text-properties fo:color="#000000" fo:font-style="normal" fo:font-weight="normal" officeooo:rsid="033ab338" officeooo:paragraph-rsid="037b9b7e" style:font-style-asian="normal" style:font-weight-asian="normal" style:font-style-complex="normal" style:font-weight-complex="normal"/>
    </style:style>
    <style:style style:name="P177" style:family="paragraph" style:parent-style-name="Table_20_Contents">
      <style:text-properties fo:color="#000000" fo:font-style="normal" fo:font-weight="normal" officeooo:rsid="033ab338" officeooo:paragraph-rsid="038023ca" style:font-style-asian="normal" style:font-weight-asian="normal" style:font-style-complex="normal" style:font-weight-complex="normal"/>
    </style:style>
    <style:style style:name="P178" style:family="paragraph" style:parent-style-name="Table_20_Contents">
      <style:text-properties fo:color="#000000" fo:font-style="normal" fo:font-weight="normal" officeooo:rsid="033ab338" officeooo:paragraph-rsid="03b3c5b0" style:font-style-asian="normal" style:font-weight-asian="normal" style:font-style-complex="normal" style:font-weight-complex="normal"/>
    </style:style>
    <style:style style:name="P179" style:family="paragraph" style:parent-style-name="Table_20_Contents">
      <style:text-properties fo:color="#000000" fo:font-style="normal" fo:font-weight="normal" officeooo:rsid="033ab338" officeooo:paragraph-rsid="03bc29a7" style:font-style-asian="normal" style:font-weight-asian="normal" style:font-style-complex="normal" style:font-weight-complex="normal"/>
    </style:style>
    <style:style style:name="P180" style:family="paragraph" style:parent-style-name="Table_20_Contents">
      <style:text-properties fo:color="#000000" fo:font-style="normal" fo:font-weight="normal" officeooo:rsid="033ab338" officeooo:paragraph-rsid="03bd892e" style:font-style-asian="normal" style:font-weight-asian="normal" style:font-style-complex="normal" style:font-weight-complex="normal"/>
    </style:style>
    <style:style style:name="P181" style:family="paragraph" style:parent-style-name="Table_20_Contents">
      <style:text-properties fo:color="#000000" fo:font-style="normal" fo:font-weight="normal" officeooo:rsid="033ab338" officeooo:paragraph-rsid="03c99241" style:font-style-asian="normal" style:font-weight-asian="normal" style:font-style-complex="normal" style:font-weight-complex="normal"/>
    </style:style>
    <style:style style:name="P182" style:family="paragraph" style:parent-style-name="Table_20_Contents">
      <style:text-properties fo:color="#000000" fo:font-style="normal" fo:font-weight="normal" officeooo:rsid="033ab338" officeooo:paragraph-rsid="03d081be" style:font-style-asian="normal" style:font-weight-asian="normal" style:font-style-complex="normal" style:font-weight-complex="normal"/>
    </style:style>
    <style:style style:name="P183" style:family="paragraph" style:parent-style-name="Table_20_Contents">
      <style:text-properties fo:color="#000000" fo:font-style="normal" fo:font-weight="normal" officeooo:rsid="033ab338" officeooo:paragraph-rsid="03d32353" style:font-style-asian="normal" style:font-weight-asian="normal" style:font-style-complex="normal" style:font-weight-complex="normal"/>
    </style:style>
    <style:style style:name="P184" style:family="paragraph" style:parent-style-name="Table_20_Contents">
      <style:text-properties fo:color="#000000" fo:font-style="normal" fo:font-weight="normal" officeooo:rsid="033ab338" officeooo:paragraph-rsid="03d7f4ef" style:font-style-asian="normal" style:font-weight-asian="normal" style:font-style-complex="normal" style:font-weight-complex="normal"/>
    </style:style>
    <style:style style:name="P185" style:family="paragraph" style:parent-style-name="Table_20_Contents">
      <style:text-properties fo:color="#000000" fo:font-style="normal" fo:font-weight="normal" officeooo:rsid="033ab338" officeooo:paragraph-rsid="03d9c137" style:font-style-asian="normal" style:font-weight-asian="normal" style:font-style-complex="normal" style:font-weight-complex="normal"/>
    </style:style>
    <style:style style:name="P186" style:family="paragraph" style:parent-style-name="Table_20_Contents">
      <style:text-properties fo:color="#000000" fo:font-style="normal" fo:font-weight="normal" officeooo:rsid="033ab338" officeooo:paragraph-rsid="03dece06" style:font-style-asian="normal" style:font-weight-asian="normal" style:font-style-complex="normal" style:font-weight-complex="normal"/>
    </style:style>
    <style:style style:name="P187" style:family="paragraph" style:parent-style-name="Table_20_Contents">
      <style:text-properties fo:color="#000000" fo:font-style="normal" fo:font-weight="normal" officeooo:rsid="033ab338" officeooo:paragraph-rsid="03e1c620" style:font-style-asian="normal" style:font-weight-asian="normal" style:font-style-complex="normal" style:font-weight-complex="normal"/>
    </style:style>
    <style:style style:name="P188" style:family="paragraph" style:parent-style-name="Table_20_Contents">
      <style:text-properties fo:color="#000000" fo:font-style="normal" fo:font-weight="normal" officeooo:rsid="033ab338" officeooo:paragraph-rsid="03e3f732" style:font-style-asian="normal" style:font-weight-asian="normal" style:font-style-complex="normal" style:font-weight-complex="normal"/>
    </style:style>
    <style:style style:name="P189" style:family="paragraph" style:parent-style-name="Table_20_Contents">
      <style:text-properties fo:color="#000000" fo:font-style="normal" fo:font-weight="normal" officeooo:rsid="033ab338" officeooo:paragraph-rsid="03e439fb" style:font-style-asian="normal" style:font-weight-asian="normal" style:font-style-complex="normal" style:font-weight-complex="normal"/>
    </style:style>
    <style:style style:name="P190" style:family="paragraph" style:parent-style-name="Table_20_Contents">
      <style:text-properties fo:color="#000000" fo:font-style="normal" fo:font-weight="normal" officeooo:rsid="033ab338" officeooo:paragraph-rsid="03e55a85" style:font-style-asian="normal" style:font-weight-asian="normal" style:font-style-complex="normal" style:font-weight-complex="normal"/>
    </style:style>
    <style:style style:name="P191" style:family="paragraph" style:parent-style-name="Table_20_Contents">
      <style:text-properties fo:color="#000000" fo:font-style="normal" fo:font-weight="normal" officeooo:rsid="033ab338" officeooo:paragraph-rsid="03e67f90" style:font-style-asian="normal" style:font-weight-asian="normal" style:font-style-complex="normal" style:font-weight-complex="normal"/>
    </style:style>
    <style:style style:name="P192" style:family="paragraph" style:parent-style-name="Table_20_Contents">
      <style:text-properties fo:color="#000000" fo:font-style="normal" fo:font-weight="normal" officeooo:rsid="033ab338" officeooo:paragraph-rsid="03e6bad6" style:font-style-asian="normal" style:font-weight-asian="normal" style:font-style-complex="normal" style:font-weight-complex="normal"/>
    </style:style>
    <style:style style:name="P193" style:family="paragraph" style:parent-style-name="Table_20_Contents">
      <style:text-properties fo:color="#000000" fo:font-style="normal" fo:font-weight="normal" officeooo:rsid="033ab338" officeooo:paragraph-rsid="03e7a24d" style:font-style-asian="normal" style:font-weight-asian="normal" style:font-style-complex="normal" style:font-weight-complex="normal"/>
    </style:style>
    <style:style style:name="P194" style:family="paragraph" style:parent-style-name="Table_20_Contents">
      <style:text-properties fo:color="#000000" fo:font-style="normal" fo:font-weight="normal" officeooo:rsid="033ab338" officeooo:paragraph-rsid="03ec6bbf" style:font-style-asian="normal" style:font-weight-asian="normal" style:font-style-complex="normal" style:font-weight-complex="normal"/>
    </style:style>
    <style:style style:name="P195" style:family="paragraph" style:parent-style-name="Table_20_Contents">
      <style:text-properties fo:color="#000000" fo:font-style="normal" fo:font-weight="normal" officeooo:rsid="033ab338" officeooo:paragraph-rsid="03ed7e23" style:font-style-asian="normal" style:font-weight-asian="normal" style:font-style-complex="normal" style:font-weight-complex="normal"/>
    </style:style>
    <style:style style:name="P196" style:family="paragraph" style:parent-style-name="Table_20_Contents">
      <style:text-properties fo:color="#000000" fo:font-style="normal" fo:font-weight="normal" officeooo:rsid="033ab338" officeooo:paragraph-rsid="03f02336" style:font-style-asian="normal" style:font-weight-asian="normal" style:font-style-complex="normal" style:font-weight-complex="normal"/>
    </style:style>
    <style:style style:name="P197" style:family="paragraph" style:parent-style-name="Table_20_Contents">
      <style:text-properties fo:color="#000000" fo:font-style="normal" fo:font-weight="normal" officeooo:rsid="033ab338" officeooo:paragraph-rsid="03f1de14" style:font-style-asian="normal" style:font-weight-asian="normal" style:font-style-complex="normal" style:font-weight-complex="normal"/>
    </style:style>
    <style:style style:name="P198" style:family="paragraph" style:parent-style-name="Table_20_Contents">
      <style:text-properties fo:color="#000000" fo:font-style="normal" fo:font-weight="normal" officeooo:rsid="033ab338" officeooo:paragraph-rsid="03f2ea13" style:font-style-asian="normal" style:font-weight-asian="normal" style:font-style-complex="normal" style:font-weight-complex="normal"/>
    </style:style>
    <style:style style:name="P199" style:family="paragraph" style:parent-style-name="Table_20_Contents">
      <style:text-properties fo:color="#000000" fo:font-style="normal" fo:font-weight="normal" officeooo:rsid="033ab338" officeooo:paragraph-rsid="03f50f7c" style:font-style-asian="normal" style:font-weight-asian="normal" style:font-style-complex="normal" style:font-weight-complex="normal"/>
    </style:style>
    <style:style style:name="P200" style:family="paragraph" style:parent-style-name="Table_20_Contents">
      <style:text-properties fo:color="#000000" fo:font-style="normal" fo:font-weight="normal" officeooo:rsid="033ab338" officeooo:paragraph-rsid="03f65f4c" style:font-style-asian="normal" style:font-weight-asian="normal" style:font-style-complex="normal" style:font-weight-complex="normal"/>
    </style:style>
    <style:style style:name="P201" style:family="paragraph" style:parent-style-name="Table_20_Contents">
      <style:text-properties fo:color="#000000" fo:font-style="normal" fo:font-weight="normal" officeooo:rsid="0331fc32" officeooo:paragraph-rsid="034119a3" style:font-style-asian="normal" style:font-weight-asian="normal" style:font-style-complex="normal" style:font-weight-complex="normal"/>
    </style:style>
    <style:style style:name="P202" style:family="paragraph" style:parent-style-name="Table_20_Contents">
      <style:text-properties fo:color="#000000" fo:font-style="normal" fo:font-weight="normal" officeooo:rsid="0345f07b" officeooo:paragraph-rsid="0345f07b" style:font-style-asian="normal" style:font-weight-asian="normal" style:font-style-complex="normal" style:font-weight-complex="normal"/>
    </style:style>
    <style:style style:name="P203" style:family="paragraph" style:parent-style-name="Table_20_Contents">
      <style:text-properties fo:color="#000000" fo:font-style="normal" fo:font-weight="normal" officeooo:rsid="034a0b75" officeooo:paragraph-rsid="034a0b75" style:font-style-asian="normal" style:font-weight-asian="normal" style:font-style-complex="normal" style:font-weight-complex="normal"/>
    </style:style>
    <style:style style:name="P204" style:family="paragraph" style:parent-style-name="Table_20_Contents">
      <style:text-properties fo:color="#000000" fo:font-style="normal" fo:font-weight="normal" officeooo:rsid="034b6826" officeooo:paragraph-rsid="034b6826" style:font-style-asian="normal" style:font-weight-asian="normal" style:font-style-complex="normal" style:font-weight-complex="normal"/>
    </style:style>
    <style:style style:name="P205" style:family="paragraph" style:parent-style-name="Table_20_Contents">
      <style:text-properties fo:color="#000000" fo:font-style="normal" fo:font-weight="normal" officeooo:rsid="034c7e69" officeooo:paragraph-rsid="034c7e69" style:font-style-asian="normal" style:font-weight-asian="normal" style:font-style-complex="normal" style:font-weight-complex="normal"/>
    </style:style>
    <style:style style:name="P206" style:family="paragraph" style:parent-style-name="Table_20_Contents">
      <style:text-properties fo:color="#000000" fo:font-style="normal" fo:font-weight="normal" officeooo:rsid="034c7e69" officeooo:paragraph-rsid="034df8a9" style:font-style-asian="normal" style:font-weight-asian="normal" style:font-style-complex="normal" style:font-weight-complex="normal"/>
    </style:style>
    <style:style style:name="P207" style:family="paragraph" style:parent-style-name="Table_20_Contents">
      <style:text-properties fo:color="#000000" fo:font-style="normal" fo:font-weight="normal" officeooo:rsid="034c7e69" officeooo:paragraph-rsid="036dbc57" style:font-style-asian="normal" style:font-weight-asian="normal" style:font-style-complex="normal" style:font-weight-complex="normal"/>
    </style:style>
    <style:style style:name="P208" style:family="paragraph" style:parent-style-name="Table_20_Contents">
      <style:text-properties fo:color="#000000" fo:font-style="normal" fo:font-weight="normal" officeooo:rsid="034c7e69" officeooo:paragraph-rsid="03d61aa0" style:font-style-asian="normal" style:font-weight-asian="normal" style:font-style-complex="normal" style:font-weight-complex="normal"/>
    </style:style>
    <style:style style:name="P209" style:family="paragraph" style:parent-style-name="Table_20_Contents">
      <style:text-properties fo:color="#000000" fo:font-style="normal" fo:font-weight="normal" officeooo:rsid="034c7e69" officeooo:paragraph-rsid="03e7a24d" style:font-style-asian="normal" style:font-weight-asian="normal" style:font-style-complex="normal" style:font-weight-complex="normal"/>
    </style:style>
    <style:style style:name="P210" style:family="paragraph" style:parent-style-name="Table_20_Contents">
      <style:text-properties fo:color="#000000" fo:font-style="normal" fo:font-weight="normal" officeooo:rsid="034c7e69" officeooo:paragraph-rsid="03dece06" style:font-style-asian="normal" style:font-weight-asian="normal" style:font-style-complex="normal" style:font-weight-complex="normal"/>
    </style:style>
    <style:style style:name="P211" style:family="paragraph" style:parent-style-name="Table_20_Contents">
      <style:text-properties fo:color="#000000" fo:font-style="normal" fo:font-weight="normal" officeooo:rsid="034c7e69" officeooo:paragraph-rsid="03e01384" style:font-style-asian="normal" style:font-weight-asian="normal" style:font-style-complex="normal" style:font-weight-complex="normal"/>
    </style:style>
    <style:style style:name="P212" style:family="paragraph" style:parent-style-name="Table_20_Contents">
      <style:text-properties fo:color="#000000" fo:font-style="normal" fo:font-weight="normal" officeooo:rsid="034c7e69" officeooo:paragraph-rsid="03e40df7" style:font-style-asian="normal" style:font-weight-asian="normal" style:font-style-complex="normal" style:font-weight-complex="normal"/>
    </style:style>
    <style:style style:name="P213" style:family="paragraph" style:parent-style-name="Table_20_Contents">
      <style:text-properties fo:color="#000000" fo:font-style="normal" fo:font-weight="normal" officeooo:rsid="034f6d5a" officeooo:paragraph-rsid="03aca4c6" style:font-style-asian="normal" style:font-weight-asian="normal" style:font-style-complex="normal" style:font-weight-complex="normal"/>
    </style:style>
    <style:style style:name="P214" style:family="paragraph" style:parent-style-name="Table_20_Contents">
      <style:text-properties fo:color="#000000" fo:font-style="normal" fo:font-weight="normal" officeooo:rsid="034f6d5a" officeooo:paragraph-rsid="03dece06" style:font-style-asian="normal" style:font-weight-asian="normal" style:font-style-complex="normal" style:font-weight-complex="normal"/>
    </style:style>
    <style:style style:name="P215" style:family="paragraph" style:parent-style-name="Table_20_Contents">
      <style:text-properties fo:color="#000000" fo:font-style="normal" fo:font-weight="normal" officeooo:rsid="0354d530" officeooo:paragraph-rsid="0354d530" style:font-style-asian="normal" style:font-weight-asian="normal" style:font-style-complex="normal" style:font-weight-complex="normal"/>
    </style:style>
    <style:style style:name="P216" style:family="paragraph" style:parent-style-name="Table_20_Contents">
      <style:text-properties fo:color="#000000" fo:font-style="normal" fo:font-weight="normal" officeooo:rsid="03567657" officeooo:paragraph-rsid="03567657" style:font-style-asian="normal" style:font-weight-asian="normal" style:font-style-complex="normal" style:font-weight-complex="normal"/>
    </style:style>
    <style:style style:name="P217" style:family="paragraph" style:parent-style-name="Table_20_Contents">
      <style:text-properties fo:color="#000000" fo:font-style="normal" fo:font-weight="normal" officeooo:rsid="035969c7" officeooo:paragraph-rsid="035a012d" style:font-style-asian="normal" style:font-weight-asian="normal" style:font-style-complex="normal" style:font-weight-complex="normal"/>
    </style:style>
    <style:style style:name="P218" style:family="paragraph" style:parent-style-name="Table_20_Contents">
      <style:text-properties fo:color="#000000" fo:font-style="normal" fo:font-weight="normal" officeooo:rsid="035969c7" officeooo:paragraph-rsid="03d61aa0" style:font-style-asian="normal" style:font-weight-asian="normal" style:font-style-complex="normal" style:font-weight-complex="normal"/>
    </style:style>
    <style:style style:name="P219" style:family="paragraph" style:parent-style-name="Table_20_Contents">
      <style:text-properties fo:color="#000000" fo:font-style="normal" fo:font-weight="normal" officeooo:rsid="03312a77" officeooo:paragraph-rsid="03514822" style:font-style-asian="normal" style:font-weight-asian="normal" style:font-style-complex="normal" style:font-weight-complex="normal"/>
    </style:style>
    <style:style style:name="P220" style:family="paragraph" style:parent-style-name="Table_20_Contents">
      <style:text-properties fo:color="#000000" fo:font-style="normal" fo:font-weight="normal" officeooo:rsid="03312a77" officeooo:paragraph-rsid="03519793" style:font-style-asian="normal" style:font-weight-asian="normal" style:font-style-complex="normal" style:font-weight-complex="normal"/>
    </style:style>
    <style:style style:name="P221" style:family="paragraph" style:parent-style-name="Table_20_Contents">
      <style:text-properties fo:color="#000000" fo:font-style="normal" fo:font-weight="normal" officeooo:rsid="03312a77" officeooo:paragraph-rsid="0354d530" style:font-style-asian="normal" style:font-weight-asian="normal" style:font-style-complex="normal" style:font-weight-complex="normal"/>
    </style:style>
    <style:style style:name="P222" style:family="paragraph" style:parent-style-name="Table_20_Contents">
      <style:text-properties fo:color="#000000" fo:font-style="normal" fo:font-weight="normal" officeooo:rsid="03312a77" officeooo:paragraph-rsid="0357bd3d" style:font-style-asian="normal" style:font-weight-asian="normal" style:font-style-complex="normal" style:font-weight-complex="normal"/>
    </style:style>
    <style:style style:name="P223" style:family="paragraph" style:parent-style-name="Table_20_Contents">
      <style:text-properties fo:color="#000000" fo:font-style="normal" fo:font-weight="normal" officeooo:rsid="03312a77" officeooo:paragraph-rsid="035824df" style:font-style-asian="normal" style:font-weight-asian="normal" style:font-style-complex="normal" style:font-weight-complex="normal"/>
    </style:style>
    <style:style style:name="P224" style:family="paragraph" style:parent-style-name="Table_20_Contents">
      <style:text-properties fo:color="#000000" fo:font-style="normal" fo:font-weight="normal" officeooo:rsid="03312a77" officeooo:paragraph-rsid="03590e63" style:font-style-asian="normal" style:font-weight-asian="normal" style:font-style-complex="normal" style:font-weight-complex="normal"/>
    </style:style>
    <style:style style:name="P225" style:family="paragraph" style:parent-style-name="Table_20_Contents">
      <style:text-properties fo:color="#000000" fo:font-style="normal" fo:font-weight="normal" officeooo:rsid="03312a77" officeooo:paragraph-rsid="03b4e7c1" style:font-style-asian="normal" style:font-weight-asian="normal" style:font-style-complex="normal" style:font-weight-complex="normal"/>
    </style:style>
    <style:style style:name="P226" style:family="paragraph" style:parent-style-name="Table_20_Contents">
      <style:text-properties fo:color="#000000" fo:font-style="normal" fo:font-weight="normal" officeooo:rsid="03312a77" officeooo:paragraph-rsid="03c2f140" style:font-style-asian="normal" style:font-weight-asian="normal" style:font-style-complex="normal" style:font-weight-complex="normal"/>
    </style:style>
    <style:style style:name="P227" style:family="paragraph" style:parent-style-name="Table_20_Contents">
      <style:text-properties fo:color="#000000" fo:font-style="normal" fo:font-weight="normal" officeooo:rsid="03312a77" officeooo:paragraph-rsid="03e439fb" style:font-style-asian="normal" style:font-weight-asian="normal" style:font-style-complex="normal" style:font-weight-complex="normal"/>
    </style:style>
    <style:style style:name="P228" style:family="paragraph" style:parent-style-name="Table_20_Contents">
      <style:text-properties fo:color="#000000" fo:font-style="normal" fo:font-weight="normal" officeooo:rsid="03312a77" officeooo:paragraph-rsid="03e53beb" style:font-style-asian="normal" style:font-weight-asian="normal" style:font-style-complex="normal" style:font-weight-complex="normal"/>
    </style:style>
    <style:style style:name="P229" style:family="paragraph" style:parent-style-name="Table_20_Contents">
      <style:text-properties fo:color="#000000" fo:font-style="normal" fo:font-weight="normal" officeooo:rsid="03312a77" officeooo:paragraph-rsid="03f02336" style:font-style-asian="normal" style:font-weight-asian="normal" style:font-style-complex="normal" style:font-weight-complex="normal"/>
    </style:style>
    <style:style style:name="P230" style:family="paragraph" style:parent-style-name="Table_20_Contents">
      <style:text-properties fo:color="#000000" fo:font-style="normal" fo:font-weight="normal" officeooo:rsid="03312a77" officeooo:paragraph-rsid="03f2ea13" style:font-style-asian="normal" style:font-weight-asian="normal" style:font-style-complex="normal" style:font-weight-complex="normal"/>
    </style:style>
    <style:style style:name="P231" style:family="paragraph" style:parent-style-name="Table_20_Contents">
      <style:text-properties fo:color="#000000" fo:font-style="normal" fo:font-weight="normal" officeooo:rsid="03312a77" officeooo:paragraph-rsid="03f50f7c" style:font-style-asian="normal" style:font-weight-asian="normal" style:font-style-complex="normal" style:font-weight-complex="normal"/>
    </style:style>
    <style:style style:name="P232" style:family="paragraph" style:parent-style-name="Table_20_Contents">
      <style:text-properties fo:color="#000000" fo:font-style="normal" fo:font-weight="normal" officeooo:rsid="035b126c" officeooo:paragraph-rsid="035b126c" style:font-style-asian="normal" style:font-weight-asian="normal" style:font-style-complex="normal" style:font-weight-complex="normal"/>
    </style:style>
    <style:style style:name="P233" style:family="paragraph" style:parent-style-name="Table_20_Contents">
      <style:text-properties fo:color="#000000" fo:font-style="normal" fo:font-weight="normal" officeooo:rsid="035db7d5" officeooo:paragraph-rsid="035db7d5" style:font-style-asian="normal" style:font-weight-asian="normal" style:font-style-complex="normal" style:font-weight-complex="normal"/>
    </style:style>
    <style:style style:name="P234" style:family="paragraph" style:parent-style-name="Table_20_Contents">
      <style:text-properties fo:color="#000000" fo:font-style="normal" fo:font-weight="normal" officeooo:rsid="035f0fbd" officeooo:paragraph-rsid="035f0fbd" style:font-style-asian="normal" style:font-weight-asian="normal" style:font-style-complex="normal" style:font-weight-complex="normal"/>
    </style:style>
    <style:style style:name="P235" style:family="paragraph" style:parent-style-name="Table_20_Contents">
      <style:text-properties fo:color="#000000" fo:font-style="normal" fo:font-weight="normal" officeooo:rsid="035f0fbd" officeooo:paragraph-rsid="03caf4a2" style:font-style-asian="normal" style:font-weight-asian="normal" style:font-style-complex="normal" style:font-weight-complex="normal"/>
    </style:style>
    <style:style style:name="P236" style:family="paragraph" style:parent-style-name="Table_20_Contents">
      <style:text-properties fo:color="#000000" fo:font-style="normal" fo:font-weight="normal" officeooo:rsid="035f10d3" officeooo:paragraph-rsid="035f10d3" style:font-style-asian="normal" style:font-weight-asian="normal" style:font-style-complex="normal" style:font-weight-complex="normal"/>
    </style:style>
    <style:style style:name="P237" style:family="paragraph" style:parent-style-name="Table_20_Contents">
      <style:text-properties fo:color="#000000" fo:font-style="normal" fo:font-weight="normal" officeooo:rsid="03610b3a" officeooo:paragraph-rsid="03610b3a" style:font-style-asian="normal" style:font-weight-asian="normal" style:font-style-complex="normal" style:font-weight-complex="normal"/>
    </style:style>
    <style:style style:name="P238" style:family="paragraph" style:parent-style-name="Table_20_Contents">
      <style:text-properties fo:color="#000000" fo:font-style="normal" fo:font-weight="normal" officeooo:rsid="03614e74" officeooo:paragraph-rsid="03614e74" style:font-style-asian="normal" style:font-weight-asian="normal" style:font-style-complex="normal" style:font-weight-complex="normal"/>
    </style:style>
    <style:style style:name="P239" style:family="paragraph" style:parent-style-name="Table_20_Contents">
      <style:text-properties fo:color="#000000" fo:font-style="normal" fo:font-weight="normal" officeooo:rsid="0363190c" officeooo:paragraph-rsid="0363190c" style:font-style-asian="normal" style:font-weight-asian="normal" style:font-style-complex="normal" style:font-weight-complex="normal"/>
    </style:style>
    <style:style style:name="P240" style:family="paragraph" style:parent-style-name="Table_20_Contents">
      <style:text-properties fo:color="#000000" fo:font-style="normal" fo:font-weight="normal" officeooo:rsid="0363c678" officeooo:paragraph-rsid="0363c678" style:font-style-asian="normal" style:font-weight-asian="normal" style:font-style-complex="normal" style:font-weight-complex="normal"/>
    </style:style>
    <style:style style:name="P241" style:family="paragraph" style:parent-style-name="Table_20_Contents">
      <style:text-properties fo:color="#000000" fo:font-style="normal" fo:font-weight="normal" officeooo:rsid="036589c1" officeooo:paragraph-rsid="036589c1" style:font-style-asian="normal" style:font-weight-asian="normal" style:font-style-complex="normal" style:font-weight-complex="normal"/>
    </style:style>
    <style:style style:name="P242" style:family="paragraph" style:parent-style-name="Table_20_Contents">
      <style:text-properties fo:color="#000000" fo:font-style="normal" fo:font-weight="normal" officeooo:rsid="0366d651" officeooo:paragraph-rsid="0366d651" style:font-style-asian="normal" style:font-weight-asian="normal" style:font-style-complex="normal" style:font-weight-complex="normal"/>
    </style:style>
    <style:style style:name="P243" style:family="paragraph" style:parent-style-name="Table_20_Contents">
      <style:text-properties fo:color="#000000" fo:font-style="normal" fo:font-weight="normal" officeooo:rsid="0366d651" officeooo:paragraph-rsid="03cf5cdd" style:font-style-asian="normal" style:font-weight-asian="normal" style:font-style-complex="normal" style:font-weight-complex="normal"/>
    </style:style>
    <style:style style:name="P244" style:family="paragraph" style:parent-style-name="Table_20_Contents">
      <style:text-properties fo:color="#000000" fo:font-style="normal" fo:font-weight="normal" officeooo:rsid="0366d651" officeooo:paragraph-rsid="03e40df7" style:font-style-asian="normal" style:font-weight-asian="normal" style:font-style-complex="normal" style:font-weight-complex="normal"/>
    </style:style>
    <style:style style:name="P245" style:family="paragraph" style:parent-style-name="Table_20_Contents">
      <style:text-properties fo:color="#000000" fo:font-style="normal" fo:font-weight="normal" officeooo:rsid="0366d651" officeooo:paragraph-rsid="03e439fb" style:font-style-asian="normal" style:font-weight-asian="normal" style:font-style-complex="normal" style:font-weight-complex="normal"/>
    </style:style>
    <style:style style:name="P246" style:family="paragraph" style:parent-style-name="Table_20_Contents">
      <style:text-properties fo:color="#000000" fo:font-style="normal" fo:font-weight="normal" officeooo:rsid="0366d651" officeooo:paragraph-rsid="03f23233" style:font-style-asian="normal" style:font-weight-asian="normal" style:font-style-complex="normal" style:font-weight-complex="normal"/>
    </style:style>
    <style:style style:name="P247" style:family="paragraph" style:parent-style-name="Table_20_Contents">
      <style:text-properties fo:color="#000000" fo:font-style="normal" fo:font-weight="normal" officeooo:rsid="036880a0" officeooo:paragraph-rsid="036880a0" style:font-style-asian="normal" style:font-weight-asian="normal" style:font-style-complex="normal" style:font-weight-complex="normal"/>
    </style:style>
    <style:style style:name="P248" style:family="paragraph" style:parent-style-name="Table_20_Contents">
      <style:text-properties fo:color="#000000" fo:font-style="normal" fo:font-weight="normal" officeooo:rsid="036880a0" officeooo:paragraph-rsid="03d081be" style:font-style-asian="normal" style:font-weight-asian="normal" style:font-style-complex="normal" style:font-weight-complex="normal"/>
    </style:style>
    <style:style style:name="P249" style:family="paragraph" style:parent-style-name="Table_20_Contents">
      <style:text-properties fo:color="#000000" fo:font-style="normal" fo:font-weight="normal" officeooo:rsid="036a7b8a" officeooo:paragraph-rsid="036a7b8a" style:font-style-asian="normal" style:font-weight-asian="normal" style:font-style-complex="normal" style:font-weight-complex="normal"/>
    </style:style>
    <style:style style:name="P250" style:family="paragraph" style:parent-style-name="Table_20_Contents">
      <style:text-properties fo:color="#000000" fo:font-style="normal" fo:font-weight="normal" officeooo:rsid="036b1aba" officeooo:paragraph-rsid="036b1aba" style:font-style-asian="normal" style:font-weight-asian="normal" style:font-style-complex="normal" style:font-weight-complex="normal"/>
    </style:style>
    <style:style style:name="P251" style:family="paragraph" style:parent-style-name="Table_20_Contents">
      <style:text-properties fo:color="#000000" fo:font-style="normal" fo:font-weight="normal" officeooo:rsid="038023ca" officeooo:paragraph-rsid="038023ca" style:font-style-asian="normal" style:font-weight-asian="normal" style:font-style-complex="normal" style:font-weight-complex="normal"/>
    </style:style>
    <style:style style:name="P252" style:family="paragraph" style:parent-style-name="Table_20_Contents">
      <style:text-properties fo:color="#000000" fo:font-style="normal" fo:font-weight="normal" officeooo:rsid="036d9030" officeooo:paragraph-rsid="036f514d" style:font-style-asian="normal" style:font-weight-asian="normal" style:font-style-complex="normal" style:font-weight-complex="normal"/>
    </style:style>
    <style:style style:name="P253" style:family="paragraph" style:parent-style-name="Table_20_Contents">
      <style:text-properties fo:color="#000000" fo:font-style="normal" fo:font-weight="normal" officeooo:rsid="036d9030" officeooo:paragraph-rsid="03745d10" style:font-style-asian="normal" style:font-weight-asian="normal" style:font-style-complex="normal" style:font-weight-complex="normal"/>
    </style:style>
    <style:style style:name="P254" style:family="paragraph" style:parent-style-name="Table_20_Contents">
      <style:text-properties fo:color="#000000" fo:font-style="normal" fo:font-weight="normal" officeooo:rsid="036d9030" officeooo:paragraph-rsid="0375d4fc" style:font-style-asian="normal" style:font-weight-asian="normal" style:font-style-complex="normal" style:font-weight-complex="normal"/>
    </style:style>
    <style:style style:name="P255" style:family="paragraph" style:parent-style-name="Table_20_Contents">
      <style:text-properties fo:color="#000000" fo:font-style="normal" fo:font-weight="normal" officeooo:rsid="036d9030" officeooo:paragraph-rsid="037b7a6b" style:font-style-asian="normal" style:font-weight-asian="normal" style:font-style-complex="normal" style:font-weight-complex="normal"/>
    </style:style>
    <style:style style:name="P256" style:family="paragraph" style:parent-style-name="Table_20_Contents">
      <style:text-properties fo:color="#000000" fo:font-style="normal" fo:font-weight="normal" officeooo:rsid="036d9030" officeooo:paragraph-rsid="038023ca" style:font-style-asian="normal" style:font-weight-asian="normal" style:font-style-complex="normal" style:font-weight-complex="normal"/>
    </style:style>
    <style:style style:name="P257" style:family="paragraph" style:parent-style-name="Table_20_Contents">
      <style:text-properties fo:color="#000000" fo:font-style="normal" fo:font-weight="normal" officeooo:rsid="036d9030" officeooo:paragraph-rsid="03afc0bf" style:font-style-asian="normal" style:font-weight-asian="normal" style:font-style-complex="normal" style:font-weight-complex="normal"/>
    </style:style>
    <style:style style:name="P258" style:family="paragraph" style:parent-style-name="Table_20_Contents">
      <style:text-properties fo:color="#000000" fo:font-style="normal" fo:font-weight="normal" officeooo:rsid="036d9030" officeooo:paragraph-rsid="03d61aa0" style:font-style-asian="normal" style:font-weight-asian="normal" style:font-style-complex="normal" style:font-weight-complex="normal"/>
    </style:style>
    <style:style style:name="P259" style:family="paragraph" style:parent-style-name="Table_20_Contents">
      <style:text-properties fo:color="#000000" fo:font-style="normal" fo:font-weight="normal" officeooo:rsid="036d9030" officeooo:paragraph-rsid="03e1c620" style:font-style-asian="normal" style:font-weight-asian="normal" style:font-style-complex="normal" style:font-weight-complex="normal"/>
    </style:style>
    <style:style style:name="P260" style:family="paragraph" style:parent-style-name="Table_20_Contents">
      <style:text-properties fo:color="#000000" fo:font-style="normal" fo:font-weight="normal" officeooo:rsid="036d9030" officeooo:paragraph-rsid="03e439fb" style:font-style-asian="normal" style:font-weight-asian="normal" style:font-style-complex="normal" style:font-weight-complex="normal"/>
    </style:style>
    <style:style style:name="P261" style:family="paragraph" style:parent-style-name="Table_20_Contents">
      <style:text-properties fo:color="#000000" fo:font-style="normal" fo:font-weight="normal" officeooo:rsid="038328ad" officeooo:paragraph-rsid="038328ad" style:font-style-asian="normal" style:font-weight-asian="normal" style:font-style-complex="normal" style:font-weight-complex="normal"/>
    </style:style>
    <style:style style:name="P262" style:family="paragraph" style:parent-style-name="Table_20_Contents">
      <style:text-properties fo:color="#000000" fo:font-style="normal" fo:font-weight="normal" officeooo:rsid="038517ed" officeooo:paragraph-rsid="038517ed" style:font-style-asian="normal" style:font-weight-asian="normal" style:font-style-complex="normal" style:font-weight-complex="normal"/>
    </style:style>
    <style:style style:name="P263" style:family="paragraph" style:parent-style-name="Table_20_Contents">
      <style:text-properties fo:color="#000000" fo:font-style="normal" fo:font-weight="normal" officeooo:rsid="038517ed" officeooo:paragraph-rsid="03ec6bbf" style:font-style-asian="normal" style:font-weight-asian="normal" style:font-style-complex="normal" style:font-weight-complex="normal"/>
    </style:style>
    <style:style style:name="P264" style:family="paragraph" style:parent-style-name="Table_20_Contents">
      <style:text-properties fo:color="#000000" fo:font-style="normal" fo:font-weight="normal" officeooo:rsid="038b3af0" officeooo:paragraph-rsid="038b3af0" style:font-style-asian="normal" style:font-weight-asian="normal" style:font-style-complex="normal" style:font-weight-complex="normal"/>
    </style:style>
    <style:style style:name="P265" style:family="paragraph" style:parent-style-name="Table_20_Contents">
      <style:text-properties fo:color="#000000" fo:font-style="normal" fo:font-weight="normal" officeooo:rsid="038da2b9" officeooo:paragraph-rsid="038da2b9" style:font-style-asian="normal" style:font-weight-asian="normal" style:font-style-complex="normal" style:font-weight-complex="normal"/>
    </style:style>
    <style:style style:name="P266" style:family="paragraph" style:parent-style-name="Table_20_Contents">
      <style:text-properties fo:color="#000000" fo:font-style="normal" fo:font-weight="normal" officeooo:rsid="038da2b9" officeooo:paragraph-rsid="03f2ea13" style:font-style-asian="normal" style:font-weight-asian="normal" style:font-style-complex="normal" style:font-weight-complex="normal"/>
    </style:style>
    <style:style style:name="P267" style:family="paragraph" style:parent-style-name="Table_20_Contents">
      <style:text-properties fo:color="#000000" fo:font-style="normal" fo:font-weight="normal" officeooo:rsid="038f5271" officeooo:paragraph-rsid="038f5271" style:font-style-asian="normal" style:font-weight-asian="normal" style:font-style-complex="normal" style:font-weight-complex="normal"/>
    </style:style>
    <style:style style:name="P268" style:family="paragraph" style:parent-style-name="Table_20_Contents">
      <style:text-properties fo:color="#000000" fo:font-style="normal" fo:font-weight="normal" officeooo:rsid="03908966" officeooo:paragraph-rsid="03908966" style:font-style-asian="normal" style:font-weight-asian="normal" style:font-style-complex="normal" style:font-weight-complex="normal"/>
    </style:style>
    <style:style style:name="P269" style:family="paragraph" style:parent-style-name="Table_20_Contents">
      <style:text-properties fo:color="#000000" fo:font-style="normal" fo:font-weight="normal" officeooo:rsid="039273bd" officeooo:paragraph-rsid="039273bd" style:font-style-asian="normal" style:font-weight-asian="normal" style:font-style-complex="normal" style:font-weight-complex="normal"/>
    </style:style>
    <style:style style:name="P270" style:family="paragraph" style:parent-style-name="Table_20_Contents">
      <style:text-properties fo:color="#000000" fo:font-style="normal" fo:font-weight="normal" officeooo:rsid="0395496a" officeooo:paragraph-rsid="0395496a" style:font-style-asian="normal" style:font-weight-asian="normal" style:font-style-complex="normal" style:font-weight-complex="normal"/>
    </style:style>
    <style:style style:name="P271" style:family="paragraph" style:parent-style-name="Table_20_Contents">
      <style:text-properties fo:color="#000000" fo:font-style="normal" fo:font-weight="normal" officeooo:rsid="0395496a" officeooo:paragraph-rsid="03dece06" style:font-style-asian="normal" style:font-weight-asian="normal" style:font-style-complex="normal" style:font-weight-complex="normal"/>
    </style:style>
    <style:style style:name="P272" style:family="paragraph" style:parent-style-name="Table_20_Contents">
      <style:text-properties fo:color="#000000" fo:font-style="normal" fo:font-weight="normal" officeooo:rsid="03972873" officeooo:paragraph-rsid="03972873" style:font-style-asian="normal" style:font-weight-asian="normal" style:font-style-complex="normal" style:font-weight-complex="normal"/>
    </style:style>
    <style:style style:name="P273" style:family="paragraph" style:parent-style-name="Table_20_Contents">
      <style:text-properties fo:color="#000000" fo:font-style="normal" fo:font-weight="normal" officeooo:rsid="039798ad" officeooo:paragraph-rsid="039798ad" style:font-style-asian="normal" style:font-weight-asian="normal" style:font-style-complex="normal" style:font-weight-complex="normal"/>
    </style:style>
    <style:style style:name="P274" style:family="paragraph" style:parent-style-name="Table_20_Contents">
      <style:text-properties fo:color="#000000" fo:font-style="normal" fo:font-weight="normal" officeooo:rsid="039c0511" officeooo:paragraph-rsid="039c0511" style:font-style-asian="normal" style:font-weight-asian="normal" style:font-style-complex="normal" style:font-weight-complex="normal"/>
    </style:style>
    <style:style style:name="P275" style:family="paragraph" style:parent-style-name="Table_20_Contents">
      <style:text-properties fo:color="#000000" fo:font-style="normal" fo:font-weight="normal" officeooo:rsid="03a426e7" officeooo:paragraph-rsid="03a426e7" style:font-style-asian="normal" style:font-weight-asian="normal" style:font-style-complex="normal" style:font-weight-complex="normal"/>
    </style:style>
    <style:style style:name="P276" style:family="paragraph" style:parent-style-name="Table_20_Contents">
      <style:text-properties fo:color="#000000" fo:font-style="normal" fo:font-weight="normal" officeooo:rsid="03a426e7" officeooo:paragraph-rsid="03b3c5b0" style:font-style-asian="normal" style:font-weight-asian="normal" style:font-style-complex="normal" style:font-weight-complex="normal"/>
    </style:style>
    <style:style style:name="P277" style:family="paragraph" style:parent-style-name="Table_20_Contents">
      <style:text-properties fo:color="#000000" fo:font-style="normal" fo:font-weight="normal" officeooo:rsid="03a426e7" officeooo:paragraph-rsid="03e01384" style:font-style-asian="normal" style:font-weight-asian="normal" style:font-style-complex="normal" style:font-weight-complex="normal"/>
    </style:style>
    <style:style style:name="P278" style:family="paragraph" style:parent-style-name="Table_20_Contents">
      <style:text-properties fo:color="#000000" fo:font-style="normal" fo:font-weight="normal" officeooo:rsid="03a5b0a4" officeooo:paragraph-rsid="03a5b0a4" style:font-style-asian="normal" style:font-weight-asian="normal" style:font-style-complex="normal" style:font-weight-complex="normal"/>
    </style:style>
    <style:style style:name="P279" style:family="paragraph" style:parent-style-name="Table_20_Contents">
      <style:text-properties fo:color="#000000" fo:font-style="normal" fo:font-weight="normal" officeooo:rsid="03a83ff7" officeooo:paragraph-rsid="03a83ff7" style:font-style-asian="normal" style:font-weight-asian="normal" style:font-style-complex="normal" style:font-weight-complex="normal"/>
    </style:style>
    <style:style style:name="P280" style:family="paragraph" style:parent-style-name="Table_20_Contents">
      <style:text-properties fo:color="#000000" fo:font-style="normal" fo:font-weight="normal" officeooo:rsid="03aaae8f" officeooo:paragraph-rsid="03aaae8f" style:font-style-asian="normal" style:font-weight-asian="normal" style:font-style-complex="normal" style:font-weight-complex="normal"/>
    </style:style>
    <style:style style:name="P281" style:family="paragraph" style:parent-style-name="Table_20_Contents">
      <style:text-properties fo:color="#000000" fo:font-style="normal" fo:font-weight="normal" officeooo:rsid="03aaae8f" officeooo:paragraph-rsid="03aca4c6" style:font-style-asian="normal" style:font-weight-asian="normal" style:font-style-complex="normal" style:font-weight-complex="normal"/>
    </style:style>
    <style:style style:name="P282" style:family="paragraph" style:parent-style-name="Table_20_Contents">
      <style:text-properties fo:color="#000000" fo:font-style="normal" fo:font-weight="normal" officeooo:rsid="03aaae8f" officeooo:paragraph-rsid="03afc0bf" style:font-style-asian="normal" style:font-weight-asian="normal" style:font-style-complex="normal" style:font-weight-complex="normal"/>
    </style:style>
    <style:style style:name="P283" style:family="paragraph" style:parent-style-name="Table_20_Contents">
      <style:text-properties fo:color="#000000" fo:font-style="normal" fo:font-weight="normal" officeooo:rsid="03aaae8f" officeooo:paragraph-rsid="03bc29a7" style:font-style-asian="normal" style:font-weight-asian="normal" style:font-style-complex="normal" style:font-weight-complex="normal"/>
    </style:style>
    <style:style style:name="P284" style:family="paragraph" style:parent-style-name="Table_20_Contents">
      <style:text-properties fo:color="#000000" fo:font-style="normal" fo:font-weight="normal" officeooo:rsid="03aaae8f" officeooo:paragraph-rsid="03bd892e" style:font-style-asian="normal" style:font-weight-asian="normal" style:font-style-complex="normal" style:font-weight-complex="normal"/>
    </style:style>
    <style:style style:name="P285" style:family="paragraph" style:parent-style-name="Table_20_Contents">
      <style:text-properties fo:color="#000000" fo:font-style="normal" fo:font-weight="normal" officeooo:rsid="03aaae8f" officeooo:paragraph-rsid="03c2f140" style:font-style-asian="normal" style:font-weight-asian="normal" style:font-style-complex="normal" style:font-weight-complex="normal"/>
    </style:style>
    <style:style style:name="P286" style:family="paragraph" style:parent-style-name="Table_20_Contents">
      <style:text-properties fo:color="#000000" fo:font-style="normal" fo:font-weight="normal" officeooo:rsid="03aaae8f" officeooo:paragraph-rsid="03ed7e23" style:font-style-asian="normal" style:font-weight-asian="normal" style:font-style-complex="normal" style:font-weight-complex="normal"/>
    </style:style>
    <style:style style:name="P287" style:family="paragraph" style:parent-style-name="Table_20_Contents">
      <style:text-properties fo:color="#000000" fo:font-style="normal" fo:font-weight="normal" officeooo:rsid="03aaae8f" officeooo:paragraph-rsid="03f02336" style:font-style-asian="normal" style:font-weight-asian="normal" style:font-style-complex="normal" style:font-weight-complex="normal"/>
    </style:style>
    <style:style style:name="P288" style:family="paragraph" style:parent-style-name="Table_20_Contents">
      <style:text-properties fo:color="#000000" fo:font-style="normal" fo:font-weight="normal" officeooo:rsid="03aaae8f" officeooo:paragraph-rsid="03f26ae7" style:font-style-asian="normal" style:font-weight-asian="normal" style:font-style-complex="normal" style:font-weight-complex="normal"/>
    </style:style>
    <style:style style:name="P289" style:family="paragraph" style:parent-style-name="Table_20_Contents">
      <style:text-properties fo:color="#000000" fo:font-style="normal" fo:font-weight="normal" officeooo:rsid="03b0df9f" officeooo:paragraph-rsid="03b0df9f" style:font-style-asian="normal" style:font-weight-asian="normal" style:font-style-complex="normal" style:font-weight-complex="normal"/>
    </style:style>
    <style:style style:name="P290" style:family="paragraph" style:parent-style-name="Table_20_Contents">
      <style:text-properties fo:color="#000000" fo:font-style="normal" fo:font-weight="normal" officeooo:rsid="03b7b1f2" officeooo:paragraph-rsid="03b7b1f2" style:font-style-asian="normal" style:font-weight-asian="normal" style:font-style-complex="normal" style:font-weight-complex="normal"/>
    </style:style>
    <style:style style:name="P291" style:family="paragraph" style:parent-style-name="Table_20_Contents">
      <style:text-properties fo:color="#000000" fo:font-style="normal" fo:font-weight="normal" officeooo:rsid="03cc7c0e" officeooo:paragraph-rsid="03cc7c0e" style:font-style-asian="normal" style:font-weight-asian="normal" style:font-style-complex="normal" style:font-weight-complex="normal"/>
    </style:style>
    <style:style style:name="P292" style:family="paragraph" style:parent-style-name="Table_20_Contents">
      <style:text-properties fo:color="#000000" fo:font-style="normal" fo:font-weight="normal" officeooo:rsid="03cf5cdd" officeooo:paragraph-rsid="03cf5cdd" style:font-style-asian="normal" style:font-weight-asian="normal" style:font-style-complex="normal" style:font-weight-complex="normal"/>
    </style:style>
    <style:style style:name="P293" style:family="paragraph" style:parent-style-name="Table_20_Contents">
      <style:text-properties fo:color="#000000" fo:font-style="normal" fo:font-weight="normal" officeooo:rsid="03cf5cdd" officeooo:paragraph-rsid="03f1de14" style:font-style-asian="normal" style:font-weight-asian="normal" style:font-style-complex="normal" style:font-weight-complex="normal"/>
    </style:style>
    <style:style style:name="P294" style:family="paragraph" style:parent-style-name="Table_20_Contents">
      <style:text-properties fo:color="#000000" fo:font-style="normal" fo:font-weight="normal" officeooo:rsid="039dbf4c" officeooo:paragraph-rsid="03d081be" style:font-style-asian="normal" style:font-weight-asian="normal" style:font-style-complex="normal" style:font-weight-complex="normal"/>
    </style:style>
    <style:style style:name="P295" style:family="paragraph" style:parent-style-name="Table_20_Contents">
      <style:text-properties fo:color="#000000" fo:font-style="normal" fo:font-weight="normal" officeooo:rsid="034a5976" officeooo:paragraph-rsid="03d081be" style:font-style-asian="normal" style:font-weight-asian="normal" style:font-style-complex="normal" style:font-weight-complex="normal"/>
    </style:style>
    <style:style style:name="P296" style:family="paragraph" style:parent-style-name="Table_20_Contents">
      <style:text-properties fo:color="#000000" fo:font-style="normal" fo:font-weight="normal" officeooo:rsid="03d32353" officeooo:paragraph-rsid="03e55a85" style:font-style-asian="normal" style:font-weight-asian="normal" style:font-style-complex="normal" style:font-weight-complex="normal"/>
    </style:style>
    <style:style style:name="P297" style:family="paragraph" style:parent-style-name="Table_20_Contents">
      <style:text-properties fo:color="#000000" fo:font-style="normal" fo:font-weight="normal" officeooo:rsid="03d61aa0" officeooo:paragraph-rsid="03d61aa0" style:font-style-asian="normal" style:font-weight-asian="normal" style:font-style-complex="normal" style:font-weight-complex="normal"/>
    </style:style>
    <style:style style:name="P298" style:family="paragraph" style:parent-style-name="Table_20_Contents">
      <style:text-properties fo:color="#000000" fo:font-style="normal" fo:font-weight="normal" officeooo:rsid="0391df2b" officeooo:paragraph-rsid="0391df2b" style:font-style-asian="normal" style:font-weight-asian="normal" style:font-style-complex="normal" style:font-weight-complex="normal"/>
    </style:style>
    <style:style style:name="P299" style:family="paragraph" style:parent-style-name="Table_20_Contents">
      <style:text-properties fo:color="#000000" fo:font-style="normal" fo:font-weight="normal" officeooo:rsid="03abe694" officeooo:paragraph-rsid="03d7f4ef" style:font-style-asian="normal" style:font-weight-asian="normal" style:font-style-complex="normal" style:font-weight-complex="normal"/>
    </style:style>
    <style:style style:name="P300" style:family="paragraph" style:parent-style-name="Table_20_Contents">
      <style:text-properties fo:color="#000000" fo:font-style="normal" fo:font-weight="normal" officeooo:rsid="036bc2d5" officeooo:paragraph-rsid="03e7a24d" style:font-style-asian="normal" style:font-weight-asian="normal" style:font-style-complex="normal" style:font-weight-complex="normal"/>
    </style:style>
    <style:style style:name="P301" style:family="paragraph" style:parent-style-name="Table_20_Contents">
      <style:text-properties fo:color="#000000" fo:font-style="normal" fo:font-weight="normal" officeooo:rsid="03e1c620" officeooo:paragraph-rsid="03e1c620" style:font-style-asian="normal" style:font-weight-asian="normal" style:font-style-complex="normal" style:font-weight-complex="normal"/>
    </style:style>
    <style:style style:name="P302" style:family="paragraph" style:parent-style-name="Table_20_Contents">
      <style:text-properties fo:color="#000000" fo:font-style="normal" fo:font-weight="normal" officeooo:rsid="03e8a5ec" officeooo:paragraph-rsid="03e8a5ec" style:font-style-asian="normal" style:font-weight-asian="normal" style:font-style-complex="normal" style:font-weight-complex="normal"/>
    </style:style>
    <style:style style:name="P303" style:family="paragraph" style:parent-style-name="Table_20_Contents">
      <style:text-properties fo:color="#000000" fo:font-style="normal" fo:font-weight="normal" officeooo:rsid="03e96e27" officeooo:paragraph-rsid="03e96e27" style:font-style-asian="normal" style:font-weight-asian="normal" style:font-style-complex="normal" style:font-weight-complex="normal"/>
    </style:style>
    <style:style style:name="P304" style:family="paragraph" style:parent-style-name="Table_20_Contents">
      <style:text-properties fo:color="#000000" fo:font-style="normal" fo:font-weight="normal" officeooo:rsid="0387e27c" officeooo:paragraph-rsid="03f02336" style:font-style-asian="normal" style:font-weight-asian="normal" style:font-style-complex="normal" style:font-weight-complex="normal"/>
    </style:style>
    <style:style style:name="P305" style:family="paragraph" style:parent-style-name="Table_20_Contents">
      <style:text-properties fo:color="#000000" fo:font-style="normal" fo:font-weight="normal" officeooo:rsid="03897a39" officeooo:paragraph-rsid="03f02336" style:font-style-asian="normal" style:font-weight-asian="normal" style:font-style-complex="normal" style:font-weight-complex="normal"/>
    </style:style>
    <style:style style:name="P306" style:family="paragraph" style:parent-style-name="Table_20_Contents">
      <style:text-properties fo:color="#000000" fo:font-style="normal" fo:font-weight="normal" officeooo:rsid="0379a4d7" officeooo:paragraph-rsid="03f02336" style:font-style-asian="normal" style:font-weight-asian="normal" style:font-style-complex="normal" style:font-weight-complex="normal"/>
    </style:style>
    <style:style style:name="P307" style:family="paragraph" style:parent-style-name="Table_20_Contents">
      <style:text-properties fo:color="#000000" fo:font-style="normal" fo:font-weight="normal" officeooo:rsid="03f23233" officeooo:paragraph-rsid="03f23233" style:font-style-asian="normal" style:font-weight-asian="normal" style:font-style-complex="normal" style:font-weight-complex="normal"/>
    </style:style>
    <style:style style:name="P308" style:family="paragraph" style:parent-style-name="Table_20_Contents">
      <style:text-properties fo:color="#000000" fo:font-style="normal" fo:font-weight="normal" officeooo:rsid="038bf4f0" officeooo:paragraph-rsid="03f23233" style:font-style-asian="normal" style:font-weight-asian="normal" style:font-style-complex="normal" style:font-weight-complex="normal"/>
    </style:style>
    <style:style style:name="P309" style:family="paragraph" style:parent-style-name="Table_20_Contents">
      <style:text-properties fo:color="#000000" fo:font-style="normal" fo:font-weight="normal" officeooo:rsid="03afc0bf" officeooo:paragraph-rsid="03ec6bbf" style:font-style-asian="normal" style:font-weight-asian="normal" style:font-style-complex="normal" style:font-weight-complex="normal"/>
    </style:style>
    <style:style style:name="P310" style:family="paragraph" style:parent-style-name="Table_20_Contents">
      <style:text-properties fo:color="#000000" fo:font-style="normal" fo:font-weight="normal" officeooo:rsid="03afc0bf" officeooo:paragraph-rsid="03f1de14" style:font-style-asian="normal" style:font-weight-asian="normal" style:font-style-complex="normal" style:font-weight-complex="normal"/>
    </style:style>
    <style:style style:name="P311" style:family="paragraph" style:parent-style-name="Table_20_Contents">
      <style:text-properties fo:color="#000000" fo:font-style="normal" fo:font-weight="normal" officeooo:rsid="03355ccf" officeooo:paragraph-rsid="0357bd3d" style:font-style-asian="normal" style:font-weight-asian="normal" style:font-style-complex="normal" style:font-weight-complex="normal"/>
    </style:style>
    <style:style style:name="P312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285c6dc" officeooo:paragraph-rsid="028d3e89" style:font-style-asian="normal" style:font-weight-asian="normal" style:font-style-complex="normal" style:font-weight-complex="normal"/>
    </style:style>
    <style:style style:name="P313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2b4fdd" officeooo:paragraph-rsid="032b4fdd" style:font-style-asian="normal" style:font-weight-asian="normal" style:font-style-complex="normal" style:font-weight-complex="normal"/>
    </style:style>
    <style:style style:name="P314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2b4fdd" officeooo:paragraph-rsid="034c7e69" style:font-style-asian="normal" style:font-weight-asian="normal" style:font-style-complex="normal" style:font-weight-complex="normal"/>
    </style:style>
    <style:style style:name="P315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3ab338" officeooo:paragraph-rsid="033ab338" style:font-style-asian="normal" style:font-weight-asian="normal" style:font-style-complex="normal" style:font-weight-complex="normal"/>
    </style:style>
    <style:style style:name="P316" style:family="paragraph" style:parent-style-name="Table_20_Contents">
      <style:text-properties fo:font-variant="normal" fo:text-transform="none" fo:color="#000000" style:font-name="Liberation Serif" fo:font-size="12pt" fo:letter-spacing="normal" fo:font-style="normal" fo:font-weight="normal" officeooo:rsid="03d61aa0" officeooo:paragraph-rsid="03d61aa0" style:font-style-asian="normal" style:font-weight-asian="normal" style:font-style-complex="normal" style:font-weight-complex="normal"/>
    </style:style>
    <style:style style:name="P317" style:family="paragraph" style:parent-style-name="Text_20_body">
      <style:text-properties fo:color="#ffa07a" fo:font-weight="bold" officeooo:rsid="02b27c24" officeooo:paragraph-rsid="02b27c24" style:font-weight-asian="bold" style:font-weight-complex="bold"/>
    </style:style>
    <style:style style:name="P318" style:family="paragraph" style:parent-style-name="Standard">
      <style:text-properties officeooo:paragraph-rsid="0314932f"/>
    </style:style>
    <style:style style:name="P319" style:family="paragraph" style:parent-style-name="Table_20_Contents">
      <style:text-properties fo:color="#000000" fo:font-style="normal" fo:font-weight="normal" officeooo:rsid="03fa5c60" officeooo:paragraph-rsid="03fa5c60" style:font-style-asian="normal" style:font-weight-asian="normal" style:font-style-complex="normal" style:font-weight-complex="normal"/>
    </style:style>
    <style:style style:name="P320" style:family="paragraph" style:parent-style-name="Table_20_Contents">
      <style:text-properties fo:color="#000000" fo:font-style="normal" fo:font-weight="normal" officeooo:rsid="03312a77" officeooo:paragraph-rsid="03bd892e" style:font-style-asian="normal" style:font-weight-asian="normal" style:font-style-complex="normal" style:font-weight-complex="normal"/>
    </style:style>
    <style:style style:name="P321" style:family="paragraph" style:parent-style-name="Table_20_Contents">
      <style:text-properties fo:color="#000000" fo:font-style="normal" fo:font-weight="bold" officeooo:rsid="032b4fdd" officeooo:paragraph-rsid="03f2ea13" style:font-style-asian="normal" style:font-weight-asian="bold" style:font-style-complex="normal" style:font-weight-complex="bold"/>
    </style:style>
    <style:style style:name="P322" style:family="paragraph" style:parent-style-name="Table_20_Contents">
      <style:text-properties fo:color="#000000" fo:font-style="normal" fo:font-weight="bold" officeooo:rsid="036a7b8a" officeooo:paragraph-rsid="03e53beb" style:font-style-asian="normal" style:font-weight-asian="bold" style:font-style-complex="normal" style:font-weight-complex="bold"/>
    </style:style>
    <style:style style:name="T1" style:family="text">
      <style:text-properties officeooo:rsid="03116668"/>
    </style:style>
    <style:style style:name="T2" style:family="text">
      <style:text-properties officeooo:rsid="0312d084"/>
    </style:style>
    <style:style style:name="T3" style:family="text">
      <style:text-properties officeooo:rsid="0312df6c"/>
    </style:style>
    <style:style style:name="T4" style:family="text">
      <style:text-properties officeooo:rsid="0314932f"/>
    </style:style>
    <style:style style:name="T5" style:family="text">
      <style:text-properties officeooo:rsid="0314ff00"/>
    </style:style>
    <style:style style:name="T6" style:family="text">
      <style:text-properties officeooo:rsid="0317bea0"/>
    </style:style>
    <style:style style:name="T7" style:family="text">
      <style:text-properties officeooo:rsid="0318b1a2"/>
    </style:style>
    <style:style style:name="T8" style:family="text">
      <style:text-properties officeooo:rsid="031a82a1"/>
    </style:style>
    <style:style style:name="T9" style:family="text">
      <style:text-properties officeooo:rsid="031f4c70"/>
    </style:style>
    <style:style style:name="T10" style:family="text">
      <style:text-properties officeooo:rsid="0322e977"/>
    </style:style>
    <style:style style:name="T11" style:family="text">
      <style:text-properties officeooo:rsid="0325ff9e"/>
    </style:style>
    <style:style style:name="T12" style:family="text">
      <style:text-properties officeooo:rsid="032b4fdd"/>
    </style:style>
    <style:style style:name="T13" style:family="text">
      <style:text-properties officeooo:rsid="032d16f2"/>
    </style:style>
    <style:style style:name="T14" style:family="text">
      <style:text-properties officeooo:rsid="032ee8d2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32b4fdd" style:font-style-asian="normal" style:font-style-complex="normal"/>
    </style:style>
    <style:style style:name="T17" style:family="text">
      <style:text-properties fo:font-style="normal" officeooo:rsid="033ab338" style:font-style-asian="normal" style:font-style-complex="normal"/>
    </style:style>
    <style:style style:name="T18" style:family="text">
      <style:text-properties fo:font-style="normal" officeooo:rsid="034119a3" style:font-style-asian="normal" style:font-style-complex="normal"/>
    </style:style>
    <style:style style:name="T19" style:family="text">
      <style:text-properties fo:font-style="normal" officeooo:rsid="03519793" style:font-style-asian="normal" style:font-style-complex="normal"/>
    </style:style>
    <style:style style:name="T20" style:family="text">
      <style:text-properties fo:font-style="normal" officeooo:rsid="035f0fbd" style:font-style-asian="normal" style:font-style-complex="normal"/>
    </style:style>
    <style:style style:name="T21" style:family="text">
      <style:text-properties fo:font-style="normal" officeooo:rsid="036d9030" style:font-style-asian="normal" style:font-style-complex="normal"/>
    </style:style>
    <style:style style:name="T22" style:family="text">
      <style:text-properties fo:font-style="normal" officeooo:rsid="037e823a" style:font-style-asian="normal" style:font-style-complex="normal"/>
    </style:style>
    <style:style style:name="T23" style:family="text">
      <style:text-properties fo:font-style="normal" officeooo:rsid="0384bf45" style:font-style-asian="normal" style:font-style-complex="normal"/>
    </style:style>
    <style:style style:name="T24" style:family="text">
      <style:text-properties fo:font-style="normal" officeooo:rsid="03908966" style:font-style-asian="normal" style:font-style-complex="normal"/>
    </style:style>
    <style:style style:name="T25" style:family="text">
      <style:text-properties fo:font-style="normal" officeooo:rsid="03972873" style:font-style-asian="normal" style:font-style-complex="normal"/>
    </style:style>
    <style:style style:name="T26" style:family="text">
      <style:text-properties fo:font-style="normal" officeooo:rsid="03a20175" style:font-style-asian="normal" style:font-style-complex="normal"/>
    </style:style>
    <style:style style:name="T27" style:family="text">
      <style:text-properties fo:font-style="normal" officeooo:rsid="03af0e3a" style:font-style-asian="normal" style:font-style-complex="normal"/>
    </style:style>
    <style:style style:name="T28" style:family="text">
      <style:text-properties fo:font-style="normal" officeooo:rsid="03aaae8f" style:font-style-asian="normal" style:font-style-complex="normal"/>
    </style:style>
    <style:style style:name="T29" style:family="text">
      <style:text-properties fo:font-style="normal" officeooo:rsid="03c2f140" style:font-style-asian="normal" style:font-style-complex="normal"/>
    </style:style>
    <style:style style:name="T30" style:family="text">
      <style:text-properties fo:font-style="normal" officeooo:rsid="03caf4a2" style:font-style-asian="normal" style:font-style-complex="normal"/>
    </style:style>
    <style:style style:name="T31" style:family="text">
      <style:text-properties fo:font-style="normal" officeooo:rsid="03cf5cdd" style:font-style-asian="normal" style:font-style-complex="normal"/>
    </style:style>
    <style:style style:name="T32" style:family="text">
      <style:text-properties fo:font-style="normal" officeooo:rsid="03d32353" style:font-style-asian="normal" style:font-style-complex="normal"/>
    </style:style>
    <style:style style:name="T33" style:family="text">
      <style:text-properties fo:font-style="normal" officeooo:rsid="03dece06" style:font-style-asian="normal" style:font-style-complex="normal"/>
    </style:style>
    <style:style style:name="T34" style:family="text">
      <style:text-properties fo:font-style="normal" officeooo:rsid="034c7e69" style:font-style-asian="normal" style:font-style-complex="normal"/>
    </style:style>
    <style:style style:name="T35" style:family="text">
      <style:text-properties fo:font-style="normal" officeooo:rsid="03e55a85" style:font-style-asian="normal" style:font-style-complex="normal"/>
    </style:style>
    <style:style style:name="T36" style:family="text">
      <style:text-properties fo:font-style="normal" officeooo:rsid="03eac821" style:font-style-asian="normal" style:font-style-complex="normal"/>
    </style:style>
    <style:style style:name="T37" style:family="text">
      <style:text-properties fo:font-style="normal" officeooo:rsid="03afc0bf" style:font-style-asian="normal" style:font-style-complex="normal"/>
    </style:style>
    <style:style style:name="T38" style:family="text">
      <style:text-properties fo:font-style="normal" officeooo:rsid="03f65f4c" style:font-style-asian="normal" style:font-style-complex="normal"/>
    </style:style>
    <style:style style:name="T39" style:family="text">
      <style:text-properties officeooo:rsid="0330193b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331fc32" style:font-style-asian="italic" style:font-style-complex="italic"/>
    </style:style>
    <style:style style:name="T42" style:family="text">
      <style:text-properties fo:font-style="italic" officeooo:rsid="03385dbc" style:font-style-asian="italic" style:font-style-complex="italic"/>
    </style:style>
    <style:style style:name="T43" style:family="text">
      <style:text-properties fo:font-style="italic" officeooo:rsid="033ab338" style:font-style-asian="italic" style:font-style-complex="italic"/>
    </style:style>
    <style:style style:name="T44" style:family="text">
      <style:text-properties fo:font-style="italic" officeooo:rsid="033f82e0" style:font-style-asian="italic" style:font-style-complex="italic"/>
    </style:style>
    <style:style style:name="T45" style:family="text">
      <style:text-properties fo:font-style="italic" officeooo:rsid="0342b2ea" style:font-style-asian="italic" style:font-style-complex="italic"/>
    </style:style>
    <style:style style:name="T46" style:family="text">
      <style:text-properties fo:font-style="italic" officeooo:rsid="03481a3d" style:font-style-asian="italic" style:font-style-complex="italic"/>
    </style:style>
    <style:style style:name="T47" style:family="text">
      <style:text-properties fo:font-style="italic" officeooo:rsid="034a5976" style:font-style-asian="italic" style:font-style-complex="italic"/>
    </style:style>
    <style:style style:name="T48" style:family="text">
      <style:text-properties fo:font-style="italic" officeooo:rsid="034aa6ec" style:font-style-asian="italic" style:font-style-complex="italic"/>
    </style:style>
    <style:style style:name="T49" style:family="text">
      <style:text-properties fo:font-style="italic" officeooo:rsid="034b6826" style:font-style-asian="italic" style:font-style-complex="italic"/>
    </style:style>
    <style:style style:name="T50" style:family="text">
      <style:text-properties fo:font-style="italic" officeooo:rsid="032ee8d2" style:font-style-asian="italic" style:font-style-complex="italic"/>
    </style:style>
    <style:style style:name="T51" style:family="text">
      <style:text-properties fo:font-style="italic" officeooo:rsid="034f6d5a" style:font-style-asian="italic" style:font-style-complex="italic"/>
    </style:style>
    <style:style style:name="T52" style:family="text">
      <style:text-properties fo:font-style="italic" officeooo:rsid="03567657" style:font-style-asian="italic" style:font-style-complex="italic"/>
    </style:style>
    <style:style style:name="T53" style:family="text">
      <style:text-properties fo:font-style="italic" officeooo:rsid="035824df" style:font-style-asian="italic" style:font-style-complex="italic"/>
    </style:style>
    <style:style style:name="T54" style:family="text">
      <style:text-properties fo:font-style="italic" officeooo:rsid="03590e63" style:font-style-asian="italic" style:font-style-complex="italic"/>
    </style:style>
    <style:style style:name="T55" style:family="text">
      <style:text-properties fo:font-style="italic" officeooo:rsid="035932d9" style:font-style-asian="italic" style:font-style-complex="italic"/>
    </style:style>
    <style:style style:name="T56" style:family="text">
      <style:text-properties fo:font-style="italic" officeooo:rsid="035969c7" style:font-style-asian="italic" style:font-style-complex="italic"/>
    </style:style>
    <style:style style:name="T57" style:family="text">
      <style:text-properties fo:font-style="italic" officeooo:rsid="035f0fbd" style:font-style-asian="italic" style:font-style-complex="italic"/>
    </style:style>
    <style:style style:name="T58" style:family="text">
      <style:text-properties fo:font-style="italic" officeooo:rsid="0361b140" style:font-style-asian="italic" style:font-style-complex="italic"/>
    </style:style>
    <style:style style:name="T59" style:family="text">
      <style:text-properties fo:font-style="italic" officeooo:rsid="036589c1" style:font-style-asian="italic" style:font-style-complex="italic"/>
    </style:style>
    <style:style style:name="T60" style:family="text">
      <style:text-properties fo:font-style="italic" officeooo:rsid="0366d651" style:font-style-asian="italic" style:font-style-complex="italic"/>
    </style:style>
    <style:style style:name="T61" style:family="text">
      <style:text-properties fo:font-style="italic" officeooo:rsid="0381f1ea" style:font-style-asian="italic" style:font-style-complex="italic"/>
    </style:style>
    <style:style style:name="T62" style:family="text">
      <style:text-properties fo:font-style="italic" officeooo:rsid="0384bf45" style:font-style-asian="italic" style:font-style-complex="italic"/>
    </style:style>
    <style:style style:name="T63" style:family="text">
      <style:text-properties fo:font-style="italic" officeooo:rsid="0387e27c" style:font-style-asian="italic" style:font-style-complex="italic"/>
    </style:style>
    <style:style style:name="T64" style:family="text">
      <style:text-properties fo:font-style="italic" officeooo:rsid="0336de31" style:font-style-asian="italic" style:font-style-complex="italic"/>
    </style:style>
    <style:style style:name="T65" style:family="text">
      <style:text-properties fo:font-style="italic" officeooo:rsid="038da2b9" style:font-style-asian="italic" style:font-style-complex="italic"/>
    </style:style>
    <style:style style:name="T66" style:family="text">
      <style:text-properties fo:font-style="italic" officeooo:rsid="03908966" style:font-style-asian="italic" style:font-style-complex="italic"/>
    </style:style>
    <style:style style:name="T67" style:family="text">
      <style:text-properties fo:font-style="italic" officeooo:rsid="03941e96" style:font-style-asian="italic" style:font-style-complex="italic"/>
    </style:style>
    <style:style style:name="T68" style:family="text">
      <style:text-properties fo:font-style="italic" officeooo:rsid="039798ad" style:font-style-asian="italic" style:font-style-complex="italic"/>
    </style:style>
    <style:style style:name="T69" style:family="text">
      <style:text-properties fo:font-style="italic" officeooo:rsid="039922b1" style:font-style-asian="italic" style:font-style-complex="italic"/>
    </style:style>
    <style:style style:name="T70" style:family="text">
      <style:text-properties fo:font-style="italic" officeooo:rsid="03a1c75d" style:font-style-asian="italic" style:font-style-complex="italic"/>
    </style:style>
    <style:style style:name="T71" style:family="text">
      <style:text-properties fo:font-style="italic" officeooo:rsid="03a20175" style:font-style-asian="italic" style:font-style-complex="italic"/>
    </style:style>
    <style:style style:name="T72" style:family="text">
      <style:text-properties fo:font-style="italic" officeooo:rsid="03a33f14" style:font-style-asian="italic" style:font-style-complex="italic"/>
    </style:style>
    <style:style style:name="T73" style:family="text">
      <style:text-properties fo:font-style="italic" officeooo:rsid="03a6ddb9" style:font-style-asian="italic" style:font-style-complex="italic"/>
    </style:style>
    <style:style style:name="T74" style:family="text">
      <style:text-properties fo:font-style="italic" officeooo:rsid="03abe694" style:font-style-asian="italic" style:font-style-complex="italic"/>
    </style:style>
    <style:style style:name="T75" style:family="text">
      <style:text-properties fo:font-style="italic" officeooo:rsid="03afc0bf" style:font-style-asian="italic" style:font-style-complex="italic"/>
    </style:style>
    <style:style style:name="T76" style:family="text">
      <style:text-properties fo:font-style="italic" officeooo:rsid="03b3c5b0" style:font-style-asian="italic" style:font-style-complex="italic"/>
    </style:style>
    <style:style style:name="T77" style:family="text">
      <style:text-properties fo:font-style="italic" officeooo:rsid="03b4e7c1" style:font-style-asian="italic" style:font-style-complex="italic"/>
    </style:style>
    <style:style style:name="T78" style:family="text">
      <style:text-properties fo:font-style="italic" officeooo:rsid="03c090b6" style:font-style-asian="italic" style:font-style-complex="italic"/>
    </style:style>
    <style:style style:name="T79" style:family="text">
      <style:text-properties fo:font-style="italic" officeooo:rsid="03d081be" style:font-style-asian="italic" style:font-style-complex="italic"/>
    </style:style>
    <style:style style:name="T80" style:family="text">
      <style:text-properties fo:font-style="italic" style:text-underline-style="none" officeooo:rsid="03a426e7" style:font-style-asian="italic" style:font-style-complex="italic"/>
    </style:style>
    <style:style style:name="T81" style:family="text">
      <style:text-properties officeooo:rsid="03312a77"/>
    </style:style>
    <style:style style:name="T82" style:family="text">
      <style:text-properties officeooo:rsid="0331fc32"/>
    </style:style>
    <style:style style:name="T83" style:family="text">
      <style:text-properties officeooo:rsid="03331300"/>
    </style:style>
    <style:style style:name="T84" style:family="text">
      <style:text-properties officeooo:rsid="0333c77b"/>
    </style:style>
    <style:style style:name="T85" style:family="text">
      <style:text-properties officeooo:rsid="03355ccf"/>
    </style:style>
    <style:style style:name="T86" style:family="text">
      <style:text-properties officeooo:rsid="03357873"/>
    </style:style>
    <style:style style:name="T87" style:family="text">
      <style:text-properties officeooo:rsid="033630ce"/>
    </style:style>
    <style:style style:name="T88" style:family="text">
      <style:text-properties officeooo:rsid="0336de31"/>
    </style:style>
    <style:style style:name="T89" style:family="text">
      <style:text-properties officeooo:rsid="03385dbc"/>
    </style:style>
    <style:style style:name="T90" style:family="text">
      <style:text-properties officeooo:rsid="033ab338"/>
    </style:style>
    <style:style style:name="T91" style:family="text">
      <style:text-properties officeooo:rsid="033b9e87"/>
    </style:style>
    <style:style style:name="T92" style:family="text">
      <style:text-properties officeooo:rsid="033bdb0e"/>
    </style:style>
    <style:style style:name="T93" style:family="text">
      <style:text-properties officeooo:rsid="033d8ff0"/>
    </style:style>
    <style:style style:name="T94" style:family="text">
      <style:text-properties officeooo:rsid="033e1e18"/>
    </style:style>
    <style:style style:name="T95" style:family="text">
      <style:text-properties officeooo:rsid="033f82e0"/>
    </style:style>
    <style:style style:name="T96" style:family="text">
      <style:text-properties officeooo:rsid="03409274"/>
    </style:style>
    <style:style style:name="T97" style:family="text">
      <style:text-properties officeooo:rsid="034119a3"/>
    </style:style>
    <style:style style:name="T98" style:family="text">
      <style:text-properties officeooo:rsid="0342b2ea"/>
    </style:style>
    <style:style style:name="T99" style:family="text">
      <style:text-properties officeooo:rsid="03441daa"/>
    </style:style>
    <style:style style:name="T100" style:family="text">
      <style:text-properties officeooo:rsid="0345f07b"/>
    </style:style>
    <style:style style:name="T101" style:family="text">
      <style:text-properties officeooo:rsid="03462f4e"/>
    </style:style>
    <style:style style:name="T102" style:family="text">
      <style:text-properties fo:font-weight="bold" officeooo:rsid="033630ce" style:font-weight-asian="bold" style:font-weight-complex="bold"/>
    </style:style>
    <style:style style:name="T103" style:family="text">
      <style:text-properties fo:font-weight="bold" officeooo:rsid="034a5976" style:font-weight-asian="bold" style:font-weight-complex="bold"/>
    </style:style>
    <style:style style:name="T104" style:family="text">
      <style:text-properties fo:font-weight="bold" officeooo:rsid="03a97f45" style:font-weight-asian="bold" style:font-weight-complex="bold"/>
    </style:style>
    <style:style style:name="T105" style:family="text">
      <style:text-properties fo:font-weight="bold" officeooo:rsid="032d16f2" style:font-weight-asian="bold" style:font-weight-complex="bold"/>
    </style:style>
    <style:style style:name="T106" style:family="text">
      <style:text-properties fo:font-weight="bold" officeooo:rsid="035969c7" style:font-weight-asian="bold" style:font-weight-complex="bold"/>
    </style:style>
    <style:style style:name="T107" style:family="text">
      <style:text-properties fo:font-weight="bold" officeooo:rsid="03e439fb" style:font-weight-asian="bold" style:font-weight-complex="bold"/>
    </style:style>
    <style:style style:name="T108" style:family="text">
      <style:text-properties fo:font-weight="bold" officeooo:rsid="0336de31" style:font-weight-asian="bold" style:font-weight-complex="bold"/>
    </style:style>
    <style:style style:name="T109" style:family="text">
      <style:text-properties fo:font-weight="bold" officeooo:rsid="03331300" fo:background-color="#ffff00" loext:char-shading-value="0" style:font-weight-asian="bold" style:font-weight-complex="bold"/>
    </style:style>
    <style:style style:name="T110" style:family="text">
      <style:text-properties officeooo:rsid="03481a3d"/>
    </style:style>
    <style:style style:name="T111" style:family="text">
      <style:text-properties officeooo:rsid="034a0b75"/>
    </style:style>
    <style:style style:name="T112" style:family="text">
      <style:text-properties officeooo:rsid="034a5976"/>
    </style:style>
    <style:style style:name="T113" style:family="text">
      <style:text-properties officeooo:rsid="034aa6ec"/>
    </style:style>
    <style:style style:name="T114" style:family="text">
      <style:text-properties officeooo:rsid="034b6826"/>
    </style:style>
    <style:style style:name="T115" style:family="text">
      <style:text-properties officeooo:rsid="034c7e69"/>
    </style:style>
    <style:style style:name="T116" style:family="text">
      <style:text-properties officeooo:rsid="034df8a9"/>
    </style:style>
    <style:style style:name="T117" style:family="text">
      <style:text-properties officeooo:rsid="034f6d5a"/>
    </style:style>
    <style:style style:name="T118" style:family="text">
      <style:text-properties officeooo:rsid="03519793"/>
    </style:style>
    <style:style style:name="T119" style:family="text">
      <style:text-properties officeooo:rsid="03529460"/>
    </style:style>
    <style:style style:name="T120" style:family="text">
      <style:text-properties officeooo:rsid="0354d530"/>
    </style:style>
    <style:style style:name="T121" style:family="text">
      <style:text-properties officeooo:rsid="03567657"/>
    </style:style>
    <style:style style:name="T122" style:family="text">
      <style:text-properties style:text-underline-style="none" officeooo:rsid="03567657"/>
    </style:style>
    <style:style style:name="T123" style:family="text">
      <style:text-properties style:text-underline-style="none" officeooo:rsid="0366d651"/>
    </style:style>
    <style:style style:name="T124" style:family="text">
      <style:text-properties style:text-underline-style="none" officeooo:rsid="038b3af0"/>
    </style:style>
    <style:style style:name="T125" style:family="text">
      <style:text-properties style:text-underline-style="none" officeooo:rsid="03a426e7"/>
    </style:style>
    <style:style style:name="T126" style:family="text">
      <style:text-properties style:text-underline-style="none" officeooo:rsid="03aaae8f"/>
    </style:style>
    <style:style style:name="T127" style:family="text">
      <style:text-properties style:text-underline-style="none" officeooo:rsid="03afc0bf"/>
    </style:style>
    <style:style style:name="T128" style:family="text">
      <style:text-properties style:text-underline-style="none" officeooo:rsid="03b6437c"/>
    </style:style>
    <style:style style:name="T129" style:family="text">
      <style:text-properties style:text-underline-style="none" officeooo:rsid="034c7e69"/>
    </style:style>
    <style:style style:name="T130" style:family="text">
      <style:text-properties style:text-underline-style="none" officeooo:rsid="03e01384"/>
    </style:style>
    <style:style style:name="T131" style:family="text">
      <style:text-properties style:text-underline-style="none" officeooo:rsid="03ed7e23"/>
    </style:style>
    <style:style style:name="T132" style:family="text">
      <style:text-properties officeooo:rsid="0357bd3d"/>
    </style:style>
    <style:style style:name="T133" style:family="text">
      <style:text-properties officeooo:rsid="035824df"/>
    </style:style>
    <style:style style:name="T134" style:family="text">
      <style:text-properties officeooo:rsid="03590e63"/>
    </style:style>
    <style:style style:name="T135" style:family="text">
      <style:text-properties officeooo:rsid="035969c7"/>
    </style:style>
    <style:style style:name="T136" style:family="text">
      <style:text-properties officeooo:rsid="035b126c"/>
    </style:style>
    <style:style style:name="T137" style:family="text">
      <style:text-properties officeooo:rsid="035bf16c"/>
    </style:style>
    <style:style style:name="T138" style:family="text">
      <style:text-properties officeooo:rsid="035db7d5"/>
    </style:style>
    <style:style style:name="T139" style:family="text">
      <style:text-properties officeooo:rsid="035f0fbd"/>
    </style:style>
    <style:style style:name="T140" style:family="text">
      <style:text-properties officeooo:rsid="035f10d3"/>
    </style:style>
    <style:style style:name="T141" style:family="text">
      <style:text-properties officeooo:rsid="03614e74"/>
    </style:style>
    <style:style style:name="T142" style:family="text">
      <style:text-properties officeooo:rsid="0361b140"/>
    </style:style>
    <style:style style:name="T143" style:family="text">
      <style:text-properties officeooo:rsid="0363190c"/>
    </style:style>
    <style:style style:name="T144" style:family="text">
      <style:text-properties officeooo:rsid="0363c678"/>
    </style:style>
    <style:style style:name="T145" style:family="text">
      <style:text-properties officeooo:rsid="036589c1"/>
    </style:style>
    <style:style style:name="T146" style:family="text">
      <style:text-properties officeooo:rsid="0366d651"/>
    </style:style>
    <style:style style:name="T147" style:family="text">
      <style:text-properties officeooo:rsid="0367b393"/>
    </style:style>
    <style:style style:name="T148" style:family="text">
      <style:text-properties officeooo:rsid="036880a0"/>
    </style:style>
    <style:style style:name="T149" style:family="text">
      <style:text-properties officeooo:rsid="036a7b8a"/>
    </style:style>
    <style:style style:name="T150" style:family="text">
      <style:text-properties officeooo:rsid="036acc1f"/>
    </style:style>
    <style:style style:name="T151" style:family="text">
      <style:text-properties officeooo:rsid="036b1aba"/>
    </style:style>
    <style:style style:name="T152" style:family="text">
      <style:text-properties officeooo:rsid="036bc2d5"/>
    </style:style>
    <style:style style:name="T153" style:family="text">
      <style:text-properties officeooo:rsid="036d9030"/>
    </style:style>
    <style:style style:name="T154" style:family="text">
      <style:text-properties officeooo:rsid="036dbc57"/>
    </style:style>
    <style:style style:name="T155" style:family="text">
      <style:text-properties officeooo:rsid="03714126"/>
    </style:style>
    <style:style style:name="T156" style:family="text">
      <style:text-properties officeooo:rsid="03732524"/>
    </style:style>
    <style:style style:name="T157" style:family="text">
      <style:text-properties officeooo:rsid="03745d10"/>
    </style:style>
    <style:style style:name="T158" style:family="text">
      <style:text-properties officeooo:rsid="0375d4fc"/>
    </style:style>
    <style:style style:name="T159" style:family="text">
      <style:text-properties officeooo:rsid="0379a4d7"/>
    </style:style>
    <style:style style:name="T160" style:family="text">
      <style:text-properties officeooo:rsid="037aa8d4"/>
    </style:style>
    <style:style style:name="T161" style:family="text">
      <style:text-properties officeooo:rsid="037b7a6b"/>
    </style:style>
    <style:style style:name="T162" style:family="text">
      <style:text-properties officeooo:rsid="037b9b7e"/>
    </style:style>
    <style:style style:name="T163" style:family="text">
      <style:text-properties officeooo:rsid="037c48ba"/>
    </style:style>
    <style:style style:name="T164" style:family="text">
      <style:text-properties officeooo:rsid="037e823a"/>
    </style:style>
    <style:style style:name="T165" style:family="text">
      <style:text-properties officeooo:rsid="038023ca"/>
    </style:style>
    <style:style style:name="T166" style:family="text">
      <style:text-properties officeooo:rsid="035932d9"/>
    </style:style>
    <style:style style:name="T167" style:family="text">
      <style:text-properties officeooo:rsid="03809e34"/>
    </style:style>
    <style:style style:name="T168" style:family="text">
      <style:text-properties officeooo:rsid="0381f1ea"/>
    </style:style>
    <style:style style:name="T169" style:family="text">
      <style:text-properties officeooo:rsid="0382a7b4"/>
    </style:style>
    <style:style style:name="T170" style:family="text">
      <style:text-properties officeooo:rsid="038328ad"/>
    </style:style>
    <style:style style:name="T171" style:family="text">
      <style:text-properties officeooo:rsid="0384aecc"/>
    </style:style>
    <style:style style:name="T172" style:family="text">
      <style:text-properties officeooo:rsid="0384bf45"/>
    </style:style>
    <style:style style:name="T173" style:family="text">
      <style:text-properties officeooo:rsid="038517ed"/>
    </style:style>
    <style:style style:name="T174" style:family="text">
      <style:text-properties officeooo:rsid="0387e27c"/>
    </style:style>
    <style:style style:name="T175" style:family="text">
      <style:text-properties officeooo:rsid="03897a39"/>
    </style:style>
    <style:style style:name="T176" style:family="text">
      <style:text-properties officeooo:rsid="038b3af0"/>
    </style:style>
    <style:style style:name="T177" style:family="text">
      <style:text-properties officeooo:rsid="038bf4f0"/>
    </style:style>
    <style:style style:name="T178" style:family="text">
      <style:text-properties officeooo:rsid="038da2b9"/>
    </style:style>
    <style:style style:name="T179" style:family="text">
      <style:text-properties officeooo:rsid="038e83f7"/>
    </style:style>
    <style:style style:name="T180" style:family="text">
      <style:text-properties officeooo:rsid="038f5271"/>
    </style:style>
    <style:style style:name="T181" style:family="text">
      <style:text-properties officeooo:rsid="03908966"/>
    </style:style>
    <style:style style:name="T182" style:family="text">
      <style:text-properties officeooo:rsid="0390d0bd"/>
    </style:style>
    <style:style style:name="T183" style:family="text">
      <style:text-properties officeooo:rsid="0391df2b"/>
    </style:style>
    <style:style style:name="T184" style:family="text">
      <style:text-properties officeooo:rsid="03941e96"/>
    </style:style>
    <style:style style:name="T185" style:family="text">
      <style:text-properties officeooo:rsid="0395496a"/>
    </style:style>
    <style:style style:name="T186" style:family="text">
      <style:text-properties officeooo:rsid="03972873"/>
    </style:style>
    <style:style style:name="T187" style:family="text">
      <style:text-properties officeooo:rsid="039798ad"/>
    </style:style>
    <style:style style:name="T188" style:family="text">
      <style:text-properties officeooo:rsid="039922b1"/>
    </style:style>
    <style:style style:name="T189" style:family="text">
      <style:text-properties officeooo:rsid="039c0511"/>
    </style:style>
    <style:style style:name="T190" style:family="text">
      <style:text-properties officeooo:rsid="039dbf4c"/>
    </style:style>
    <style:style style:name="T191" style:family="text">
      <style:text-properties officeooo:rsid="039e13d5"/>
    </style:style>
    <style:style style:name="T192" style:family="text">
      <style:text-properties officeooo:rsid="039f08d4"/>
    </style:style>
    <style:style style:name="T193" style:family="text">
      <style:text-properties officeooo:rsid="03a1c75d"/>
    </style:style>
    <style:style style:name="T194" style:family="text">
      <style:text-properties officeooo:rsid="03a20175"/>
    </style:style>
    <style:style style:name="T195" style:family="text">
      <style:text-properties officeooo:rsid="03a33f14"/>
    </style:style>
    <style:style style:name="T196" style:family="text">
      <style:text-properties officeooo:rsid="03a426e7"/>
    </style:style>
    <style:style style:name="T197" style:family="text">
      <style:text-properties officeooo:rsid="03a5b0a4"/>
    </style:style>
    <style:style style:name="T198" style:family="text">
      <style:text-properties officeooo:rsid="03a6ddb9"/>
    </style:style>
    <style:style style:name="T199" style:family="text">
      <style:text-properties officeooo:rsid="03a83ff7"/>
    </style:style>
    <style:style style:name="T200" style:family="text">
      <style:text-properties officeooo:rsid="03a97f45"/>
    </style:style>
    <style:style style:name="T201" style:family="text">
      <style:text-properties officeooo:rsid="03aaae8f"/>
    </style:style>
    <style:style style:name="T202" style:family="text">
      <style:text-properties officeooo:rsid="03abe694"/>
    </style:style>
    <style:style style:name="T203" style:family="text">
      <style:text-properties officeooo:rsid="03aca4c6"/>
    </style:style>
    <style:style style:name="T204" style:family="text">
      <style:text-properties officeooo:rsid="03afc0bf"/>
    </style:style>
    <style:style style:name="T205" style:family="text">
      <style:text-properties officeooo:rsid="03b27320"/>
    </style:style>
    <style:style style:name="T206" style:family="text">
      <style:text-properties officeooo:rsid="03b3c5b0"/>
    </style:style>
    <style:style style:name="T207" style:family="text">
      <style:text-properties officeooo:rsid="03b4e7c1"/>
    </style:style>
    <style:style style:name="T208" style:family="text">
      <style:text-properties officeooo:rsid="03b970c4"/>
    </style:style>
    <style:style style:name="T209" style:family="text">
      <style:text-properties officeooo:rsid="03ba3125"/>
    </style:style>
    <style:style style:name="T210" style:family="text">
      <style:text-properties officeooo:rsid="03bc29a7"/>
    </style:style>
    <style:style style:name="T211" style:family="text">
      <style:text-properties officeooo:rsid="03c39349"/>
    </style:style>
    <style:style style:name="T212" style:family="text">
      <style:text-properties officeooo:rsid="03c7b20a"/>
    </style:style>
    <style:style style:name="T213" style:family="text">
      <style:text-properties officeooo:rsid="03c99241"/>
    </style:style>
    <style:style style:name="T214" style:family="text">
      <style:text-properties officeooo:rsid="03c9ae54"/>
    </style:style>
    <style:style style:name="T215" style:family="text">
      <style:text-properties officeooo:rsid="03caf4a2"/>
    </style:style>
    <style:style style:name="T216" style:family="text">
      <style:text-properties officeooo:rsid="03cf5cdd"/>
    </style:style>
    <style:style style:name="T217" style:family="text">
      <style:text-properties officeooo:rsid="03d081be"/>
    </style:style>
    <style:style style:name="T218" style:family="text">
      <style:text-properties officeooo:rsid="03d61aa0"/>
    </style:style>
    <style:style style:name="T219" style:family="text">
      <style:text-properties officeooo:rsid="03dce409"/>
    </style:style>
    <style:style style:name="T220" style:family="text">
      <style:text-properties officeooo:rsid="03dece06"/>
    </style:style>
    <style:style style:name="T221" style:family="text">
      <style:text-properties officeooo:rsid="03e01384"/>
    </style:style>
    <style:style style:name="T222" style:family="text">
      <style:text-properties officeooo:rsid="03e1c620"/>
    </style:style>
    <style:style style:name="T223" style:family="text">
      <style:text-properties officeooo:rsid="03e439fb"/>
    </style:style>
    <style:style style:name="T224" style:family="text">
      <style:text-properties officeooo:rsid="03e55a85"/>
    </style:style>
    <style:style style:name="T225" style:family="text">
      <style:text-properties officeooo:rsid="03e6bad6"/>
    </style:style>
    <style:style style:name="T226" style:family="text">
      <style:text-properties officeooo:rsid="03e8a5ec"/>
    </style:style>
    <style:style style:name="T227" style:family="text">
      <style:text-properties officeooo:rsid="03e96452"/>
    </style:style>
    <style:style style:name="T228" style:family="text">
      <style:text-properties officeooo:rsid="03eac821"/>
    </style:style>
    <style:style style:name="T229" style:family="text">
      <style:text-properties officeooo:rsid="03ec6bbf"/>
    </style:style>
    <style:style style:name="T230" style:family="text">
      <style:text-properties officeooo:rsid="03ed7e23"/>
    </style:style>
    <style:style style:name="T231" style:family="text">
      <style:text-properties officeooo:rsid="03eea38a"/>
    </style:style>
    <style:style style:name="T232" style:family="text">
      <style:text-properties officeooo:rsid="03f02336"/>
    </style:style>
    <style:style style:name="T233" style:family="text">
      <style:text-properties officeooo:rsid="03f1de14"/>
    </style:style>
    <style:style style:name="T234" style:family="text">
      <style:text-properties officeooo:rsid="03f23233"/>
    </style:style>
    <style:style style:name="T235" style:family="text">
      <style:text-properties officeooo:rsid="03fa5c60"/>
    </style:style>
    <style:style style:name="T236" style:family="text">
      <style:text-properties officeooo:rsid="03ffcc81"/>
    </style:style>
    <style:style style:name="T237" style:family="text">
      <style:text-properties officeooo:rsid="03331300" fo:background-color="#ffff00" loext:char-shading-value="0"/>
    </style:style>
    <style:style style:name="T238" style:family="text">
      <style:text-properties officeooo:rsid="03331300"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4423</text:p>
          </table:table-cell>
          <table:table-cell table:style-name="Table1.A1" office:value-type="string">
            <text:p text:style-name="P13">Au port fut venue la neif</text:p>
          </table:table-cell>
          <table:table-cell table:style-name="Table1.C1" office:value-type="string">
            <text:p text:style-name="P192">B<text:span text:style-name="T135">EM</text:span>] ...est… <text:s/><text:span text:style-name="T152">G] ...sont uenu a la nes <text:s/>K] ...furent uenu le nes</text:span></text:p>
          </table:table-cell>
        </table:table-row>
        <table:table-row>
          <table:table-cell table:style-name="Table1.A2" office:value-type="string">
            <text:p text:style-name="P4">4424</text:p>
          </table:table-cell>
          <table:table-cell table:style-name="Table1.A2" office:value-type="string">
            <text:p text:style-name="P13">Toz les chevalx ont fors getez</text:p>
          </table:table-cell>
          <table:table-cell table:style-name="Table1.C2" office:value-type="string">
            <text:p text:style-name="P100">A] ...nont… <text:s/><text:span text:style-name="T135">E] ...sont...</text:span></text:p>
          </table:table-cell>
        </table:table-row>
        <table:table-row>
          <table:table-cell table:style-name="Table1.A2" office:value-type="string">
            <text:p text:style-name="P4">4425</text:p>
          </table:table-cell>
          <table:table-cell table:style-name="Table1.A2" office:value-type="string">
            <text:p text:style-name="P13">Les somiers et tot le hernois</text:p>
          </table:table-cell>
          <table:table-cell table:style-name="Table1.C2" office:value-type="string">
            <text:p text:style-name="P71">A<text:span text:style-name="T152">GIKLMT</text:span>] Et <text:span text:style-name="T182">(IK E)</text:span> les...touz <text:span text:style-name="T152">(G tut, I tos, KLT tot, M tout)</text:span>… <text:span text:style-name="T115">DH2] Et les...et le (H2 les)… <text:s/>W] ...leurs...</text:span></text:p>
          </table:table-cell>
        </table:table-row>
        <table:table-row>
          <table:table-cell table:style-name="Table1.A2" office:value-type="string">
            <text:p text:style-name="P4">4426</text:p>
          </table:table-cell>
          <table:table-cell table:style-name="Table1.A2" office:value-type="string">
            <text:p text:style-name="P13">En ont fors jetié (H fait geteir) el gravoi</text:p>
          </table:table-cell>
          <table:table-cell table:style-name="Table1.C2" office:value-type="string">
            <text:p text:style-name="P102">A] Et non… <text:s/><text:span text:style-name="T90">B] Ont fait amener… <text:s/>DM] ...ou (M V) greuoi (M grauoi) <text:s/>E] ...ont gete hors el… <text:s/>G] En ont hete… <text:s/>H2] ...tout gete en grauois</text:span></text:p>
          </table:table-cell>
        </table:table-row>
        <table:table-row>
          <table:table-cell table:style-name="Table1.A2" office:value-type="string">
            <text:p text:style-name="P4">4427</text:p>
          </table:table-cell>
          <table:table-cell table:style-name="Table1.A2" office:value-type="string">
            <text:p text:style-name="P13">Li prinses et sui compaignon</text:p>
          </table:table-cell>
          <table:table-cell table:style-name="Table1.C2" office:value-type="string">
            <text:p text:style-name="P208">W] ...les...</text:p>
          </table:table-cell>
        </table:table-row>
        <table:table-row>
          <table:table-cell table:style-name="Table1.A2" office:value-type="string">
            <text:p text:style-name="P4">4428</text:p>
          </table:table-cell>
          <table:table-cell table:style-name="Table1.A2" office:value-type="string">
            <text:p text:style-name="P13">En saillirent (H issirent) fors el sablon</text:p>
          </table:table-cell>
          <table:table-cell table:style-name="Table1.C2" office:value-type="string">
            <text:p text:style-name="P192">B<text:span text:style-name="T115">DE</text:span>] Sen isserent...<text:span text:style-name="T115">(D ou)… <text:s/>H2] Sen issirent tuit en.. <text:s/>I] Saillent toit… <text:s/>K] E salerent… <text:s/>M] Eissirent hors v...</text:span></text:p>
          </table:table-cell>
        </table:table-row>
        <table:table-row>
          <table:table-cell table:style-name="Table1.A2" office:value-type="string">
            <text:p text:style-name="P4">4429</text:p>
          </table:table-cell>
          <table:table-cell table:style-name="Table1.A2" office:value-type="string">
            <text:p text:style-name="P14">Joste la mer ens el gravier</text:p>
          </table:table-cell>
          <table:table-cell table:style-name="Table1.C2" office:value-type="string">
            <text:p text:style-name="P102">A<text:span text:style-name="T182">IKW</text:span>] ...par le <text:span text:style-name="T225">(K li)</text:span>… <text:s/><text:span text:style-name="T90">BDEH2LMT] ...</text:span><text:span text:style-name="T43">per</text:span><text:span text:style-name="T90"> le… <text:s/>G] ...por le mer</text:span></text:p>
          </table:table-cell>
        </table:table-row>
        <table:table-row>
          <table:table-cell table:style-name="Table1.A2" office:value-type="string">
            <text:p text:style-name="P4">4430</text:p>
          </table:table-cell>
          <table:table-cell table:style-name="Table1.A2" office:value-type="string">
            <text:p text:style-name="P14">Se de(s)duient li chevelier</text:p>
          </table:table-cell>
          <table:table-cell table:style-name="Table1.C2" office:value-type="string">
            <text:p text:style-name="P316">W] ---</text:p>
            <text:p text:style-name="P314">A] ...desdruitrent… <text:span text:style-name="T115">DH2] Sen issirent… <text:s/>L] ...desduisoient… <text:s/>M] ...deduistrent...</text:span></text:p>
          </table:table-cell>
        </table:table-row>
        <table:table-row>
          <table:table-cell table:style-name="Table1.A2" office:value-type="string">
            <text:p text:style-name="P5">443<text:span text:style-name="T1">1</text:span></text:p>
          </table:table-cell>
          <table:table-cell table:style-name="Table1.A2" office:value-type="string">
            <text:p text:style-name="P14">Li Povres Perdus les veoit</text:p>
          </table:table-cell>
          <table:table-cell table:style-name="Table1.C2" office:value-type="string">
            <text:p text:style-name="P297">W] ---</text:p>
            <text:p text:style-name="P151">B<text:span text:style-name="T168">H2</text:span>] Quant li… <text:s/><text:span text:style-name="T153">G] Les...</text:span></text:p>
          </table:table-cell>
        </table:table-row>
        <table:table-row>
          <table:table-cell table:style-name="Table1.A2" office:value-type="string">
            <text:p text:style-name="P5">443<text:span text:style-name="T1">2</text:span></text:p>
          </table:table-cell>
          <table:table-cell table:style-name="Table1.A2" office:value-type="string">
            <text:p text:style-name="P14">En son cuer forment li plaissoit <text:span text:style-name="T6">(H les prisoit)</text:span></text:p>
          </table:table-cell>
          <table:table-cell table:style-name="Table1.C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">443<text:span text:style-name="T1">3</text:span></text:p>
          </table:table-cell>
          <table:table-cell table:style-name="Table1.A2" office:value-type="string">
            <text:p text:style-name="P14">De lor de(s)duit avoit envie</text:p>
          </table:table-cell>
          <table:table-cell table:style-name="Table1.C2" office:value-type="string">
            <text:p text:style-name="P312"/>
          </table:table-cell>
        </table:table-row>
        <table:table-row>
          <table:table-cell table:style-name="Table1.A2" office:value-type="string">
            <text:p text:style-name="P5">443<text:span text:style-name="T1">4</text:span></text:p>
          </table:table-cell>
          <table:table-cell table:style-name="Table1.A2" office:value-type="string">
            <text:p text:style-name="P14">De la joie son duel oblie</text:p>
          </table:table-cell>
          <table:table-cell table:style-name="Table1.C2" office:value-type="string">
            <text:p text:style-name="P313">A<text:span text:style-name="T90">BDEGIKLTW</text:span>] Pour <text:span text:style-name="T90">(B </text:span><text:span text:style-name="T43">Por,</text:span><text:span text:style-name="T90"> DGIK Por, ELT </text:span><text:span text:style-name="T56">Per</text:span><text:span text:style-name="T90">)</text:span> la <text:span text:style-name="T115">(DE lor, W leur)</text:span> ioie <text:span text:style-name="T218">(W joye)</text:span> son <text:span text:style-name="T182">(I sum)</text:span> el <text:span text:style-name="T90">(BDEIT duel, G duol, KL dol, W deul)…</text:span> <text:s/><text:span text:style-name="T168">H2] </text:span><text:span text:style-name="T61">Por</text:span><text:span text:style-name="T168"> ont ioie...</text:span></text:p>
          </table:table-cell>
        </table:table-row>
        <table:table-row>
          <table:table-cell table:style-name="Table1.A2" office:value-type="string">
            <text:p text:style-name="P5">443<text:span text:style-name="T1">5</text:span></text:p>
          </table:table-cell>
          <table:table-cell table:style-name="Table1.A2" office:value-type="string">
            <text:p text:style-name="P15">Vers les cheveliers est meus</text:p>
          </table:table-cell>
          <table:table-cell table:style-name="Table1.C2" office:value-type="string">
            <text:p text:style-name="P315">B<text:span text:style-name="T115">DEGH2MW</text:span>] ...uenus <text:span text:style-name="T135">(DH2 venus, GM uenuz, W venu) </text:span><text:span text:style-name="T106">RIV L</text:span></text:p>
          </table:table-cell>
        </table:table-row>
        <table:table-row>
          <table:table-cell table:style-name="Table1.A2" office:value-type="string">
            <text:p text:style-name="P5">443<text:span text:style-name="T1">6</text:span></text:p>
          </table:table-cell>
          <table:table-cell table:style-name="Table1.A2" office:value-type="string">
            <text:p text:style-name="P15">Sens soulies <text:span text:style-name="T6">(H sollers)</text:span> povrement vestus</text:p>
          </table:table-cell>
          <table:table-cell table:style-name="Table1.C2" office:value-type="string">
            <text:p text:style-name="P170">B] <text:span text:style-name="T91">Tous deschaus et… <text:s/>G] Si fu pourement… <text:s/>H2] Deschaus et...</text:span></text:p>
          </table:table-cell>
        </table:table-row>
        <table:table-row>
          <table:table-cell table:style-name="Table1.A2" office:value-type="string">
            <text:p text:style-name="P5">443<text:span text:style-name="T1">7</text:span></text:p>
          </table:table-cell>
          <table:table-cell table:style-name="Table1.A2" office:value-type="string">
            <text:p text:style-name="P15">A <text:span text:style-name="T6">(H Au)</text:span> port s’en vet a quel que paingne</text:p>
          </table:table-cell>
          <table:table-cell table:style-name="Table1.C2" office:value-type="string">
            <text:p text:style-name="P205">D<text:span text:style-name="T168">H2</text:span>] ---</text:p>
            <text:p text:style-name="P152">B] <text:span text:style-name="T91">Au port en uait a...</text:span></text:p>
          </table:table-cell>
        </table:table-row>
        <table:table-row>
          <table:table-cell table:style-name="Table1.A2" office:value-type="string">
            <text:p text:style-name="P5">443<text:span text:style-name="T1">8</text:span></text:p>
          </table:table-cell>
          <table:table-cell table:style-name="Table1.A2" office:value-type="string">
            <text:p text:style-name="P15">Loing des atres enmi l’araigne</text:p>
          </table:table-cell>
          <table:table-cell table:style-name="Table1.C2" office:value-type="string">
            <text:p text:style-name="P205">D<text:span text:style-name="T168">H2</text:span>] ---</text:p>
            <text:p text:style-name="P139">A<text:span text:style-name="T104">B</text:span><text:span text:style-name="T200">GILMTW</text:span>] ...<text:span text:style-name="T13">uit (D voit, G uoit, W vit) en la roine (I reine, M raine, W rayne) K] ...autres en la reine <text:s/></text:span><text:soft-page-break/><text:span text:style-name="T105">RIV E</text:span></text:p>
          </table:table-cell>
        </table:table-row>
        <table:table-row>
          <table:table-cell table:style-name="Table1.A2" office:value-type="string">
            <text:p text:style-name="P5">443<text:span text:style-name="T1">9</text:span></text:p>
          </table:table-cell>
          <table:table-cell table:style-name="Table1.A2" office:value-type="string">
            <text:p text:style-name="P15">Un damoisel vit qu’an sa main</text:p>
          </table:table-cell>
          <table:table-cell table:style-name="Table1.C2" office:value-type="string">
            <text:p text:style-name="P93">A<text:span text:style-name="T91">BEGIKLMTW</text:span>] ...<text:span text:style-name="T13">damoisel (G damoisiel, I damixel, K damiseus) qui (G que) en (L a)… <text:s/>DH2] ...uallet uit qui...</text:span></text:p>
          </table:table-cell>
        </table:table-row>
        <table:table-row>
          <table:table-cell table:style-name="Table1.A2" office:value-type="string">
            <text:p text:style-name="P6">4440</text:p>
          </table:table-cell>
          <table:table-cell table:style-name="Table1.A2" office:value-type="string">
            <text:p text:style-name="P15">Menoit un cheval <text:span text:style-name="T6">(H destrier)</text:span> sor basain <text:span text:style-name="T6">(H bausain)</text:span></text:p>
          </table:table-cell>
          <table:table-cell table:style-name="Table1.C2" office:value-type="string">
            <text:p text:style-name="P139">A<text:span text:style-name="T135">EH2M</text:span>] ...<text:span text:style-name="T13">par (E </text:span><text:span text:style-name="T56">per</text:span><text:span text:style-name="T135">) le frain <text:s/>B] ...destrier [...]sain <text:s/>D] ...baucain <text:s/>GILT] ...bai (L bay et) bauçain (I bauçant, M bauzain) <text:s text:c="2"/>K] ...bauzain <text:s/>W] Tenoit vng destrier par le frain</text:span></text:p>
          </table:table-cell>
        </table:table-row>
        <table:table-row table:style-name="Table1.19">
          <table:table-cell table:style-name="Table1.A2" office:value-type="string">
            <text:p text:style-name="P6">444<text:span text:style-name="T1">1</text:span></text:p>
          </table:table-cell>
          <table:table-cell table:style-name="Table1.A2" office:value-type="string">
            <text:p text:style-name="P15">Li Povres Perdus le salue</text:p>
          </table:table-cell>
          <table:table-cell table:style-name="Table1.C2" office:value-type="string">
            <text:p text:style-name="P72"/>
          </table:table-cell>
        </table:table-row>
        <table:table-row>
          <table:table-cell table:style-name="Table1.A2" office:value-type="string">
            <text:p text:style-name="P6">444<text:span text:style-name="T1">2</text:span></text:p>
          </table:table-cell>
          <table:table-cell table:style-name="Table1.A2" office:value-type="string">
            <text:p text:style-name="P15">Puels demandet dont est venue</text:p>
          </table:table-cell>
          <table:table-cell table:style-name="Table1.C2" office:value-type="string">
            <text:p text:style-name="P280"/>
          </table:table-cell>
        </table:table-row>
        <table:table-row>
          <table:table-cell table:style-name="Table1.A2" office:value-type="string">
            <text:p text:style-name="P6">444<text:span text:style-name="T1">3</text:span></text:p>
          </table:table-cell>
          <table:table-cell table:style-name="Table1.A2" office:value-type="string">
            <text:p text:style-name="P15">Cele neif et quel gent se sont</text:p>
          </table:table-cell>
          <table:table-cell table:style-name="Table1.C2" office:value-type="string">
            <text:p text:style-name="P93">A<text:span text:style-name="T153">GIKLM</text:span>] ...<text:span text:style-name="T13">o (I e, K ou, M et) quelz (G quel, I queus, K qil, L ques, M quiez) genz (G gent, I gens) i (G ci) sont (I sunt) <text:s/>B] ...il sont <text:s/>DTW] ...i (W y) sont</text:span></text:p>
          </table:table-cell>
        </table:table-row>
        <table:table-row>
          <table:table-cell table:style-name="Table1.A2" office:value-type="string">
            <text:p text:style-name="P6">444<text:span text:style-name="T1">4</text:span></text:p>
          </table:table-cell>
          <table:table-cell table:style-name="Table1.A2" office:value-type="string">
            <text:p text:style-name="P15">Et dont vienent et ou il vont</text:p>
          </table:table-cell>
          <table:table-cell table:style-name="Table1.C2" office:value-type="string">
            <text:p text:style-name="P103">A] <text:span text:style-name="T13">Ou...quels pais iront <text:s/>BDW] Dont il (W ilz)...queil (DW quel) part uont (W vont) G] Ou...quel part iront <text:s/>H2] Dou il… <text:s/>IKL] (K Ou)...quel part i[r&gt;u]ont (L iront) <text:s/>T] Ou...ou quel part iront</text:span></text:p>
          </table:table-cell>
        </table:table-row>
        <table:table-row>
          <table:table-cell table:style-name="Table1.A2" office:value-type="string">
            <text:p text:style-name="P6">444<text:span text:style-name="T1">5</text:span></text:p>
          </table:table-cell>
          <table:table-cell table:style-name="Table1.A2" office:value-type="string">
            <text:p text:style-name="P15">Li damoisiaus ait respondu</text:p>
          </table:table-cell>
          <table:table-cell table:style-name="Table1.C2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6">444<text:span text:style-name="T1">6</text:span></text:p>
          </table:table-cell>
          <table:table-cell table:style-name="Table1.A2" office:value-type="string">
            <text:p text:style-name="P15">Quant son salu li a rendu</text:p>
          </table:table-cell>
          <table:table-cell table:style-name="Table1.C2" office:value-type="string">
            <text:p text:style-name="P93">A<text:span text:style-name="T135">EGIKMW</text:span>] ...ot <text:span text:style-name="T218">(W eut)</text:span>…<text:span text:style-name="T13"> <text:s/>D] ...li ot rendu son salu <text:s/>H2] ...il ont rendu son salu</text:span></text:p>
          </table:table-cell>
        </table:table-row>
        <table:table-row>
          <table:table-cell table:style-name="Table1.A2" office:value-type="string">
            <text:p text:style-name="P6">444<text:span text:style-name="T1">7</text:span></text:p>
          </table:table-cell>
          <table:table-cell table:style-name="Table1.A2" office:value-type="string">
            <text:p text:style-name="P15">Amins icist <text:span text:style-name="T6">(H icil)</text:span> chevelier sont</text:p>
          </table:table-cell>
          <table:table-cell table:style-name="Table1.C2" office:value-type="string">
            <text:p text:style-name="P128">A] ...cil…<text:span text:style-name="T13"> <text:s/>D] ...cil...ci sont <text:s/>E] ...cil...qui sont <text:s/>H2M] ...si (M ci) sont <text:s/>I] ...tut cist… <text:s/>W] ...ses...si sont</text:span></text:p>
          </table:table-cell>
        </table:table-row>
        <table:table-row>
          <table:table-cell table:style-name="Table1.A2" office:value-type="string">
            <text:p text:style-name="P6">444<text:span text:style-name="T1">8</text:span></text:p>
          </table:table-cell>
          <table:table-cell table:style-name="Table1.A2" office:value-type="string">
            <text:p text:style-name="P15">A un riche prince del mont</text:p>
          </table:table-cell>
          <table:table-cell table:style-name="Table1.C2" office:value-type="string">
            <text:p text:style-name="P140">A] <text:span text:style-name="T13">Au riche… <text:s/>T] Ainz... <text:s text:c="2"/>K] ...doutre mont</text:span></text:p>
          </table:table-cell>
        </table:table-row>
        <table:table-row>
          <table:table-cell table:style-name="Table1.A2" office:value-type="string">
            <text:p text:style-name="P6">444<text:span text:style-name="T1">9</text:span></text:p>
          </table:table-cell>
          <table:table-cell table:style-name="Table1.A2" office:value-type="string">
            <text:p text:style-name="P15">Rysus ait nom en atre terre</text:p>
          </table:table-cell>
          <table:table-cell table:style-name="Table1.C2" office:value-type="string">
            <text:p text:style-name="P140">A] ...ot…<text:span text:style-name="T13"> <text:s/>K] ...en nre terre</text:span></text:p>
          </table:table-cell>
        </table:table-row>
        <table:table-row>
          <table:table-cell table:style-name="Table1.A2" office:value-type="string">
            <text:p text:style-name="P6">4450</text:p>
          </table:table-cell>
          <table:table-cell table:style-name="Table1.A2" office:value-type="string">
            <text:p text:style-name="P15">S’en irait por honor conquerre</text:p>
          </table:table-cell>
          <table:table-cell table:style-name="Table1.C2" office:value-type="string">
            <text:p text:style-name="P93">A<text:span text:style-name="T91">BEGIKLMTW</text:span>] ...<text:span text:style-name="T13">ueult (B welt, E veut, G uealt, IT ueut, K uout, L uuelt, W veult) aler (K aller) pour (EGIKT por, L </text:span><text:span text:style-name="T70">per</text:span><text:span text:style-name="T13">) pris… <text:s/>D] Sen ua...a conquerre <text:s/>H2] Sen va tost...\9/querre (2hd)</text:span></text:p>
          </table:table-cell>
        </table:table-row>
        <table:table-row>
          <table:table-cell table:style-name="Table1.A2" office:value-type="string">
            <text:p text:style-name="P6">445<text:span text:style-name="T1">1</text:span></text:p>
          </table:table-cell>
          <table:table-cell table:style-name="Table1.A2" office:value-type="string">
            <text:p text:style-name="P15">Mes sires est de grant parage</text:p>
          </table:table-cell>
          <table:table-cell table:style-name="Table1.C2" office:value-type="string">
            <text:p text:style-name="P205">D] ...de haut...</text:p>
          </table:table-cell>
        </table:table-row>
        <table:table-row>
          <table:table-cell table:style-name="Table1.A2" office:value-type="string">
            <text:p text:style-name="P6">445<text:span text:style-name="T1">2</text:span></text:p>
          </table:table-cell>
          <table:table-cell table:style-name="Table1.A2" office:value-type="string">
            <text:p text:style-name="P15">Calabre tient per <text:span text:style-name="T6">(H par)</text:span> heritaige</text:p>
          </table:table-cell>
          <table:table-cell table:style-name="Table1.C2" office:value-type="string">
            <text:p text:style-name="P82">A<text:span text:style-name="T153">GIKW</text:span>] ...por <text:span text:style-name="T218">(W pour)</text:span>…<text:span text:style-name="T13"> <text:s/>BDH2] ...en...</text:span></text:p>
          </table:table-cell>
        </table:table-row>
        <table:table-row>
          <table:table-cell table:style-name="Table1.A2" office:value-type="string">
            <text:p text:style-name="P6">445<text:span text:style-name="T1">3</text:span></text:p>
          </table:table-cell>
          <table:table-cell table:style-name="Table1.A2" office:value-type="string">
            <text:p text:style-name="P15">A <text:span text:style-name="T6">(H Au)</text:span> roi Phelipon welt aler</text:p>
          </table:table-cell>
          <table:table-cell table:style-name="Table1.C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445<text:span text:style-name="T1">4</text:span></text:p>
          </table:table-cell>
          <table:table-cell table:style-name="Table1.A2" office:value-type="string">
            <text:p text:style-name="P15">Dont vos avez oit parler</text:p>
          </table:table-cell>
          <table:table-cell table:style-name="Table1.C2" office:value-type="string">
            <text:p text:style-name="P45"/>
          </table:table-cell>
        </table:table-row>
        <table:table-row>
          <table:table-cell table:style-name="Table1.A2" office:value-type="string">
            <text:p text:style-name="P6">445<text:span text:style-name="T1">5</text:span></text:p>
          </table:table-cell>
          <table:table-cell table:style-name="Table1.A2" office:value-type="string">
            <text:p text:style-name="P15">A Phelipople por aidier</text:p>
          </table:table-cell>
          <table:table-cell table:style-name="Table1.C2" office:value-type="string">
            <text:p text:style-name="P258">G] ...filipoble… <text:s/><text:span text:style-name="T201">M] ...phelipole… <text:s/>W] en son aye</text:span></text:p>
          </table:table-cell>
        </table:table-row>
        <table:table-row>
          <table:table-cell table:style-name="Table1.A2" office:value-type="string">
            <text:p text:style-name="P6">445<text:span text:style-name="T1">6</text:span></text:p>
          </table:table-cell>
          <table:table-cell table:style-name="Table1.A2" office:value-type="string">
            <text:p text:style-name="P16">Le roi d’Ongrie a guerroier</text:p>
          </table:table-cell>
          <table:table-cell table:style-name="Table1.C2" office:value-type="string">
            <text:p text:style-name="P128">A<text:span text:style-name="T115">DGIKLMT</text:span>] ...<text:span text:style-name="T13">dongrie (I dungrie) guerroier (GLT gueroier, I gheroier, K geroier) <text:s/>B] Ses anemis … <text:s/>W] Pour guerroier le roy dongrie</text:span></text:p>
          </table:table-cell>
        </table:table-row>
        <table:table-row>
          <table:table-cell table:style-name="Table1.A2" office:value-type="string">
            <text:p text:style-name="P6">445<text:span text:style-name="T1">7</text:span></text:p>
          </table:table-cell>
          <table:table-cell table:style-name="Table1.A2" office:value-type="string">
            <text:p text:style-name="P16">Ju oi mon signor conter</text:p>
          </table:table-cell>
          <table:table-cell table:style-name="Table1.C2" office:value-type="string">
            <text:p text:style-name="P280">M] Jaioy… <text:s/></text:p>
          </table:table-cell>
        </table:table-row>
        <text:soft-page-break/>
        <table:table-row>
          <table:table-cell table:style-name="Table1.A2" office:value-type="string">
            <text:p text:style-name="P6">445<text:span text:style-name="T1">8</text:span></text:p>
          </table:table-cell>
          <table:table-cell table:style-name="Table1.A2" office:value-type="string">
            <text:p text:style-name="P16">Qu’il i veloit trois anz ester</text:p>
          </table:table-cell>
          <table:table-cell table:style-name="Table1.C2" office:value-type="string">
            <text:p text:style-name="P140">A<text:span text:style-name="T92">BDEGH2ILT</text:span>] <text:span text:style-name="T13">Qui (BDEGH2ILT Quil) i uoldra (B i volra, DE i voudra, GLT i uoudra, H2 y vourra, I i uodras)… <text:s/>M] Quil vouldra...demorer <text:s/>W] Quil ly veult...demorer <text:s/>K] Qil uoudra...</text:span></text:p>
          </table:table-cell>
        </table:table-row>
        <table:table-row>
          <table:table-cell table:style-name="Table1.A2" office:value-type="string">
            <text:p text:style-name="P6">445<text:span text:style-name="T1">9</text:span></text:p>
          </table:table-cell>
          <table:table-cell table:style-name="Table1.A2" office:value-type="string">
            <text:p text:style-name="P16">Despandre i welt de son avoir</text:p>
          </table:table-cell>
          <table:table-cell table:style-name="Table1.C2" office:value-type="string">
            <text:p text:style-name="P128">A<text:span text:style-name="T92">BEGH2IKLMTW</text:span>] <text:span text:style-name="T92">(B Et) Despendre (LT Despandre) ueult (B i welt, E veut de, G i uealt, I i uout, L uuelt, M i veult, KT i ueut, W il veult) son (H2W de son, I sun)… </text:span></text:p>
          </table:table-cell>
        </table:table-row>
        <table:table-row>
          <table:table-cell table:style-name="Table1.A2" office:value-type="string">
            <text:p text:style-name="P6">4460</text:p>
          </table:table-cell>
          <table:table-cell table:style-name="Table1.A2" office:value-type="string">
            <text:p text:style-name="P16">Por la fille le roi veoir</text:p>
          </table:table-cell>
          <table:table-cell table:style-name="Table1.C2" office:value-type="string">
            <text:p text:style-name="P128">A<text:span text:style-name="T154">GK</text:span>] ...<text:span text:style-name="T13">del (K dou) roi… <text:s/>W] ...la ville du roy...</text:span></text:p>
          </table:table-cell>
        </table:table-row>
        <table:table-row>
          <table:table-cell table:style-name="Table1.A2" office:value-type="string">
            <text:p text:style-name="P6">446<text:span text:style-name="T1">1</text:span></text:p>
          </table:table-cell>
          <table:table-cell table:style-name="Table1.A2" office:value-type="string">
            <text:p text:style-name="P16">Amis dist li Povres Perdus</text:p>
          </table:table-cell>
          <table:table-cell table:style-name="Table1.C2" office:value-type="string">
            <text:p text:style-name="P72">A<text:span text:style-name="T115">DGIKLMTW</text:span>] ...<text:span text:style-name="T13">fait (K feit, M fet)...</text:span></text:p>
          </table:table-cell>
        </table:table-row>
        <table:table-row>
          <table:table-cell table:style-name="Table1.A2" office:value-type="string">
            <text:p text:style-name="P6">446<text:span text:style-name="T1">2</text:span></text:p>
          </table:table-cell>
          <table:table-cell table:style-name="Table1.A2" office:value-type="string">
            <text:p text:style-name="P16">Tes sires est entre ses drus</text:p>
          </table:table-cell>
          <table:table-cell table:style-name="Table1.C2" office:value-type="string">
            <text:p text:style-name="P298">I] ---</text:p>
            <text:p text:style-name="P209">W] ...entre de drus <text:s/>K] Est tes sire...</text:p>
          </table:table-cell>
        </table:table-row>
        <table:table-row>
          <table:table-cell table:style-name="Table1.A2" office:value-type="string">
            <text:p text:style-name="P6">446<text:span text:style-name="T1">3</text:span></text:p>
          </table:table-cell>
          <table:table-cell table:style-name="Table1.A2" office:value-type="string">
            <text:p text:style-name="P16">Je nel conois mostre le moi</text:p>
          </table:table-cell>
          <table:table-cell table:style-name="Table1.C2" office:value-type="string">
            <text:p text:style-name="P128">A] <text:span text:style-name="T13">Ge le… <text:s/>H2L] ...ne… <text:s/>W] Ne le….</text:span></text:p>
          </table:table-cell>
        </table:table-row>
        <table:table-row>
          <table:table-cell table:style-name="Table1.A2" office:value-type="string">
            <text:p text:style-name="P6">446<text:span text:style-name="T1">4</text:span></text:p>
          </table:table-cell>
          <table:table-cell table:style-name="Table1.A2" office:value-type="string">
            <text:p text:style-name="P16">Et cil li a mostré a <text:span text:style-name="T7">(H au)</text:span> doi</text:p>
          </table:table-cell>
          <table:table-cell table:style-name="Table1.C2" office:value-type="string">
            <text:p text:style-name="P140">A<text:span text:style-name="T154">GILT</text:span>] <text:span text:style-name="T13">Cil (G Cel) le li...al (GIL au)… <text:s/>B] ...lui...au… <text:s/>M] Cil… <text:s/>W] Si ly a...au… <text:s/>K] ...il li...au...</text:span></text:p>
          </table:table-cell>
        </table:table-row>
        <table:table-row table:style-name="Table1.43">
          <table:table-cell table:style-name="Table1.A2" office:value-type="string">
            <text:p text:style-name="P6">446<text:span text:style-name="T1">5</text:span></text:p>
          </table:table-cell>
          <table:table-cell table:style-name="Table1.A2" office:value-type="string">
            <text:p text:style-name="P16">Sire veez sel chevelier</text:p>
          </table:table-cell>
          <table:table-cell table:style-name="Table1.C2" office:value-type="string">
            <text:p text:style-name="P128">A] ...ci…<text:span text:style-name="T13"> <text:s/>D] ...ce… <text:s/>W] ...si le...</text:span></text:p>
          </table:table-cell>
        </table:table-row>
        <table:table-row>
          <table:table-cell table:style-name="Table1.A2" office:value-type="string">
            <text:p text:style-name="P6">446<text:span text:style-name="T1">6</text:span></text:p>
          </table:table-cell>
          <table:table-cell table:style-name="Table1.A2" office:value-type="string">
            <text:p text:style-name="P16">Qui welt monter en cel destrier</text:p>
          </table:table-cell>
          <table:table-cell table:style-name="Table1.C2" office:value-type="string">
            <text:p text:style-name="P193">B<text:span text:style-name="T115">DEH2MW</text:span>] ...<text:span text:style-name="T92">sor (M sus, W sur) ce (EH2 cel, w le) destrier <text:s/>GI] Que… <text:s/>K] Qui ueult en cel...</text:span></text:p>
          </table:table-cell>
        </table:table-row>
        <table:table-row>
          <table:table-cell table:style-name="Table1.A2" office:value-type="string">
            <text:p text:style-name="P6">446<text:span text:style-name="T1">7/4521</text:span></text:p>
          </table:table-cell>
          <table:table-cell table:style-name="Table1.A2" office:value-type="string">
            <text:p text:style-name="P16">C’est mes sires car i alez</text:p>
          </table:table-cell>
          <table:table-cell table:style-name="Table1.C2" office:value-type="string">
            <text:p text:style-name="P208">W] ---</text:p>
            <text:p text:style-name="P218">E] ...sires la alez <text:s/><text:span text:style-name="T115">W] ...or i...</text:span></text:p>
          </table:table-cell>
        </table:table-row>
        <table:table-row>
          <table:table-cell table:style-name="Table1.A2" office:value-type="string">
            <text:p text:style-name="P6">446<text:span text:style-name="T1">8</text:span></text:p>
          </table:table-cell>
          <table:table-cell table:style-name="Table1.A2" office:value-type="string">
            <text:p text:style-name="P16">Se de son avoir li querez</text:p>
          </table:table-cell>
          <table:table-cell table:style-name="Table1.C2" office:value-type="string">
            <text:p text:style-name="P208">W] ---</text:p>
            <text:p text:style-name="P300">K] ...uos li qerrez</text:p>
          </table:table-cell>
        </table:table-row>
        <table:table-row>
          <table:table-cell table:style-name="Table1.A2" office:value-type="string">
            <text:p text:style-name="P6">446<text:span text:style-name="T1">9</text:span></text:p>
          </table:table-cell>
          <table:table-cell table:style-name="Table1.A2" office:value-type="string">
            <text:p text:style-name="P16">Il vos en donrait volentiers</text:p>
          </table:table-cell>
          <table:table-cell table:style-name="Table1.C2" office:value-type="string">
            <text:p text:style-name="P208">W] ---</text:p>
            <text:p text:style-name="P217">E<text:span text:style-name="T154">GH2KL</text:span>] ...donra <text:span text:style-name="T169">(H2 donrra)</text:span>...</text:p>
          </table:table-cell>
        </table:table-row>
        <table:table-row>
          <table:table-cell table:style-name="Table1.A2" office:value-type="string">
            <text:p text:style-name="P6">4470</text:p>
          </table:table-cell>
          <table:table-cell table:style-name="Table1.A2" office:value-type="string">
            <text:p text:style-name="P17">Que (H Quae) je croi qu’il vos ait (H est) mestier</text:p>
          </table:table-cell>
          <table:table-cell table:style-name="Table1.C2" office:value-type="string">
            <text:p text:style-name="P208">W] ---</text:p>
            <text:p text:style-name="P104">A<text:span text:style-name="T183">IKLMT</text:span>] <text:span text:style-name="T13">Et (K E) ie...qui (IKL quil)… <text:s/>B] Car… <text:s/>D] Et...soit mestiers <text:s/>E] Et ie croi...est mestiers <text:s/>G] Et...a bien mestiers <text:s/>H2] Et ie cuit...soit...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208">W] ---</text:p>
            <text:p text:style-name="P140">A<text:span text:style-name="T92">BDGH2ILT</text:span>] <text:span text:style-name="T13">Ne (L Et ne) uos (H2 vous) targier (D atargiez, GL targiez, H2 atargies, I targies plus, T targiez pas) de laler (B la aler, G del lalier) <text:s/>E] Del aler ne deuez targier <text:s/>M] De laler frere ne tardier <text:s/>K] Se uos targiez de laler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101">A<text:span text:style-name="T116">BDGH2IKLMT</text:span>] <text:span text:style-name="T13">Quar (DH2M Car, GILT Que) il (K Quil) fet (H2ITW fait, K feit) ses sommiers (G somes, ILT somers, K somier, W somiers) trosser (BH2 trousser, G trosier, IK torser, MT chargier, W troucer) <text:s/>E] Car ses sommiers fait ia charger</text:span></text:p>
          </table:table-cell>
        </table:table-row>
        <text:soft-page-break/>
        <table:table-row>
          <table:table-cell table:style-name="Table1.A2" office:value-type="string">
            <text:p text:style-name="P6">447<text:span text:style-name="T1">1</text:span></text:p>
          </table:table-cell>
          <table:table-cell table:style-name="Table1.A2" office:value-type="string">
            <text:p text:style-name="P17">Demain doit fere grant jornee</text:p>
          </table:table-cell>
          <table:table-cell table:style-name="Table1.C2" office:value-type="string">
            <text:p text:style-name="P148">INV <text:span text:style-name="T12">ABDEGH2IKLMWT] </text:span>Cheuauchier <text:span text:style-name="T212">(T Chiuauchier)</text:span> uelt <text:span text:style-name="T116">(D doit, E veut, GK uealt, H2MW veult, L uuelt, T ueut)</text:span> a la uespree </text:p>
          </table:table-cell>
        </table:table-row>
        <table:table-row>
          <table:table-cell table:style-name="Table1.A2" office:value-type="string">
            <text:p text:style-name="P6">447<text:span text:style-name="T1">2</text:span></text:p>
          </table:table-cell>
          <table:table-cell table:style-name="Table1.A2" office:value-type="string">
            <text:p text:style-name="P17">Chevachier welt a l’avespree</text:p>
          </table:table-cell>
          <table:table-cell table:style-name="Table1.C2" office:value-type="string">
            <text:p text:style-name="P82"><text:span text:style-name="T14">INV </text:span>A<text:span text:style-name="T116">DEGH2IKLMW</text:span>] <text:span text:style-name="T14">Demain doit (E veut, H2 veult) fere (EH2ILW faire) grant iornee (H2 iournee, M faire iournee) <text:s/>B] Car demain a trop grant iournee <text:s/>T] Demain fera grant iornee</text:span></text:p>
          </table:table-cell>
        </table:table-row>
        <table:table-row table:style-name="Table1.53">
          <table:table-cell table:style-name="Table1.A2" office:value-type="string">
            <text:p text:style-name="P6">447<text:span text:style-name="T1">3</text:span></text:p>
          </table:table-cell>
          <table:table-cell table:style-name="Table1.A2" office:value-type="string">
            <text:p text:style-name="P17">Amins fait li Povres Perdus</text:p>
          </table:table-cell>
          <table:table-cell table:style-name="Table1.C2" office:value-type="string">
            <text:p text:style-name="P217">E<text:span text:style-name="T169">H2M</text:span>] ...dist <text:span text:style-name="T169">(H2 dit)</text:span>...</text:p>
          </table:table-cell>
        </table:table-row>
        <table:table-row>
          <table:table-cell table:style-name="Table1.A2" office:value-type="string">
            <text:p text:style-name="P6">447<text:span text:style-name="T1">4</text:span></text:p>
          </table:table-cell>
          <table:table-cell table:style-name="Table1.A2" office:value-type="string">
            <text:p text:style-name="P17">Ne sui por son avoir venus</text:p>
          </table:table-cell>
          <table:table-cell table:style-name="Table1.C2" office:value-type="string">
            <text:p text:style-name="P73">A<text:span text:style-name="T116">BDEGIKLT</text:span>] <text:span text:style-name="T14">Non (DEGILY Ne) sui pas por (L </text:span><text:span text:style-name="T70">per</text:span><text:span text:style-name="T193">)… <text:s/>H2] Ne sui mie pour auoir… <text:s/>M] Ne sui pas pour auoir...</text:span></text:p>
          </table:table-cell>
        </table:table-row>
        <table:table-row>
          <table:table-cell table:style-name="Table1.A2" office:value-type="string">
            <text:p text:style-name="P6">447<text:span text:style-name="T1">5</text:span></text:p>
          </table:table-cell>
          <table:table-cell table:style-name="Table1.A2" office:value-type="string">
            <text:p text:style-name="P17">Se toz sui de povre pooir</text:p>
          </table:table-cell>
          <table:table-cell table:style-name="Table1.C2" office:value-type="string">
            <text:p text:style-name="P129">A<text:span text:style-name="T183">ILT</text:span>] <text:span text:style-name="T14">Se tout (IT Si tot, L tot)… <text:s/>B] Se or… <text:s/>D] Se ie sui de petit… <text:s/>EH2K] Se ie sui de… <text:s text:c="2"/>M] Je sui de… <text:s/>W] Ge tout suis...</text:span></text:p>
          </table:table-cell>
        </table:table-row>
        <table:table-row>
          <table:table-cell table:style-name="Table1.A2" office:value-type="string">
            <text:p text:style-name="P6">447<text:span text:style-name="T1">6</text:span></text:p>
          </table:table-cell>
          <table:table-cell table:style-name="Table1.A2" office:value-type="string">
            <text:p text:style-name="P17">Muelz ain s’amor que son avoir</text:p>
          </table:table-cell>
          <table:table-cell table:style-name="Table1.C2" office:value-type="string">
            <text:p text:style-name="P207">D<text:span text:style-name="T169">H2L</text:span>] Plus… <text:s/><text:span text:style-name="T135">EW] Jaim (W Jayme) miex (W mieulx)... <text:s/>G] Mais aim seignor… <text:s/>I] Mais...</text:span></text:p>
          </table:table-cell>
        </table:table-row>
        <table:table-row>
          <table:table-cell table:style-name="Table1.A2" office:value-type="string">
            <text:p text:style-name="P6">447<text:span text:style-name="T1">7</text:span></text:p>
          </table:table-cell>
          <table:table-cell table:style-name="Table1.A2" office:value-type="string">
            <text:p text:style-name="P17">Li Povres Perdus salua</text:p>
          </table:table-cell>
          <table:table-cell table:style-name="Table1.C2" office:value-type="string">
            <text:p text:style-name="P46"/>
          </table:table-cell>
        </table:table-row>
        <table:table-row>
          <table:table-cell table:style-name="Table1.A2" office:value-type="string">
            <text:p text:style-name="P6">447<text:span text:style-name="T1">8</text:span></text:p>
          </table:table-cell>
          <table:table-cell table:style-name="Table1.A2" office:value-type="string">
            <text:p text:style-name="P17">Le damoisel puels s’en ala</text:p>
          </table:table-cell>
          <table:table-cell table:style-name="Table1.C2" office:value-type="string">
            <text:p text:style-name="P206">D<text:span text:style-name="T136">E</text:span>] …si sen ua <text:span text:style-name="T136">(E va)</text:span></text:p>
          </table:table-cell>
        </table:table-row>
        <table:table-row>
          <table:table-cell table:style-name="Table1.A2" office:value-type="string">
            <text:p text:style-name="P6">447<text:span text:style-name="T1">9</text:span></text:p>
          </table:table-cell>
          <table:table-cell table:style-name="Table1.A2" office:value-type="string">
            <text:p text:style-name="P17">Lai ou les cheveliers veoit</text:p>
          </table:table-cell>
          <table:table-cell table:style-name="Table1.C2" office:value-type="string">
            <text:p text:style-name="P232">E<text:span text:style-name="T169">H2</text:span>] ...il les...</text:p>
          </table:table-cell>
        </table:table-row>
        <table:table-row>
          <table:table-cell table:style-name="Table1.A2" office:value-type="string">
            <text:p text:style-name="P6">4480</text:p>
          </table:table-cell>
          <table:table-cell table:style-name="Table1.A2" office:value-type="string">
            <text:p text:style-name="P17">Davant le prince vet tot droit</text:p>
          </table:table-cell>
          <table:table-cell table:style-name="Table1.C2" office:value-type="string">
            <text:p text:style-name="P82">A<text:span text:style-name="T116">DGIL</text:span>] ...uient…<text:span text:style-name="T14"> <text:s/>BEKMW] ...uint (EW vint)… <text:s/>H2] ...vient droit</text:span></text:p>
          </table:table-cell>
        </table:table-row>
        <table:table-row>
          <table:table-cell table:style-name="Table1.A2" office:value-type="string">
            <text:p text:style-name="P6">448<text:span text:style-name="T1">1</text:span></text:p>
          </table:table-cell>
          <table:table-cell table:style-name="Table1.A2" office:value-type="string">
            <text:p text:style-name="P17">Li princes entre ses gens fu</text:p>
          </table:table-cell>
          <table:table-cell table:style-name="Table1.C2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6">448<text:span text:style-name="T1">2</text:span></text:p>
          </table:table-cell>
          <table:table-cell table:style-name="Table1.A2" office:value-type="string">
            <text:p text:style-name="P17">S’esgarda le Povre Perdu</text:p>
          </table:table-cell>
          <table:table-cell table:style-name="Table1.C2" office:value-type="string">
            <text:p text:style-name="P193">B] <text:span text:style-name="T92">Siresgarda poure… <text:s/>E] Saluta… <text:s/>H2] ...poure a veu <text:s/>K] Si garde… L] Si garda… <text:s/>M] Regarde… W] Si regarda...</text:span></text:p>
          </table:table-cell>
        </table:table-row>
        <table:table-row>
          <table:table-cell table:style-name="Table1.A2" office:value-type="string">
            <text:p text:style-name="P6">448<text:span text:style-name="T1">3</text:span></text:p>
          </table:table-cell>
          <table:table-cell table:style-name="Table1.A2" office:value-type="string">
            <text:p text:style-name="P17">Le vis avoit descoloré</text:p>
          </table:table-cell>
          <table:table-cell table:style-name="Table1.C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6">448<text:span text:style-name="T1">4</text:span></text:p>
          </table:table-cell>
          <table:table-cell table:style-name="Table1.A2" office:value-type="string">
            <text:p text:style-name="P18">Amors l’avoit descouloré</text:p>
          </table:table-cell>
          <table:table-cell table:style-name="Table1.C2" office:value-type="string">
            <text:p text:style-name="P73">A<text:span text:style-name="T92">BDGH2IKMTW</text:span>] ...<text:span text:style-name="T14">lauoit (K li auoit) auques (I aunques) mate (GK matee, I mate[e]) <text:s/>E] Li maus...auques mate <text:s/>L] ...iauoit...</text:span>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261">H2] <text:span text:style-name="T40">Mlt per</text:span> fu de gente fasson</text:p>
          </table:table-cell>
        </table:table-row>
        <table:table-row>
          <table:table-cell table:style-name="Table1.A2" office:value-type="string">
            <text:p text:style-name="P6">448<text:span text:style-name="T1">5</text:span></text:p>
          </table:table-cell>
          <table:table-cell table:style-name="Table1.A2" office:value-type="string">
            <text:p text:style-name="P17">Les chevols avoit sors et blons</text:p>
          </table:table-cell>
          <table:table-cell table:style-name="Table1.C2" office:value-type="string">
            <text:p text:style-name="P184">B] ...cheuiaus…<text:span text:style-name="T93"> <text:s/>D] Cheuox… <text:s/>E] ...ot et sors… <text:s/>H2] Cheueus auoit fins sors et lons <text:s/>W] ...for...</text:span></text:p>
          </table:table-cell>
        </table:table-row>
        <table:table-row>
          <table:table-cell table:style-name="Table1.A2" office:value-type="string">
            <text:p text:style-name="P6">448<text:span text:style-name="T1">6</text:span></text:p>
          </table:table-cell>
          <table:table-cell table:style-name="Table1.A2" office:value-type="string">
            <text:p text:style-name="P17">Le regart fier come lyeons</text:p>
          </table:table-cell>
          <table:table-cell table:style-name="Table1.C2" office:value-type="string">
            <text:p text:style-name="P261">H2] ---</text:p>
          </table:table-cell>
        </table:table-row>
        <table:table-row>
          <table:table-cell table:style-name="Table1.A2" office:value-type="string">
            <text:p text:style-name="P6">448<text:span text:style-name="T1">7</text:span></text:p>
          </table:table-cell>
          <table:table-cell table:style-name="Table1.A2" office:value-type="string">
            <text:p text:style-name="P17">Les eus ot vairs (H Les ielz vairs) et gros le pis</text:p>
          </table:table-cell>
          <table:table-cell table:style-name="Table1.C2" office:value-type="string">
            <text:p text:style-name="P83">A] ...<text:span text:style-name="T14">ot noirs… <text:s/>B] Vairs iex rians… <text:s/>H2W] ...vers… <text:s/>L] ...iauz uars...</text:span></text:p>
          </table:table-cell>
        </table:table-row>
        <table:table-row>
          <table:table-cell table:style-name="Table1.A2" office:value-type="string">
            <text:p text:style-name="P6">448<text:span text:style-name="T1">8</text:span></text:p>
          </table:table-cell>
          <table:table-cell table:style-name="Table1.A2" office:value-type="string">
            <text:p text:style-name="P17">Ne fut trop grans ne trop petis</text:p>
          </table:table-cell>
          <table:table-cell table:style-name="Table1.C2" office:value-type="string">
            <text:p text:style-name="P269">I] ...peti[t&gt;s]</text:p>
          </table:table-cell>
        </table:table-row>
        <text:soft-page-break/>
        <table:table-row>
          <table:table-cell table:style-name="Table1.A2" office:value-type="string">
            <text:p text:style-name="P6">448<text:span text:style-name="T1">9</text:span></text:p>
          </table:table-cell>
          <table:table-cell table:style-name="Table1.A2" office:value-type="string">
            <text:p text:style-name="P17">Rysus pensoit en son coraige</text:p>
          </table:table-cell>
          <table:table-cell table:style-name="Table1.C2" office:value-type="string">
            <text:p text:style-name="P206">D<text:span text:style-name="T170">H2</text:span>] ...pensa <text:span text:style-name="T170">(H2 penssa)</text:span>...</text:p>
          </table:table-cell>
        </table:table-row>
        <table:table-row>
          <table:table-cell table:style-name="Table1.A2" office:value-type="string">
            <text:p text:style-name="P6">4490</text:p>
          </table:table-cell>
          <table:table-cell table:style-name="Table1.A2" office:value-type="string">
            <text:p text:style-name="P17">Que il estoit de franc lignaige</text:p>
          </table:table-cell>
          <table:table-cell table:style-name="Table1.C2" office:value-type="string">
            <text:p text:style-name="P171">B<text:span text:style-name="T137">EH2K</text:span>] ...<text:span text:style-name="T93">de haut (K daute) parage <text:s/>D] ...haut… <text:s/>G] ...corage <text:s/>IL] ...grant… <text:s/>M] ...parage</text:span></text:p>
          </table:table-cell>
        </table:table-row>
        <table:table-row>
          <table:table-cell table:style-name="Table1.A2" office:value-type="string">
            <text:p text:style-name="P7">449<text:span text:style-name="T1">1</text:span></text:p>
          </table:table-cell>
          <table:table-cell table:style-name="Table1.A2" office:value-type="string">
            <text:p text:style-name="P17">Li prinses l’ait a raison mis</text:p>
          </table:table-cell>
          <table:table-cell table:style-name="Table1.C2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7">449<text:span text:style-name="T1">2</text:span></text:p>
          </table:table-cell>
          <table:table-cell table:style-name="Table1.A2" office:value-type="string">
            <text:p text:style-name="P17">Dites moi fet il biaus amis</text:p>
          </table:table-cell>
          <table:table-cell table:style-name="Table1.C2" office:value-type="string">
            <text:p text:style-name="P299">M] ...fet il amis <text:s/><text:span text:style-name="T115">W] Ditez fait il mes...</text:span></text:p>
          </table:table-cell>
        </table:table-row>
        <table:table-row>
          <table:table-cell table:style-name="Table1.A2" office:value-type="string">
            <text:p text:style-name="P7">449<text:span text:style-name="T1">3</text:span></text:p>
          </table:table-cell>
          <table:table-cell table:style-name="Table1.A2" office:value-type="string">
            <text:p text:style-name="P17">Ieste[s] vos de ceste contree</text:p>
          </table:table-cell>
          <table:table-cell table:style-name="Table1.C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7">449<text:span text:style-name="T1">4</text:span></text:p>
          </table:table-cell>
          <table:table-cell table:style-name="Table1.A2" office:value-type="string">
            <text:p text:style-name="P17">Que (H Qui) si forment est desertee</text:p>
          </table:table-cell>
          <table:table-cell table:style-name="Table1.C2" office:value-type="string">
            <text:p text:style-name="P153">B<text:span text:style-name="T213">TW</text:span>] <text:span text:style-name="T93">Qui...</text:span></text:p>
          </table:table-cell>
        </table:table-row>
        <table:table-row>
          <table:table-cell table:style-name="Table1.A2" office:value-type="string">
            <text:p text:style-name="P7">449<text:span text:style-name="T1">5</text:span></text:p>
          </table:table-cell>
          <table:table-cell table:style-name="Table1.A2" office:value-type="string">
            <text:p text:style-name="P17">Keix hons iestes de quel mestier</text:p>
          </table:table-cell>
          <table:table-cell table:style-name="Table1.C2" office:value-type="string">
            <text:p text:style-name="P73">A<text:span text:style-name="T154">GKM</text:span>] <text:span text:style-name="T14">Quels (G Queus, M Quiex, K Qi) estes (G uos)...(M et)...</text:span> </text:p>
          </table:table-cell>
        </table:table-row>
        <table:table-row>
          <table:table-cell table:style-name="Table1.A2" office:value-type="string">
            <text:p text:style-name="P7">449<text:span text:style-name="T1">6</text:span></text:p>
          </table:table-cell>
          <table:table-cell table:style-name="Table1.A2" office:value-type="string">
            <text:p text:style-name="P17">Fustes vos fils a chevelier</text:p>
          </table:table-cell>
          <table:table-cell table:style-name="Table1.C2" office:value-type="string">
            <text:p text:style-name="P83">A<text:span text:style-name="T116">DEGIKLMTW</text:span>] ...<text:span text:style-name="T14">de </text:span><text:span text:style-name="T50">chr </text:span><text:span text:style-name="T154">(G chiualier, I caualier, W cheualier) <text:s/>B] Estes es[...]us de...</text:span></text:p>
          </table:table-cell>
        </table:table-row>
        <table:table-row>
          <table:table-cell table:style-name="Table1.A2" office:value-type="string">
            <text:p text:style-name="P7">449<text:span text:style-name="T1">7</text:span></text:p>
          </table:table-cell>
          <table:table-cell table:style-name="Table1.A2" office:value-type="string">
            <text:p text:style-name="P17">Seu vos conjur que plus amez</text:p>
          </table:table-cell>
          <table:table-cell table:style-name="Table1.C2" office:value-type="string">
            <text:p text:style-name="P94">A<text:span text:style-name="T154">GK</text:span>] <text:span text:style-name="T14">Ge (K Je)…(G qui)... <text:s text:c="2"/>E] Dites moi ne me soit cele <text:s/>H2] ...que vouz ames <text:s/>L] Porce larien que plus amez <text:s/>M] </text:span><text:span text:style-name="T74">Per</text:span><text:span text:style-name="T202"> la riens que vos plus amez</text:span></text:p>
          </table:table-cell>
        </table:table-row>
        <table:table-row>
          <table:table-cell table:style-name="Table1.A2" office:value-type="string">
            <text:p text:style-name="P7">449<text:span text:style-name="T1">8</text:span></text:p>
          </table:table-cell>
          <table:table-cell table:style-name="Table1.A2" office:value-type="string">
            <text:p text:style-name="P17">Se onques fustes adobez</text:p>
          </table:table-cell>
          <table:table-cell table:style-name="Table1.C2" office:value-type="string">
            <text:p text:style-name="P153">B] <text:span text:style-name="T93">Fustes vonques… <text:s/>L] Si fustes onques… <text:s/>KMW] Fustes vous (K uos) onques (K onqes)...</text:span></text:p>
          </table:table-cell>
        </table:table-row>
        <table:table-row>
          <table:table-cell table:style-name="Table1.A2" office:value-type="string">
            <text:p text:style-name="P7">449<text:span text:style-name="T1">9</text:span></text:p>
          </table:table-cell>
          <table:table-cell table:style-name="Table1.A2" office:value-type="string">
            <text:p text:style-name="P17">Quant li Povres Perdus antant</text:p>
          </table:table-cell>
          <table:table-cell table:style-name="Table1.C2" office:value-type="string">
            <text:p text:style-name="P73">A<text:span text:style-name="T184">IW</text:span>] ...<text:span text:style-name="T14">lentent (I l[a&gt;e]ntent)</text:span></text:p>
          </table:table-cell>
        </table:table-row>
        <table:table-row>
          <table:table-cell table:style-name="Table1.A2" office:value-type="string">
            <text:p text:style-name="P8">4500</text:p>
          </table:table-cell>
          <table:table-cell table:style-name="Table1.A2" office:value-type="string">
            <text:p text:style-name="P17">Del prince le conjuremant</text:p>
          </table:table-cell>
          <table:table-cell table:style-name="Table1.C2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9">450<text:span text:style-name="T2">1</text:span></text:p>
          </table:table-cell>
          <table:table-cell table:style-name="Table1.A2" office:value-type="string">
            <text:p text:style-name="P17">De s’amie c’est porpensez</text:p>
          </table:table-cell>
          <table:table-cell table:style-name="Table1.C2" office:value-type="string">
            <text:p text:style-name="P47"/>
          </table:table-cell>
        </table:table-row>
        <table:table-row>
          <table:table-cell table:style-name="Table1.A2" office:value-type="string">
            <text:p text:style-name="P9">450<text:span text:style-name="T2">2</text:span></text:p>
          </table:table-cell>
          <table:table-cell table:style-name="Table1.A2" office:value-type="string">
            <text:p text:style-name="P17">Sire fet il de seu sui nez</text:p>
          </table:table-cell>
          <table:table-cell table:style-name="Table1.C2" office:value-type="string">
            <text:p text:style-name="P129">A<text:span text:style-name="T170">H2ILT</text:span>] ...<text:span text:style-name="T14">ci fui.. <text:s/>BDK] ...deci sui… <text:s/>E] ...dist...fui… <text:s/>G] ...de chi fui… <text:s/>M] ...dit il… <text:s/>W] ...dy si fut ne</text:span></text:p>
          </table:table-cell>
        </table:table-row>
        <table:table-row>
          <table:table-cell table:style-name="Table1.A2" office:value-type="string">
            <text:p text:style-name="P9">450<text:span text:style-name="T2">3</text:span></text:p>
          </table:table-cell>
          <table:table-cell table:style-name="Table1.A2" office:value-type="string">
            <text:p text:style-name="P17">Je ne sai riens d’atre mestier</text:p>
          </table:table-cell>
          <table:table-cell table:style-name="Table1.C2" office:value-type="string">
            <text:p text:style-name="P149">T] ---</text:p>
            <text:p text:style-name="P302">K] Je ni sei gaire dautre mestier</text:p>
          </table:table-cell>
        </table:table-row>
        <table:table-row>
          <table:table-cell table:style-name="Table1.A2" office:value-type="string">
            <text:p text:style-name="P9">450<text:span text:style-name="T2">4</text:span></text:p>
          </table:table-cell>
          <table:table-cell table:style-name="Table1.A2" office:value-type="string">
            <text:p text:style-name="P17">Fils sui d’un povre chevelier</text:p>
          </table:table-cell>
          <table:table-cell table:style-name="Table1.C2" office:value-type="string">
            <text:p text:style-name="P149">T] ---</text:p>
          </table:table-cell>
        </table:table-row>
        <table:table-row>
          <table:table-cell table:style-name="Table1.A2" office:value-type="string">
            <text:p text:style-name="P9">450<text:span text:style-name="T2">5</text:span></text:p>
          </table:table-cell>
          <table:table-cell table:style-name="Table1.A2" office:value-type="string">
            <text:p text:style-name="P17">Di vos per (H par) le conjurement</text:p>
          </table:table-cell>
          <table:table-cell table:style-name="Table1.C2" office:value-type="string">
            <text:p text:style-name="P261">H2] ---</text:p>
            <text:p text:style-name="P185">B] <text:span text:style-name="T94">Di voir… <text:s/>W] Vous dy par… <text:s/>K] ...par li...</text:span></text:p>
          </table:table-cell>
        </table:table-row>
        <table:table-row>
          <table:table-cell table:style-name="Table1.A2" office:value-type="string">
            <text:p text:style-name="P9">450<text:span text:style-name="T2">6</text:span></text:p>
          </table:table-cell>
          <table:table-cell table:style-name="Table1.A2" office:value-type="string">
            <text:p text:style-name="P17">Qu’adoubez fui ge voirement</text:p>
          </table:table-cell>
          <table:table-cell table:style-name="Table1.C2" office:value-type="string">
            <text:p text:style-name="P261">H2] ---</text:p>
            <text:p text:style-name="P111">A] ...<text:span text:style-name="T14">fui ia… BL] Adoubez (L Adobez)… <text:s/>EI] ...sui… <text:s/>GK] ...fui uoirerement (K ueraiement) <text:s/>M] Sire adoubez sui voirement</text:span></text:p>
          </table:table-cell>
        </table:table-row>
        <table:table-row>
          <table:table-cell table:style-name="Table1.A2" office:value-type="string">
            <text:p text:style-name="P9">450<text:span text:style-name="T2">7</text:span></text:p>
          </table:table-cell>
          <table:table-cell table:style-name="Table1.A2" office:value-type="string">
            <text:p text:style-name="P17">Et se volez savoir mon nom</text:p>
          </table:table-cell>
          <table:table-cell table:style-name="Table1.C2" office:value-type="string">
            <text:p text:style-name="P172">B<text:span text:style-name="T170">H2W</text:span>] ...<text:span text:style-name="T94">se (W si) sauoir volez (H2 voules, I voulez)… <text:s/>G] Et uolez… <text:s/>I] Se uos [-li] uoleis… <text:s/>M] Se vos voulez...</text:span></text:p>
          </table:table-cell>
        </table:table-row>
        <table:table-row>
          <table:table-cell table:style-name="Table1.A2" office:value-type="string">
            <text:p text:style-name="P9">450<text:span text:style-name="T2">8</text:span></text:p>
          </table:table-cell>
          <table:table-cell table:style-name="Table1.A2" office:value-type="string">
            <text:p text:style-name="P19">Povre Perdu m’apelet on</text:p>
          </table:table-cell>
          <table:table-cell table:style-name="Table1.C2" office:value-type="string">
            <text:p text:style-name="P130">A] ...<text:span text:style-name="T14">non <text:s/>W] ...nom</text:span></text:p>
          </table:table-cell>
        </table:table-row>
        <text:soft-page-break/>
        <table:table-row>
          <table:table-cell table:style-name="Table1.A2" office:value-type="string">
            <text:p text:style-name="P9">450<text:span text:style-name="T2">9</text:span></text:p>
          </table:table-cell>
          <table:table-cell table:style-name="Table1.A2" office:value-type="string">
            <text:p text:style-name="P19">Icil que <text:span text:style-name="T8">(H qui)</text:span> welt doner viande</text:p>
          </table:table-cell>
          <table:table-cell table:style-name="Table1.C2" office:value-type="string">
            <text:p text:style-name="P130">A<text:span text:style-name="T117">DEGL</text:span>] <text:span text:style-name="T14">Cil qi (DG qui) me… <text:s/>B] Et […] qui donne la uiande <text:s/>I] Qui qui me… <text:s/>M] Cil qui li… <text:s/>W] Cil qui me veult donner ou vendre <text:s/>K] Cil qui uoloit...</text:span></text:p>
          </table:table-cell>
        </table:table-row>
        <table:table-row>
          <table:table-cell table:style-name="Table1.A2" office:value-type="string">
            <text:p text:style-name="P10">4510</text:p>
          </table:table-cell>
          <table:table-cell table:style-name="Table1.A2" office:value-type="string">
            <text:p text:style-name="P19">Le povre chevelier demande</text:p>
          </table:table-cell>
          <table:table-cell table:style-name="Table1.C2" office:value-type="string">
            <text:p text:style-name="P319">A] --</text:p>
            <text:p text:style-name="P84"><text:span text:style-name="T14">B] Poure perdus a[…] demande</text:span></text:p>
          </table:table-cell>
        </table:table-row>
        <table:table-row>
          <table:table-cell table:style-name="Table1.A2" office:value-type="string">
            <text:p text:style-name="P40">a</text:p>
          </table:table-cell>
          <table:table-cell table:style-name="Table1.A2" office:value-type="string">
            <text:p text:style-name="P19"/>
          </table:table-cell>
          <table:table-cell table:style-name="Table1.C2" office:value-type="string">
            <text:p text:style-name="P252">G<text:span text:style-name="T235">IKLAW</text:span>] Quant risus <text:span text:style-name="T219">(W rissus)</text:span> entent la nouelle <text:span text:style-name="T184">(AI parole, W nouuelle)</text:span></text:p>
          </table:table-cell>
        </table:table-row>
        <table:table-row>
          <table:table-cell table:style-name="Table1.A2" office:value-type="string">
            <text:p text:style-name="P40">b</text:p>
          </table:table-cell>
          <table:table-cell table:style-name="Table1.A2" office:value-type="string">
            <text:p text:style-name="P19"/>
          </table:table-cell>
          <table:table-cell table:style-name="Table1.C2" office:value-type="string">
            <text:p text:style-name="P252">G<text:span text:style-name="T226">KALW</text:span>] Le <text:span text:style-name="T226">(K Li)</text:span> poures <text:span text:style-name="T193">(K paubre, LW poure)</text:span> chaualier <text:span text:style-name="T193">(K chiualer, L </text:span><text:span text:style-name="T70">chrs</text:span><text:span text:style-name="T193">, W cheualier)</text:span> apelle <text:span text:style-name="T219">(W appelle)</text:span> <text:s/><text:span text:style-name="T184">I] Li poure </text:span><text:span text:style-name="T67">chr</text:span><text:span text:style-name="T184"> acole</text:span></text:p>
          </table:table-cell>
        </table:table-row>
        <table:table-row>
          <table:table-cell table:style-name="Table1.A2" office:value-type="string">
            <text:p text:style-name="P10">4511</text:p>
          </table:table-cell>
          <table:table-cell table:style-name="Table1.A2" office:value-type="string">
            <text:p text:style-name="P19">Sire fet il iceste terre</text:p>
          </table:table-cell>
          <table:table-cell table:style-name="Table1.C2" office:value-type="string">
            <text:p text:style-name="P213">D] Li princes li dit… <text:s/><text:span text:style-name="T171">H2] ...et ceste… <text:s/>LW] ...en ceste… <text:s/>M] ...dit il...</text:span></text:p>
          </table:table-cell>
        </table:table-row>
        <table:table-row>
          <table:table-cell table:style-name="Table1.A2" office:value-type="string">
            <text:p text:style-name="P10">4512</text:p>
          </table:table-cell>
          <table:table-cell table:style-name="Table1.A2" office:value-type="string">
            <text:p text:style-name="P19">Ait el lonc tens estei en guerre</text:p>
          </table:table-cell>
          <table:table-cell table:style-name="Table1.C2" office:value-type="string">
            <text:p text:style-name="P95">A] <text:span text:style-name="T14">Qui la este lonc tenps… <text:s/>B] […] lonc tens… <text:s/>DGH2IKMT] A (K Ha) ele (H2IKM elle) este lonc (G loing, IK long) tans (GI tenps, H2T tens, KM temps)… <text:s/>E] A este longuement… <text:s/>L] Auez este lonc temps… <text:s/>W] Auons este lonc temps...</text:span></text:p>
          </table:table-cell>
        </table:table-row>
        <table:table-row table:style-name="Table1.96">
          <table:table-cell table:style-name="Table1.A2" office:value-type="string">
            <text:p text:style-name="P10">4513</text:p>
          </table:table-cell>
          <table:table-cell table:style-name="Table1.A2" office:value-type="string">
            <text:p text:style-name="P19">Que je n’i voi gaire de gent</text:p>
          </table:table-cell>
          <table:table-cell table:style-name="Table1.C2" office:value-type="string">
            <text:p text:style-name="P164">B] <text:span text:style-name="T95">Ci ne… <text:s/>DGH2KLMW] Car ie… <text:s/>I] Qua...</text:span></text:p>
          </table:table-cell>
        </table:table-row>
        <table:table-row>
          <table:table-cell table:style-name="Table1.A2" office:value-type="string">
            <text:p text:style-name="P10">4514</text:p>
          </table:table-cell>
          <table:table-cell table:style-name="Table1.A2" office:value-type="string">
            <text:p text:style-name="P19">Mout sont povre mien essient</text:p>
          </table:table-cell>
          <table:table-cell table:style-name="Table1.C2" office:value-type="string">
            <text:p text:style-name="P95">A<text:span text:style-name="T219">W</text:span>] ...<text:span text:style-name="T39">a mon escient (W semblent) <text:s/>DH2] ...est...</text:span></text:p>
          </table:table-cell>
        </table:table-row>
        <table:table-row>
          <table:table-cell table:style-name="Table1.A2" office:value-type="string">
            <text:p text:style-name="P10">4515</text:p>
          </table:table-cell>
          <table:table-cell table:style-name="Table1.A2" office:value-type="string">
            <text:p text:style-name="P19">Sire fet li Povres Perdus</text:p>
          </table:table-cell>
          <table:table-cell table:style-name="Table1.C2" office:value-type="string">
            <text:p text:style-name="P59"/>
          </table:table-cell>
        </table:table-row>
        <table:table-row>
          <table:table-cell table:style-name="Table1.A2" office:value-type="string">
            <text:p text:style-name="P10">4516</text:p>
          </table:table-cell>
          <table:table-cell table:style-name="Table1.A2" office:value-type="string">
            <text:p text:style-name="P19">Cis pais est mout comfondus</text:p>
          </table:table-cell>
          <table:table-cell table:style-name="Table1.C2" office:value-type="string">
            <text:p text:style-name="P154">B] <text:span text:style-name="T95">Le… <text:s/>L] ...toz...</text:span></text:p>
          </table:table-cell>
        </table:table-row>
        <table:table-row>
          <table:table-cell table:style-name="Table1.A2" office:value-type="string">
            <text:p text:style-name="P10">4517</text:p>
          </table:table-cell>
          <table:table-cell table:style-name="Table1.A2" office:value-type="string">
            <text:p text:style-name="P19">Car un mostre ot issi jai dis <text:span text:style-name="T8">(H eci jadiz)</text:span></text:p>
          </table:table-cell>
          <table:table-cell table:style-name="Table1.C2" office:value-type="string">
            <text:p text:style-name="P131">A<text:span text:style-name="T95">BGIKLMT</text:span>] <text:span text:style-name="T39">Que (B Quar, G Qui, KL Qe)...i ot (G si ot, ILM ci ot, K i fu) iadis <text:s/>D] Vn fier monstre i ot iadis <text:s/>E] Quil y ot .i. moustre iadis <text:s/>H2] ...grant montre y out iadis <text:s/>W] ...si ot maint dis</text:span></text:p>
          </table:table-cell>
        </table:table-row>
        <table:table-row>
          <table:table-cell table:style-name="Table1.A2" office:value-type="string">
            <text:p text:style-name="P10">4518</text:p>
          </table:table-cell>
          <table:table-cell table:style-name="Table1.A2" office:value-type="string">
            <text:p text:style-name="P19">Que <text:span text:style-name="T8">(H Qui)</text:span> fist maint mal en cest pais</text:p>
          </table:table-cell>
          <table:table-cell table:style-name="Table1.C2" office:value-type="string">
            <text:p text:style-name="P95">A<text:span text:style-name="T95">BGH2IKLMTW</text:span>] <text:span text:style-name="T39">Qui (GIKM Que) fist (TW fit) grant mal…(W son)... <text:s/>D] Qui fist </text:span><text:span text:style-name="T51">mlt…</text:span><text:span text:style-name="T117"> <text:s/>E] Qui grant mal fist...</text:span></text:p>
          </table:table-cell>
        </table:table-row>
        <table:table-row table:style-name="Table1.102">
          <table:table-cell table:style-name="Table1.A2" office:value-type="string">
            <text:p text:style-name="P10">4519</text:p>
          </table:table-cell>
          <table:table-cell table:style-name="Table1.A2" office:value-type="string">
            <text:p text:style-name="P19">Chascun jor un home veloit</text:p>
          </table:table-cell>
          <table:table-cell table:style-name="Table1.C2" office:value-type="string">
            <text:p text:style-name="P65"/>
          </table:table-cell>
        </table:table-row>
        <table:table-row table:style-name="Table1.96">
          <table:table-cell table:style-name="Table1.A2" office:value-type="string">
            <text:p text:style-name="P10">4520</text:p>
          </table:table-cell>
          <table:table-cell table:style-name="Table1.A2" office:value-type="string">
            <text:p text:style-name="P19">De livreson mout n’osioit <text:span text:style-name="T8">(H noz grevoit)</text:span></text:p>
          </table:table-cell>
          <table:table-cell table:style-name="Table1.C2" office:value-type="string">
            <text:p text:style-name="P95">A] …<text:span text:style-name="T39">nocisoit <text:s/>B] ...si le manioit <text:s/>DH2] ...que il mainioit (H2 menioit) <text:s/>E] ...quil deuoroit <text:s/>M] ...enmenioit</text:span></text:p>
          </table:table-cell>
        </table:table-row>
        <table:table-row>
          <table:table-cell table:style-name="Table1.A2" office:value-type="string">
            <text:p text:style-name="P10">4521</text:p>
          </table:table-cell>
          <table:table-cell table:style-name="Table1.A2" office:value-type="string">
            <text:p text:style-name="P19">Et s’en fist tot le muelz foir</text:p>
          </table:table-cell>
          <table:table-cell table:style-name="Table1.C2" office:value-type="string">
            <text:p text:style-name="P131">A] <text:span text:style-name="T39">Ensin fet toute le genz foir <text:s/>DH2] ...tot (H2 tout) le plus… <text:s text:c="2"/>E] ...fist assez fuir <text:s/>GI] ...toz (I tot) le mais… <text:s/>K] ...fist li plusor… <text:s/>LT] Cil (T Si) en fit tot le mais… <text:s/>M] Se fist foir tout ne mais <text:s/>W] Cil en fut tout le plus...</text:span></text:p>
          </table:table-cell>
        </table:table-row>
        <table:table-row>
          <table:table-cell table:style-name="Table1.A2" office:value-type="string">
            <text:p text:style-name="P10">4522</text:p>
          </table:table-cell>
          <table:table-cell table:style-name="Table1.A2" office:value-type="string">
            <text:p text:style-name="P19">En atre terre por guerir</text:p>
          </table:table-cell>
          <table:table-cell table:style-name="Table1.C2" office:value-type="string">
            <text:p text:style-name="P281">M] ...<text:span text:style-name="T203">lieu pour auoir pais</text:span></text:p>
          </table:table-cell>
        </table:table-row>
        <table:table-row>
          <table:table-cell table:style-name="Table1.A2" office:value-type="string">
            <text:p text:style-name="P10">4523</text:p>
          </table:table-cell>
          <table:table-cell table:style-name="Table1.A2" office:value-type="string">
            <text:p text:style-name="P19">Cil qui eschaperent de lui</text:p>
          </table:table-cell>
          <table:table-cell table:style-name="Table1.C2" office:value-type="string">
            <text:p text:style-name="P270">I] ...encanperent… <text:s/><text:span text:style-name="T227">K] ...por lui</text:span></text:p>
          </table:table-cell>
        </table:table-row>
        <text:soft-page-break/>
        <table:table-row table:style-name="Table1.107">
          <table:table-cell table:style-name="Table1.A2" office:value-type="string">
            <text:p text:style-name="P10">4524</text:p>
          </table:table-cell>
          <table:table-cell table:style-name="Table1.A2" office:value-type="string">
            <text:p text:style-name="P19">Em poengne remeistrent d’atrui</text:p>
          </table:table-cell>
          <table:table-cell table:style-name="Table1.C2" office:value-type="string">
            <text:p text:style-name="P214">D<text:span text:style-name="T171">H2</text:span>] A poinne <text:span text:style-name="T171">(H2 painnes)…</text:span> <text:s/><text:span text:style-name="T185">I] ...autroi <text:s/>W] ...furent par autrui</text:span></text:p>
          </table:table-cell>
        </table:table-row>
        <table:table-row>
          <table:table-cell table:style-name="Table1.A2" office:value-type="string">
            <text:p text:style-name="P10">4525</text:p>
          </table:table-cell>
          <table:table-cell table:style-name="Table1.A2" office:value-type="string">
            <text:p text:style-name="P20">Garganeus per <text:span text:style-name="T8">(H par)</text:span> son pooir</text:p>
          </table:table-cell>
          <table:table-cell table:style-name="Table1.C2" office:value-type="string">
            <text:p text:style-name="P112">A<text:span text:style-name="T95">BK</text:span>] ...par…<text:span text:style-name="T39"> <text:s/>GH2IL] ...por (H2 pour)… <text:s/>M] ...a son...</text:span></text:p>
          </table:table-cell>
        </table:table-row>
        <table:table-row>
          <table:table-cell table:style-name="Table1.A2" office:value-type="string">
            <text:p text:style-name="P10">4526</text:p>
          </table:table-cell>
          <table:table-cell table:style-name="Table1.A2" office:value-type="string">
            <text:p text:style-name="P19">Chascun an prenoit lor avoir</text:p>
          </table:table-cell>
          <table:table-cell table:style-name="Table1.C2" office:value-type="string">
            <text:p text:style-name="P85">A<text:span text:style-name="T117">DKM</text:span>] ...son…<text:span text:style-name="T39"> <text:s/>B] Prenoit chascun ior… <text:s/>E] ...ure auoir <text:s/>T] Chascon ior prenoit...</text:span></text:p>
          </table:table-cell>
        </table:table-row>
        <table:table-row>
          <table:table-cell table:style-name="Table1.A2" office:value-type="string">
            <text:p text:style-name="P10">4527</text:p>
          </table:table-cell>
          <table:table-cell table:style-name="Table1.A2" office:value-type="string">
            <text:p text:style-name="P19">L’avoir prenoit et le condut</text:p>
          </table:table-cell>
          <table:table-cell table:style-name="Table1.C2" office:value-type="string">
            <text:p text:style-name="P154">B] <text:span text:style-name="T95">La gent prenoit...</text:span></text:p>
          </table:table-cell>
        </table:table-row>
        <table:table-row>
          <table:table-cell table:style-name="Table1.A2" office:value-type="string">
            <text:p text:style-name="P10">4528</text:p>
          </table:table-cell>
          <table:table-cell table:style-name="Table1.A2" office:value-type="string">
            <text:p text:style-name="P19">Les homes ait mors et destrus</text:p>
          </table:table-cell>
          <table:table-cell table:style-name="Table1.C2" office:value-type="string">
            <text:p text:style-name="P154">B] <text:span text:style-name="T44">Mlt</text:span><text:span text:style-name="T95"> </text:span><text:span text:style-name="T44">per</text:span><text:span text:style-name="T95">a le pays destruit</text:span></text:p>
          </table:table-cell>
        </table:table-row>
        <table:table-row>
          <table:table-cell table:style-name="Table1.A2" office:value-type="string">
            <text:p text:style-name="P10">4529</text:p>
          </table:table-cell>
          <table:table-cell table:style-name="Table1.A2" office:value-type="string">
            <text:p text:style-name="P19">Foit s’en sont en atre(s) terre(s)</text:p>
          </table:table-cell>
          <table:table-cell table:style-name="Table1.C2" office:value-type="string">
            <text:p text:style-name="P61"/>
          </table:table-cell>
        </table:table-row>
        <table:table-row>
          <table:table-cell table:style-name="Table1.A2" office:value-type="string">
            <text:p text:style-name="P10">4530</text:p>
          </table:table-cell>
          <table:table-cell table:style-name="Table1.A2" office:value-type="string">
            <text:p text:style-name="P19">Li plusor sont alei pain kerre</text:p>
          </table:table-cell>
          <table:table-cell table:style-name="Table1.C2" office:value-type="string">
            <text:p text:style-name="P186">B] …<text:span text:style-name="T95">aleti conquerre <text:s/>H2] ...vont leur pain… <text:s/>M] Alez sen sont por leur pain quere <text:s/>W] Pluseours...</text:span></text:p>
          </table:table-cell>
        </table:table-row>
        <table:table-row>
          <table:table-cell table:style-name="Table1.A2" office:value-type="string">
            <text:p text:style-name="P10">4531</text:p>
          </table:table-cell>
          <table:table-cell table:style-name="Table1.A2" office:value-type="string">
            <text:p text:style-name="P19">Li gentis princes li respont</text:p>
          </table:table-cell>
          <table:table-cell table:style-name="Table1.C2" office:value-type="string">
            <text:p text:style-name="P154">B] ...<text:span text:style-name="T95">lor...</text:span></text:p>
          </table:table-cell>
        </table:table-row>
        <table:table-row>
          <table:table-cell table:style-name="Table1.A2" office:value-type="string">
            <text:p text:style-name="P10">4532</text:p>
          </table:table-cell>
          <table:table-cell table:style-name="Table1.A2" office:value-type="string">
            <text:p text:style-name="P19">Que ont il fet de Florimont </text:p>
          </table:table-cell>
          <table:table-cell table:style-name="Table1.C115" office:value-type="string">
            <text:p text:style-name="P281">M] <text:span text:style-name="T203">Et quont...</text:span></text:p>
          </table:table-cell>
        </table:table-row>
        <table:table-row>
          <table:table-cell table:style-name="Table1.A2" office:value-type="string">
            <text:p text:style-name="P10">4533</text:p>
          </table:table-cell>
          <table:table-cell table:style-name="Table1.A2" office:value-type="string">
            <text:p text:style-name="P21">Que (H Qui) le fier moustre lor ossist</text:p>
          </table:table-cell>
          <table:table-cell table:style-name="Table1.C115" office:value-type="string">
            <text:p text:style-name="P181">B<text:span text:style-name="T117">DH2IW</text:span>] <text:span text:style-name="T96">Qui… <text:s text:c="2"/>E] Qui le moustre felon ocist <text:s/>M] Qui...occis <text:s/>T] Celui qui le mostre...</text:span></text:p>
          </table:table-cell>
        </table:table-row>
        <table:table-row>
          <table:table-cell table:style-name="Table1.A2" office:value-type="string">
            <text:p text:style-name="P10">4534</text:p>
          </table:table-cell>
          <table:table-cell table:style-name="Table1.A2" office:value-type="string">
            <text:p text:style-name="P21">De Garganeum le chief prist</text:p>
          </table:table-cell>
          <table:table-cell table:style-name="Table1.C115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10">4535</text:p>
          </table:table-cell>
          <table:table-cell table:style-name="Table1.A2" office:value-type="string">
            <text:p text:style-name="P21">Per (H par) tot le mont en ait grant los</text:p>
          </table:table-cell>
          <table:table-cell table:style-name="Table1.C115" office:value-type="string">
            <text:p text:style-name="P74">A<text:span text:style-name="T96">BGIW</text:span>] <text:span text:style-name="T81">Par… <text:s/>H2] ...tel los</text:span></text:p>
          </table:table-cell>
        </table:table-row>
        <table:table-row>
          <table:table-cell table:style-name="Table1.A2" office:value-type="string">
            <text:p text:style-name="P10">4536</text:p>
          </table:table-cell>
          <table:table-cell table:style-name="Table1.A2" office:value-type="string">
            <text:p text:style-name="P21">En terre nen est hons si os</text:p>
          </table:table-cell>
          <table:table-cell table:style-name="Table1.C115" office:value-type="string">
            <text:p text:style-name="P173">B] <text:span text:style-name="T96">Jl nest en terre hons… <text:s/>EIM] ...na homme (I ni a hom)… <text:s/>G] ...ne na home… <text:s/>H2] Que nulz nest tant hardi ne os <text:s/>K] Qen terre nest...</text:span></text:p>
          </table:table-cell>
        </table:table-row>
        <table:table-row>
          <table:table-cell table:style-name="Table1.A2" office:value-type="string">
            <text:p text:style-name="P10">4537</text:p>
          </table:table-cell>
          <table:table-cell table:style-name="Table1.A2" office:value-type="string">
            <text:p text:style-name="P21">Que (H Qui) mal ost faire en cest pais</text:p>
          </table:table-cell>
          <table:table-cell table:style-name="Table1.C115" office:value-type="string">
            <text:p text:style-name="P112">A<text:span text:style-name="T155">GIKLTW</text:span>] <text:span text:style-name="T81">Qui (G Quil, IKL Que) mal face… <text:s/>B] Qui nul mal face… <text:s/>DEH2] Qui (H2 Quil) face mal... <text:s text:c="2"/>M] Qui mal feist...</text:span></text:p>
          </table:table-cell>
        </table:table-row>
        <table:table-row>
          <table:table-cell table:style-name="Table1.A2" office:value-type="string">
            <text:p text:style-name="P10">4538</text:p>
          </table:table-cell>
          <table:table-cell table:style-name="Table1.A2" office:value-type="string">
            <text:p text:style-name="P21">Tant com il soit ne sains ne vis</text:p>
          </table:table-cell>
          <table:table-cell table:style-name="Table1.C115" office:value-type="string">
            <text:p text:style-name="P131">A<text:span text:style-name="T155">GIKLT</text:span>] <text:span text:style-name="T81">Mentre (LT Mentres) quil (K qel) sera sainz (GKL sain, IT sains)…(K e)... <text:s/>B] ...et sains et vis <text:s/>DE] Tant com il sera sains...(E et)… <text:s/>H2] Tant com sera et sainz et… <text:s/>M] Mentres quil feust sains et… <text:s/>W] Tant que il sera sains et...</text:span></text:p>
          </table:table-cell>
        </table:table-row>
        <table:table-row>
          <table:table-cell table:style-name="Table1.A2" office:value-type="string">
            <text:p text:style-name="P10">4539</text:p>
          </table:table-cell>
          <table:table-cell table:style-name="Table1.A2" office:value-type="string">
            <text:p text:style-name="P21">Se jel veisse ne trovesse</text:p>
          </table:table-cell>
          <table:table-cell table:style-name="Table1.C115" office:value-type="string">
            <text:p text:style-name="P186">B] ...<text:span text:style-name="T96">gel seusse… <text:s/>DH2] Se le… <text:s/>EM] ...ou… <text:s/>GIK] ...nel (I nil)… <text:s/>L] Se cil… <text:s/>T] Si le… <text:s/>W] ...et...</text:span></text:p>
          </table:table-cell>
        </table:table-row>
        <table:table-row>
          <table:table-cell table:style-name="Table1.A2" office:value-type="string">
            <text:p text:style-name="P10">4540</text:p>
          </table:table-cell>
          <table:table-cell table:style-name="Table1.A2" office:value-type="string">
            <text:p text:style-name="P21">Mout volentiers m’i acoentesse</text:p>
          </table:table-cell>
          <table:table-cell table:style-name="Table1.C115" office:value-type="string">
            <text:p text:style-name="P233">E<text:span text:style-name="T220">W</text:span>] ...men...</text:p>
          </table:table-cell>
        </table:table-row>
        <table:table-row table:style-name="Table1.124">
          <table:table-cell table:style-name="Table1.A2" office:value-type="string">
            <text:p text:style-name="P10">4541</text:p>
          </table:table-cell>
          <table:table-cell table:style-name="Table1.A2" office:value-type="string">
            <text:p text:style-name="P21">Biaus sire se vos le savez</text:p>
          </table:table-cell>
          <table:table-cell table:style-name="Table1.C115" office:value-type="string">
            <text:p text:style-name="P112">A] <text:span text:style-name="T81">Biels se… <text:s/>M] ...frere...</text:span></text:p>
          </table:table-cell>
        </table:table-row>
        <table:table-row>
          <table:table-cell table:style-name="Table1.A2" office:value-type="string">
            <text:p text:style-name="P10">4542</text:p>
          </table:table-cell>
          <table:table-cell table:style-name="Table1.A2" office:value-type="string">
            <text:p text:style-name="P21">Vostre merci car m’i menez</text:p>
          </table:table-cell>
          <table:table-cell table:style-name="Table1.C115" office:value-type="string">
            <text:p text:style-name="P131">A] ...me…<text:span text:style-name="T81"> <text:s/>BM] ...si mi menez <text:s/>W] Je vous pri que my...</text:span></text:p>
          </table:table-cell>
        </table:table-row>
        <table:table-row table:style-name="Table1.126">
          <table:table-cell table:style-name="Table1.A2" office:value-type="string">
            <text:p text:style-name="P10">4543</text:p>
          </table:table-cell>
          <table:table-cell table:style-name="Table1.A2" office:value-type="string">
            <text:p text:style-name="P21">Mout en vadroie muelz se croi</text:p>
          </table:table-cell>
          <table:table-cell table:style-name="Table1.C115" office:value-type="string">
            <text:p text:style-name="P271">I<text:span text:style-name="T194">]</text:span> ...en uondroie… <text:s/><text:span text:style-name="T115">W] ...par foy</text:span></text:p>
          </table:table-cell>
        </table:table-row>
        <table:table-row table:style-name="Table1.127">
          <table:table-cell table:style-name="Table1.A2" office:value-type="string">
            <text:p text:style-name="P10">4544</text:p>
          </table:table-cell>
          <table:table-cell table:style-name="Table1.A2" office:value-type="string">
            <text:p text:style-name="P21">C’il estoit acoentiés de moi</text:p>
          </table:table-cell>
          <table:table-cell table:style-name="Table1.C115" office:value-type="string">
            <text:p text:style-name="P303">K] ...acuidez a moi</text:p>
          </table:table-cell>
        </table:table-row>
        <text:soft-page-break/>
        <table:table-row table:style-name="Table1.128">
          <table:table-cell table:style-name="Table1.A2" office:value-type="string">
            <text:p text:style-name="P10">4545</text:p>
          </table:table-cell>
          <table:table-cell table:style-name="Table1.A2" office:value-type="string">
            <text:p text:style-name="P21">Sire fait li Povres Perdus</text:p>
          </table:table-cell>
          <table:table-cell table:style-name="Table1.C115" office:value-type="string">
            <text:p text:style-name="P219">D<text:span text:style-name="T138">EM</text:span>] ...dit <text:span text:style-name="T138">(E dist)</text:span>...</text:p>
          </table:table-cell>
        </table:table-row>
        <table:table-row table:style-name="Table1.129">
          <table:table-cell table:style-name="Table1.A2" office:value-type="string">
            <text:p text:style-name="P10">4546</text:p>
          </table:table-cell>
          <table:table-cell table:style-name="Table1.A2" office:value-type="string">
            <text:p text:style-name="P21">Trois anz ait qu’il ne fut veus</text:p>
          </table:table-cell>
          <table:table-cell table:style-name="Table1.C115" office:value-type="string">
            <text:p text:style-name="P186">B<text:span text:style-name="T214">T</text:span>] ...<text:span text:style-name="T97">que il fu perdus (T perduz) <text:s/>L] Qatre anz a… <text:s/>W] ...qui...</text:span></text:p>
          </table:table-cell>
        </table:table-row>
        <table:table-row table:style-name="Table1.129">
          <table:table-cell table:style-name="Table1.A2" office:value-type="string">
            <text:p text:style-name="P10">4547</text:p>
          </table:table-cell>
          <table:table-cell table:style-name="Table1.A2" office:value-type="string">
            <text:p text:style-name="P21">La pucelle d’Ile Selee</text:p>
          </table:table-cell>
          <table:table-cell table:style-name="Table1.C115" office:value-type="string">
            <text:p text:style-name="P86">A<text:span text:style-name="T185">I</text:span>] ...<text:span text:style-name="T81">de lile (I li[l&gt;s]le)… <text:s/>BDEM] La dame de lile (E lisle, M lille)...</text:span></text:p>
          </table:table-cell>
        </table:table-row>
        <table:table-row table:style-name="Table1.129">
          <table:table-cell table:style-name="Table1.A2" office:value-type="string">
            <text:p text:style-name="P10">4548</text:p>
          </table:table-cell>
          <table:table-cell table:style-name="Table1.A2" office:value-type="string">
            <text:p text:style-name="P21">Avoit mout longuement amee</text:p>
          </table:table-cell>
          <table:table-cell table:style-name="Table1.C115" office:value-type="string">
            <text:p text:style-name="P155">B] <text:span text:style-name="T97">Avoit longement en amee</text:span></text:p>
          </table:table-cell>
        </table:table-row>
        <table:table-row table:style-name="Table1.129">
          <table:table-cell table:style-name="Table1.A2" office:value-type="string">
            <text:p text:style-name="P10">4549</text:p>
          </table:table-cell>
          <table:table-cell table:style-name="Table1.A2" office:value-type="string">
            <text:p text:style-name="P21">Il s’en alait avec s’amie</text:p>
          </table:table-cell>
          <table:table-cell table:style-name="Table1.C115" office:value-type="string">
            <text:p text:style-name="P74">A<text:span text:style-name="T97">BEGH2LTW</text:span>] ...ala…<text:span text:style-name="T214">(T auoi)... <text:s/>I] Si sen ala...</text:span></text:p>
          </table:table-cell>
        </table:table-row>
        <table:table-row table:style-name="Table1.129">
          <table:table-cell table:style-name="Table1.A2" office:value-type="string">
            <text:p text:style-name="P10">4550</text:p>
          </table:table-cell>
          <table:table-cell table:style-name="Table1.A2" office:value-type="string">
            <text:p text:style-name="P21">Ceste terre en est empirie</text:p>
          </table:table-cell>
          <table:table-cell table:style-name="Table1.C115" office:value-type="string">
            <text:p text:style-name="P74">A<text:span text:style-name="T118">DEH2IGKLMTW</text:span>] ...<text:span text:style-name="T81">nest (DEH2MW en est) enpourie (DEH2M apourie, K enpaurie, W enpauurie)</text:span></text:p>
          </table:table-cell>
        </table:table-row>
        <table:table-row table:style-name="Table1.129">
          <table:table-cell table:style-name="Table1.A2" office:value-type="string">
            <text:p text:style-name="P10">4551</text:p>
          </table:table-cell>
          <table:table-cell table:style-name="Table1.A2" office:value-type="string">
            <text:p text:style-name="P21">Chevelier sergent ne borjois</text:p>
          </table:table-cell>
          <table:table-cell table:style-name="Table1.C115" office:value-type="string">
            <text:p text:style-name="P131">A<text:span text:style-name="T97">BEGIKLT</text:span>] ...<text:span text:style-name="T81">uilains (BE vilains, G uilein, I uillan, K uillains) ne (B et)… <text:s/>DH2] ...homes… <text:s/>W] ...marchans et...</text:span></text:p>
          </table:table-cell>
        </table:table-row>
        <table:table-row table:style-name="Table1.129">
          <table:table-cell table:style-name="Table1.A2" office:value-type="string">
            <text:p text:style-name="P10">4552</text:p>
          </table:table-cell>
          <table:table-cell table:style-name="Table1.A2" office:value-type="string">
            <text:p text:style-name="P21">N’ait ses peires que XXIII</text:p>
          </table:table-cell>
          <table:table-cell table:style-name="Table1.C115" office:value-type="string">
            <text:p text:style-name="P96">A] ...<text:span text:style-name="T81">pere mes XX et trois <text:s/>BEGIKMT] Nen (IT Non, K Ni) a ses peres (GKT pere) xx et trois (EMT XXIII, GIK uint et trois) <text:s/>D] Ne a ses peres XXIII</text:span></text:p>
          </table:table-cell>
        </table:table-row>
        <table:table-row table:style-name="Table1.129">
          <table:table-cell table:style-name="Table1.A2" office:value-type="string">
            <text:p text:style-name="P10">4553</text:p>
          </table:table-cell>
          <table:table-cell table:style-name="Table1.A2" office:value-type="string">
            <text:p text:style-name="P21">Et cil vivent a grant me[s]chief</text:p>
          </table:table-cell>
          <table:table-cell table:style-name="Table1.C115" office:value-type="string">
            <text:p text:style-name="P233">E] Ici viuent… <text:s/><text:span text:style-name="T172">H2W] Et se (W si) viuent… <text:s/>K] E qui...</text:span></text:p>
          </table:table-cell>
        </table:table-row>
        <table:table-row table:style-name="Table1.129">
          <table:table-cell table:style-name="Table1.A2" office:value-type="string">
            <text:p text:style-name="P10">4554</text:p>
          </table:table-cell>
          <table:table-cell table:style-name="Table1.A2" office:value-type="string">
            <text:p text:style-name="P21">Li prinses en ait grant pitié</text:p>
          </table:table-cell>
          <table:table-cell table:style-name="Table1.C115" office:value-type="string">
            <text:p text:style-name="P74">A<text:span text:style-name="T118">DGH2IKLMT</text:span>] ...<text:span text:style-name="T81">ot (H2 out)...</text:span></text:p>
          </table:table-cell>
        </table:table-row>
        <table:table-row table:style-name="Table1.129">
          <table:table-cell table:style-name="Table1.A2" office:value-type="string">
            <text:p text:style-name="P10">4555</text:p>
          </table:table-cell>
          <table:table-cell table:style-name="Table1.A2" office:value-type="string">
            <text:p text:style-name="P21">Quant vit de povres dras vestu</text:p>
          </table:table-cell>
          <table:table-cell table:style-name="Table1.C115" office:value-type="string">
            <text:p text:style-name="P96">A<text:span text:style-name="T228">K</text:span>] ...<text:span text:style-name="T81">le uit… <text:s/>DH2] Mout (H2 </text:span><text:span text:style-name="T62">Mlt</text:span><text:span text:style-name="T172">) fu de poures...</text:span></text:p>
          </table:table-cell>
        </table:table-row>
        <table:table-row table:style-name="Table1.129">
          <table:table-cell table:style-name="Table1.A2" office:value-type="string">
            <text:p text:style-name="P10">4556</text:p>
          </table:table-cell>
          <table:table-cell table:style-name="Table1.A2" office:value-type="string">
            <text:p text:style-name="P21">Le chevalier povre perdu</text:p>
          </table:table-cell>
          <table:table-cell table:style-name="Table1.C115" office:value-type="string">
            <text:p text:style-name="P220">D<text:span text:style-name="T172">H2</text:span>] Li poures <text:span text:style-name="T40">chrs</text:span> perduz</text:p>
          </table:table-cell>
        </table:table-row>
        <table:table-row table:style-name="Table1.129">
          <table:table-cell table:style-name="Table1.A2" office:value-type="string">
            <text:p text:style-name="P10">4557</text:p>
          </table:table-cell>
          <table:table-cell table:style-name="Table1.A2" office:value-type="string">
            <text:p text:style-name="P21">Son avoir li veloit doner</text:p>
          </table:table-cell>
          <table:table-cell table:style-name="Table1.C115" office:value-type="string">
            <text:p text:style-name="P49"/>
          </table:table-cell>
        </table:table-row>
        <table:table-row table:style-name="Table1.129">
          <table:table-cell table:style-name="Table1.A2" office:value-type="string">
            <text:p text:style-name="P10">4558</text:p>
          </table:table-cell>
          <table:table-cell table:style-name="Table1.A2" office:value-type="string">
            <text:p text:style-name="P21">Et robe li fist aporter</text:p>
          </table:table-cell>
          <table:table-cell table:style-name="Table1.C115" office:value-type="string">
            <text:p text:style-name="P67"/>
          </table:table-cell>
        </table:table-row>
        <table:table-row table:style-name="Table1.129">
          <table:table-cell table:style-name="Table1.A2" office:value-type="string">
            <text:p text:style-name="P10">4559</text:p>
          </table:table-cell>
          <table:table-cell table:style-name="Table1.A2" office:value-type="string">
            <text:p text:style-name="P21">Sire fet li Povres Perdus</text:p>
          </table:table-cell>
          <table:table-cell table:style-name="Table1.C115" office:value-type="string">
            <text:p text:style-name="P155">B<text:span text:style-name="T139">EM</text:span>] ...<text:span text:style-name="T97">dist (M dit)...</text:span></text:p>
          </table:table-cell>
        </table:table-row>
        <table:table-row table:style-name="Table1.129">
          <table:table-cell table:style-name="Table1.A2" office:value-type="string">
            <text:p text:style-name="P10">4560</text:p>
          </table:table-cell>
          <table:table-cell table:style-name="Table1.A2" office:value-type="string">
            <text:p text:style-name="P21">Ne sui pas por avoir venus</text:p>
          </table:table-cell>
          <table:table-cell table:style-name="Table1.C115" office:value-type="string">
            <text:p text:style-name="P63"/>
          </table:table-cell>
        </table:table-row>
        <table:table-row table:style-name="Table1.129">
          <table:table-cell table:style-name="Table1.A2" office:value-type="string">
            <text:p text:style-name="P10">4561</text:p>
          </table:table-cell>
          <table:table-cell table:style-name="Table1.A2" office:value-type="string">
            <text:p text:style-name="P22">Mai se bien faire me volez</text:p>
          </table:table-cell>
          <table:table-cell table:style-name="Table1.C115" office:value-type="string">
            <text:p text:style-name="P220">D<text:span text:style-name="T172">H2</text:span>] Mais sonor <text:span text:style-name="T172">(H2 se honneur)</text:span> faire… <text:s/><text:span text:style-name="T186">I] ...ses biez faire...</text:span></text:p>
          </table:table-cell>
        </table:table-row>
        <table:table-row table:style-name="Table1.129">
          <table:table-cell table:style-name="Table1.A2" office:value-type="string">
            <text:p text:style-name="P10">4562</text:p>
          </table:table-cell>
          <table:table-cell table:style-name="Table1.A2" office:value-type="string">
            <text:p text:style-name="P22">Une atre chose me donez</text:p>
          </table:table-cell>
          <table:table-cell table:style-name="Table1.C115" office:value-type="string">
            <text:p text:style-name="P210">W] ...aultre me...</text:p>
          </table:table-cell>
        </table:table-row>
        <table:table-row table:style-name="Table1.129">
          <table:table-cell table:style-name="Table1.A2" office:value-type="string">
            <text:p text:style-name="P10">4563</text:p>
          </table:table-cell>
          <table:table-cell table:style-name="Table1.A2" office:value-type="string">
            <text:p text:style-name="P22">Fet li prinse Don dites coi</text:p>
          </table:table-cell>
          <table:table-cell table:style-name="Table1.C115" office:value-type="string">
            <text:p text:style-name="P234">E] ...et dites.. <text:s/><text:span text:style-name="T172">H2] Dit...dont… <text:s/>IM] ...dont...</text:span></text:p>
          </table:table-cell>
        </table:table-row>
        <table:table-row table:style-name="Table1.129">
          <table:table-cell table:style-name="Table1.A2" office:value-type="string">
            <text:p text:style-name="P10">4564</text:p>
          </table:table-cell>
          <table:table-cell table:style-name="Table1.A2" office:value-type="string">
            <text:p text:style-name="P22">Avrai le ju Oil per foi</text:p>
          </table:table-cell>
          <table:table-cell table:style-name="Table1.C115" office:value-type="string">
            <text:p text:style-name="P125">A<text:span text:style-name="T156">GK</text:span>] <text:span text:style-name="T81">Donrois (GK Donrez) me (K mel) uos… <text:s/>B] Aurai le dont… <text:s/>DE] Donroiz (E Donrez) la (E le) moi… <text:s/>H2] Donnes la vos… <text:s/>IW] Le me donrois (W donrez)… <text:s/>L] Doutez me uos. Oil a foi <text:s/>M] Donrez le vous… <text:s/>T] Donrez le me uos oi uoir</text:span></text:p>
          </table:table-cell>
        </table:table-row>
        <table:table-row table:style-name="Table1.129">
          <table:table-cell table:style-name="Table1.A2" office:value-type="string">
            <text:p text:style-name="P10">4565</text:p>
          </table:table-cell>
          <table:table-cell table:style-name="Table1.A2" office:value-type="string">
            <text:p text:style-name="P22">Se doner le puis sens damaige</text:p>
          </table:table-cell>
          <table:table-cell table:style-name="Table1.C115" office:value-type="string">
            <text:p text:style-name="P220">D] ...uiltage <text:s/><text:span text:style-name="T186">I] ...puis doumaige</text:span></text:p>
          </table:table-cell>
        </table:table-row>
        <text:soft-page-break/>
        <table:table-row table:style-name="Table1.129">
          <table:table-cell table:style-name="Table1.A2" office:value-type="string">
            <text:p text:style-name="P10">4566</text:p>
          </table:table-cell>
          <table:table-cell table:style-name="Table1.A2" office:value-type="string">
            <text:p text:style-name="P22">Que ju aie de mon voiaige</text:p>
          </table:table-cell>
          <table:table-cell table:style-name="Table1.C115" office:value-type="string">
            <text:p text:style-name="P131">A] <text:span text:style-name="T81">Que tu aies… <text:s/>B] Qui aie… <text:s/>D] Que ni aie point de damage <text:s/>E] Que ni...barnage <text:s/>G] Que nen aie… H2] Que ie ni aie </text:span><text:span text:style-name="T62">gnt</text:span><text:span text:style-name="T172"> hontage <text:s/>I] ...ni aie de mon uiage <text:s/>K] Qi ne men heit de mon uiage <text:s/>L] Qui ni aie enui de mon uiage <text:s/>M] Quue ni aie duel neluntage <text:s/>T] Que ni aie… <text:s/>W] Que ny aye en...</text:span></text:p>
          </table:table-cell>
        </table:table-row>
        <table:table-row table:style-name="Table1.129">
          <table:table-cell table:style-name="Table1.A2" office:value-type="string">
            <text:p text:style-name="P10">4567</text:p>
          </table:table-cell>
          <table:table-cell table:style-name="Table1.A2" office:value-type="string">
            <text:p text:style-name="P22">Dist li Povres Perdus Biaus sire</text:p>
          </table:table-cell>
          <table:table-cell table:style-name="Table1.C115" office:value-type="string">
            <text:p text:style-name="P75">A] <text:span text:style-name="T82">Fist… <text:s/>I] Li poures perdus dist...</text:span></text:p>
          </table:table-cell>
        </table:table-row>
        <table:table-row table:style-name="Table1.128">
          <table:table-cell table:style-name="Table1.A2" office:value-type="string">
            <text:p text:style-name="P10">4568</text:p>
          </table:table-cell>
          <table:table-cell table:style-name="Table1.A2" office:value-type="string">
            <text:p text:style-name="P22">Seu que demans vos doi ge dire</text:p>
          </table:table-cell>
          <table:table-cell table:style-name="Table1.C115" office:value-type="string">
            <text:p text:style-name="P105">A] <text:span text:style-name="T82">Ce que uos demant doi dire <text:s/>B] ...demant doi ge bien dire <text:s/>DH2MT] ...ie (T ge) demant uos doi dire <text:s/>E] ...v</text:span><text:span text:style-name="T57">os</text:span><text:span text:style-name="T139"> os bien dire <text:s/>G] ...te doi dire <text:s/>H2ILW] ...ie vos (L uos, W vous) demant (I demande, W demans) doi (W doy) dire <text:s/>K] ...qe ie demande uos uoil dire</text:span></text:p>
          </table:table-cell>
        </table:table-row>
        <table:table-row table:style-name="Table1.129">
          <table:table-cell table:style-name="Table1.A2" office:value-type="string">
            <text:p text:style-name="P10">4569</text:p>
          </table:table-cell>
          <table:table-cell table:style-name="Table1.A2" office:value-type="string">
            <text:p text:style-name="P22">Ne deprisiés <text:span text:style-name="T9">(H Ne dois prisier)</text:span> ma povreté</text:p>
          </table:table-cell>
          <table:table-cell table:style-name="Table1.C115" office:value-type="string">
            <text:p text:style-name="P33">INV <text:span text:style-name="T16">A</text:span><text:span text:style-name="T19">D</text:span><text:span text:style-name="T23">H2</text:span><text:span text:style-name="T36">K</text:span><text:span text:style-name="T26">L</text:span><text:span text:style-name="T27">M</text:span><text:span text:style-name="T30">T</text:span><text:span text:style-name="T33">W</text:span><text:span text:style-name="T16">] </text:span><text:span text:style-name="T15">De ce que </text:span><text:span text:style-name="T36">(K qe)</text:span><text:span text:style-name="T15"> mauez </text:span><text:span text:style-name="T23">(H2 maues)</text:span><text:span text:style-name="T15"> creante </text:span><text:span text:style-name="T26">(L acreante, </text:span><text:span text:style-name="T27">M aeante</text:span><text:span text:style-name="T26">)</text:span><text:span text:style-name="T15"> <text:s/></text:span><text:span text:style-name="T17">B] </text:span><text:span text:style-name="T18">Por ce que vous ay demande <text:s/></text:span><text:span text:style-name="T20">E] De ce que vous ai demande </text:span><text:span text:style-name="T25"><text:s/>I] Desque lemaues graante</text:span></text:p>
          </table:table-cell>
        </table:table-row>
        <table:table-row table:style-name="Table1.129">
          <table:table-cell table:style-name="Table1.A2" office:value-type="string">
            <text:p text:style-name="P10">4570</text:p>
          </table:table-cell>
          <table:table-cell table:style-name="Table1.A2" office:value-type="string">
            <text:p text:style-name="P22">De seu que m’avez creanté</text:p>
          </table:table-cell>
          <table:table-cell table:style-name="Table1.C115" office:value-type="string">
            <text:p text:style-name="P201">INV <text:span text:style-name="T12">ADEH2IKLMTW] </text:span>Ne desprisiez <text:span text:style-name="T118">(D despissiez, E despisiez, H2 despisies, I desprisies, W despriser)</text:span> ma <text:span text:style-name="T172">(H2 pas)</text:span> pourete <text:span text:style-name="T186">(IK pouerte)</text:span> <text:s/><text:span text:style-name="T90">B] Ne desprisies ma pourete</text:span></text:p>
          </table:table-cell>
        </table:table-row>
        <table:table-row table:style-name="Table1.129">
          <table:table-cell table:style-name="Table1.A2" office:value-type="string">
            <text:p text:style-name="P10">4571</text:p>
          </table:table-cell>
          <table:table-cell table:style-name="Table1.A2" office:value-type="string">
            <text:p text:style-name="P22">Je vos requier en nom de foi</text:p>
          </table:table-cell>
          <table:table-cell table:style-name="Table1.C115" office:value-type="string">
            <text:p text:style-name="P272">I<text:span text:style-name="T194">L</text:span>] Jel...</text:p>
          </table:table-cell>
        </table:table-row>
        <table:table-row table:style-name="Table1.129">
          <table:table-cell table:style-name="Table1.A2" office:value-type="string">
            <text:p text:style-name="P10">4572</text:p>
          </table:table-cell>
          <table:table-cell table:style-name="Table1.A2" office:value-type="string">
            <text:p text:style-name="P22">Anuit mais remenez o moi</text:p>
          </table:table-cell>
          <table:table-cell table:style-name="Table1.C115" office:value-type="string">
            <text:p text:style-name="P186">B] ...herbergies…<text:span text:style-name="T97"> <text:s/>H2] Que huimais habergies… <text:s/>K] Enuit huimais…a moi <text:s/>M] Huimes remanez auec… <text:s/>W] Demourez huy mes auec moy</text:span></text:p>
          </table:table-cell>
        </table:table-row>
        <table:table-row table:style-name="Table1.129">
          <table:table-cell table:style-name="Table1.A2" office:value-type="string">
            <text:p text:style-name="P10">4573</text:p>
          </table:table-cell>
          <table:table-cell table:style-name="Table1.A2" office:value-type="string">
            <text:p text:style-name="P22">Et vos et vostre compaignon</text:p>
          </table:table-cell>
          <table:table-cell table:style-name="Table1.C115" office:value-type="string">
            <text:p text:style-name="P220">D] ---</text:p>
          </table:table-cell>
        </table:table-row>
        <table:table-row table:style-name="Table1.129">
          <table:table-cell table:style-name="Table1.A2" office:value-type="string">
            <text:p text:style-name="P10">4574</text:p>
          </table:table-cell>
          <table:table-cell table:style-name="Table1.A2" office:value-type="string">
            <text:p text:style-name="P22">Je ne vos demans atre don</text:p>
          </table:table-cell>
          <table:table-cell table:style-name="Table1.C115" office:value-type="string">
            <text:p text:style-name="P257">G] Je uos ne demant… <text:s/><text:span text:style-name="T172">H2] Je ne demant nul autre… <text:s/>M] ...requier...</text:span></text:p>
          </table:table-cell>
        </table:table-row>
        <table:table-row table:style-name="Table1.129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22"/>
          </table:table-cell>
          <table:table-cell table:style-name="Table1.C115" office:value-type="string">
            <text:p text:style-name="P220">D] Or en uenez en ma meson</text:p>
          </table:table-cell>
        </table:table-row>
        <table:table-row table:style-name="Table1.129">
          <table:table-cell table:style-name="Table1.A2" office:value-type="string">
            <text:p text:style-name="P10">4575</text:p>
          </table:table-cell>
          <table:table-cell table:style-name="Table1.A2" office:value-type="string">
            <text:p text:style-name="P22">Et por jesir et por maingier</text:p>
          </table:table-cell>
          <table:table-cell table:style-name="Table1.C115" office:value-type="string">
            <text:p text:style-name="P96">A<text:span text:style-name="T156">GKLTW</text:span>] ...<text:span text:style-name="T82">mangier (GL mengier, W menger) et pour (GT por, K e por, L </text:span><text:span text:style-name="T71">per</text:span><text:span text:style-name="T82">) gesir (L gisir) <text:s/>BEIM] ...mangier (EM menger) et por (M pour) dormir <text:s/>DH2] Et por (H2 pour) dormir...</text:span></text:p>
          </table:table-cell>
        </table:table-row>
        <table:table-row table:style-name="Table1.129">
          <table:table-cell table:style-name="Table1.A2" office:value-type="string">
            <text:p text:style-name="P10">4576</text:p>
          </table:table-cell>
          <table:table-cell table:style-name="Table1.A2" office:value-type="string">
            <text:p text:style-name="P22">Je vos ferai bien aaissier</text:p>
          </table:table-cell>
          <table:table-cell table:style-name="Table1.C115" office:value-type="string">
            <text:p text:style-name="P96">A<text:span text:style-name="T139">EGKLMTW</text:span>] ...<text:span text:style-name="T41">mlt</text:span><text:span text:style-name="T82"> (G mout, K molt, MW moult) bien seruir <text:s/>B] Et por reposer aloisir <text:s/>DH2] Vos ferai ie (H2 ge) bien...</text:span></text:p>
          </table:table-cell>
        </table:table-row>
        <table:table-row table:style-name="Table1.129">
          <table:table-cell table:style-name="Table1.A2" office:value-type="string">
            <text:p text:style-name="P10">4577</text:p>
          </table:table-cell>
          <table:table-cell table:style-name="Table1.A2" office:value-type="string">
            <text:p text:style-name="P22">Li princes respont Ne puet estre</text:p>
          </table:table-cell>
          <table:table-cell table:style-name="Table1.C115" office:value-type="string">
            <text:p text:style-name="P210">W] ...puis...</text:p>
          </table:table-cell>
        </table:table-row>
        <table:table-row table:style-name="Table1.129">
          <table:table-cell table:style-name="Table1.A2" office:value-type="string">
            <text:p text:style-name="P10">4578</text:p>
          </table:table-cell>
          <table:table-cell table:style-name="Table1.A2" office:value-type="string">
            <text:p text:style-name="P22">Car je vos conterai tot l’estre</text:p>
          </table:table-cell>
          <table:table-cell table:style-name="Table1.C115" office:value-type="string">
            <text:p text:style-name="P282">M] ...<text:span text:style-name="T204">conte...</text:span></text:p>
          </table:table-cell>
        </table:table-row>
        <table:table-row table:style-name="Table1.163">
          <table:table-cell table:style-name="Table1.A2" office:value-type="string">
            <text:p text:style-name="P10">4579</text:p>
          </table:table-cell>
          <table:table-cell table:style-name="Table1.A2" office:value-type="string">
            <text:p text:style-name="P22">A <text:span text:style-name="T9">(H Au)</text:span> roi Phelipon doi aler</text:p>
          </table:table-cell>
          <table:table-cell table:style-name="Table1.C115" office:value-type="string">
            <text:p text:style-name="P235">E] ...vueil aler <text:s/><text:span text:style-name="T14">T] ...aidier</text:span></text:p>
          </table:table-cell>
        </table:table-row>
        <table:table-row table:style-name="Table1.129">
          <table:table-cell table:style-name="Table1.A2" office:value-type="string">
            <text:p text:style-name="P10">4580</text:p>
          </table:table-cell>
          <table:table-cell table:style-name="Table1.A2" office:value-type="string">
            <text:p text:style-name="P22">Si i doi lonc tens sejorner</text:p>
          </table:table-cell>
          <table:table-cell table:style-name="Table1.C115" office:value-type="string">
            <text:p text:style-name="P186">B] <text:span text:style-name="T97">Ou ge doi lonc tens demourer <text:s/>E] Si i vueil lonc tens demorer <text:s/>T] Se i veil lonc tens seiorner <text:s/>W] Et si doy… <text:s/>K] Si doi...</text:span></text:p>
          </table:table-cell>
        </table:table-row>
        <table:table-row table:style-name="Table1.129">
          <table:table-cell table:style-name="Table1.A2" office:value-type="string">
            <text:p text:style-name="P10">4581</text:p>
          </table:table-cell>
          <table:table-cell table:style-name="Table1.A2" office:value-type="string">
            <text:p text:style-name="P22">Ains XV jors i doi venir</text:p>
          </table:table-cell>
          <table:table-cell table:style-name="Table1.C115" office:value-type="string">
            <text:p text:style-name="P150">T] ---</text:p>
            <text:p text:style-name="P75"><text:soft-page-break/>A<text:span text:style-name="T156">GIKLMW</text:span>] <text:span text:style-name="T82">A (IKMW Au, L Al) quinze (IW XV, L quinzen, M quinzain, K quinte) ior (MW iour)...</text:span></text:p>
          </table:table-cell>
        </table:table-row>
        <table:table-row table:style-name="Table1.129">
          <table:table-cell table:style-name="Table1.A2" office:value-type="string">
            <text:p text:style-name="P10">4582</text:p>
          </table:table-cell>
          <table:table-cell table:style-name="Table1.A2" office:value-type="string">
            <text:p text:style-name="P23">Se ju a roi ne wel <text:span text:style-name="T9">(H Se je ne wel au roi) </text:span>mentir</text:p>
          </table:table-cell>
          <table:table-cell table:style-name="Table1.C115" office:value-type="string">
            <text:p text:style-name="P150">T] ---</text:p>
            <text:p text:style-name="P131">A] ...<text:span text:style-name="T82">roi uolent… <text:s/>BH2M] Se je (H2M ie) ne wel (H2M veil) au roi (M auoz) mentir <text:s/>W] Si au roy… <text:s/>K] Se ie au roi ni doi...</text:span></text:p>
          </table:table-cell>
        </table:table-row>
        <table:table-row table:style-name="Table1.129">
          <table:table-cell table:style-name="Table1.A2" office:value-type="string">
            <text:p text:style-name="P10">4583</text:p>
          </table:table-cell>
          <table:table-cell table:style-name="Table1.A2" office:value-type="string">
            <text:p text:style-name="P22">Ne li poroie dire voir</text:p>
          </table:table-cell>
          <table:table-cell table:style-name="Table1.C115" office:value-type="string">
            <text:p text:style-name="P210">W] Ne pourroie dire le...</text:p>
          </table:table-cell>
        </table:table-row>
        <table:table-row table:style-name="Table1.129">
          <table:table-cell table:style-name="Table1.A2" office:value-type="string">
            <text:p text:style-name="P10">4584</text:p>
          </table:table-cell>
          <table:table-cell table:style-name="Table1.A2" office:value-type="string">
            <text:p text:style-name="P22">Se si veloie remenoir</text:p>
          </table:table-cell>
          <table:table-cell table:style-name="Table1.C115" office:value-type="string">
            <text:p text:style-name="P50"/>
          </table:table-cell>
        </table:table-row>
        <table:table-row table:style-name="Table1.129">
          <table:table-cell table:style-name="Table1.A2" office:value-type="string">
            <text:p text:style-name="P10">4585</text:p>
          </table:table-cell>
          <table:table-cell table:style-name="Table1.A2" office:value-type="string">
            <text:p text:style-name="P24">Quant li Povres Perdus se voit</text:p>
          </table:table-cell>
          <table:table-cell table:style-name="Table1.C115" office:value-type="string">
            <text:p text:style-name="P75"/>
          </table:table-cell>
        </table:table-row>
        <table:table-row table:style-name="Table1.129">
          <table:table-cell table:style-name="Table1.A2" office:value-type="string">
            <text:p text:style-name="P10">4586</text:p>
          </table:table-cell>
          <table:table-cell table:style-name="Table1.A2" office:value-type="string">
            <text:p text:style-name="P24">Que li princes ne remaindroit</text:p>
          </table:table-cell>
          <table:table-cell table:style-name="Table1.C115" office:value-type="string">
            <text:p text:style-name="P236">E<text:span text:style-name="T172">H2M</text:span>] ...ne demorroit <text:span text:style-name="T172">(H2M demourroit)</text:span></text:p>
          </table:table-cell>
        </table:table-row>
        <table:table-row table:style-name="Table1.129">
          <table:table-cell table:style-name="Table1.A2" office:value-type="string">
            <text:p text:style-name="P10">4587</text:p>
          </table:table-cell>
          <table:table-cell table:style-name="Table1.A2" office:value-type="string">
            <text:p text:style-name="P24">Sire fet il bien sai et voi</text:p>
          </table:table-cell>
          <table:table-cell table:style-name="Table1.C115" office:value-type="string">
            <text:p text:style-name="P282">M] ...<text:span text:style-name="T204">dit il… <text:s/>K] Si dit sire bien.. </text:span></text:p>
          </table:table-cell>
        </table:table-row>
        <table:table-row table:style-name="Table1.129">
          <table:table-cell table:style-name="Table1.A2" office:value-type="string">
            <text:p text:style-name="P10">4588</text:p>
          </table:table-cell>
          <table:table-cell table:style-name="Table1.A2" office:value-type="string">
            <text:p text:style-name="P24">Que ester ne velez o moi</text:p>
          </table:table-cell>
          <table:table-cell table:style-name="Table1.C115" office:value-type="string">
            <text:p text:style-name="P75">A] ---</text:p>
            <text:p text:style-name="P194">B<text:span text:style-name="T119">DGH2ILMTW</text:span>] <text:span text:style-name="T98">Remanoir (D Remenoir, M Remaindre) ne… <text:s/>E] Demorer ne… <text:s/>K] Qe remanoir...a...</text:span></text:p>
          </table:table-cell>
        </table:table-row>
        <table:table-row table:style-name="Table1.129">
          <table:table-cell table:style-name="Table1.A2" office:value-type="string">
            <text:p text:style-name="P10">4589</text:p>
          </table:table-cell>
          <table:table-cell table:style-name="Table1.A2" office:value-type="string">
            <text:p text:style-name="P24">Puels que remenoir ne volez</text:p>
          </table:table-cell>
          <table:table-cell table:style-name="Table1.C115" office:value-type="string">
            <text:p text:style-name="P75">A<text:span text:style-name="T157">GK</text:span>] ---</text:p>
            <text:p text:style-name="P211">W] ...demorer...</text:p>
          </table:table-cell>
        </table:table-row>
        <table:table-row table:style-name="Table1.129">
          <table:table-cell table:style-name="Table1.A2" office:value-type="string">
            <text:p text:style-name="P10">4590</text:p>
          </table:table-cell>
          <table:table-cell table:style-name="Table1.A2" office:value-type="string">
            <text:p text:style-name="P24">De dous choses l’une prenez</text:p>
          </table:table-cell>
          <table:table-cell table:style-name="Table1.C115" office:value-type="string">
            <text:p text:style-name="P309">K] ...une...</text:p>
          </table:table-cell>
        </table:table-row>
        <table:table-row table:style-name="Table1.129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24"/>
          </table:table-cell>
          <table:table-cell table:style-name="Table1.C115" office:value-type="string">
            <text:p text:style-name="P253">G<text:span text:style-name="T229">K</text:span>] Cele qui <text:span text:style-name="T229">(K que)</text:span> plus prendre uolez</text:p>
          </table:table-cell>
        </table:table-row>
        <table:table-row table:style-name="Table1.129">
          <table:table-cell table:style-name="Table1.A2" office:value-type="string">
            <text:p text:style-name="P10">4591</text:p>
          </table:table-cell>
          <table:table-cell table:style-name="Table1.A2" office:value-type="string">
            <text:p text:style-name="P24">Mai davant me ferois antandre</text:p>
          </table:table-cell>
          <table:table-cell table:style-name="Table1.C115" office:value-type="string">
            <text:p text:style-name="P113">A<text:span text:style-name="T98">BDEGIKLW</text:span>] ...<text:span text:style-name="T82">me (K moi) faites entendre <text:s/>H2] ...auant moi faites… <text:s/>M] Mes aincois me feites...</text:span></text:p>
          </table:table-cell>
        </table:table-row>
        <table:table-row table:style-name="Table1.129">
          <table:table-cell table:style-name="Table1.A2" office:value-type="string">
            <text:p text:style-name="P10">4592</text:p>
          </table:table-cell>
          <table:table-cell table:style-name="Table1.A2" office:value-type="string">
            <text:p text:style-name="P24">Se je part se vos vodrois prandre</text:p>
          </table:table-cell>
          <table:table-cell table:style-name="Table1.C115" office:value-type="string">
            <text:p text:style-name="P132">A<text:span text:style-name="T140">E</text:span>] ...<text:span text:style-name="T82">se uoudroiz (E voudriez)… <text:s/>B] Se iai partit se volrez… <text:s/>DH2] ...uos uorrez (H2 vourres)… <text:s/>G] Se ia partie uoudrois prendre <text:s/>I] ...uodroit… <text:s/>L] ...uos uolez… <text:s/>W] Ce ia par la foy vouldriez prendre <text:s/>K] ...si en uos droiz prendre</text:span></text:p>
          </table:table-cell>
        </table:table-row>
        <table:table-row table:style-name="Table1.129">
          <table:table-cell table:style-name="Table1.A2" office:value-type="string">
            <text:p text:style-name="P10">4593</text:p>
          </table:table-cell>
          <table:table-cell table:style-name="Table1.A2" office:value-type="string">
            <text:p text:style-name="P24">Rysus por ce qu’il ne pensest</text:p>
          </table:table-cell>
          <table:table-cell table:style-name="Table1.C115" office:value-type="string">
            <text:p text:style-name="P75">A<text:span text:style-name="T98">BILMTW</text:span>] ...<text:span text:style-name="T82">que (W qui) non (BILW ne, M ni) pensast (L pansast)</text:span></text:p>
          </table:table-cell>
        </table:table-row>
        <table:table-row table:style-name="Table1.129">
          <table:table-cell table:style-name="Table1.A2" office:value-type="string">
            <text:p text:style-name="P10">4594</text:p>
          </table:table-cell>
          <table:table-cell table:style-name="Table1.A2" office:value-type="string">
            <text:p text:style-name="P24">Que de quevoitié le lassest</text:p>
          </table:table-cell>
          <table:table-cell table:style-name="Table1.C115" office:value-type="string">
            <text:p text:style-name="P174">B] <text:span text:style-name="T45">Per</text:span><text:span text:style-name="T98"> conuoitise… <text:s/>D] Que por mauuestie… <text:s/>E] Que de coardise nosast <text:s/>G] Que por conuoitisie ne… <text:s/>H2] Que por mal vice… <text:s/>IKLW] Que (KL Qe) por (L </text:span><text:span text:style-name="T72">per</text:span><text:span text:style-name="T195">, KW par) coioitixe (KL couoitise, W conuoitise) laisast (K le leisast, LW laissast) <text:s/>M] </text:span><text:span text:style-name="T75">Per </text:span><text:span text:style-name="T204">coardise le lessast</text:span></text:p>
          </table:table-cell>
        </table:table-row>
        <table:table-row table:style-name="Table1.129">
          <table:table-cell table:style-name="Table1.A2" office:value-type="string">
            <text:p text:style-name="P10">4595</text:p>
          </table:table-cell>
          <table:table-cell table:style-name="Table1.A2" office:value-type="string">
            <text:p text:style-name="P24">Pertez fet il segurement</text:p>
          </table:table-cell>
          <table:table-cell table:style-name="Table1.C115" office:value-type="string">
            <text:p text:style-name="P236">INV E] Prendre li dist sevrement</text:p>
            <text:p text:style-name="P263">H2] <text:span text:style-name="T40">Per</text:span>telz.. <text:s/><text:span text:style-name="T204">M] ...dit il… <text:s/>K] ...il feit...</text:span></text:p>
          </table:table-cell>
        </table:table-row>
        <table:table-row table:style-name="Table1.129">
          <table:table-cell table:style-name="Table1.A2" office:value-type="string">
            <text:p text:style-name="P10">4596</text:p>
          </table:table-cell>
          <table:table-cell table:style-name="Table1.A2" office:value-type="string">
            <text:p text:style-name="P24">Ju i prendrai veraiement <text:span text:style-name="T10">(H tot v.)</text:span></text:p>
          </table:table-cell>
          <table:table-cell table:style-name="Table1.C115" office:value-type="string">
            <text:p text:style-name="P236">INV E] Partez lun prendrai voirement</text:p>
            <text:p text:style-name="P132">A<text:span text:style-name="T215">T</text:span>] ...<text:span text:style-name="T82">tout (T tot) uoirement <text:s/>B] Que ie penrai tout… <text:s/>D] Que ie prendrai… <text:s/>GH2K] Et (K E) ie prendrai </text:span><text:soft-page-break/><text:span text:style-name="T82">(H2 penrai)… <text:s/>I] Que ie prendrai tot… <text:s/>L] ...tost uoirement <text:s/>M] Que ie prendre lun… <text:s/>W] Je prendray lun certainement</text:span></text:p>
          </table:table-cell>
        </table:table-row>
        <table:table-row table:style-name="Table1.129">
          <table:table-cell table:style-name="Table1.A2" office:value-type="string">
            <text:p text:style-name="P10">4597</text:p>
          </table:table-cell>
          <table:table-cell table:style-name="Table1.A2" office:value-type="string">
            <text:p text:style-name="P24">Bien poez pertir sens regart</text:p>
          </table:table-cell>
          <table:table-cell table:style-name="Table1.C115" office:value-type="string">
            <text:p text:style-name="P282">M] ...<text:span text:style-name="T204">pouez prendre...</text:span></text:p>
          </table:table-cell>
        </table:table-row>
        <table:table-row table:style-name="Table1.129">
          <table:table-cell table:style-name="Table1.A2" office:value-type="string">
            <text:p text:style-name="P10">4598</text:p>
          </table:table-cell>
          <table:table-cell table:style-name="Table1.A2" office:value-type="string">
            <text:p text:style-name="P24">Sire fet il et je vos part</text:p>
          </table:table-cell>
          <table:table-cell table:style-name="Table1.C115" office:value-type="string">
            <text:p text:style-name="P282">M] ...<text:span text:style-name="T204">dit il… <text:s/>K] ...eiel uos...</text:span></text:p>
          </table:table-cell>
        </table:table-row>
        <table:table-row table:style-name="Table1.129">
          <table:table-cell table:style-name="Table1.A2" office:value-type="string">
            <text:p text:style-name="P10">4599</text:p>
          </table:table-cell>
          <table:table-cell table:style-name="Table1.A2" office:value-type="string">
            <text:p text:style-name="P24">Ou <text:span text:style-name="T10">avecques moi remenez</text:span></text:p>
          </table:table-cell>
          <table:table-cell table:style-name="Table1.C115" office:value-type="string">
            <text:p text:style-name="P75">A<text:span text:style-name="T98">BDEGH2IKLMTW</text:span>] ...<text:span text:style-name="T82">ensenble (E ensanble, H2LW ensemble, M Quensamble, T ansanble) (BEH2M o moi, I cun moi, W amoy)...(K hui remanez)</text:span></text:p>
          </table:table-cell>
        </table:table-row>
        <table:table-row table:style-name="Table1.129">
          <table:table-cell table:style-name="Table1.A2" office:value-type="string">
            <text:p text:style-name="P10">4600</text:p>
          </table:table-cell>
          <table:table-cell table:style-name="Table1.A2" office:value-type="string">
            <text:p text:style-name="P25">Ou a la cort trois anz estez</text:p>
          </table:table-cell>
          <table:table-cell table:style-name="Table1.C115" office:value-type="string">
            <text:p text:style-name="P174">B] ...<text:span text:style-name="T98">cort le roi estez <text:s/>G] ...en la… H2] Ou iii ans a la cort...</text:span></text:p>
          </table:table-cell>
        </table:table-row>
        <table:table-row table:style-name="Table1.129">
          <table:table-cell table:style-name="Table1.A2" office:value-type="string">
            <text:p text:style-name="P10">460<text:span text:style-name="T3">1</text:span></text:p>
          </table:table-cell>
          <table:table-cell table:style-name="Table1.A2" office:value-type="string">
            <text:p text:style-name="P25">A moi et vostre compaignon</text:p>
          </table:table-cell>
          <table:table-cell table:style-name="Table1.C115" office:value-type="string">
            <text:p text:style-name="P277">L] Ou… <text:s/><text:span text:style-name="T204">M] O… <text:s/>W] Et vous...</text:span></text:p>
          </table:table-cell>
        </table:table-row>
        <table:table-row table:style-name="Table1.129">
          <table:table-cell table:style-name="Table1.A2" office:value-type="string">
            <text:p text:style-name="P10">460<text:span text:style-name="T3">2</text:span></text:p>
          </table:table-cell>
          <table:table-cell table:style-name="Table1.A2" office:value-type="string">
            <text:p text:style-name="P25">Et por sols et por livreson</text:p>
          </table:table-cell>
          <table:table-cell table:style-name="Table1.C115" office:value-type="string">
            <text:p text:style-name="P132">A] ...<text:span text:style-name="T82">solt liuraison <text:s/>E] ...saus… <text:s/>GT] ...sout… <text:s/>KL] ...par (L </text:span><text:span text:style-name="T80">per</text:span><text:span text:style-name="T131">)</text:span><text:span text:style-name="T125"> sont… <text:s/></text:span><text:span text:style-name="T126">M] ...sens…</text:span><text:span text:style-name="T127"> <text:s/></text:span><text:span text:style-name="T129">W] </text:span><text:span text:style-name="T130">A ma despence et liureson</text:span></text:p>
          </table:table-cell>
        </table:table-row>
        <table:table-row table:style-name="Table1.129">
          <table:table-cell table:style-name="Table1.A2" office:value-type="string">
            <text:p text:style-name="P10">460<text:span text:style-name="T3">3</text:span></text:p>
          </table:table-cell>
          <table:table-cell table:style-name="Table1.A2" office:value-type="string">
            <text:p text:style-name="P25">Que jai viande ne hernois</text:p>
          </table:table-cell>
          <table:table-cell table:style-name="Table1.C115" office:value-type="string">
            <text:p text:style-name="P141">A<text:span text:style-name="T196">L</text:span>] <text:span text:style-name="T82">Que uiande… <text:s/>B] ...ne conroi <text:s/>E] Que aoruance ne conroi <text:s/>W] Que ja pain ne vin ne… <text:s/>K] ...ie a...</text:span></text:p>
          </table:table-cell>
        </table:table-row>
        <table:table-row table:style-name="Table1.129">
          <table:table-cell table:style-name="Table1.A2" office:value-type="string">
            <text:p text:style-name="P10">460<text:span text:style-name="T3">4</text:span></text:p>
          </table:table-cell>
          <table:table-cell table:style-name="Table1.A2" office:value-type="string">
            <text:p text:style-name="P25">Ne prendrois d’ome fors (H que) de moi</text:p>
          </table:table-cell>
          <table:table-cell table:style-name="Table1.C115" office:value-type="string">
            <text:p text:style-name="P275">L<text:span text:style-name="T204">MW</text:span>] ...prandroiz <text:span text:style-name="T204">(MW prendrez)</text:span> dautrui <text:span text:style-name="T221">(W dautre)</text:span>...</text:p>
          </table:table-cell>
        </table:table-row>
        <table:table-row table:style-name="Table1.129">
          <table:table-cell table:style-name="Table1.A2" office:value-type="string">
            <text:p text:style-name="P10">460<text:span text:style-name="T3">5</text:span></text:p>
          </table:table-cell>
          <table:table-cell table:style-name="Table1.A2" office:value-type="string">
            <text:p text:style-name="P25">Ou si remenez a sejor</text:p>
          </table:table-cell>
          <table:table-cell table:style-name="Table1.C115" office:value-type="string">
            <text:p text:style-name="P141">A<text:span text:style-name="T173">H2</text:span>] ...<text:span text:style-name="T83">a ce ior <text:s/>I] ...a</text:span><text:span text:style-name="T68">ser</text:span><text:span text:style-name="T187">uir <text:s/>W] Cest raison quil en soit a vouz <text:s/>K] ...seoir</text:span></text:p>
          </table:table-cell>
        </table:table-row>
        <table:table-row table:style-name="Table1.129">
          <table:table-cell table:style-name="Table1.A2" office:value-type="string">
            <text:p text:style-name="P10">460<text:span text:style-name="T3">6</text:span></text:p>
          </table:table-cell>
          <table:table-cell table:style-name="Table1.A2" office:value-type="string">
            <text:p text:style-name="P25">Or prenez fet il le millor</text:p>
          </table:table-cell>
          <table:table-cell table:style-name="Table1.C115" office:value-type="string">
            <text:p text:style-name="P286">M] ...<text:span text:style-name="T204">dit il… <text:s/>K] ...il feit...</text:span></text:p>
          </table:table-cell>
        </table:table-row>
        <table:table-row table:style-name="Table1.192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25"/>
          </table:table-cell>
          <table:table-cell table:style-name="Table1.C115" office:value-type="string">
            <text:p text:style-name="P76">A] <text:span text:style-name="T83">Remanoir ne uolez a moi</text:span></text:p>
          </table:table-cell>
        </table:table-row>
        <table:table-row table:style-name="Table1.129">
          <table:table-cell table:style-name="Table1.A2" office:value-type="string">
            <text:p text:style-name="P10">460<text:span text:style-name="T3">7</text:span></text:p>
          </table:table-cell>
          <table:table-cell table:style-name="Table1.A2" office:value-type="string">
            <text:p text:style-name="P25">Li prinses ait un poc pensé</text:p>
          </table:table-cell>
          <table:table-cell table:style-name="Table1.C115" office:value-type="string">
            <text:p text:style-name="P66"/>
          </table:table-cell>
        </table:table-row>
        <table:table-row table:style-name="Table1.129">
          <table:table-cell table:style-name="Table1.A2" office:value-type="string">
            <text:p text:style-name="P10">460<text:span text:style-name="T3">8</text:span></text:p>
          </table:table-cell>
          <table:table-cell table:style-name="Table1.A2" office:value-type="string">
            <text:p text:style-name="P25">Le chevelier ait regardé</text:p>
          </table:table-cell>
          <table:table-cell table:style-name="Table1.C115" office:value-type="string">
            <text:p text:style-name="P273"><text:span text:style-name="T236">G</text:span>I<text:span text:style-name="T196">LT</text:span>] ...a esgarde</text:p>
          </table:table-cell>
        </table:table-row>
        <table:table-row table:style-name="Table1.129">
          <table:table-cell table:style-name="Table1.A2" office:value-type="string">
            <text:p text:style-name="P10">460<text:span text:style-name="T3">9</text:span></text:p>
          </table:table-cell>
          <table:table-cell table:style-name="Table1.A2" office:value-type="string">
            <text:p text:style-name="P25">Et conoist bien a son vissaige</text:p>
          </table:table-cell>
          <table:table-cell table:style-name="Table1.C115" office:value-type="string">
            <text:p text:style-name="P165">B<text:span text:style-name="T173">H2M</text:span>] ...<text:span text:style-name="T98">connut (H2 congnut)...corage (H2M courage) <text:s/>DEGKT] (K Connut)...conut (E connut, T cognut)...</text:span></text:p>
          </table:table-cell>
        </table:table-row>
        <table:table-row table:style-name="Table1.129">
          <table:table-cell table:style-name="Table1.A2" office:value-type="string">
            <text:p text:style-name="P10">4610</text:p>
          </table:table-cell>
          <table:table-cell table:style-name="Table1.A2" office:value-type="string">
            <text:p text:style-name="P25">Que il avoit riche coraige</text:p>
          </table:table-cell>
          <table:table-cell table:style-name="Table1.C115" office:value-type="string">
            <text:p text:style-name="P165">B] ...<text:span text:style-name="T98">grant vasselage <text:s/>D] Quil estoit de fier… <text:s/>E] ...hardi… <text:s/>H2] Quil estoit de haut parage <text:s/>K] ...bernage</text:span></text:p>
          </table:table-cell>
        </table:table-row>
        <table:table-row table:style-name="Table1.197">
          <table:table-cell table:style-name="Table1.A2" office:value-type="string">
            <text:p text:style-name="P10">461<text:span text:style-name="T3">1</text:span></text:p>
          </table:table-cell>
          <table:table-cell table:style-name="Table1.A2" office:value-type="string">
            <text:p text:style-name="P25">Li princes pensoit saigement</text:p>
          </table:table-cell>
          <table:table-cell table:style-name="Table1.C115" office:value-type="string">
            <text:p text:style-name="P221">D<text:span text:style-name="T173">H2</text:span>] ...pensa...</text:p>
          </table:table-cell>
        </table:table-row>
        <table:table-row table:style-name="Table1.129">
          <table:table-cell table:style-name="Table1.A2" office:value-type="string">
            <text:p text:style-name="P10">461<text:span text:style-name="T3">2</text:span></text:p>
          </table:table-cell>
          <table:table-cell table:style-name="Table1.A2" office:value-type="string">
            <text:p text:style-name="P25">Si voi ge (H voit il) bien apertement</text:p>
          </table:table-cell>
          <table:table-cell table:style-name="Table1.C115" office:value-type="string">
            <text:p text:style-name="P141">A<text:span text:style-name="T98">BD</text:span>] <text:span text:style-name="T83">Ce uoi… <text:s/>H2] Congnut et bien… <text:s/>I] Ce uoie biez… <text:s/>M] Si saloit bien apparceuant <text:s/>W] Or… <text:s/>K] Ge uoi bien...</text:span></text:p>
          </table:table-cell>
        </table:table-row>
        <table:table-row table:style-name="Table1.129">
          <table:table-cell table:style-name="Table1.A2" office:value-type="string">
            <text:p text:style-name="P10">461<text:span text:style-name="T3">3</text:span></text:p>
          </table:table-cell>
          <table:table-cell table:style-name="Table1.A2" office:value-type="string">
            <text:p text:style-name="P25">Que il est mout povres d’avoir</text:p>
          </table:table-cell>
          <table:table-cell table:style-name="Table1.C115" office:value-type="string">
            <text:p text:style-name="P253">G] Que il estoit poures… <text:s/><text:span text:style-name="T173">H2] Quil estoit...</text:span></text:p>
          </table:table-cell>
        </table:table-row>
        <text:soft-page-break/>
        <table:table-row table:style-name="Table1.129">
          <table:table-cell table:style-name="Table1.A2" office:value-type="string">
            <text:p text:style-name="P10">461<text:span text:style-name="T3">4</text:span></text:p>
          </table:table-cell>
          <table:table-cell table:style-name="Table1.A2" office:value-type="string">
            <text:p text:style-name="P25">Mais il ait et sens (F sent) et savoir</text:p>
          </table:table-cell>
          <table:table-cell table:style-name="Table1.C115" office:value-type="string">
            <text:p text:style-name="P106">A<text:span text:style-name="T187">IK</text:span>] Se<text:span text:style-name="T83"> il a (I a e, K ha) cuer (K cors) et (IK e) sauoir <text:s/>B] ...a au cuer grant sauoir <text:s/>D] Mais il et cuer et… <text:s/>ELMTW] ...cuer… <text:s/>G] Mes se il a cor… <text:s/>H2] Mais il et cuer...</text:span></text:p>
          </table:table-cell>
        </table:table-row>
        <table:table-row table:style-name="Table1.129">
          <table:table-cell table:style-name="Table1.A2" office:value-type="string">
            <text:p text:style-name="P10">461<text:span text:style-name="T3">5</text:span></text:p>
          </table:table-cell>
          <table:table-cell table:style-name="Table1.A2" office:value-type="string">
            <text:p text:style-name="P25">Son covenant m’estuet atendre</text:p>
          </table:table-cell>
          <table:table-cell table:style-name="Table1.C115" office:value-type="string">
            <text:p text:style-name="P237">E<text:span text:style-name="T222">W</text:span>] ---</text:p>
            <text:p text:style-name="P289">M] [-mostist] mestuet 2hd</text:p>
          </table:table-cell>
        </table:table-row>
        <table:table-row table:style-name="Table1.129">
          <table:table-cell table:style-name="Table1.A2" office:value-type="string">
            <text:p text:style-name="P10">461<text:span text:style-name="T3">6</text:span></text:p>
          </table:table-cell>
          <table:table-cell table:style-name="Table1.A2" office:value-type="string">
            <text:p text:style-name="P25">Il ait pertit et je doi prendre</text:p>
          </table:table-cell>
          <table:table-cell table:style-name="Table1.C115" office:value-type="string">
            <text:p text:style-name="P237">E<text:span text:style-name="T222">W</text:span>] ---</text:p>
          </table:table-cell>
        </table:table-row>
        <table:table-row table:style-name="Table1.129">
          <table:table-cell table:style-name="Table1.A2" office:value-type="string">
            <text:p text:style-name="P10">461<text:span text:style-name="T3">7</text:span></text:p>
          </table:table-cell>
          <table:table-cell table:style-name="Table1.A2" office:value-type="string">
            <text:p text:style-name="P25">Je li comandai a pertir</text:p>
          </table:table-cell>
          <table:table-cell table:style-name="Table1.C115" office:value-type="string">
            <text:p text:style-name="P221">D] ---</text:p>
            <text:p text:style-name="P253">G] ...comandai partir <text:s/><text:span text:style-name="T230">K] Se...comande...</text:span></text:p>
          </table:table-cell>
        </table:table-row>
        <table:table-row table:style-name="Table1.129">
          <table:table-cell table:style-name="Table1.A2" office:value-type="string">
            <text:p text:style-name="P10">461<text:span text:style-name="T3">8</text:span></text:p>
          </table:table-cell>
          <table:table-cell table:style-name="Table1.A2" office:value-type="string">
            <text:p text:style-name="P25">Son covenant li doi tenir</text:p>
          </table:table-cell>
          <table:table-cell table:style-name="Table1.C115" office:value-type="string">
            <text:p text:style-name="P221">D] ---</text:p>
            <text:p text:style-name="P156">B<text:span text:style-name="T173">H2KT</text:span>] ...<text:span text:style-name="T99">mestuet...</text:span></text:p>
          </table:table-cell>
        </table:table-row>
        <table:table-row table:style-name="Table1.129">
          <table:table-cell table:style-name="Table1.A2" office:value-type="string">
            <text:p text:style-name="P10">461<text:span text:style-name="T3">9</text:span></text:p>
          </table:table-cell>
          <table:table-cell table:style-name="Table1.A2" office:value-type="string">
            <text:p text:style-name="P25">Se ce fust uns fols sa folie</text:p>
          </table:table-cell>
          <table:table-cell table:style-name="Table1.C115" office:value-type="string">
            <text:p text:style-name="P262">H2] ---</text:p>
            <text:p text:style-name="P259">G] ...cest fust un sous… <text:s/><text:span text:style-name="T115">W] ...foiz a sa folie</text:span></text:p>
          </table:table-cell>
        </table:table-row>
        <table:table-row table:style-name="Table1.129">
          <table:table-cell table:style-name="Table1.A2" office:value-type="string">
            <text:p text:style-name="P10">4620</text:p>
          </table:table-cell>
          <table:table-cell table:style-name="Table1.A2" office:value-type="string">
            <text:p text:style-name="P25">Tornesse bien a gaberie</text:p>
          </table:table-cell>
          <table:table-cell table:style-name="Table1.C115" office:value-type="string">
            <text:p text:style-name="P262">H2] ---</text:p>
            <text:p text:style-name="P156">B] <text:span text:style-name="T99">Tornaisse ie a… <text:s/>E] Tornaisse lui… <text:s/>LW] Li tornasse en (W a)… <text:s/>T] ...en...</text:span></text:p>
          </table:table-cell>
        </table:table-row>
        <table:table-row table:style-name="Table1.129">
          <table:table-cell table:style-name="Table1.A2" office:value-type="string">
            <text:p text:style-name="P10">462<text:span text:style-name="T3">1</text:span></text:p>
          </table:table-cell>
          <table:table-cell table:style-name="Table1.A2" office:value-type="string">
            <text:p text:style-name="P25">Si devient il est d’ate gent</text:p>
          </table:table-cell>
          <table:table-cell table:style-name="Table1.C115" office:value-type="string">
            <text:p text:style-name="P275">L<text:span text:style-name="T222">W</text:span>] ---</text:p>
            <text:p text:style-name="P114">A] ...<text:span text:style-name="T83">quil est d’autre… <text:s/>B] Bien sai quil est de haute… <text:s/>DEH2] Espoir il est de… <text:s/>GK] Ge croi bien quil (k qil) est… <text:s/>M] Assez tost est delautre...</text:span></text:p>
          </table:table-cell>
        </table:table-row>
        <table:table-row table:style-name="Table1.208">
          <table:table-cell table:style-name="Table1.A2" office:value-type="string">
            <text:p text:style-name="P10">462<text:span text:style-name="T3">2</text:span></text:p>
          </table:table-cell>
          <table:table-cell table:style-name="Table1.A2" office:value-type="string">
            <text:p text:style-name="P25">Si (H Il) me querrait son covenant</text:p>
          </table:table-cell>
          <table:table-cell table:style-name="Table1.C115" office:value-type="string">
            <text:p text:style-name="P275">L<text:span text:style-name="T222">W</text:span>] ---</text:p>
            <text:p text:style-name="P165">B] <text:span text:style-name="T99">Jl me tenra bien… <text:s/>DEH2] Si me (E men) tendra (H2 tenra) bien mon couent (EH2 bien couuenant) <text:s/>I] ...quera… <text:s/>T] Jl me...</text:span></text:p>
          </table:table-cell>
        </table:table-row>
        <table:table-row table:style-name="Table1.129">
          <table:table-cell table:style-name="Table1.A2" office:value-type="string">
            <text:p text:style-name="P10"><text:span text:style-name="T120">4</text:span>62<text:span text:style-name="T3">3</text:span></text:p>
          </table:table-cell>
          <table:table-cell table:style-name="Table1.A2" office:value-type="string">
            <text:p text:style-name="P25">Li princes fut enmi la plasce</text:p>
          </table:table-cell>
          <table:table-cell table:style-name="Table1.C115" office:value-type="string">
            <text:p text:style-name="P55"/>
          </table:table-cell>
        </table:table-row>
        <table:table-row table:style-name="Table1.129">
          <table:table-cell table:style-name="Table1.A2" office:value-type="string">
            <text:p text:style-name="P10">462<text:span text:style-name="T3">4</text:span></text:p>
          </table:table-cell>
          <table:table-cell table:style-name="Table1.A2" office:value-type="string">
            <text:p text:style-name="P25">Mai del prendre ne seit qu’il fasce</text:p>
          </table:table-cell>
          <table:table-cell table:style-name="Table1.C115" office:value-type="string">
            <text:p text:style-name="P133">A<text:span text:style-name="T99">BGH2IL</text:span>] ...<text:span text:style-name="T83">que (G qui) face <text:s/>D] Dou respondre ne set que face <text:s/>E] ...au prendre… <text:s/>M] ...au partir… <text:s/>W] De...qui...</text:span></text:p>
          </table:table-cell>
        </table:table-row>
        <table:table-row table:style-name="Table1.129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25"/>
          </table:table-cell>
          <table:table-cell table:style-name="Table1.C115" office:value-type="string">
            <text:p text:style-name="P289">RIGA BARRATA 2hd Sire dit il bien soe et voy</text:p>
          </table:table-cell>
        </table:table-row>
        <table:table-row table:style-name="Table1.129">
          <table:table-cell table:style-name="Table1.A2" office:value-type="string">
            <text:p text:style-name="P10">462<text:span text:style-name="T3">5</text:span></text:p>
          </table:table-cell>
          <table:table-cell table:style-name="Table1.A2" office:value-type="string">
            <text:p text:style-name="P25">Del prendre fut mout entrepris</text:p>
          </table:table-cell>
          <table:table-cell table:style-name="Table1.C115" office:value-type="string">
            <text:p text:style-name="P156">B] ...<text:span text:style-name="T99">fu bien...</text:span></text:p>
          </table:table-cell>
        </table:table-row>
        <table:table-row table:style-name="Table1.129">
          <table:table-cell table:style-name="Table1.A2" office:value-type="string">
            <text:p text:style-name="P10">462<text:span text:style-name="T3">6</text:span></text:p>
          </table:table-cell>
          <table:table-cell table:style-name="Table1.A2" office:value-type="string">
            <text:p text:style-name="P25">Li chevelier de son pais</text:p>
          </table:table-cell>
          <table:table-cell table:style-name="Table1.C115" office:value-type="string">
            <text:p text:style-name="P301">W] Les cheualiers... </text:p>
          </table:table-cell>
        </table:table-row>
        <table:table-row table:style-name="Table1.128">
          <table:table-cell table:style-name="Table1.A2" office:value-type="string">
            <text:p text:style-name="P10">462<text:span text:style-name="T3">7</text:span></text:p>
          </table:table-cell>
          <table:table-cell table:style-name="Table1.A2" office:value-type="string">
            <text:p text:style-name="P25">Et por joie et por de(s)duit</text:p>
          </table:table-cell>
          <table:table-cell table:style-name="Table1.C115" office:value-type="string">
            <text:p text:style-name="P195">B] <text:span text:style-name="T99">Por la...et por le… <text:s/>DEH2] Per (EH2 Et per) grant ioie et per… <text:s/>K] ...par...par...</text:span></text:p>
          </table:table-cell>
        </table:table-row>
        <table:table-row table:style-name="Table1.129">
          <table:table-cell table:style-name="Table1.A2" office:value-type="string">
            <text:p text:style-name="P10">462<text:span text:style-name="T3">8</text:span></text:p>
          </table:table-cell>
          <table:table-cell table:style-name="Table1.A2" office:value-type="string">
            <text:p text:style-name="P25">A une voix escrient tuit</text:p>
          </table:table-cell>
          <table:table-cell table:style-name="Table1.C115" office:value-type="string">
            <text:p text:style-name="P76">A<text:span text:style-name="T99">BDEH2KMT</text:span>] ...<text:span text:style-name="T83">sescrient...</text:span></text:p>
          </table:table-cell>
        </table:table-row>
        <text:soft-page-break/>
        <table:table-row table:style-name="Table1.129">
          <table:table-cell table:style-name="Table1.A2" office:value-type="string">
            <text:p text:style-name="P10">462<text:span text:style-name="T3">9</text:span></text:p>
          </table:table-cell>
          <table:table-cell table:style-name="Table1.A2" office:value-type="string">
            <text:p text:style-name="P25">Sire faissons de lui signor</text:p>
          </table:table-cell>
          <table:table-cell table:style-name="Table1.C115" office:value-type="string">
            <text:p text:style-name="P43"/>
          </table:table-cell>
        </table:table-row>
        <table:table-row table:style-name="Table1.129">
          <table:table-cell table:style-name="Table1.A2" office:value-type="string">
            <text:p text:style-name="P10">4630</text:p>
          </table:table-cell>
          <table:table-cell table:style-name="Table1.A2" office:value-type="string">
            <text:p text:style-name="P25">Mout nos tendrait a grant honor</text:p>
          </table:table-cell>
          <table:table-cell table:style-name="Table1.C115" office:value-type="string">
            <text:p text:style-name="P221">D<text:span text:style-name="T141">EH2M</text:span>] Jl nos <text:span text:style-name="T141">(EH2 nous)</text:span> tendra <text:span text:style-name="T173">(H2 tenra)…</text:span> <text:s/><text:span text:style-name="T188">IT] ...tenra (T tendra)...</text:span></text:p>
          </table:table-cell>
        </table:table-row>
        <table:table-row table:style-name="Table1.129">
          <table:table-cell table:style-name="Table1.A2" office:value-type="string">
            <text:p text:style-name="P10">463<text:span text:style-name="T3">1</text:span></text:p>
          </table:table-cell>
          <table:table-cell table:style-name="Table1.A2" office:value-type="string">
            <text:p text:style-name="P25">Se il puet mener son tresor</text:p>
          </table:table-cell>
          <table:table-cell table:style-name="Table1.C115" office:value-type="string">
            <text:p text:style-name="P238">E] ...avner… <text:s/><text:span text:style-name="T196">L] Se il i puet...</text:span></text:p>
          </table:table-cell>
        </table:table-row>
        <table:table-row table:style-name="Table1.129">
          <table:table-cell table:style-name="Table1.A2" office:value-type="string">
            <text:p text:style-name="P10">463<text:span text:style-name="T3">2</text:span></text:p>
          </table:table-cell>
          <table:table-cell table:style-name="Table1.A2" office:value-type="string">
            <text:p text:style-name="P25">Les pailes et l’argent et l’or</text:p>
          </table:table-cell>
          <table:table-cell table:style-name="Table1.C115" office:value-type="string">
            <text:p text:style-name="P187">B] <text:span text:style-name="T99">Ses...son...son… <text:s/>I] Ses… <text:s/>M] Les plates et dargent et dor <text:s/>W] La finence largent...</text:span></text:p>
          </table:table-cell>
        </table:table-row>
        <table:table-row table:style-name="Table1.129">
          <table:table-cell table:style-name="Table1.A2" office:value-type="string">
            <text:p text:style-name="P10">463<text:span text:style-name="T3">3</text:span></text:p>
          </table:table-cell>
          <table:table-cell table:style-name="Table1.A2" office:value-type="string">
            <text:p text:style-name="P26">A Phelipople et a sa gent</text:p>
          </table:table-cell>
          <table:table-cell table:style-name="Table1.C115" office:value-type="string">
            <text:p text:style-name="P115">A] ...<text:span text:style-name="T83">felipople a… <text:s/>BIGKLT] ...et (K e) sa gent (I ient) <text:s/>E] ...phelipope… <text:s/>G] ...filipoble… <text:s/>M] ...phelipole...</text:span></text:p>
          </table:table-cell>
        </table:table-row>
        <table:table-row table:style-name="Table1.129">
          <table:table-cell table:style-name="Table1.A2" office:value-type="string">
            <text:p text:style-name="P10">463<text:span text:style-name="T3">4</text:span></text:p>
          </table:table-cell>
          <table:table-cell table:style-name="Table1.A2" office:value-type="string">
            <text:p text:style-name="P26">Tenir nos i puet belement</text:p>
          </table:table-cell>
          <table:table-cell table:style-name="Table1.C115" office:value-type="string">
            <text:p text:style-name="P133">A] ...<text:span text:style-name="T83">longuement <text:s/>E] ...largement <text:s/>G] ...nos puet il… <text:s/>I] ...</text:span><text:span text:style-name="T109">uos buet</text:span><text:span text:style-name="T83">… <text:s/>L] ...uos… <text:s/>W] ...noblement</text:span></text:p>
          </table:table-cell>
        </table:table-row>
        <table:table-row table:style-name="Table1.129">
          <table:table-cell table:style-name="Table1.A2" office:value-type="string">
            <text:p text:style-name="P10">463<text:span text:style-name="T3">5</text:span></text:p>
          </table:table-cell>
          <table:table-cell table:style-name="Table1.A2" office:value-type="string">
            <text:p text:style-name="P26">Se le wellent tuit li borjois</text:p>
          </table:table-cell>
          <table:table-cell table:style-name="Table1.C115" office:value-type="string">
            <text:p text:style-name="P254">G<text:span text:style-name="T230">K</text:span>] Si le uerons <text:span text:style-name="T230">(K ueront)</text:span>… <text:span text:style-name="T188">I] Selenoreru</text:span><text:span text:style-name="T69">n</text:span><text:span text:style-name="T188">t li borçois</text:span></text:p>
          </table:table-cell>
        </table:table-row>
        <table:table-row table:style-name="Table1.129">
          <table:table-cell table:style-name="Table1.A2" office:value-type="string">
            <text:p text:style-name="P10">463<text:span text:style-name="T3">6</text:span></text:p>
          </table:table-cell>
          <table:table-cell table:style-name="Table1.A2" office:value-type="string">
            <text:p text:style-name="P26">Et li chevelier et li rois</text:p>
          </table:table-cell>
          <table:table-cell table:style-name="Table1.C115" office:value-type="string">
            <text:p text:style-name="P291">T] Et la roine...</text:p>
          </table:table-cell>
        </table:table-row>
        <table:table-row table:style-name="Table1.129">
          <table:table-cell table:style-name="Table1.A2" office:value-type="string">
            <text:p text:style-name="P10">463<text:span text:style-name="T3">7</text:span></text:p>
          </table:table-cell>
          <table:table-cell table:style-name="Table1.A2" office:value-type="string">
            <text:p text:style-name="P26">Tant li ont dit k’estre son gré</text:p>
          </table:table-cell>
          <table:table-cell table:style-name="Table1.C115" office:value-type="string">
            <text:p text:style-name="P133">A<text:span text:style-name="T99">BGIKLMT</text:span>] ...<text:span text:style-name="T83">dit estre (B outre, M oustre)… <text:s/>D] ...que creante <text:s/>E] ...dit et reconte <text:s/>H2] ...li a dit et creante <text:s/>W] ...dit et de son gre</text:span></text:p>
          </table:table-cell>
        </table:table-row>
        <table:table-row table:style-name="Table1.129">
          <table:table-cell table:style-name="Table1.A2" office:value-type="string">
            <text:p text:style-name="P10">463<text:span text:style-name="T3">8</text:span></text:p>
          </table:table-cell>
          <table:table-cell table:style-name="Table1.A2" office:value-type="string">
            <text:p text:style-name="P26">Li ont promis et creanté</text:p>
          </table:table-cell>
          <table:table-cell table:style-name="Table1.C115" office:value-type="string">
            <text:p text:style-name="P115">A<text:span text:style-name="T99">BGIKLTW</text:span>] <text:span text:style-name="T83">Li a… <text:s/>D] Li a promis estre son gre <text:s/>E] Promis li a… <text:s/>H2] Promis li a estre son gre <text:s/>M] Qui la promis...</text:span></text:p>
          </table:table-cell>
        </table:table-row>
        <table:table-row table:style-name="Table1.129">
          <table:table-cell table:style-name="Table1.A2" office:value-type="string">
            <text:p text:style-name="P10">463<text:span text:style-name="T3">9</text:span></text:p>
          </table:table-cell>
          <table:table-cell table:style-name="Table1.A2" office:value-type="string">
            <text:p text:style-name="P26">Ou il me soit travas ou (FH et) dans</text:p>
          </table:table-cell>
          <table:table-cell table:style-name="Table1.C115" office:value-type="string">
            <text:p text:style-name="P141">A] <text:span text:style-name="T83">Se il mesoit treuails oda <text:s/>D] ...trauail ou danz <text:s/>EH2] Ou me soit trauaus et ahans (H2 ou ahens) <text:s/>K] ...soit mal...</text:span></text:p>
          </table:table-cell>
        </table:table-row>
        <table:table-row table:style-name="Table1.129">
          <table:table-cell table:style-name="Table1.A2" office:value-type="string">
            <text:p text:style-name="P10">4640</text:p>
          </table:table-cell>
          <table:table-cell table:style-name="Table1.A2" office:value-type="string">
            <text:p text:style-name="P26">O vos serai a roi trois ans</text:p>
          </table:table-cell>
          <table:table-cell table:style-name="Table1.C115" office:value-type="string">
            <text:p text:style-name="P133">A<text:span text:style-name="T141">EGH2KLMT</text:span>] <text:span text:style-name="T83">Al (EGH2KM Au) roi (L rois) serrai (GH2KLT serai, M sere) a uos (EM o vous, <text:s/>G o uos) trois anz (EH2 ans) <text:s/>B] Seruirai vous tous les iii ans <text:s/>D] A uos...au… <text:s/>I] Au roi seruir ou uos trois ans <text:s/>W] A court seray a uous...</text:span></text:p>
          </table:table-cell>
        </table:table-row>
        <table:table-row table:style-name="Table1.129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26"/>
          </table:table-cell>
          <table:table-cell table:style-name="Table1.C115" office:value-type="string">
            <text:p text:style-name="P156">B] <text:span text:style-name="T99">Sil men estoit gries ou damage</text:span></text:p>
          </table:table-cell>
        </table:table-row>
        <table:table-row table:style-name="Table1.129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26"/>
          </table:table-cell>
          <table:table-cell table:style-name="Table1.C115" office:value-type="string">
            <text:p text:style-name="P156">B] <text:span text:style-name="T99">Sel ferai iou de bon corage</text:span></text:p>
          </table:table-cell>
        </table:table-row>
        <table:table-row table:style-name="Table1.129">
          <table:table-cell table:style-name="Table1.A2" office:value-type="string">
            <text:p text:style-name="P10">464<text:span text:style-name="T3">1</text:span></text:p>
          </table:table-cell>
          <table:table-cell table:style-name="Table1.A2" office:value-type="string">
            <text:p text:style-name="P26">Se vos essoignier m’i poez</text:p>
          </table:table-cell>
          <table:table-cell table:style-name="Table1.C115" office:value-type="string">
            <text:p text:style-name="P275">L<text:span text:style-name="T222">W</text:span>] ---</text:p>
            <text:p text:style-name="P115">A] <text:span text:style-name="T83">Se enosomer me… <text:s/>BI] ...me… <text:s/>DH2] ...bien fornir (H2 fournir) me… <text:s/>E] ...gouuerner me… <text:s/>GK] Se seiornier (K seiorner) me… <text:s/>M] ...vos bien coignier me...</text:span></text:p>
          </table:table-cell>
        </table:table-row>
        <table:table-row table:style-name="Table1.129">
          <table:table-cell table:style-name="Table1.A2" office:value-type="string">
            <text:p text:style-name="P10">464<text:span text:style-name="T3">2</text:span></text:p>
          </table:table-cell>
          <table:table-cell table:style-name="Table1.A2" office:value-type="string">
            <text:p text:style-name="P26">Sire fet il (H fait [il]) j’en ai assez</text:p>
          </table:table-cell>
          <table:table-cell table:style-name="Table1.C115" office:value-type="string">
            <text:p text:style-name="P275">L<text:span text:style-name="T222">W</text:span>] ---</text:p>
            <text:p text:style-name="P165">B] ...<text:span text:style-name="T99">or est assez <text:s/>DH2M] ...il iaurai (M naurai) assez (H2 asses) <text:s/>E] ...ie ai...</text:span></text:p>
          </table:table-cell>
        </table:table-row>
        <table:table-row table:style-name="Table1.129">
          <table:table-cell table:style-name="Table1.A2" office:value-type="string">
            <text:p text:style-name="P10">464<text:span text:style-name="T3">3</text:span></text:p>
          </table:table-cell>
          <table:table-cell table:style-name="Table1.A2" office:value-type="string">
            <text:p text:style-name="P26">Or penserons de l’esploitier</text:p>
          </table:table-cell>
          <table:table-cell table:style-name="Table1.C115" office:value-type="string">
            <text:p text:style-name="P215">INV <text:span text:style-name="T81">D] </text:span>Au prince dient sui chr</text:p>
            <text:p text:style-name="P254">G] Et...</text:p>
          </table:table-cell>
        </table:table-row>
        <text:soft-page-break/>
        <table:table-row table:style-name="Table1.129">
          <table:table-cell table:style-name="Table1.A2" office:value-type="string">
            <text:p text:style-name="P10">464<text:span text:style-name="T3">4</text:span></text:p>
          </table:table-cell>
          <table:table-cell table:style-name="Table1.A2" office:value-type="string">
            <text:p text:style-name="P26">Entr’els dient li chevelier</text:p>
          </table:table-cell>
          <table:table-cell table:style-name="Table1.C115" office:value-type="string">
            <text:p text:style-name="P215">INV <text:span text:style-name="T81">D] </text:span>Or pensons donc de lesploitier</text:p>
          </table:table-cell>
        </table:table-row>
        <table:table-row table:style-name="Table1.129">
          <table:table-cell table:style-name="Table1.A2" office:value-type="string">
            <text:p text:style-name="P10">464<text:span text:style-name="T3">5</text:span></text:p>
          </table:table-cell>
          <table:table-cell table:style-name="Table1.A2" office:value-type="string">
            <text:p text:style-name="P26">Mout nos ferait bien honorer</text:p>
          </table:table-cell>
          <table:table-cell table:style-name="Table1.C115" office:value-type="string">
            <text:p text:style-name="P133">A<text:span text:style-name="T205">M</text:span>] ...<text:span text:style-name="T83">uos (M vous) fera… <text:s/>DEGH2IKLT] ...nos (EH2 nous) fera… <text:s/>W] ...nous fera honnourer</text:span></text:p>
          </table:table-cell>
        </table:table-row>
        <table:table-row table:style-name="Table1.129">
          <table:table-cell table:style-name="Table1.A2" office:value-type="string">
            <text:p text:style-name="P10">464<text:span text:style-name="T3">6</text:span></text:p>
          </table:table-cell>
          <table:table-cell table:style-name="Table1.A2" office:value-type="string">
            <text:p text:style-name="P26">Se o nos l’en peons mener</text:p>
          </table:table-cell>
          <table:table-cell table:style-name="Table1.C115" office:value-type="string">
            <text:p text:style-name="P87">A<text:span text:style-name="T231">K</text:span>] <text:span text:style-name="T83">Se a uos (K nos) le poons… <text:s/>B] Se nous la le… <text:s/>H2] Se nous le poons la… <text:s/>ILW] ...le...</text:span></text:p>
          </table:table-cell>
        </table:table-row>
        <table:table-row table:style-name="Table1.129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26"/>
          </table:table-cell>
          <table:table-cell table:style-name="Table1.C115" office:value-type="string">
            <text:p text:style-name="P157">B] <text:span text:style-name="T100">Mais il nous senble tout auant</text:span></text:p>
          </table:table-cell>
        </table:table-row>
        <table:table-row table:style-name="Table1.129"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26"/>
          </table:table-cell>
          <table:table-cell table:style-name="Table1.C115" office:value-type="string">
            <text:p text:style-name="P157">B] <text:span text:style-name="T100">Paierons le commencement</text:span></text:p>
          </table:table-cell>
        </table:table-row>
        <table:table-row table:style-name="Table1.129">
          <table:table-cell table:style-name="Table1.A2" office:value-type="string">
            <text:p text:style-name="P10">464<text:span text:style-name="T3">7</text:span></text:p>
          </table:table-cell>
          <table:table-cell table:style-name="Table1.A2" office:value-type="string">
            <text:p text:style-name="P26">Li princes fut bien asassez</text:p>
          </table:table-cell>
          <table:table-cell table:style-name="Table1.C115" office:value-type="string">
            <text:p text:style-name="P133">A<text:span text:style-name="T232">KT</text:span>] ...<text:span text:style-name="T83">asadez <text:s/>E] ...alosez <text:s/>W] ..moult bien aisiez</text:span></text:p>
          </table:table-cell>
        </table:table-row>
        <table:table-row table:style-name="Table1.129">
          <table:table-cell table:style-name="Table1.A2" office:value-type="string">
            <text:p text:style-name="P10">464<text:span text:style-name="T3">8</text:span></text:p>
          </table:table-cell>
          <table:table-cell table:style-name="Table1.A2" office:value-type="string">
            <text:p text:style-name="P26">Or et argent avoit assez</text:p>
          </table:table-cell>
          <table:table-cell table:style-name="Table1.C115" office:value-type="string">
            <text:p text:style-name="P60"/>
          </table:table-cell>
        </table:table-row>
        <table:table-row table:style-name="Table1.129">
          <table:table-cell table:style-name="Table1.A2" office:value-type="string">
            <text:p text:style-name="P10">464<text:span text:style-name="T3">9</text:span></text:p>
          </table:table-cell>
          <table:table-cell table:style-name="Table1.A2" office:value-type="string">
            <text:p text:style-name="P26">Et biaus chevalx et bial (H biauz) hernois</text:p>
          </table:table-cell>
          <table:table-cell table:style-name="Table1.C115" office:value-type="string">
            <text:p text:style-name="P62"><text:s/><text:span text:style-name="T174">H2] Et biaus </text:span><text:span text:style-name="T63">chrs...</text:span></text:p>
          </table:table-cell>
        </table:table-row>
        <table:table-row table:style-name="Table1.129">
          <table:table-cell table:style-name="Table1.A2" office:value-type="string">
            <text:p text:style-name="P10">4650</text:p>
          </table:table-cell>
          <table:table-cell table:style-name="Table1.A2" office:value-type="string">
            <text:p text:style-name="P26">Onze cheveliers ot o soi</text:p>
          </table:table-cell>
          <table:table-cell table:style-name="Table1.C115" office:value-type="string">
            <text:p text:style-name="P142">A<text:span text:style-name="T158">G</text:span>] <text:span text:style-name="T84">Et XI chrs (G chiualier) o soi <text:s/>E] J tels chrs… <text:s/>W] ...ont… <text:s/>K] Vnce...ot soi</text:span></text:p>
          </table:table-cell>
        </table:table-row>
        <table:table-row table:style-name="Table1.129">
          <table:table-cell table:style-name="Table1.A2" office:value-type="string">
            <text:p text:style-name="P10">465<text:span text:style-name="T3">1</text:span></text:p>
          </table:table-cell>
          <table:table-cell table:style-name="Table1.A2" office:value-type="string">
            <text:p text:style-name="P26">Il les avoit toz fais eslire</text:p>
          </table:table-cell>
          <table:table-cell table:style-name="Table1.C115" office:value-type="string">
            <text:p text:style-name="P254">G] Jl li...</text:p>
          </table:table-cell>
        </table:table-row>
        <table:table-row table:style-name="Table1.129">
          <table:table-cell table:style-name="Table1.A2" office:value-type="string">
            <text:p text:style-name="P10">465<text:span text:style-name="T3">2</text:span></text:p>
          </table:table-cell>
          <table:table-cell table:style-name="Table1.A2" office:value-type="string">
            <text:p text:style-name="P26">Les nons vos doi conter et dire</text:p>
          </table:table-cell>
          <table:table-cell table:style-name="Table1.C115" office:value-type="string">
            <text:p text:style-name="P221">D<text:span text:style-name="T174">H2</text:span>] Les nons des chrs dot <text:span text:style-name="T174">(H2 doi)</text:span> dire <text:s/><text:span text:style-name="T142">E] Lor… <text:s/>I] Los [-nos auons] nons uos ...</text:span></text:p>
          </table:table-cell>
        </table:table-row>
        <table:table-row table:style-name="Table1.129">
          <table:table-cell table:style-name="Table1.A2" office:value-type="string">
            <text:p text:style-name="P10">465<text:span text:style-name="T3">3</text:span></text:p>
          </table:table-cell>
          <table:table-cell table:style-name="Table1.A2" office:value-type="string">
            <text:p text:style-name="P26">Alos Nodans Moneacus (H Moneatus)</text:p>
          </table:table-cell>
          <table:table-cell table:style-name="Table1.C115" office:value-type="string">
            <text:p text:style-name="P142">A<text:span text:style-name="T100">BLTW</text:span>] ...<text:span text:style-name="T84">meneacus <text:s/>D] ...medan meneacus <text:s/>E] Alous odans et moathus <text:s/>G] …ladanz meneacus <text:s/>H2] Alemedon meneatus <text:s/>I] ...nadans meneacus <text:s/>M] ...vodaus meleacus <text:s/>K] Alons...meneachus</text:span></text:p>
          </table:table-cell>
        </table:table-row>
        <table:table-row table:style-name="Table1.129">
          <table:table-cell table:style-name="Table1.A2" office:value-type="string">
            <text:p text:style-name="P10">465<text:span text:style-name="T3">4</text:span></text:p>
          </table:table-cell>
          <table:table-cell table:style-name="Table1.A2" office:value-type="string">
            <text:p text:style-name="P26">Jeur Fleons Emenous</text:p>
          </table:table-cell>
          <table:table-cell table:style-name="Table1.C115" office:value-type="string">
            <text:p text:style-name="P142">A] ...<text:span text:style-name="T84">et mocuons <text:s/>B] Jeurs fleus anfiauraus <text:s/>D] Theors fleor emoneus <text:s/>E] Geon fleon et menevs <text:s/>G] ...et monachus <text:s/>H2] Theor fleor emeneus <text:s/>I] ...e monous <text:s/>L] ...et monous <text:s/>M] Goor fleor omeneus <text:s/>T] ...et meneus <text:s/>W] Gens...Emoneus <text:s/>K] Leons fledor e monochus</text:span></text:p>
          </table:table-cell>
        </table:table-row>
        <table:table-row table:style-name="Table1.129">
          <table:table-cell table:style-name="Table1.A2" office:value-type="string">
            <text:p text:style-name="P10">465<text:span text:style-name="T3">5</text:span></text:p>
          </table:table-cell>
          <table:table-cell table:style-name="Table1.A2" office:value-type="string">
            <text:p text:style-name="P26">Elpions Theciers et Notans</text:p>
          </table:table-cell>
          <table:table-cell table:style-name="Table1.C115" office:value-type="string">
            <text:p text:style-name="P142">A<text:span text:style-name="T158">G</text:span>] ...<text:span text:style-name="T158">tecer noraoanz (G noroanz) <text:s/>BDT] ...norans (D norranz, T noranz) <text:s/>E] Expers cyseron et noaus <text:s/>H2] Epior terces et no[i&gt;r] ans <text:s/>I] Elpiuns tecer noroans <text:s/>L] ...cecer noroanz <text:s/>M] ...tener et norans <text:s/>W] ...tencer Noraens <text:s/>K] Elopinz tencier enoranz</text:span></text:p>
          </table:table-cell>
        </table:table-row>
        <table:table-row table:style-name="Table1.129">
          <table:table-cell table:style-name="Table1.A2" office:value-type="string">
            <text:p text:style-name="P10">465<text:span text:style-name="T3">6</text:span></text:p>
          </table:table-cell>
          <table:table-cell table:style-name="Table1.A2" office:value-type="string">
            <text:p text:style-name="P27">Tarquins uns senechalx vaillans</text:p>
          </table:table-cell>
          <table:table-cell table:style-name="Table1.C115" office:value-type="string">
            <text:p text:style-name="P178">B<text:span text:style-name="T120">D</text:span>] ...chlrs…<text:span text:style-name="T100"> <text:s/>E] Tarquis et tach</text:span><text:span text:style-name="T58">er</text:span><text:span text:style-name="T142"> et thauclaus <text:s/>L] Terquins… <text:s/>M] Tuypys…. <text:s/>T] Traquins li...</text:span></text:p>
          </table:table-cell>
        </table:table-row>
        <table:table-row table:style-name="Table1.129">
          <table:table-cell table:style-name="Table1.A2" office:value-type="string">
            <text:p text:style-name="P10">465<text:span text:style-name="T3">7</text:span></text:p>
          </table:table-cell>
          <table:table-cell table:style-name="Table1.A2" office:value-type="string">
            <text:p text:style-name="P27">Li onzimes fut Leodis</text:p>
          </table:table-cell>
          <table:table-cell table:style-name="Table1.C115" office:value-type="string">
            <text:p text:style-name="P142">A] <text:span text:style-name="T84">Honz mies fu leediz <text:s/>E] Li tresimes… <text:s/>L] ...li odiz <text:s/>K] E li...</text:span></text:p>
          </table:table-cell>
        </table:table-row>
        <table:table-row table:style-name="Table1.129">
          <table:table-cell table:style-name="Table1.A2" office:value-type="string">
            <text:p text:style-name="P10">465<text:span text:style-name="T3">8</text:span></text:p>
          </table:table-cell>
          <table:table-cell table:style-name="Table1.A2" office:value-type="string">
            <text:p text:style-name="P27">Se fut uns cheveliers petis</text:p>
          </table:table-cell>
          <table:table-cell table:style-name="Table1.C115" office:value-type="string">
            <text:p text:style-name="P304">H2] ...eslis petis <text:s/><text:span text:style-name="T204">K] Cist fu...</text:span></text:p>
          </table:table-cell>
        </table:table-row>
        <table:table-row table:style-name="Table1.129">
          <table:table-cell table:style-name="Table1.A2" office:value-type="string">
            <text:p text:style-name="P10">465<text:span text:style-name="T3">9</text:span></text:p>
          </table:table-cell>
          <table:table-cell table:style-name="Table1.A2" office:value-type="string">
            <text:p text:style-name="P27">Mai el mont millor nen avoit</text:p>
          </table:table-cell>
          <table:table-cell table:style-name="Table1.C115" office:value-type="string">
            <text:p text:style-name="P196">B] ...<text:span text:style-name="T100">ou pais… <text:s/>G] ...el meilor ni… <text:s/>L] Mes meillor el mont non… <text:s/>W] ...ou mont non auoit meilloyr <text:s/>K] Mais meillor non...</text:span></text:p>
          </table:table-cell>
        </table:table-row>
        <table:table-row table:style-name="Table1.129">
          <table:table-cell table:style-name="Table1.A2" office:value-type="string">
            <text:p text:style-name="P10">4660</text:p>
          </table:table-cell>
          <table:table-cell table:style-name="Table1.A2" office:value-type="string">
            <text:p text:style-name="P27">Quant a cheval armez estoit</text:p>
          </table:table-cell>
          <table:table-cell table:style-name="Table1.C115" office:value-type="string">
            <text:p text:style-name="P229">D<text:span text:style-name="T143">EH2L</text:span>] …montez <text:span text:style-name="T174">(H2 montes)…</text:span> <text:s/><text:span text:style-name="T115">W] A cheual estoit de valour <text:s/>K] ...amez...</text:span></text:p>
          </table:table-cell>
        </table:table-row>
        <text:soft-page-break/>
        <table:table-row table:style-name="Table1.129">
          <table:table-cell table:style-name="Table1.A2" office:value-type="string">
            <text:p text:style-name="P10">466<text:span text:style-name="T3">1</text:span></text:p>
          </table:table-cell>
          <table:table-cell table:style-name="Table1.A2" office:value-type="string">
            <text:p text:style-name="P27">Cist se sont donei et rendu</text:p>
          </table:table-cell>
          <table:table-cell table:style-name="Table1.C115" office:value-type="string">
            <text:p text:style-name="P56"/>
          </table:table-cell>
        </table:table-row>
        <table:table-row table:style-name="Table1.129">
          <table:table-cell table:style-name="Table1.A2" office:value-type="string">
            <text:p text:style-name="P10">466<text:span text:style-name="T3">2</text:span></text:p>
          </table:table-cell>
          <table:table-cell table:style-name="Table1.A2" office:value-type="string">
            <text:p text:style-name="P27">Per <text:span text:style-name="T11">(H par)</text:span> gabois a Povre Perdu</text:p>
          </table:table-cell>
          <table:table-cell table:style-name="Table1.C115" office:value-type="string">
            <text:p text:style-name="P133">A] <text:span text:style-name="T84">Por le...au... <text:s/>BIKT] Par (KT Por)...au (I al)… <text:s/>G] Por gaber au… <text:s/>L] En...al… <text:s/>W] En...</text:span></text:p>
          </table:table-cell>
        </table:table-row>
        <table:table-row table:style-name="Table1.129">
          <table:table-cell table:style-name="Table1.A2" office:value-type="string">
            <text:p text:style-name="P10">466<text:span text:style-name="T3">3</text:span></text:p>
          </table:table-cell>
          <table:table-cell table:style-name="Table1.A2" office:value-type="string">
            <text:p text:style-name="P27">Del <text:span text:style-name="T11">(H De) </text:span>servir li font covenant</text:p>
          </table:table-cell>
          <table:table-cell table:style-name="Table1.C115" office:value-type="string">
            <text:p text:style-name="P202">INV <text:span text:style-name="T90">B] </text:span>Jl nest pas fox tres bien les prent</text:p>
            <text:p text:style-name="P77">A<text:span text:style-name="T120">DEGH2IKW</text:span>] <text:span text:style-name="T84">De…</text:span></text:p>
          </table:table-cell>
        </table:table-row>
        <table:table-row table:style-name="Table1.129">
          <table:table-cell table:style-name="Table1.A2" office:value-type="string">
            <text:p text:style-name="P10">466<text:span text:style-name="T3">4</text:span></text:p>
          </table:table-cell>
          <table:table-cell table:style-name="Table1.A2" office:value-type="string">
            <text:p text:style-name="P27">Il n’est pas fols tres bien les prant</text:p>
          </table:table-cell>
          <table:table-cell table:style-name="Table1.C115" office:value-type="string">
            <text:p text:style-name="P202">INV <text:span text:style-name="T90">B] </text:span>Bien lor tenra son conuenant</text:p>
            <text:p text:style-name="P239">E] Cil...aincois les...</text:p>
          </table:table-cell>
        </table:table-row>
        <table:table-row table:style-name="Table1.129">
          <table:table-cell table:style-name="Table1.A2" office:value-type="string">
            <text:p text:style-name="P10">466<text:span text:style-name="T3">5</text:span></text:p>
          </table:table-cell>
          <table:table-cell table:style-name="Table1.A2" office:value-type="string">
            <text:p text:style-name="P27">Entr’iaus s’en rient de gabois</text:p>
          </table:table-cell>
          <table:table-cell table:style-name="Table1.C115" office:value-type="string">
            <text:p text:style-name="P116">A<text:span text:style-name="T232">KT</text:span>] ...del…<text:span text:style-name="T84"> <text:s/>BGILW] ...se...dou (GIL del, W du)… <text:s/>DE] ...per… <text:s/>H2] ...se...en… <text:s/>M] ...sen[-reuet] rient 2hd</text:span></text:p>
          </table:table-cell>
        </table:table-row>
        <table:table-row table:style-name="Table1.129">
          <table:table-cell table:style-name="Table1.A2" office:value-type="string">
            <text:p text:style-name="P10">466<text:span text:style-name="T3">6</text:span></text:p>
          </table:table-cell>
          <table:table-cell table:style-name="Table1.A2" office:value-type="string">
            <text:p text:style-name="P27">Rysus li princes fut cortois</text:p>
          </table:table-cell>
          <table:table-cell table:style-name="Table1.C115" office:value-type="string">
            <text:p text:style-name="P48"/>
          </table:table-cell>
        </table:table-row>
        <table:table-row table:style-name="Table1.129">
          <table:table-cell table:style-name="Table1.A2" office:value-type="string">
            <text:p text:style-name="P10">466<text:span text:style-name="T3">7</text:span></text:p>
          </table:table-cell>
          <table:table-cell table:style-name="Table1.A2" office:value-type="string">
            <text:p text:style-name="P27">Le chevelier ait apalé</text:p>
          </table:table-cell>
          <table:table-cell table:style-name="Table1.C115" office:value-type="string">
            <text:p text:style-name="P58"/>
          </table:table-cell>
        </table:table-row>
        <table:table-row table:style-name="Table1.129">
          <table:table-cell table:style-name="Table1.A2" office:value-type="string">
            <text:p text:style-name="P10">466<text:span text:style-name="T3">8</text:span></text:p>
          </table:table-cell>
          <table:table-cell table:style-name="Table1.A2" office:value-type="string">
            <text:p text:style-name="P27">Sire trop avons demoré</text:p>
          </table:table-cell>
          <table:table-cell table:style-name="Table1.C115" office:value-type="string">
            <text:p text:style-name="P58"/>
          </table:table-cell>
        </table:table-row>
        <table:table-row table:style-name="Table1.129">
          <table:table-cell table:style-name="Table1.A2" office:value-type="string">
            <text:p text:style-name="P10">466<text:span text:style-name="T3">9</text:span></text:p>
          </table:table-cell>
          <table:table-cell table:style-name="Table1.A2" office:value-type="string">
            <text:p text:style-name="P27">Chevachier devons l’avespree</text:p>
          </table:table-cell>
          <table:table-cell table:style-name="Table1.C115" office:value-type="string">
            <text:p text:style-name="P216">INV <text:span text:style-name="T81">D] </text:span>Demain ferons mlt grant iornee</text:p>
            <text:p text:style-name="P240">E] Cheuauchon deuant la vespree <text:s/><text:span text:style-name="T174">H2] De cheuauchier a la uespree</text:span></text:p>
          </table:table-cell>
        </table:table-row>
        <table:table-row table:style-name="Table1.129">
          <table:table-cell table:style-name="Table1.A2" office:value-type="string">
            <text:p text:style-name="P10">4670</text:p>
          </table:table-cell>
          <table:table-cell table:style-name="Table1.A2" office:value-type="string">
            <text:p text:style-name="P27">Car demain ferons grant jornee</text:p>
          </table:table-cell>
          <table:table-cell table:style-name="Table1.C115" office:value-type="string">
            <text:p text:style-name="P216">INV <text:span text:style-name="T81">D] </text:span>Cheuaucher deuons lauespree</text:p>
            <text:p text:style-name="P87">A<text:span text:style-name="T174">H2ILTW</text:span>] <text:span text:style-name="T84">Que… <text:s/>B] ...auons… <text:s/>EKM] Et (K E)...</text:span></text:p>
          </table:table-cell>
        </table:table-row>
        <table:table-row table:style-name="Table1.129">
          <table:table-cell table:style-name="Table1.A2" office:value-type="string">
            <text:p text:style-name="P10">467<text:span text:style-name="T3">1</text:span></text:p>
          </table:table-cell>
          <table:table-cell table:style-name="Table1.A2" office:value-type="string">
            <text:p text:style-name="P27">Alez vos fait il atorner</text:p>
          </table:table-cell>
          <table:table-cell table:style-name="Table1.C115" office:value-type="string">
            <text:p text:style-name="P276">L] ...acorner <text:s/><text:span text:style-name="T201">M] ...font...</text:span></text:p>
          </table:table-cell>
        </table:table-row>
        <table:table-row table:style-name="Table1.129">
          <table:table-cell table:style-name="Table1.A2" office:value-type="string">
            <text:p text:style-name="P10">467<text:span text:style-name="T3">2</text:span></text:p>
          </table:table-cell>
          <table:table-cell table:style-name="Table1.A2" office:value-type="string">
            <text:p text:style-name="P27">N’i <text:span text:style-name="T11">(H Ne)</text:span> poons gaires demorer</text:p>
          </table:table-cell>
          <table:table-cell table:style-name="Table1.C115" office:value-type="string">
            <text:p text:style-name="P97">A<text:span text:style-name="T100">BEIMW</text:span>] <text:span text:style-name="T84">Ne… <text:s/>DH2] Que ni (H2 ne)...plus...</text:span></text:p>
          </table:table-cell>
        </table:table-row>
        <table:table-row table:style-name="Table1.129">
          <table:table-cell table:style-name="Table1.A2" office:value-type="string">
            <text:p text:style-name="P10">467<text:span text:style-name="T3">3</text:span></text:p>
          </table:table-cell>
          <table:table-cell table:style-name="Table1.A2" office:value-type="string">
            <text:p text:style-name="P27">Prenez congié de vostre gent</text:p>
          </table:table-cell>
          <table:table-cell table:style-name="Table1.C115" office:value-type="string">
            <text:p text:style-name="P166">B<text:span text:style-name="T144">E</text:span>] ...a…<text:span text:style-name="T100"> <text:s/>D] ...de maintenant <text:s/>H2] ...hastiuement</text:span></text:p>
          </table:table-cell>
        </table:table-row>
        <table:table-row table:style-name="Table1.129">
          <table:table-cell table:style-name="Table1.A2" office:value-type="string">
            <text:p text:style-name="P10">467<text:span text:style-name="T3">4</text:span></text:p>
          </table:table-cell>
          <table:table-cell table:style-name="Table1.A2" office:value-type="string">
            <text:p text:style-name="P27">Et si venez hastivement</text:p>
          </table:table-cell>
          <table:table-cell table:style-name="Table1.C115" office:value-type="string">
            <text:p text:style-name="P157">B] <text:span text:style-name="T100">Et reuenez… <text:s/>H2] ...de maintenant</text:span></text:p>
          </table:table-cell>
        </table:table-row>
        <table:table-row table:style-name="Table1.129">
          <table:table-cell table:style-name="Table1.A2" office:value-type="string">
            <text:p text:style-name="P10">467<text:span text:style-name="T3">5</text:span></text:p>
          </table:table-cell>
          <table:table-cell table:style-name="Table1.A2" office:value-type="string">
            <text:p text:style-name="P27">Sire fet li Povres Perdus</text:p>
          </table:table-cell>
          <table:table-cell table:style-name="Table1.C115" office:value-type="string">
            <text:p text:style-name="P241">E<text:span text:style-name="T175">H2</text:span>] ...dist li...</text:p>
          </table:table-cell>
        </table:table-row>
        <table:table-row table:style-name="Table1.129">
          <table:table-cell table:style-name="Table1.A2" office:value-type="string">
            <text:p text:style-name="P10">467<text:span text:style-name="T3">6</text:span></text:p>
          </table:table-cell>
          <table:table-cell table:style-name="Table1.A2" office:value-type="string">
            <text:p text:style-name="P27">Mes hernois serait tost venus</text:p>
          </table:table-cell>
          <table:table-cell table:style-name="Table1.C115" office:value-type="string">
            <text:p text:style-name="P175">B] ...<text:span text:style-name="T101">harnas sera tos… <text:s/>DH2IKLT] ...sera… <text:s/>EM] ...</text:span><text:span text:style-name="T59">q</text:span><text:span text:style-name="T76">ue</text:span><text:span text:style-name="T145">rus <text:s/>G] ...ert</text:span></text:p>
          </table:table-cell>
        </table:table-row>
        <table:table-row table:style-name="Table1.129">
          <table:table-cell table:style-name="Table1.A2" office:value-type="string">
            <text:p text:style-name="P10">467<text:span text:style-name="T3">7</text:span></text:p>
          </table:table-cell>
          <table:table-cell table:style-name="Table1.A2" office:value-type="string">
            <text:p text:style-name="P27">Je serai mout bien a hernoi</text:p>
          </table:table-cell>
          <table:table-cell table:style-name="Table1.C115" office:value-type="string">
            <text:p text:style-name="P229">D<text:span text:style-name="T175">H2</text:span>] Jl mestera <text:span text:style-name="T175">(H2 me seroit)</text:span> <text:span text:style-name="T40">mlt</text:span> bien ce <text:span text:style-name="T175">(H2 se)</text:span> croi <text:s/><text:span text:style-name="T204">K] ...trop bien...</text:span></text:p>
          </table:table-cell>
        </table:table-row>
        <table:table-row table:style-name="Table1.129">
          <table:table-cell table:style-name="Table1.A2" office:value-type="string">
            <text:p text:style-name="P10">467<text:span text:style-name="T3">8</text:span></text:p>
          </table:table-cell>
          <table:table-cell table:style-name="Table1.A2" office:value-type="string">
            <text:p text:style-name="P27">Se puis avoir un palefroi</text:p>
          </table:table-cell>
          <table:table-cell table:style-name="Table1.C115" office:value-type="string">
            <text:p text:style-name="P77">A<text:span text:style-name="T101">BDEGIKMW</text:span>] <text:span text:style-name="T84">Se (IW Si) auoir (K auir) puis… <text:s/>H2] Se iauoie...</text:span></text:p>
          </table:table-cell>
        </table:table-row>
        <table:table-row table:style-name="Table1.129">
          <table:table-cell table:style-name="Table1.A2" office:value-type="string">
            <text:p text:style-name="P10">467<text:span text:style-name="T3">9</text:span></text:p>
          </table:table-cell>
          <table:table-cell table:style-name="Table1.A2" office:value-type="string">
            <text:p text:style-name="P27">Li Povres Perdus tost s’en torne <text:span text:style-name="T11">(FH s’atorne)</text:span></text:p>
          </table:table-cell>
          <table:table-cell table:style-name="Table1.C115" office:value-type="string">
            <text:p text:style-name="P178">B] ...<text:span text:style-name="T101">perdus sen retorne <text:s/>H2] ...sen retourne <text:s/>M] ...satourne</text:span></text:p>
          </table:table-cell>
        </table:table-row>
        <table:table-row table:style-name="Table1.129">
          <table:table-cell table:style-name="Table1.A2" office:value-type="string">
            <text:p text:style-name="P10">4680</text:p>
          </table:table-cell>
          <table:table-cell table:style-name="Table1.A2" office:value-type="string">
            <text:p text:style-name="P27">Mais il ne fist pas chiere morne</text:p>
          </table:table-cell>
          <table:table-cell table:style-name="Table1.C115" office:value-type="string">
            <text:p text:style-name="P188">B] ...fait…<text:span text:style-name="T101"> <text:s/>DH2] ...mie… <text:s/>I] Mes ne fist or pas… <text:s/>W] Mes y,,,</text:span></text:p>
          </table:table-cell>
        </table:table-row>
        <text:soft-page-break/>
        <table:table-row table:style-name="Table1.129">
          <table:table-cell table:style-name="Table1.A2" office:value-type="string">
            <text:p text:style-name="P10">468<text:span text:style-name="T3">1</text:span></text:p>
          </table:table-cell>
          <table:table-cell table:style-name="Table1.A2" office:value-type="string">
            <text:p text:style-name="P28">A son peire s’en vient tot droit</text:p>
          </table:table-cell>
          <table:table-cell table:style-name="Table1.C115" office:value-type="string">
            <text:p text:style-name="P77">A<text:span text:style-name="T121">DGH2IKM</text:span>] ...<text:span text:style-name="T84">sen uait (DM ua, H2 va)...</text:span></text:p>
          </table:table-cell>
        </table:table-row>
        <table:table-row table:style-name="Table1.129">
          <table:table-cell table:style-name="Table1.A2" office:value-type="string">
            <text:p text:style-name="P10">468<text:span text:style-name="T3">2</text:span></text:p>
          </table:table-cell>
          <table:table-cell table:style-name="Table1.A2" office:value-type="string">
            <text:p text:style-name="P28">Li dus ot joie quant le voit</text:p>
          </table:table-cell>
          <table:table-cell table:style-name="Table1.C273" office:value-type="string">
            <text:p text:style-name="P77">A<text:span text:style-name="T101">BDGH2IKLMTW</text:span>] ...<text:span text:style-name="T84">fet (BDH2ILTW fait)… <text:s/>E] ...fait feste...</text:span></text:p>
          </table:table-cell>
        </table:table-row>
        <table:table-row table:style-name="Table1.129">
          <table:table-cell table:style-name="Table1.A2" office:value-type="string">
            <text:p text:style-name="P10">468<text:span text:style-name="T3">3</text:span></text:p>
          </table:table-cell>
          <table:table-cell table:style-name="Table1.A2" office:value-type="string">
            <text:p text:style-name="P28">Biaus fils fet il avant venez</text:p>
          </table:table-cell>
          <table:table-cell table:style-name="Table1.C115" office:value-type="string">
            <text:p text:style-name="P287">M] ...<text:span text:style-name="T206">dit il… <text:s/>K] ...ca uenez</text:span></text:p>
          </table:table-cell>
        </table:table-row>
        <table:table-row table:style-name="Table1.129">
          <table:table-cell table:style-name="Table1.A2" office:value-type="string">
            <text:p text:style-name="P10">468<text:span text:style-name="T3">4</text:span></text:p>
          </table:table-cell>
          <table:table-cell table:style-name="Table1.A2" office:value-type="string">
            <text:p text:style-name="P28">Ou sont cil cui (H qui) vos amenez</text:p>
          </table:table-cell>
          <table:table-cell table:style-name="Table1.C115" office:value-type="string">
            <text:p text:style-name="P77">A<text:span text:style-name="T101">BDEGH2ILMTW</text:span>] ...<text:span text:style-name="T84">cil (G cels, W ceulx) que (IM qui)..</text:span></text:p>
          </table:table-cell>
        </table:table-row>
        <table:table-row table:style-name="Table1.129">
          <table:table-cell table:style-name="Table1.A2" office:value-type="string">
            <text:p text:style-name="P10">468<text:span text:style-name="T3">5</text:span></text:p>
          </table:table-cell>
          <table:table-cell table:style-name="Table1.A2" office:value-type="string">
            <text:p text:style-name="P28">Sire ne vendront pas o moi</text:p>
          </table:table-cell>
          <table:table-cell table:style-name="Table1.C115" office:value-type="string">
            <text:p text:style-name="P305">H2] ...mie… <text:s/><text:span text:style-name="T204">K] ...non ueront...</text:span></text:p>
          </table:table-cell>
        </table:table-row>
        <table:table-row table:style-name="Table1.129">
          <table:table-cell table:style-name="Table1.A2" office:value-type="string">
            <text:p text:style-name="P10">468<text:span text:style-name="T3">6</text:span></text:p>
          </table:table-cell>
          <table:table-cell table:style-name="Table1.A2" office:value-type="string">
            <text:p text:style-name="P28">Seu est Rysus que (H qui) vet a roi</text:p>
          </table:table-cell>
          <table:table-cell table:style-name="Table1.C115" office:value-type="string">
            <text:p text:style-name="P116">A<text:span text:style-name="T101">BDEH2KLTW</text:span>] ...<text:span text:style-name="T84">qui...(D ua, H2 va, W sen vait)...al (BDEH2TW au)… <text:s/>G] Ci… <text:s/>I] ...que uait ausoi <text:s/>M] ...[-veult] vait 2hd</text:span></text:p>
          </table:table-cell>
        </table:table-row>
        <table:table-row table:style-name="Table1.129">
          <table:table-cell table:style-name="Table1.A2" office:value-type="string">
            <text:p text:style-name="P10">468<text:span text:style-name="T3">7</text:span></text:p>
          </table:table-cell>
          <table:table-cell table:style-name="Table1.A2" office:value-type="string">
            <text:p text:style-name="P28">Si m’a donei mout riche don</text:p>
          </table:table-cell>
          <table:table-cell table:style-name="Table1.C115" office:value-type="string">
            <text:p text:style-name="P158">B] <text:span text:style-name="T101">Jl ma… <text:s/>LW] ...done (W donne) un (W vng) riche...</text:span></text:p>
          </table:table-cell>
        </table:table-row>
        <table:table-row table:style-name="Table1.129">
          <table:table-cell table:style-name="Table1.A2" office:value-type="string">
            <text:p text:style-name="P10">468<text:span text:style-name="T3">8</text:span></text:p>
          </table:table-cell>
          <table:table-cell table:style-name="Table1.A2" office:value-type="string">
            <text:p text:style-name="P28">Car il prendrait ma livreson</text:p>
          </table:table-cell>
          <table:table-cell table:style-name="Table1.C115" office:value-type="string">
            <text:p text:style-name="P97">A<text:span text:style-name="T145">EGH2IKLMTW</text:span>] <text:span text:style-name="T84">Que il (I Quil) prendra (H2 penra, LW prandra) (GH2LMTW ma) de (E de ma, I de moi) liuraison (EH2 liuroison, GKW liureson) <text:s/>B] Car de moi penra liurison <text:s/>D] Que...panra...</text:span></text:p>
          </table:table-cell>
        </table:table-row>
        <table:table-row table:style-name="Table1.280">
          <table:table-cell table:style-name="Table1.A2" office:value-type="string">
            <text:p text:style-name="P10">468<text:span text:style-name="T3">9</text:span></text:p>
          </table:table-cell>
          <table:table-cell table:style-name="Table1.A2" office:value-type="string">
            <text:p text:style-name="P28">Trois anz que il i doit ester</text:p>
          </table:table-cell>
          <table:table-cell table:style-name="Table1.C115" office:value-type="string">
            <text:p text:style-name="P188">B] ...<text:span text:style-name="T101">que o moi doit… <text:s/>EIK] ...que il doit… <text:s/>M] ...que il doit la… <text:s/>W] ...que y luy doit...</text:span></text:p>
          </table:table-cell>
        </table:table-row>
        <table:table-row table:style-name="Table1.129">
          <table:table-cell table:style-name="Table1.A2" office:value-type="string">
            <text:p text:style-name="P10">4690</text:p>
          </table:table-cell>
          <table:table-cell table:style-name="Table1.A2" office:value-type="string">
            <text:p text:style-name="P28">Li doi et soignier et livrer</text:p>
          </table:table-cell>
          <table:table-cell table:style-name="Table1.C115" office:value-type="string">
            <text:p text:style-name="P142">A] <text:span text:style-name="T84">Je doi sonnier…. <text:s/>B] Li doi signourie liurer <text:s/>DH2] La li doi soignier… <text:s/>ELW] Le doi (W doy) ie (W je) soingnier (L seignier, W soigner)… <text:s/>G] Li doi ie singnier... <text:s text:c="2"/>I] Les idoi sognier… <text:s/>M] Li doi ie sonier… <text:s/>T] Si lo puis sognier… <text:s/>K] Li doie liureson doner</text:span></text:p>
          </table:table-cell>
        </table:table-row>
        <table:table-row table:style-name="Table1.129">
          <table:table-cell table:style-name="Table1.A2" office:value-type="string">
            <text:p text:style-name="P10">469<text:span text:style-name="T3">1</text:span></text:p>
          </table:table-cell>
          <table:table-cell table:style-name="Table1.A2" office:value-type="string">
            <text:p text:style-name="P28">Quant l’ot li peires si le baisse</text:p>
          </table:table-cell>
          <table:table-cell table:style-name="Table1.C115" office:value-type="string">
            <text:p text:style-name="P212">W] ---</text:p>
            <text:p text:style-name="P117">A<text:span text:style-name="T101">BDEGH2IKLT</text:span>] ...<text:span text:style-name="T84">ses pere (BDEH2 peres, I pere/s\)… <text:s/>M] …son pere et le berne</text:span></text:p>
          </table:table-cell>
        </table:table-row>
        <table:table-row table:style-name="Table1.129">
          <table:table-cell table:style-name="Table1.A2" office:value-type="string">
            <text:p text:style-name="P10">469<text:span text:style-name="T3">2</text:span></text:p>
          </table:table-cell>
          <table:table-cell table:style-name="Table1.A2" office:value-type="string">
            <text:p text:style-name="P28">Biaus fils fet il honor et aisse</text:p>
          </table:table-cell>
          <table:table-cell table:style-name="Table1.C115" office:value-type="string">
            <text:p text:style-name="P212">W] ---</text:p>
            <text:p text:style-name="P306">E] ...il encor aaise <text:s/><text:span text:style-name="T201">M] ...dit ber fusses ne <text:s/>K] ...honor aise</text:span></text:p>
          </table:table-cell>
        </table:table-row>
        <table:table-row table:style-name="Table1.129">
          <table:table-cell table:style-name="Table1.A2" office:value-type="string">
            <text:p text:style-name="P10">469<text:span text:style-name="T3">3</text:span></text:p>
          </table:table-cell>
          <table:table-cell table:style-name="Table1.A2" office:value-type="string">
            <text:p text:style-name="P28">Avrais tu ancor a tes peires</text:p>
          </table:table-cell>
          <table:table-cell table:style-name="Table1.C115" office:value-type="string">
            <text:p text:style-name="P212">W] ---</text:p>
            <text:p text:style-name="P117">A<text:span text:style-name="T101">BIKT</text:span>] ...<text:span text:style-name="T84">et (IK e) tes… <text:s/>D] Aura encor </text:span><text:span text:style-name="T52">per</text:span><text:span text:style-name="T121"> toi tes... <text:s text:c="2"/>E] Serai ie moi qui sui ton pere <text:s/>GL] Auras tu encor et… <text:s/>H2] Aura encor asses tes… <text:s/>M] Tu aras assez et...</text:span></text:p>
          </table:table-cell>
        </table:table-row>
        <table:table-row table:style-name="Table1.129">
          <table:table-cell table:style-name="Table1.A2" office:value-type="string">
            <text:p text:style-name="P10">469<text:span text:style-name="T3">4</text:span></text:p>
          </table:table-cell>
          <table:table-cell table:style-name="Table1.A2" office:value-type="string">
            <text:p text:style-name="P28">Per (H Par) toi et ta gent et ta meire</text:p>
          </table:table-cell>
          <table:table-cell table:style-name="Table1.C115" office:value-type="string">
            <text:p text:style-name="P212">W] ---</text:p>
            <text:p text:style-name="P117">A<text:span text:style-name="T101">BGI</text:span>] <text:span text:style-name="T84">Poor (BGI Por)… <text:s/>D] Et tote ta gent… <text:s/>E] ...tes gens… <text:s/>M] </text:span><text:span text:style-name="T77">Per </text:span><text:span text:style-name="T207">quoy...</text:span></text:p>
          </table:table-cell>
        </table:table-row>
        <table:table-row table:style-name="Table1.129">
          <table:table-cell table:style-name="Table1.A2" office:value-type="string">
            <text:p text:style-name="P10">469<text:span text:style-name="T3">5</text:span></text:p>
          </table:table-cell>
          <table:table-cell table:style-name="Table1.A2" office:value-type="string">
            <text:p text:style-name="P28">Peires fet il quel la ferai</text:p>
          </table:table-cell>
          <table:table-cell table:style-name="Table1.C115" office:value-type="string">
            <text:p text:style-name="P212">W] ---</text:p>
            <text:p text:style-name="P143">A<text:span text:style-name="T159">GI</text:span>] ...<text:span text:style-name="T84">et que ferai <text:s/>BE] Biaus peres (E pere)...que fera (E ferai) <text:s/>L] Bel fil et que feras <text:s/>M] ...dit il… <text:s/>K] ...or que ferai</text:span></text:p>
          </table:table-cell>
        </table:table-row>
        <table:table-row table:style-name="Table1.129">
          <table:table-cell table:style-name="Table1.A2" office:value-type="string">
            <text:p text:style-name="P10">469<text:span text:style-name="T3">6</text:span></text:p>
          </table:table-cell>
          <table:table-cell table:style-name="Table1.A2" office:value-type="string">
            <text:p text:style-name="P28">Que hernois ne argent nen ai</text:p>
          </table:table-cell>
          <table:table-cell table:style-name="Table1.C115" office:value-type="string">
            <text:p text:style-name="P212">W] ---</text:p>
            <text:p text:style-name="P117"><text:soft-page-break/>A<text:span text:style-name="T121">DEGKLT</text:span>] <text:span text:style-name="T84">Que (K Qe, L Qui) cheuaus (DEGLT cheual) ne (KT ni) hernoi (DG hernois, E harnois, L ernoi) nen (D ne, LT non) ai (K hai, L as) <text:s/>B] Qui cheual ne harnoi point na <text:s/>H2] Queil cheual et harnois menrai <text:s/>I] Que queual ni auoir… <text:s/>M] ...cheual ne hernois neluy</text:span></text:p>
          </table:table-cell>
        </table:table-row>
        <table:table-row table:style-name="Table1.129">
          <table:table-cell table:style-name="Table1.A2" office:value-type="string">
            <text:p text:style-name="P10">469<text:span text:style-name="T3">7</text:span></text:p>
          </table:table-cell>
          <table:table-cell table:style-name="Table1.A2" office:value-type="string">
            <text:p text:style-name="P28">Sire je n’ai poent de hernoi</text:p>
          </table:table-cell>
          <table:table-cell table:style-name="Table1.C115" office:value-type="string">
            <text:p text:style-name="P212">W] ---</text:p>
            <text:p text:style-name="P225">D<text:span text:style-name="T176">H2</text:span>] Sire coment <text:span text:style-name="T176">(H2 comment)</text:span> irai sor quoi <text:s/><text:span text:style-name="T145">E] Peres ie nai… <text:s/>G] Sire nen ai… <text:s/>IK] ...nen ai (K ne nai)… <text:s/>M] ...ie ne...</text:span></text:p>
          </table:table-cell>
        </table:table-row>
        <table:table-row table:style-name="Table1.129">
          <table:table-cell table:style-name="Table1.A2" office:value-type="string">
            <text:p text:style-name="P10">469<text:span text:style-name="T3">8</text:span></text:p>
          </table:table-cell>
          <table:table-cell table:style-name="Table1.A2" office:value-type="string">
            <text:p text:style-name="P28">Fils si menez mon palefroi</text:p>
          </table:table-cell>
          <table:table-cell table:style-name="Table1.C115" office:value-type="string">
            <text:p text:style-name="P212">W] ---</text:p>
            <text:p text:style-name="P107">A] <text:span text:style-name="T84">Biaus fils menrois… <text:s/>BDEH2] Biaus (D Beax, H2 Biaux) fius (DH2 filz, E fiex) prenez (H2 prenes)… <text:s/>GIKLMT] Biaus (I Beus, K Bieu, M Biaus, T Biauz) fiz (I fius, K filz, M fiulz, T fiuz) menez (I menes)...</text:span></text:p>
          </table:table-cell>
        </table:table-row>
        <table:table-row table:style-name="Table1.129">
          <table:table-cell table:style-name="Table1.A2" office:value-type="string">
            <text:p text:style-name="P10">469<text:span text:style-name="T3">9</text:span></text:p>
          </table:table-cell>
          <table:table-cell table:style-name="Table1.A2" office:value-type="string">
            <text:p text:style-name="P28">Maigres est il n’est mie biaus</text:p>
          </table:table-cell>
          <table:table-cell table:style-name="Table1.C115" office:value-type="string">
            <text:p text:style-name="P212">W] ---</text:p>
            <text:p text:style-name="P143">A] ...<text:span text:style-name="T85">est non est… <text:s/>BE] ...si nest… <text:s/>D] Jl est maigres nest… <text:s/>G] Neire est… <text:s/>H2] Jl nest mie ne gras ne… <text:s/>K] ...il nest il mie...</text:span></text:p>
          </table:table-cell>
        </table:table-row>
        <table:table-row table:style-name="Table1.129">
          <table:table-cell table:style-name="Table1.A2" office:value-type="string">
            <text:p text:style-name="P10">4700</text:p>
          </table:table-cell>
          <table:table-cell table:style-name="Table1.A2" office:value-type="string">
            <text:p text:style-name="P28">Mais assez est fors et isniaus</text:p>
          </table:table-cell>
          <table:table-cell table:style-name="Table1.C115" office:value-type="string">
            <text:p text:style-name="P212">W] ---</text:p>
            <text:p text:style-name="P88">A<text:span text:style-name="T159">GKLMT</text:span>] <text:span text:style-name="T85">Jl est assez… <text:s/>B] Mais il par est assez isniaus <text:s/>E] Jl est assez preus… <text:s/>I] Asses est e...</text:span></text:p>
          </table:table-cell>
        </table:table-row>
        <table:table-row table:style-name="Table1.129">
          <table:table-cell table:style-name="Table1.A2" office:value-type="string">
            <text:p text:style-name="P11">470<text:span text:style-name="T4">1</text:span></text:p>
          </table:table-cell>
          <table:table-cell table:style-name="Table1.A2" office:value-type="string">
            <text:p text:style-name="P28">Et si vos porait (H porra) bien porter</text:p>
          </table:table-cell>
          <table:table-cell table:style-name="Table1.C115" office:value-type="string">
            <text:p text:style-name="P212">W] ---</text:p>
            <text:p text:style-name="P117">A<text:span text:style-name="T101">BDGH2IKLT</text:span>] ...porra <text:span text:style-name="T189">(IL pora)</text:span>…<text:span text:style-name="T85"> <text:s/>E] Si vous porra assez… <text:s/>M] Si vous pourra </text:span><text:span text:style-name="T77">mlt</text:span><text:span text:style-name="T207"> bien...</text:span></text:p>
          </table:table-cell>
        </table:table-row>
        <table:table-row table:style-name="Table1.129">
          <table:table-cell table:style-name="Table1.A2" office:value-type="string">
            <text:p text:style-name="P11">470<text:span text:style-name="T4">2</text:span></text:p>
          </table:table-cell>
          <table:table-cell table:style-name="Table1.A2" office:value-type="string">
            <text:p text:style-name="P28">Li dus li a fet enceler</text:p>
          </table:table-cell>
          <table:table-cell table:style-name="Table1.C115" office:value-type="string">
            <text:p text:style-name="P212">W] ---</text:p>
            <text:p text:style-name="P78">A<text:span text:style-name="T121">DGIKLT</text:span>] ...<text:span text:style-name="T85">li (DGIT le li, L le) fist (LT fit) enseler (G enselier, L aenseler, T enseller, K bien enseler)</text:span></text:p>
          </table:table-cell>
        </table:table-row>
        <table:table-row table:style-name="Table1.129">
          <table:table-cell table:style-name="Table1.A2" office:value-type="string">
            <text:p text:style-name="P11">470<text:span text:style-name="T4">3</text:span></text:p>
          </table:table-cell>
          <table:table-cell table:style-name="Table1.A2" office:value-type="string">
            <text:p text:style-name="P28">Ainz qu’il montest baissa son peire</text:p>
          </table:table-cell>
          <table:table-cell table:style-name="Table1.C115" office:value-type="string">
            <text:p text:style-name="P212">W] ---</text:p>
            <text:p text:style-name="P78">A<text:span text:style-name="T197">L</text:span>] ...monta…<text:span text:style-name="T85"> <text:s/>H2] ...sa mere</text:span></text:p>
          </table:table-cell>
        </table:table-row>
        <table:table-row table:style-name="Table1.129">
          <table:table-cell table:style-name="Table1.A2" office:value-type="string">
            <text:p text:style-name="P11">470<text:span text:style-name="T4">4</text:span></text:p>
          </table:table-cell>
          <table:table-cell table:style-name="Table1.A2" office:value-type="string">
            <text:p text:style-name="P28">Em plorant le baissa sa meire</text:p>
          </table:table-cell>
          <table:table-cell table:style-name="Table1.C115" office:value-type="string">
            <text:p text:style-name="P212">W] ---</text:p>
            <text:p text:style-name="P107">A<text:span text:style-name="T189">I</text:span>] <text:span text:style-name="T85">Emplorans (I En plorant) rebaisa… <text:s/>B] Et emplourant baisa… <text:s/>E] ...plorant. Puis baisa… <text:s/>G] ...et baisa… <text:s/>H2] Et en...son pere <text:s/>LT] Et en ploranz baisa...</text:span></text:p>
          </table:table-cell>
        </table:table-row>
        <table:table-row table:style-name="Table1.129">
          <table:table-cell table:style-name="Table1.A2" office:value-type="string">
            <text:p text:style-name="P11">470<text:span text:style-name="T4">5</text:span></text:p>
          </table:table-cell>
          <table:table-cell table:style-name="Table1.A2" office:value-type="string">
            <text:p text:style-name="P28">Floquars avoit tot escouté</text:p>
          </table:table-cell>
          <table:table-cell table:style-name="Table1.C115" office:value-type="string">
            <text:p text:style-name="P293">T] ...ce… <text:s/><text:span text:style-name="T204">K] ...conte</text:span></text:p>
          </table:table-cell>
        </table:table-row>
        <table:table-row table:style-name="Table1.129">
          <table:table-cell table:style-name="Table1.A2" office:value-type="string">
            <text:p text:style-name="P11">470<text:span text:style-name="T4">6</text:span></text:p>
          </table:table-cell>
          <table:table-cell table:style-name="Table1.A2" office:value-type="string">
            <text:p text:style-name="P28">Seu que ses sires ait conté</text:p>
          </table:table-cell>
          <table:table-cell table:style-name="Table1.C115" office:value-type="string">
            <text:p text:style-name="P134">A<text:span text:style-name="T110">BDKLT</text:span>] ...ot…<text:span text:style-name="T85"> <text:s/>E] Tout ce que...ot… <text:s/>G] ...auoit… <text:s/>H2] Ce quau duc out oi conter <text:s/>W] ...ont...</text:span></text:p>
          </table:table-cell>
        </table:table-row>
        <table:table-row table:style-name="Table1.129">
          <table:table-cell table:style-name="Table1.A2" office:value-type="string">
            <text:p text:style-name="P11">470<text:span text:style-name="T4">7</text:span></text:p>
          </table:table-cell>
          <table:table-cell table:style-name="Table1.A2" office:value-type="string">
            <text:p text:style-name="P29">Menbra li de la vission</text:p>
          </table:table-cell>
          <table:table-cell table:style-name="Table1.C115" office:value-type="string">
            <text:p text:style-name="P244">E] Membre lui… <text:s/><text:span text:style-name="T115">W] Ly menbra...</text:span></text:p>
          </table:table-cell>
        </table:table-row>
        <table:table-row table:style-name="Table1.129">
          <table:table-cell table:style-name="Table1.A2" office:value-type="string">
            <text:p text:style-name="P11">470<text:span text:style-name="T4">8</text:span></text:p>
          </table:table-cell>
          <table:table-cell table:style-name="Table1.A2" office:value-type="string">
            <text:p text:style-name="P29">Tost s’en ala en sa mason</text:p>
          </table:table-cell>
          <table:table-cell table:style-name="Table1.C115" office:value-type="string">
            <text:p text:style-name="P89">A<text:span text:style-name="T197">L</text:span>] ...<text:span text:style-name="T85">a sa… <text:s/>B] Si sen… <text:s/>E] Maintenant vint a...</text:span></text:p>
          </table:table-cell>
        </table:table-row>
        <table:table-row table:style-name="Table1.129">
          <table:table-cell table:style-name="Table1.A2" office:value-type="string">
            <text:p text:style-name="P11">470<text:span text:style-name="T4">9</text:span></text:p>
          </table:table-cell>
          <table:table-cell table:style-name="Table1.A2" office:value-type="string">
            <text:p text:style-name="P29">Si esgarda en son escrit</text:p>
          </table:table-cell>
          <table:table-cell table:style-name="Table1.C115" office:value-type="string">
            <text:p text:style-name="P134">A] <text:span text:style-name="T85">Se esgarde… <text:s/>B] Et resgarda… <text:s/>I] Si a garde… <text:s/>W] Jl regarda...</text:span></text:p>
          </table:table-cell>
        </table:table-row>
        <text:soft-page-break/>
        <table:table-row table:style-name="Table1.129">
          <table:table-cell table:style-name="Table1.A2" office:value-type="string">
            <text:p text:style-name="P11">47<text:span text:style-name="T4">10</text:span></text:p>
          </table:table-cell>
          <table:table-cell table:style-name="Table1.A2" office:value-type="string">
            <text:p text:style-name="P29">Seu que li dus li avoit dit</text:p>
          </table:table-cell>
          <table:table-cell table:style-name="Table1.C115" office:value-type="string">
            <text:p text:style-name="P310">K] ...dux auoit...</text:p>
          </table:table-cell>
        </table:table-row>
        <table:table-row table:style-name="Table1.129">
          <table:table-cell table:style-name="Table1.A2" office:value-type="string">
            <text:p text:style-name="P11">47<text:span text:style-name="T4">11</text:span></text:p>
          </table:table-cell>
          <table:table-cell table:style-name="Table1.A2" office:value-type="string">
            <text:p text:style-name="P29">Trovait del chetif lyeoncel</text:p>
          </table:table-cell>
          <table:table-cell table:style-name="Table1.C115" office:value-type="string">
            <text:p text:style-name="P143">A<text:span text:style-name="T122">D</text:span><text:span text:style-name="T123">E</text:span><text:span text:style-name="T124">H2</text:span><text:span text:style-name="T128">M</text:span>] <text:span text:style-name="T146">(EH2M Trouua)</text:span>...<text:span text:style-name="T85">le chaiti (DH2 chaitif, EM chetif) lioncel <text:s/>ITW] Troua… <text:s/>K] Troua del clat...</text:span></text:p>
          </table:table-cell>
        </table:table-row>
        <table:table-row table:style-name="Table1.129">
          <table:table-cell table:style-name="Table1.A2" office:value-type="string">
            <text:p text:style-name="P11">47<text:span text:style-name="T4">12</text:span></text:p>
          </table:table-cell>
          <table:table-cell table:style-name="Table1.A2" office:value-type="string">
            <text:p text:style-name="P29">Qui n’avoit que l’os et la pel</text:p>
          </table:table-cell>
          <table:table-cell table:style-name="Table1.C115" office:value-type="string">
            <text:p text:style-name="P134">A<text:span text:style-name="T189">IL</text:span>] ...<text:span text:style-name="T85">mes (IL mais) los… <text:s/>BK] ...fors los… <text:s/>D] Que not que les os… <text:s/>EH2] Qui not (H2 nout) fors les os… <text:s/>M] Nauoit que les… <text:s/>W] Qui na que les os...</text:span></text:p>
          </table:table-cell>
        </table:table-row>
        <table:table-row table:style-name="Table1.129">
          <table:table-cell table:style-name="Table1.A2" office:value-type="string">
            <text:p text:style-name="P11">47<text:span text:style-name="T4">13</text:span></text:p>
          </table:table-cell>
          <table:table-cell table:style-name="Table1.A2" office:value-type="string">
            <text:p text:style-name="P29">Et a grant veltre s’en aloit</text:p>
          </table:table-cell>
          <table:table-cell table:style-name="Table1.C115" office:value-type="string">
            <text:p text:style-name="P290">INV <text:span text:style-name="T201">M] </text:span>Et puis des leuriers sacointoit</text:p>
            <text:p text:style-name="P245">E] A grant volente… <text:s/><text:span text:style-name="T153">G] Au grant ueltre… <text:s/>H2] ...viautre… <text:s/>W] ...au grant leurier...</text:span></text:p>
          </table:table-cell>
        </table:table-row>
        <table:table-row table:style-name="Table1.129">
          <table:table-cell table:style-name="Table1.A2" office:value-type="string">
            <text:p text:style-name="P11">47<text:span text:style-name="T4">14</text:span></text:p>
          </table:table-cell>
          <table:table-cell table:style-name="Table1.A2" office:value-type="string">
            <text:p text:style-name="P29">Et puels del levrier s’acoentoit</text:p>
          </table:table-cell>
          <table:table-cell table:style-name="Table1.C115" office:value-type="string">
            <text:p text:style-name="P290">INV <text:span text:style-name="T201">M] </text:span>Et au grant viautre sen aloit</text:p>
            <text:p text:style-name="P108">A<text:span text:style-name="T110">B</text:span>] <text:span text:style-name="T85">Et des leuriers...(B </text:span><text:span text:style-name="T46">mlt)…</text:span><text:span text:style-name="T110"> <text:s text:c="2"/>DH2TW] ...des leuriers… <text:s/>E] ...des liepars… <text:s/>GK] Et (K E) des liures…(K se cuidoit) <text:s/>I] ...des liures sa cointot <text:s/>L] ...de leuriers..</text:span></text:p>
          </table:table-cell>
        </table:table-row>
        <table:table-row table:style-name="Table1.129">
          <table:table-cell table:style-name="Table1.A2" office:value-type="string">
            <text:p text:style-name="P11">47<text:span text:style-name="T4">15</text:span></text:p>
          </table:table-cell>
          <table:table-cell table:style-name="Table1.A2" office:value-type="string">
            <text:p text:style-name="P29">Or sot Floquars de verité</text:p>
          </table:table-cell>
          <table:table-cell table:style-name="Table1.C115" office:value-type="string">
            <text:p text:style-name="P159">B] ...sost…<text:span text:style-name="T110"> <text:s/>E] Ce set...</text:span></text:p>
          </table:table-cell>
        </table:table-row>
        <table:table-row table:style-name="Table1.129">
          <table:table-cell table:style-name="Table1.A2" office:value-type="string">
            <text:p text:style-name="P11">47<text:span text:style-name="T4">16</text:span></text:p>
          </table:table-cell>
          <table:table-cell table:style-name="Table1.A2" office:value-type="string">
            <text:p text:style-name="P29">Que li lyeonsiaus ot trové</text:p>
          </table:table-cell>
          <table:table-cell table:style-name="Table1.C115" office:value-type="string">
            <text:p text:style-name="P78">A<text:span text:style-name="T189">I</text:span>] ...<text:span text:style-name="T85">ont (I unt)...</text:span></text:p>
          </table:table-cell>
        </table:table-row>
        <table:table-row table:style-name="Table1.129">
          <table:table-cell table:style-name="Table1.A2" office:value-type="string">
            <text:p text:style-name="P11">47<text:span text:style-name="T4">17</text:span></text:p>
          </table:table-cell>
          <table:table-cell table:style-name="Table1.A2" office:value-type="string">
            <text:p text:style-name="P29">Et le ve[l]tre (H vestre) et les levriers</text:p>
          </table:table-cell>
          <table:table-cell table:style-name="Table1.C115" office:value-type="string">
            <text:p text:style-name="P227">D<text:span text:style-name="T146">EH2KLMT</text:span>] ...<text:span text:style-name="T146">(EH2 viautre, T uiautre, K uentre)</text:span>...le <text:span text:style-name="T216">(T lo)</text:span> leurier <text:span text:style-name="T197">(L li leurer, K liurier)</text:span> <text:s/><text:span text:style-name="T153">G] ...leliurer <text:s/>W] Le grant et les petiz leurier[-s]</text:span></text:p>
          </table:table-cell>
        </table:table-row>
        <table:table-row table:style-name="Table1.129">
          <table:table-cell table:style-name="Table1.A2" office:value-type="string">
            <text:p text:style-name="P11">47<text:span text:style-name="T4">18</text:span></text:p>
          </table:table-cell>
          <table:table-cell table:style-name="Table1.A2" office:value-type="string">
            <text:p text:style-name="P29">Floquars se vet apparillier</text:p>
          </table:table-cell>
          <table:table-cell table:style-name="Table1.C115" office:value-type="string">
            <text:p text:style-name="P143">A] ...<text:span text:style-name="T85">le ueit… <text:s text:c="2"/>H2W] ...sen va (W vait)… <text:s/>K] ...li uait...</text:span></text:p>
          </table:table-cell>
        </table:table-row>
        <table:table-row table:style-name="Table1.129">
          <table:table-cell table:style-name="Table1.A2" office:value-type="string">
            <text:p text:style-name="P11">47<text:span text:style-name="T4">19</text:span></text:p>
          </table:table-cell>
          <table:table-cell table:style-name="Table1.A2" office:value-type="string">
            <text:p text:style-name="P29">Et dist c’o son signor irait</text:p>
          </table:table-cell>
          <table:table-cell table:style-name="Table1.C115" office:value-type="string">
            <text:p text:style-name="P97">A<text:span text:style-name="T160">GKL</text:span>] ...<text:span text:style-name="T85">qua (G que a, K qe a) son...ira <text:s/>DH2] Dit quauec…ira <text:s/>EIMTW] ...ira</text:span></text:p>
          </table:table-cell>
        </table:table-row>
        <table:table-row table:style-name="Table1.129">
          <table:table-cell table:style-name="Table1.A2" office:value-type="string">
            <text:p text:style-name="P11">47<text:span text:style-name="T4">20</text:span></text:p>
          </table:table-cell>
          <table:table-cell table:style-name="Table1.A2" office:value-type="string">
            <text:p text:style-name="P29">Per (H Par) povreté nel laisserait</text:p>
          </table:table-cell>
          <table:table-cell table:style-name="Table1.C115" office:value-type="string">
            <text:p text:style-name="P135">A<text:span text:style-name="T110">BDEGH2IKLM</text:span>] <text:span text:style-name="T85">Por (ELM </text:span><text:span text:style-name="T60">Per, </text:span><text:span text:style-name="T176">H2 Pour) pourece (BDEM pourete, GI pouerte, K paubrete) non (BDEGH2LM ne) le (I nel, L la) laira (K ne laira) <text:s/>W] Pour pauurete ne te laira</text:span></text:p>
          </table:table-cell>
        </table:table-row>
        <table:table-row table:style-name="Table1.129">
          <table:table-cell table:style-name="Table1.A2" office:value-type="string">
            <text:p text:style-name="P11">47<text:span text:style-name="T4">21</text:span></text:p>
          </table:table-cell>
          <table:table-cell table:style-name="Table1.A2" office:value-type="string">
            <text:p text:style-name="P29">A son signor s’en vet tot droit</text:p>
          </table:table-cell>
          <table:table-cell table:style-name="Table1.C115" office:value-type="string">
            <text:p text:style-name="P159">B] ...<text:span text:style-name="T110">en ua...</text:span></text:p>
          </table:table-cell>
        </table:table-row>
        <table:table-row table:style-name="Table1.129">
          <table:table-cell table:style-name="Table1.A2" office:value-type="string">
            <text:p text:style-name="P11">47<text:span text:style-name="T4">22</text:span></text:p>
          </table:table-cell>
          <table:table-cell table:style-name="Table1.A2" office:value-type="string">
            <text:p text:style-name="P29">Quant li Povres Perdus le voit</text:p>
          </table:table-cell>
          <table:table-cell table:style-name="Table1.C115" office:value-type="string">
            <text:p text:style-name="P159"/>
          </table:table-cell>
        </table:table-row>
        <table:table-row table:style-name="Table1.129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29"/>
          </table:table-cell>
          <table:table-cell table:style-name="Table1.C115" office:value-type="string">
            <text:p text:style-name="P160">B] <text:span text:style-name="T111">Si li a dit par bonne foi</text:span></text:p>
          </table:table-cell>
        </table:table-row>
        <table:table-row table:style-name="Table1.129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29"/>
          </table:table-cell>
          <table:table-cell table:style-name="Table1.C115" office:value-type="string">
            <text:p text:style-name="P160">B] <text:span text:style-name="T111">Maistres vanrez vos awec moi</text:span></text:p>
          </table:table-cell>
        </table:table-row>
        <table:table-row table:style-name="Table1.129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29"/>
          </table:table-cell>
          <table:table-cell table:style-name="Table1.C115" office:value-type="string">
            <text:p text:style-name="P160">B] <text:span text:style-name="T111">Haz las con ie sui mal baillis</text:span></text:p>
          </table:table-cell>
        </table:table-row>
        <table:table-row table:style-name="Table1.129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29"/>
          </table:table-cell>
          <table:table-cell table:style-name="Table1.C115" office:value-type="string">
            <text:p text:style-name="P160">B] <text:span text:style-name="T111">Quant ie nai nul cheual de pris</text:span></text:p>
          </table:table-cell>
        </table:table-row>
        <table:table-row table:style-name="Table1.129">
          <table:table-cell table:style-name="Table1.A2" office:value-type="string">
            <text:p text:style-name="P11">47<text:span text:style-name="T4">23</text:span></text:p>
          </table:table-cell>
          <table:table-cell table:style-name="Table1.A2" office:value-type="string">
            <text:p text:style-name="P29">Maistres fet il irez (H venreiz) o moi</text:p>
          </table:table-cell>
          <table:table-cell table:style-name="Table1.C115" office:value-type="string">
            <text:p text:style-name="P274">I] ---</text:p>
            <text:p text:style-name="P160">B<text:span text:style-name="T146">EM</text:span>] ...<text:span text:style-name="T111">dist (M dit) il vanrez (EM vendrez)… <text:s/>H2W] ...venrez...</text:span></text:p>
          </table:table-cell>
        </table:table-row>
        <text:soft-page-break/>
        <table:table-row table:style-name="Table1.129">
          <table:table-cell table:style-name="Table1.A2" office:value-type="string">
            <text:p text:style-name="P11">47<text:span text:style-name="T4">24</text:span></text:p>
          </table:table-cell>
          <table:table-cell table:style-name="Table1.A2" office:value-type="string">
            <text:p text:style-name="P29">Floquars respont Oil per (H par) foi</text:p>
          </table:table-cell>
          <table:table-cell table:style-name="Table1.C115" office:value-type="string">
            <text:p text:style-name="P274">I] ---</text:p>
            <text:p text:style-name="P160">B] <text:span text:style-name="T111">Sire dist il… <text:s/>H2] Respont flocars...</text:span></text:p>
          </table:table-cell>
        </table:table-row>
        <table:table-row table:style-name="Table1.129">
          <table:table-cell table:style-name="Table1.A2" office:value-type="string">
            <text:p text:style-name="P11">47<text:span text:style-name="T4">25</text:span></text:p>
          </table:table-cell>
          <table:table-cell table:style-name="Table1.A2" office:value-type="string">
            <text:p text:style-name="P29">Maistres fet li Povres Perdus</text:p>
          </table:table-cell>
          <table:table-cell table:style-name="Table1.C115" office:value-type="string">
            <text:p text:style-name="P292">T] ---</text:p>
            <text:p text:style-name="P243">E] SPOST</text:p>
            <text:p text:style-name="P264">H2<text:span text:style-name="T208">M</text:span>] ...dit...</text:p>
          </table:table-cell>
        </table:table-row>
        <table:table-row table:style-name="Table1.129">
          <table:table-cell table:style-name="Table1.A2" office:value-type="string">
            <text:p text:style-name="P11">47<text:span text:style-name="T4">26</text:span></text:p>
          </table:table-cell>
          <table:table-cell table:style-name="Table1.A2" office:value-type="string">
            <text:p text:style-name="P29">Alons bien soiés vos venus</text:p>
          </table:table-cell>
          <table:table-cell table:style-name="Table1.C115" office:value-type="string">
            <text:p text:style-name="P292">T] ---</text:p>
            <text:p text:style-name="P242">E] SPOST</text:p>
            <text:p text:style-name="P264">H2] ...que bien soies venus</text:p>
          </table:table-cell>
        </table:table-row>
        <table:table-row table:style-name="Table1.129">
          <table:table-cell table:style-name="Table1.A2" office:value-type="string">
            <text:p text:style-name="P11">47<text:span text:style-name="T4">27</text:span></text:p>
          </table:table-cell>
          <table:table-cell table:style-name="Table1.A2" office:value-type="string">
            <text:p text:style-name="P29">Del cheval avrois la moitié</text:p>
          </table:table-cell>
          <table:table-cell table:style-name="Table1.C115" office:value-type="string">
            <text:p text:style-name="P292">T] ---</text:p>
            <text:p text:style-name="P34">E] SPOST</text:p>
          </table:table-cell>
        </table:table-row>
        <table:table-row table:style-name="Table1.129">
          <table:table-cell table:style-name="Table1.A2" office:value-type="string">
            <text:p text:style-name="P11">47<text:span text:style-name="T4">28</text:span></text:p>
          </table:table-cell>
          <table:table-cell table:style-name="Table1.A2" office:value-type="string">
            <text:p text:style-name="P29">Floquars respont G’irai a pié</text:p>
          </table:table-cell>
          <table:table-cell table:style-name="Table1.C115" office:value-type="string">
            <text:p text:style-name="P292">T] --- (SMM)</text:p>
            <text:p text:style-name="P242">E] SPOST</text:p>
            <text:p text:style-name="P278">L] ...yrai a pie</text:p>
          </table:table-cell>
        </table:table-row>
        <table:table-row table:style-name="Table1.129">
          <table:table-cell table:style-name="Table1.A2" office:value-type="string">
            <text:p text:style-name="P11">47<text:span text:style-name="T4">29</text:span></text:p>
          </table:table-cell>
          <table:table-cell table:style-name="Table1.A2" office:value-type="string">
            <text:p text:style-name="P29">En maintes terres sui (H ai) estus</text:p>
          </table:table-cell>
          <table:table-cell table:style-name="Table1.C115" office:value-type="string">
            <text:p text:style-name="P311">B] ...regne ai este veus <text:s/>ADGH2IKMW] (A Et)...euz (A enz, I eus, K son heuz) <text:s/>E] ...fui vevs <text:s/>LT] ...aus (T auz)</text:p>
          </table:table-cell>
        </table:table-row>
        <table:table-row table:style-name="Table1.129">
          <table:table-cell table:style-name="Table1.A2" office:value-type="string">
            <text:p text:style-name="P12">4730</text:p>
          </table:table-cell>
          <table:table-cell table:style-name="Table1.A2" office:value-type="string">
            <text:p text:style-name="P29">Ne vodroie estre coneus</text:p>
          </table:table-cell>
          <table:table-cell table:style-name="Table1.C115" office:value-type="string">
            <text:p text:style-name="P78">A] <text:span text:style-name="T85">Nel… <text:s/>L] ...uoudrai...</text:span></text:p>
          </table:table-cell>
        </table:table-row>
        <table:table-row table:style-name="Table1.129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9"/>
          </table:table-cell>
          <table:table-cell table:style-name="Table1.C115" office:value-type="string">
            <text:p text:style-name="P242">E] Maistres dist li poures perdus</text:p>
          </table:table-cell>
        </table:table-row>
        <table:table-row table:style-name="Table1.129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9"/>
          </table:table-cell>
          <table:table-cell table:style-name="Table1.C115" office:value-type="string">
            <text:p text:style-name="P242">E] Alons bien soiez vous venus</text:p>
          </table:table-cell>
        </table:table-row>
        <table:table-row table:style-name="Table1.129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9"/>
          </table:table-cell>
          <table:table-cell table:style-name="Table1.C115" office:value-type="string">
            <text:p text:style-name="P242">E] Del cheual aiez la moitie</text:p>
          </table:table-cell>
        </table:table-row>
        <table:table-row table:style-name="Table1.129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9"/>
          </table:table-cell>
          <table:table-cell table:style-name="Table1.C115" office:value-type="string">
            <text:p text:style-name="P242">E] Flokars respont girai a pie</text:p>
          </table:table-cell>
        </table:table-row>
        <table:table-row table:style-name="Table1.129">
          <table:table-cell table:style-name="Table1.A2" office:value-type="string">
            <text:p text:style-name="P12">4731</text:p>
          </table:table-cell>
          <table:table-cell table:style-name="Table1.A2" office:value-type="string">
            <text:p text:style-name="P29">Mon nom wel celer a la gent</text:p>
          </table:table-cell>
          <table:table-cell table:style-name="Table1.C115" office:value-type="string">
            <text:p text:style-name="P242">INV E] Et si irai mlt pourement</text:p>
            <text:p text:style-name="P108">A] <text:span text:style-name="T85">Ne ne uwil celer de… <text:s/>GK] ...de...</text:span></text:p>
          </table:table-cell>
        </table:table-row>
        <table:table-row table:style-name="Table1.331">
          <table:table-cell table:style-name="Table1.A2" office:value-type="string">
            <text:p text:style-name="P12">4732</text:p>
          </table:table-cell>
          <table:table-cell table:style-name="Table1.A2" office:value-type="string">
            <text:p text:style-name="P29">Car ju irai si povrement</text:p>
          </table:table-cell>
          <table:table-cell table:style-name="Table1.C115" office:value-type="string">
            <text:p text:style-name="P242">INV E] Mon non vueil celer a la gent</text:p>
            <text:p text:style-name="P264">H2] ...mlt… <text:s/><text:span text:style-name="T197">L] Car irai...</text:span></text:p>
          </table:table-cell>
        </table:table-row>
        <table:table-row table:style-name="Table1.129">
          <table:table-cell table:style-name="Table1.A2" office:value-type="string">
            <text:p text:style-name="P12">4733</text:p>
          </table:table-cell>
          <table:table-cell table:style-name="Table1.A2" office:value-type="string">
            <text:p text:style-name="P29">Si wel que vos mon nom celez</text:p>
          </table:table-cell>
          <table:table-cell table:style-name="Table1.C115" office:value-type="string">
            <text:p text:style-name="P135">A<text:span text:style-name="T233">KL</text:span>] <text:span text:style-name="T85">Se (K Si) ueil (K uoi, L uueil) que (K qe) mon non (L mes nons, K nom) soit… <text:s/>BDH2] Si wel (D vuil, H2 veil) que mes nons soit muez (H2 mues) <text:s/>EG] Je (G Ge) vueil (G uuol) que mes nons (G mon nom) soit… <text:s/>I] Si uoit que mes nons soit… <text:s/>M] ...que mes nons soit nommez <text:s text:c="2"/>T] ...mes nons soit changiez <text:s/>W] Et veulx que mon nom soit...</text:span></text:p>
          </table:table-cell>
        </table:table-row>
        <text:soft-page-break/>
        <table:table-row table:style-name="Table1.129">
          <table:table-cell table:style-name="Table1.A2" office:value-type="string">
            <text:p text:style-name="P12">4734</text:p>
          </table:table-cell>
          <table:table-cell table:style-name="Table1.A2" office:value-type="string">
            <text:p text:style-name="P29">Quacopedie m’apalez</text:p>
          </table:table-cell>
          <table:table-cell table:style-name="Table1.C115" office:value-type="string">
            <text:p text:style-name="P160">B] <text:span text:style-name="T111">Et cacopedie noumez <text:s/>EM] ...me nommez</text:span></text:p>
          </table:table-cell>
        </table:table-row>
        <table:table-row table:style-name="Table1.129">
          <table:table-cell table:style-name="Table1.A2" office:value-type="string">
            <text:p text:style-name="P12">4735</text:p>
          </table:table-cell>
          <table:table-cell table:style-name="Table1.A2" office:value-type="string">
            <text:p text:style-name="P29">Quacopedie en grezois</text:p>
          </table:table-cell>
          <table:table-cell table:style-name="Table1.C115" office:value-type="string">
            <text:p text:style-name="P242">E] ...ens el griioois</text:p>
          </table:table-cell>
        </table:table-row>
        <table:table-row table:style-name="Table1.129">
          <table:table-cell table:style-name="Table1.A2" office:value-type="string">
            <text:p text:style-name="P12">4736</text:p>
          </table:table-cell>
          <table:table-cell table:style-name="Table1.A2" office:value-type="string">
            <text:p text:style-name="P29">Dist mavais garsons en fransois</text:p>
          </table:table-cell>
          <table:table-cell table:style-name="Table1.C115" office:value-type="string">
            <text:p text:style-name="P167">B] <text:span text:style-name="T111">Cest… <text:s/>DEM] Est… <text:s/>H2] Mauuez garsons est...</text:span></text:p>
          </table:table-cell>
        </table:table-row>
        <table:table-row table:style-name="Table1.129">
          <table:table-cell table:style-name="Table1.A2" office:value-type="string">
            <text:p text:style-name="P12">4737</text:p>
          </table:table-cell>
          <table:table-cell table:style-name="Table1.A2" office:value-type="string">
            <text:p text:style-name="P29">Adonques avrai compaignon</text:p>
          </table:table-cell>
          <table:table-cell table:style-name="Table1.C115" office:value-type="string">
            <text:p text:style-name="P90">A<text:span text:style-name="T111">BDEGH2IKLMTW</text:span>] ...<text:span text:style-name="T85">aurai (BDEGH2IKLMTW aura) a...</text:span></text:p>
          </table:table-cell>
        </table:table-row>
        <table:table-row table:style-name="Table1.129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9"/>
          </table:table-cell>
          <table:table-cell table:style-name="Table1.C115" office:value-type="string">
            <text:p text:style-name="P78">A<text:span text:style-name="T111">BDEGH2IKLMTW</text:span>] <text:span text:style-name="T85">Poure (DEH2LT Poures, W Pouure, K Paubre) perdu (BEH2I perdus, DGLT perduz) mauuais (BLT maluais, H2 mauuez, M mauues) garcon (GK garçon, H2 garsons, I garçun, T guarzon, W garson)</text:span></text:p>
          </table:table-cell>
        </table:table-row>
        <table:table-row table:style-name="Table1.129">
          <table:table-cell table:style-name="Table1.A2" office:value-type="string">
            <text:p text:style-name="P12">4738</text:p>
          </table:table-cell>
          <table:table-cell table:style-name="Table1.A2" office:value-type="string">
            <text:p text:style-name="P29">Selonc la povreté avrons</text:p>
          </table:table-cell>
          <table:table-cell table:style-name="Table1.C115" office:value-type="string">
            <text:p text:style-name="P160">B] <text:span text:style-name="T111">Sire se pourece i auons</text:span></text:p>
          </table:table-cell>
        </table:table-row>
        <table:table-row table:style-name="Table1.339">
          <table:table-cell table:style-name="Table1.A2" office:value-type="string">
            <text:p text:style-name="P12">4739</text:p>
          </table:table-cell>
          <table:table-cell table:style-name="Table1.A2" office:value-type="string">
            <text:p text:style-name="P29">Petit d’ernois et povres nons</text:p>
          </table:table-cell>
          <table:table-cell table:style-name="Table1.C115" office:value-type="string">
            <text:p text:style-name="P197">B<text:span text:style-name="T132">DH2</text:span>] <text:span text:style-name="T111">Poure harnois (D hernois)… <text:s/>E] Petit donor et petis nons <text:s/>M] Petit donneur… <text:s/>K] Petit hernoi...</text:span></text:p>
          </table:table-cell>
        </table:table-row>
        <table:table-row table:style-name="Table1.129">
          <table:table-cell table:style-name="Table1.A2" office:value-type="string">
            <text:p text:style-name="P12">4740</text:p>
          </table:table-cell>
          <table:table-cell table:style-name="Table1.A2" office:value-type="string">
            <text:p text:style-name="P29">Et il s’i afiert bien raison</text:p>
          </table:table-cell>
          <table:table-cell table:style-name="Table1.C115" office:value-type="string">
            <text:p text:style-name="P79">A<text:span text:style-name="T111">BDEGH2IKLW</text:span>] --- <text:s/><text:span text:style-name="T107">RIV M</text:span></text:p>
          </table:table-cell>
        </table:table-row>
        <table:table-row table:style-name="Table1.129">
          <table:table-cell table:style-name="Table1.A2" office:value-type="string">
            <text:p text:style-name="P12">4741</text:p>
          </table:table-cell>
          <table:table-cell table:style-name="Table1.A2" office:value-type="string">
            <text:p text:style-name="P29">Assez peons les nons chaingier</text:p>
          </table:table-cell>
          <table:table-cell table:style-name="Table1.C115" office:value-type="string">
            <text:p text:style-name="P90">A<text:span text:style-name="T132">DGH2IKLW</text:span>] ...porrons <text:span text:style-name="T161">(G poronz, K porons, W pourrons)</text:span>…<text:span text:style-name="T177">(H2 nos)...(I gancier) <text:s/>BEM] ...nos (E noz) nons...</text:span></text:p>
          </table:table-cell>
        </table:table-row>
        <table:table-row table:style-name="Table1.129">
          <table:table-cell table:style-name="Table1.A2" office:value-type="string">
            <text:p text:style-name="P12">4742</text:p>
          </table:table-cell>
          <table:table-cell table:style-name="Table1.A2" office:value-type="string">
            <text:p text:style-name="P29">Se Fortune nos welt aidier</text:p>
          </table:table-cell>
          <table:table-cell table:style-name="Table1.C115" office:value-type="string">
            <text:p text:style-name="P278">L] ...ne uuelt...</text:p>
          </table:table-cell>
        </table:table-row>
        <table:table-row table:style-name="Table1.129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9"/>
          </table:table-cell>
          <table:table-cell table:style-name="Table1.C115" office:value-type="string">
            <text:p text:style-name="P242">E] Bien nous porrons encor ...[...]mer</text:p>
          </table:table-cell>
        </table:table-row>
        <table:table-row table:style-name="Table1.129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9"/>
          </table:table-cell>
          <table:table-cell table:style-name="Table1.C115" office:value-type="string">
            <text:p text:style-name="P242">E] Se porons riens conquester</text:p>
          </table:table-cell>
        </table:table-row>
        <table:table-row table:style-name="Table1.129">
          <table:table-cell table:style-name="Table1.A2" office:value-type="string">
            <text:p text:style-name="P12">4743</text:p>
          </table:table-cell>
          <table:table-cell table:style-name="Table1.A2" office:value-type="string">
            <text:p text:style-name="P29">Sire dites as cheveliers</text:p>
          </table:table-cell>
          <table:table-cell table:style-name="Table1.C115" office:value-type="string">
            <text:p text:style-name="P44"/>
          </table:table-cell>
        </table:table-row>
        <table:table-row table:style-name="Table1.129">
          <table:table-cell table:style-name="Table1.A2" office:value-type="string">
            <text:p text:style-name="P12">4744</text:p>
          </table:table-cell>
          <table:table-cell table:style-name="Table1.A2" office:value-type="string">
            <text:p text:style-name="P29">Que garsons fui puels escuiers</text:p>
          </table:table-cell>
          <table:table-cell table:style-name="Table1.C115" office:value-type="string">
            <text:p text:style-name="P189">B<text:span text:style-name="T132">DH2</text:span>] ...<text:span text:style-name="T111">sui por (H2 pour) escuier (DH2 escuiers) <text:s/>E] ...valles… <text:s/>W] ...fui suis...</text:span></text:p>
          </table:table-cell>
        </table:table-row>
        <table:table-row table:style-name="Table1.129">
          <table:table-cell table:style-name="Table1.A2" office:value-type="string">
            <text:p text:style-name="P12">4745</text:p>
          </table:table-cell>
          <table:table-cell table:style-name="Table1.A2" office:value-type="string">
            <text:p text:style-name="P29">D’atre mestier gaires ne sai</text:p>
          </table:table-cell>
          <table:table-cell table:style-name="Table1.C115" office:value-type="string">
            <text:p text:style-name="P160">B] ---</text:p>
            <text:p text:style-name="P242">E] ...chose mlt petit sai</text:p>
          </table:table-cell>
        </table:table-row>
        <table:table-row table:style-name="Table1.348">
          <table:table-cell table:style-name="Table1.A2" office:value-type="string">
            <text:p text:style-name="P12">4746</text:p>
          </table:table-cell>
          <table:table-cell table:style-name="Table1.A2" office:value-type="string">
            <text:p text:style-name="P29">Mai servi et norri vos ai</text:p>
          </table:table-cell>
          <table:table-cell table:style-name="Table1.C115" office:value-type="string">
            <text:p text:style-name="P79">A] ---</text:p>
            <text:p text:style-name="P246">E] ...encor mlt vous seruirai <text:s/><text:span text:style-name="T177">H2] Mais que lonc temps norri… <text:s/>M] ...seruiz encor vous ay <text:s/>K] ...honorez...</text:span></text:p>
          </table:table-cell>
        </table:table-row>
        <table:table-row table:style-name="Table1.331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29"/>
          </table:table-cell>
          <table:table-cell table:style-name="Table1.C115" office:value-type="string">
            <text:p text:style-name="P160">B] <text:span text:style-name="T111">Et awecques vos tant irai</text:span></text:p>
          </table:table-cell>
        </table:table-row>
        <table:table-row table:style-name="Table1.129">
          <table:table-cell table:style-name="Table1.A2" office:value-type="string">
            <text:p text:style-name="P12">4747</text:p>
          </table:table-cell>
          <table:table-cell table:style-name="Table1.A2" office:value-type="string">
            <text:p text:style-name="P29">Et o vos itant me moenrez</text:p>
          </table:table-cell>
          <table:table-cell table:style-name="Table1.C115" office:value-type="string">
            <text:p text:style-name="P203">INV <text:span text:style-name="T90">B] </text:span>Et se millor de moi trouez</text:p>
            <text:p text:style-name="P227">D<text:span text:style-name="T146">EH2M</text:span>] <text:span text:style-name="T209">(M Auecques)</text:span>Et auec <text:span text:style-name="T146">(E auoec)</text:span> uos <text:span text:style-name="T146">(EH2 vous, M vos)</text:span> tant… <text:s text:c="2"/><text:span text:style-name="T190">I] Et ou tant uos me menrois <text:s/>W] E a vous prou me...</text:span></text:p>
          </table:table-cell>
        </table:table-row>
        <text:soft-page-break/>
        <table:table-row table:style-name="Table1.129">
          <table:table-cell table:style-name="Table1.A2" office:value-type="string">
            <text:p text:style-name="P12">4748</text:p>
          </table:table-cell>
          <table:table-cell table:style-name="Table1.A2" office:value-type="string">
            <text:p text:style-name="P29">Que atre millor troverez</text:p>
          </table:table-cell>
          <table:table-cell table:style-name="Table1.C115" office:value-type="string">
            <text:p text:style-name="P90">A] ---</text:p>
            <text:p text:style-name="P203">INV <text:span text:style-name="T90">B] </text:span>Que awecques vos len manrez</text:p>
            <text:p text:style-name="P245">E<text:span text:style-name="T190">I</text:span>] Cun autre… <text:s/><text:span text:style-name="T177">H2] Que vos i meilleur… <text:s/>W] ...ne trouuerez</text:span></text:p>
          </table:table-cell>
        </table:table-row>
        <table:table-row table:style-name="Table1.129">
          <table:table-cell table:style-name="Table1.A2" office:value-type="string">
            <text:p text:style-name="P12">4749</text:p>
          </table:table-cell>
          <table:table-cell table:style-name="Table1.A2" office:value-type="string">
            <text:p text:style-name="P70">Li Povres Perdus li otroie</text:p>
          </table:table-cell>
          <table:table-cell table:style-name="Table1.C115" office:value-type="string">
            <text:p text:style-name="P44"/>
          </table:table-cell>
        </table:table-row>
        <table:table-row table:style-name="Table1.129">
          <table:table-cell table:style-name="Table1.A2" office:value-type="string">
            <text:p text:style-name="P12">4750</text:p>
          </table:table-cell>
          <table:table-cell table:style-name="Table1.A2" office:value-type="string">
            <text:p text:style-name="P29">Et il est entrez en la voie</text:p>
          </table:table-cell>
          <table:table-cell table:style-name="Table1.C115" office:value-type="string">
            <text:p text:style-name="P135">A] <text:span text:style-name="T86">Cil est… <text:s/>B] Atant se sont mis a… <text:s/>D] Et il sest lors mis a… <text:s/>E] Atant se metent a… <text:s/>H2] Et il cest tost mis a… <text:s/>T] ...ontrez… <text:s/>W] Et ilz sont entrez en leur...</text:span></text:p>
          </table:table-cell>
        </table:table-row>
        <table:table-row table:style-name="Table1.129">
          <table:table-cell table:style-name="Table1.A2" office:value-type="string">
            <text:p text:style-name="P12">4751</text:p>
          </table:table-cell>
          <table:table-cell table:style-name="Table1.A2" office:value-type="string">
            <text:p text:style-name="P29">Floquars ait pris de toz congié</text:p>
          </table:table-cell>
          <table:table-cell table:style-name="Table1.C115" office:value-type="string">
            <text:p text:style-name="P222">D] ...de ces… <text:s/><text:span text:style-name="T147">E] ...de tous a pris… <text:s/>I] ...ot pris de tot...</text:span></text:p>
          </table:table-cell>
        </table:table-row>
        <table:table-row table:style-name="Table1.129">
          <table:table-cell table:style-name="Table1.A2" office:value-type="string">
            <text:p text:style-name="P12">4752</text:p>
          </table:table-cell>
          <table:table-cell table:style-name="Table1.A2" office:value-type="string">
            <text:p text:style-name="P29">Et si c’en est alez a pié</text:p>
          </table:table-cell>
          <table:table-cell table:style-name="Table1.C115" office:value-type="string">
            <text:p text:style-name="P307">K] --- (SPAZIO BIANCO DI UNA RIGA)</text:p>
            <text:p text:style-name="P90">A<text:span text:style-name="T132">DGITW</text:span>] <text:span text:style-name="T86">Auant sen… <text:s/>BM] Deuant… <text:s/>E] O son seignor sen va… <text:s/>H2] Alez sen est deuant… <text:s/>L] Quant senest… </text:span></text:p>
          </table:table-cell>
        </table:table-row>
        <table:table-row table:style-name="Table1.192">
          <table:table-cell table:style-name="Table1.A2" office:value-type="string">
            <text:p text:style-name="P12">4753</text:p>
          </table:table-cell>
          <table:table-cell table:style-name="Table1.A2" office:value-type="string">
            <text:p text:style-name="P29">Floquars s’en est avant alez</text:p>
          </table:table-cell>
          <table:table-cell table:style-name="Table1.C115" office:value-type="string">
            <text:p text:style-name="P57"/>
          </table:table-cell>
        </table:table-row>
        <table:table-row table:style-name="Table1.129">
          <table:table-cell table:style-name="Table1.A2" office:value-type="string">
            <text:p text:style-name="P12">4754</text:p>
          </table:table-cell>
          <table:table-cell table:style-name="Table1.A2" office:value-type="string">
            <text:p text:style-name="P29">Li Povres Perdus fut montez</text:p>
          </table:table-cell>
          <table:table-cell table:style-name="Table1.C115" office:value-type="string">
            <text:p text:style-name="P308">H2] ...est… <text:s/><text:span text:style-name="T204">K] ...si fu...</text:span></text:p>
          </table:table-cell>
        </table:table-row>
        <table:table-row table:style-name="Table1.129">
          <table:table-cell table:style-name="Table1.A2" office:value-type="string">
            <text:p text:style-name="P12">4755</text:p>
          </table:table-cell>
          <table:table-cell table:style-name="Table1.A2" office:value-type="string">
            <text:p text:style-name="P29">Si ot sainte la bone espee</text:p>
          </table:table-cell>
          <table:table-cell table:style-name="Table1.C115" office:value-type="string">
            <text:p text:style-name="P160">B<text:span text:style-name="T210">MW</text:span>] ...<text:span text:style-name="T111">sa...</text:span></text:p>
          </table:table-cell>
        </table:table-row>
        <table:table-row table:style-name="Table1.129">
          <table:table-cell table:style-name="Table1.A2" office:value-type="string">
            <text:p text:style-name="P12">4756</text:p>
          </table:table-cell>
          <table:table-cell table:style-name="Table1.A2" office:value-type="string">
            <text:p text:style-name="P29">Seli n’ot il pas obliee</text:p>
          </table:table-cell>
          <table:table-cell table:style-name="Table1.C115" office:value-type="string">
            <text:p text:style-name="P222">D<text:span text:style-name="T210">MW</text:span>] Cele <text:span text:style-name="T210">(MW Celle)</text:span> not <text:span text:style-name="T223">(W neust)</text:span>...</text:p>
          </table:table-cell>
        </table:table-row>
        <table:table-row table:style-name="Table1.129">
          <table:table-cell table:style-name="Table1.A2" office:value-type="string">
            <text:p text:style-name="P12">4757</text:p>
          </table:table-cell>
          <table:table-cell table:style-name="Table1.A2" office:value-type="string">
            <text:p text:style-name="P29">En son doi ot son boen anel</text:p>
          </table:table-cell>
          <table:table-cell table:style-name="Table1.C115" office:value-type="string">
            <text:p text:style-name="P91">A<text:span text:style-name="T132">DGH2IKLMTW</text:span>] ...<text:span text:style-name="T86">mist le (DH2LMTW son, GK li) bon (GK buen)… <text:s/>B] ...uit le… <text:s/>E] ...mist le bel...</text:span></text:p>
          </table:table-cell>
        </table:table-row>
        <table:table-row table:style-name="Table1.129">
          <table:table-cell table:style-name="Table1.A2" office:value-type="string">
            <text:p text:style-name="P12">4758</text:p>
          </table:table-cell>
          <table:table-cell table:style-name="Table1.A2" office:value-type="string">
            <text:p text:style-name="P30">Quant il l’i vit mout li fu bel</text:p>
          </table:table-cell>
          <table:table-cell table:style-name="Table1.C115" office:value-type="string">
            <text:p text:style-name="P144">A<text:span text:style-name="T190">ILTW</text:span>] ...<text:span text:style-name="T86">le (W ile) uoit (IT uit)...est (G i est)… <text:s/>BDEH2] ...le… <text:s/>M] ...len fu… <text:s/>K] E quant li uoit...</text:span></text:p>
          </table:table-cell>
        </table:table-row>
        <table:table-row table:style-name="Table1.129">
          <table:table-cell table:style-name="Table1.A2" office:value-type="string">
            <text:p text:style-name="P12">4759</text:p>
          </table:table-cell>
          <table:table-cell table:style-name="Table1.A2" office:value-type="string">
            <text:p text:style-name="P30">Puels ait pris son boen oignement</text:p>
          </table:table-cell>
          <table:table-cell table:style-name="Table1.C115" office:value-type="string">
            <text:p text:style-name="P255">G<text:span text:style-name="T234">K</text:span>] ...le buene <text:span text:style-name="T234">(K buen)</text:span>...</text:p>
          </table:table-cell>
        </table:table-row>
        <table:table-row table:style-name="Table1.129">
          <table:table-cell table:style-name="Table1.A2" office:value-type="string">
            <text:p text:style-name="P12">4760</text:p>
          </table:table-cell>
          <table:table-cell table:style-name="Table1.A2" office:value-type="string">
            <text:p text:style-name="P30">A congié de tote sa gent</text:p>
          </table:table-cell>
          <table:table-cell table:style-name="Table1.C115" office:value-type="string">
            <text:p text:style-name="P260">G<text:span text:style-name="T177">H2</text:span>] ...tote gent <text:s/><text:span text:style-name="T201">M] Congie prist a… <text:s/>W] Et...</text:span></text:p>
          </table:table-cell>
        </table:table-row>
        <table:table-row table:style-name="Table1.129">
          <table:table-cell table:style-name="Table1.A2" office:value-type="string">
            <text:p text:style-name="P12">4761</text:p>
          </table:table-cell>
          <table:table-cell table:style-name="Table1.A2" office:value-type="string">
            <text:p text:style-name="P30">S’en est partis Grant duel en font</text:p>
          </table:table-cell>
          <table:table-cell table:style-name="Table1.C115" office:value-type="string">
            <text:p text:style-name="P288">M] <text:span text:style-name="T210">Partiz sen est…. <text:s/>K] ...doel il font</text:span></text:p>
          </table:table-cell>
        </table:table-row>
        <table:table-row table:style-name="Table1.129">
          <table:table-cell table:style-name="Table1.A2" office:value-type="string">
            <text:p text:style-name="P12">4762</text:p>
          </table:table-cell>
          <table:table-cell table:style-name="Table1.A2" office:value-type="string">
            <text:p text:style-name="P30">Tuit cil qui en la ville sont</text:p>
          </table:table-cell>
          <table:table-cell table:style-name="Table1.C115" office:value-type="string">
            <text:p text:style-name="P118">A] ...<text:span text:style-name="T87">en laure… <text:s/>G] Toz cels que… <text:s/>I] ...que… <text:s/>M] Tos ceus...</text:span></text:p>
          </table:table-cell>
        </table:table-row>
        <table:table-row table:style-name="Table1.129">
          <table:table-cell table:style-name="Table1.A2" office:value-type="string">
            <text:p text:style-name="P12">4763</text:p>
          </table:table-cell>
          <table:table-cell table:style-name="Table1.A2" office:value-type="string">
            <text:p text:style-name="P30">Floquars s’en vet a pié davant</text:p>
          </table:table-cell>
          <table:table-cell table:style-name="Table1.C115" office:value-type="string">
            <text:p text:style-name="P109">A<text:span text:style-name="T190">I</text:span>] ...<text:span text:style-name="T87">se met a pie… <text:s/>B] Flocars illoit… <text:s/>GK] ...sest (K sen est) mis… <text:s/>H2] ...ala a pie...</text:span></text:p>
          </table:table-cell>
        </table:table-row>
        <table:table-row table:style-name="Table1.129">
          <table:table-cell table:style-name="Table1.A2" office:value-type="string">
            <text:p text:style-name="P12">4764</text:p>
          </table:table-cell>
          <table:table-cell table:style-name="Table1.A2" office:value-type="string">
            <text:p text:style-name="P30">Viels fut et si ala trotant</text:p>
          </table:table-cell>
          <table:table-cell table:style-name="Table1.C115" office:value-type="string">
            <text:p text:style-name="P179">B<text:span text:style-name="T133">DEW</text:span>] ...aloit…<text:span text:style-name="T112"> <text:s/>GK] Veuz (K Veu)… <text:s/>I] Veus...crolant <text:s/>M] ...fu sala a pie trotant</text:span></text:p>
          </table:table-cell>
        </table:table-row>
        <table:table-row table:style-name="Table1.129">
          <table:table-cell table:style-name="Table1.A2" office:value-type="string">
            <text:p text:style-name="P12">4765</text:p>
          </table:table-cell>
          <table:table-cell table:style-name="Table1.A2" office:value-type="string">
            <text:p text:style-name="P30">Les genz ploroient de pitié</text:p>
          </table:table-cell>
          <table:table-cell table:style-name="Table1.C115" office:value-type="string">
            <text:p text:style-name="P283">M] <text:span text:style-name="T210">Et...pleurent...</text:span></text:p>
          </table:table-cell>
        </table:table-row>
        <table:table-row table:style-name="Table1.129">
          <table:table-cell table:style-name="Table1.A2" office:value-type="string">
            <text:p text:style-name="P12">4766</text:p>
          </table:table-cell>
          <table:table-cell table:style-name="Table1.A2" office:value-type="string">
            <text:p text:style-name="P30">Quant le virent troter (H aler) a pié</text:p>
          </table:table-cell>
          <table:table-cell table:style-name="Table1.C115" office:value-type="string">
            <text:p text:style-name="P161">B<text:span text:style-name="T148">EGK</text:span>] ...<text:span text:style-name="T112">voient (GK ueoient)...</text:span></text:p>
          </table:table-cell>
        </table:table-row>
        <table:table-row table:style-name="Table1.129">
          <table:table-cell table:style-name="Table1.A2" office:value-type="string">
            <text:p text:style-name="P12">4767</text:p>
          </table:table-cell>
          <table:table-cell table:style-name="Table1.A2" office:value-type="string">
            <text:p text:style-name="P30">Por l’amistié de son signor</text:p>
          </table:table-cell>
          <table:table-cell table:style-name="Table1.C115" office:value-type="string">
            <text:p text:style-name="P247">E] Por amistie...</text:p>
          </table:table-cell>
        </table:table-row>
        <text:soft-page-break/>
        <table:table-row table:style-name="Table1.129">
          <table:table-cell table:style-name="Table1.A2" office:value-type="string">
            <text:p text:style-name="P12">4768</text:p>
          </table:table-cell>
          <table:table-cell table:style-name="Table1.A2" office:value-type="string">
            <text:p text:style-name="P30">S’en aloit a grant dessonor</text:p>
          </table:table-cell>
          <table:table-cell table:style-name="Table1.C115" office:value-type="string">
            <text:p text:style-name="P69"/>
          </table:table-cell>
        </table:table-row>
        <table:table-row table:style-name="Table1.129">
          <table:table-cell table:style-name="Table1.A2" office:value-type="string">
            <text:p text:style-name="P12">4769</text:p>
          </table:table-cell>
          <table:table-cell table:style-name="Table1.A2" office:value-type="string">
            <text:p text:style-name="P30">Rysus ot dit et comandé</text:p>
          </table:table-cell>
          <table:table-cell table:style-name="Table1.C115" office:value-type="string">
            <text:p text:style-name="P68"/>
          </table:table-cell>
        </table:table-row>
        <table:table-row table:style-name="Table1.129">
          <table:table-cell table:style-name="Table1.A2" office:value-type="string">
            <text:p text:style-name="P12">4770</text:p>
          </table:table-cell>
          <table:table-cell table:style-name="Table1.A2" office:value-type="string">
            <text:p text:style-name="P30">Que tot le condut et le bleif</text:p>
          </table:table-cell>
          <table:table-cell table:style-name="Table1.C115" office:value-type="string">
            <text:p text:style-name="P80">A<text:span text:style-name="T162">GIKLW</text:span>] ...<text:span text:style-name="T87">touz (G tot, I tuiç, K tuit, L toz, W tout) les (GKW le, IL li) conduz (GKW conduit, I condus, L conduit) de sa (K la) ne</text:span></text:p>
          </table:table-cell>
        </table:table-row>
        <table:table-row table:style-name="Table1.129">
          <table:table-cell table:style-name="Table1.A2" office:value-type="string">
            <text:p text:style-name="P12">4771</text:p>
          </table:table-cell>
          <table:table-cell table:style-name="Table1.A2" office:value-type="string">
            <text:p text:style-name="P30">Fust toz donez a cele gent</text:p>
          </table:table-cell>
          <table:table-cell table:style-name="Table1.C115" office:value-type="string">
            <text:p text:style-name="P110">A<text:span text:style-name="T112">BEKMTW</text:span>] <text:span text:style-name="T87">Fussent (B Fuissent, T Fusent) donez </text:span><text:span text:style-name="T102">(</text:span><text:span text:style-name="T103">B dene</text:span><text:span text:style-name="T112">, EMW donne, KT done)… <text:s text:c="2"/>DH2] Donassent (H2 Donnassent) a… <text:s/>GI] Fusse (I Fuse) done… <text:s/>L] Ausse donez...</text:span></text:p>
          </table:table-cell>
        </table:table-row>
        <table:table-row table:style-name="Table1.129">
          <table:table-cell table:style-name="Table1.A2" office:value-type="string">
            <text:p text:style-name="P12">4772</text:p>
          </table:table-cell>
          <table:table-cell table:style-name="Table1.A2" office:value-type="string">
            <text:p text:style-name="P30">A duc en fist faire present</text:p>
          </table:table-cell>
          <table:table-cell table:style-name="Table1.C115" office:value-type="string">
            <text:p text:style-name="P284">M] ---</text:p>
            <text:p text:style-name="P230">D<text:span text:style-name="T178">H2</text:span>] Au...en uost <text:span text:style-name="T178">(H2 vont)</text:span>… <text:s/><text:span text:style-name="T153">G] Au duc fist… <text:s/>K] Au...le present</text:span></text:p>
          </table:table-cell>
        </table:table-row>
        <table:table-row table:style-name="Table1.129">
          <table:table-cell table:style-name="Table1.A2" office:value-type="string">
            <text:p text:style-name="P12">4773</text:p>
          </table:table-cell>
          <table:table-cell table:style-name="Table1.A2" office:value-type="string">
            <text:p text:style-name="P30">Tant ala li Povres Perdus</text:p>
          </table:table-cell>
          <table:table-cell table:style-name="Table1.C115" office:value-type="string">
            <text:p text:style-name="P41"/>
          </table:table-cell>
        </table:table-row>
        <table:table-row table:style-name="Table1.129">
          <table:table-cell table:style-name="Table1.A2" office:value-type="string">
            <text:p text:style-name="P12">4774</text:p>
          </table:table-cell>
          <table:table-cell table:style-name="Table1.A2" office:value-type="string">
            <text:p text:style-name="P30">Qu’il a les cheveliers veus</text:p>
          </table:table-cell>
          <table:table-cell table:style-name="Table1.C115" office:value-type="string">
            <text:p text:style-name="P176">B] <text:span text:style-name="T112">Qui est aus...venus <text:s/>E] ...ses… <text:s/>G] Que li...lont ueuz</text:span></text:p>
          </table:table-cell>
        </table:table-row>
        <table:table-row table:style-name="Table1.129">
          <table:table-cell table:style-name="Table1.A2" office:value-type="string">
            <text:p text:style-name="P12">4775</text:p>
          </table:table-cell>
          <table:table-cell table:style-name="Table1.A2" office:value-type="string">
            <text:p text:style-name="P30">Il s’en donoient aiques soing</text:p>
          </table:table-cell>
          <table:table-cell table:style-name="Table1.C115" office:value-type="string">
            <text:p text:style-name="P223">D<text:span text:style-name="T178">H2</text:span>] ---</text:p>
            <text:p text:style-name="P145">A] ...se…<text:span text:style-name="T87"> <text:s/>B] Daus ataindre auoit grant soing <text:s/>K] ...sen doit...</text:span></text:p>
          </table:table-cell>
        </table:table-row>
        <table:table-row table:style-name="Table1.129">
          <table:table-cell table:style-name="Table1.A2" office:value-type="string">
            <text:p text:style-name="P12">4776</text:p>
          </table:table-cell>
          <table:table-cell table:style-name="Table1.A2" office:value-type="string">
            <text:p text:style-name="P30">Assez le conurent de loing</text:p>
          </table:table-cell>
          <table:table-cell table:style-name="Table1.C115" office:value-type="string">
            <text:p text:style-name="P223">D<text:span text:style-name="T178">H2</text:span>] ---</text:p>
            <text:p text:style-name="P182">B] <text:span text:style-name="T112">Mais il le connurent de loing <text:s/>M] ...le choisirent… <text:s/>T] </text:span><text:span text:style-name="T79">Mlt</text:span><text:span text:style-name="T217"> bien...</text:span></text:p>
          </table:table-cell>
        </table:table-row>
        <table:table-row table:style-name="Table1.129">
          <table:table-cell table:style-name="Table1.A2" office:value-type="string">
            <text:p text:style-name="P12">4777</text:p>
          </table:table-cell>
          <table:table-cell table:style-name="Table1.A2" office:value-type="string">
            <text:p text:style-name="P30">Et quant il lor fut aiques pres</text:p>
          </table:table-cell>
          <table:table-cell table:style-name="Table1.C115" office:value-type="string">
            <text:p text:style-name="P98">A<text:span text:style-name="T162">GH2IKLTW</text:span>] ...<text:span text:style-name="T87">il fu (W fut) de eulz (GI deus, H2 daus, K dels, L delz, T deuz, W deux) auques (K auqes) pre (GH2IKLTW pres) <text:s/>BEM] Et quant il furent… <text:s/>D] ...il en fu auques...</text:span></text:p>
          </table:table-cell>
        </table:table-row>
        <table:table-row table:style-name="Table1.129">
          <table:table-cell table:style-name="Table1.A2" office:value-type="string">
            <text:p text:style-name="P12">4778</text:p>
          </table:table-cell>
          <table:table-cell table:style-name="Table1.A2" office:value-type="string">
            <text:p text:style-name="P30">Theciers uns cheveliers engrés</text:p>
          </table:table-cell>
          <table:table-cell table:style-name="Table1.C115" office:value-type="string">
            <text:p text:style-name="P321">A] <text:span text:style-name="T87">Tercer… <text:s/>E] Tachers… <text:s/>GIL] Tecer… <text:s/>H2] Terces… <text:s/>M] Tetiers… <text:s/>W] Tencer… <text:s/>K] Tencier...</text:span></text:p>
          </table:table-cell>
        </table:table-row>
        <table:table-row table:style-name="Table1.129">
          <table:table-cell table:style-name="Table1.A2" office:value-type="string">
            <text:p text:style-name="P12">4779</text:p>
          </table:table-cell>
          <table:table-cell table:style-name="Table1.A2" office:value-type="string">
            <text:p text:style-name="P30">De parler estoit mout fornis</text:p>
          </table:table-cell>
          <table:table-cell table:style-name="Table1.C115" office:value-type="string">
            <text:p text:style-name="P320">D] ...hastiz <text:s text:c="2"/><text:span text:style-name="T148">E] ...hardis <text:s/>H2] ...hatis <text:s/>M] Qui de parler est estoutis</text:span></text:p>
          </table:table-cell>
        </table:table-row>
        <table:table-row table:style-name="Table1.129">
          <table:table-cell table:style-name="Table1.A2" office:value-type="string">
            <text:p text:style-name="P12">4780</text:p>
          </table:table-cell>
          <table:table-cell table:style-name="Table1.A2" office:value-type="string">
            <text:p text:style-name="P30">Mai n’estoit pas de plus herdis</text:p>
          </table:table-cell>
          <table:table-cell table:style-name="Table1.C115" office:value-type="string">
            <text:p text:style-name="P294">I] Mes il...pas des ardis <text:s/><text:span text:style-name="T216">T] ...deuz pluis...</text:span></text:p>
          </table:table-cell>
        </table:table-row>
        <table:table-row table:style-name="Table1.129">
          <table:table-cell table:style-name="Table1.A2" office:value-type="string">
            <text:p text:style-name="P12">4781</text:p>
          </table:table-cell>
          <table:table-cell table:style-name="Table1.A2" office:value-type="string">
            <text:p text:style-name="P30">Dist li Sire venez avant</text:p>
          </table:table-cell>
          <table:table-cell table:style-name="Table1.C115" office:value-type="string">
            <text:p text:style-name="P180">B<text:span text:style-name="T148">EW</text:span>] <text:span text:style-name="T112">Li dist sire… <text:s/>DH2] Sire dit il… <text:s/>G] Visti li… <text:s/>M] Et dit sire...</text:span></text:p>
          </table:table-cell>
        </table:table-row>
        <table:table-row table:style-name="Table1.129">
          <table:table-cell table:style-name="Table1.A2" office:value-type="string">
            <text:p text:style-name="P12">4782</text:p>
          </table:table-cell>
          <table:table-cell table:style-name="Table1.A2" office:value-type="string">
            <text:p text:style-name="P30">Ou avez vos pris cel enfant</text:p>
          </table:table-cell>
          <table:table-cell table:style-name="Table1.C115" office:value-type="string">
            <text:p text:style-name="P266">H2] ...auez trouue… <text:s/><text:span text:style-name="T204">K] ...auez prist...</text:span></text:p>
          </table:table-cell>
        </table:table-row>
        <table:table-row table:style-name="Table1.129">
          <table:table-cell table:style-name="Table1.A2" office:value-type="string">
            <text:p text:style-name="P12">4783</text:p>
          </table:table-cell>
          <table:table-cell table:style-name="Table1.A2" office:value-type="string">
            <text:p text:style-name="P30">Devez vos plait tenir a nos</text:p>
          </table:table-cell>
          <table:table-cell table:style-name="Table1.C115" office:value-type="string">
            <text:p text:style-name="P248">E] Bien deuez...o nous <text:s/><text:span text:style-name="T178">H2] ...vouz tenir plait o… <text:s/>L] Deuez plait… <text:s/>T] ...a uos</text:span></text:p>
          </table:table-cell>
        </table:table-row>
        <table:table-row table:style-name="Table1.129">
          <table:table-cell table:style-name="Table1.A2" office:value-type="string">
            <text:p text:style-name="P12">4784</text:p>
          </table:table-cell>
          <table:table-cell table:style-name="Table1.A2" office:value-type="string">
            <text:p text:style-name="P30">Que (H Qui) tel home menez o vos</text:p>
          </table:table-cell>
          <table:table-cell table:style-name="Table1.C115" office:value-type="string">
            <text:p text:style-name="P91">A<text:span text:style-name="T148">EGH2IM</text:span>] <text:span text:style-name="T87">Qui… <text:s/>B] Qui teil viellart...</text:span></text:p>
          </table:table-cell>
        </table:table-row>
        <table:table-row table:style-name="Table1.129">
          <table:table-cell table:style-name="Table1.A2" office:value-type="string">
            <text:p text:style-name="P12">4785</text:p>
          </table:table-cell>
          <table:table-cell table:style-name="Table1.A2" office:value-type="string">
            <text:p text:style-name="P31">Biaus sire ou fut trovez cil gars</text:p>
          </table:table-cell>
          <table:table-cell table:style-name="Table1.C115" office:value-type="string">
            <text:p text:style-name="P119">A<text:span text:style-name="T163">GIKLTW</text:span>] <text:span text:style-name="T87">Sire ou (GK o, T ont) fu (W fut) troue (GLT trouez, I troues, W trouue) cest (GW ce, I teus, K cist, L ci, T cis)… <text:s/>D] ...li garz <text:s/>E] Ou fu sire trouuez li gars <text:s/>H2] ...ou vouz trouua li gars <text:s/>M] Sire ou auez cilz...</text:span></text:p>
          </table:table-cell>
        </table:table-row>
        <text:soft-page-break/>
        <table:table-row table:style-name="Table1.129">
          <table:table-cell table:style-name="Table1.A2" office:value-type="string">
            <text:p text:style-name="P12">4786</text:p>
          </table:table-cell>
          <table:table-cell table:style-name="Table1.A2" office:value-type="string">
            <text:p text:style-name="P31">Mout est lichieres li viellars</text:p>
          </table:table-cell>
          <table:table-cell table:style-name="Table1.C115" office:value-type="string">
            <text:p text:style-name="P145">A<text:span text:style-name="T163">GILMT</text:span>] ...<text:span text:style-name="T87">cest (G ce, I cis, L ci, M cilz, T cist)... <text:s/>E] ...legiers vistes gaillars <text:s/>H2] ...lechierre… <text:s/>W] ...et veillars <text:s/>K] ...ligiers cist...</text:span></text:p>
          </table:table-cell>
        </table:table-row>
        <table:table-row table:style-name="Table1.129">
          <table:table-cell table:style-name="Table1.A2" office:value-type="string">
            <text:p text:style-name="P12">4787</text:p>
          </table:table-cell>
          <table:table-cell table:style-name="Table1.A2" office:value-type="string">
            <text:p text:style-name="P31">Que (H Qui) vet trotant por le condut</text:p>
          </table:table-cell>
          <table:table-cell table:style-name="Table1.C115" office:value-type="string">
            <text:p text:style-name="P136">A<text:span text:style-name="T112">BDEH2ILMT</text:span>] <text:span text:style-name="T88">Qui… <text:s/>W] Qui va trestout pour le conduit</text:span></text:p>
          </table:table-cell>
        </table:table-row>
        <table:table-row table:style-name="Table1.129">
          <table:table-cell table:style-name="Table1.A2" office:value-type="string">
            <text:p text:style-name="P12">4788</text:p>
          </table:table-cell>
          <table:table-cell table:style-name="Table1.A2" office:value-type="string">
            <text:p text:style-name="P31">Plus nen avrait il jai (H ja) ce cuit (F jai servit)</text:p>
          </table:table-cell>
          <table:table-cell table:style-name="Table1.C115" office:value-type="string">
            <text:p text:style-name="P198">B] ...<text:span text:style-name="T112">si com ie cuit <text:s/>D] Que ia plus nen aura… <text:s/>ET] ...aura… <text:s/>H2] Et plus nen aura ia… <text:s text:c="2"/>K] ...nen ira...</text:span></text:p>
          </table:table-cell>
        </table:table-row>
        <table:table-row table:style-name="Table1.129">
          <table:table-cell table:style-name="Table1.A2" office:value-type="string">
            <text:p text:style-name="P12">4789</text:p>
          </table:table-cell>
          <table:table-cell table:style-name="Table1.A2" office:value-type="string">
            <text:p text:style-name="P31">Se dist Tarquins li seneschalx</text:p>
          </table:table-cell>
          <table:table-cell table:style-name="Table1.C115" office:value-type="string">
            <text:p text:style-name="P322">E] ...tarquis… <text:s/><text:span text:style-name="T178">H2] Et… <text:s/>I] ...traquins… <text:s/>T] ...tranquins… <text:s/>W] ...terquins...</text:span></text:p>
          </table:table-cell>
        </table:table-row>
        <table:table-row table:style-name="Table1.129">
          <table:table-cell table:style-name="Table1.A2" office:value-type="string">
            <text:p text:style-name="P12">4790</text:p>
          </table:table-cell>
          <table:table-cell table:style-name="Table1.A2" office:value-type="string">
            <text:p text:style-name="P31">Que (H Qui) mout fut prodons et loiaus</text:p>
          </table:table-cell>
          <table:table-cell table:style-name="Table1.C115" office:value-type="string">
            <text:p text:style-name="P91">A<text:span text:style-name="T133">DEGIKLMTW</text:span>] <text:span text:style-name="T88">Qui (I Que) prodon (DM preudons, E preudom, G proudom, KLW prodom) estoit et… <text:s/>BH2] Qui estoit preudon (H2 preudons)...</text:span></text:p>
          </table:table-cell>
        </table:table-row>
        <table:table-row table:style-name="Table1.129">
          <table:table-cell table:style-name="Table1.A2" office:value-type="string">
            <text:p text:style-name="P12">4791</text:p>
          </table:table-cell>
          <table:table-cell table:style-name="Table1.A2" office:value-type="string">
            <text:p text:style-name="P31">Theciers vos faites vilonie</text:p>
          </table:table-cell>
          <table:table-cell table:style-name="Table1.C115" office:value-type="string">
            <text:p text:style-name="P126">A<text:span text:style-name="T112">BGIKLMW</text:span>] <text:span text:style-name="T108">Tercer (B Thichier, GIL Tecer, M Teners, W Tencer, K Tencier)</text:span><text:span text:style-name="T88"> uos (W vous) dites grant (I graz) folie <text:s/>D] ...grant folie <text:s/>E] </text:span><text:span text:style-name="T108">Tachier</text:span><text:span text:style-name="T88"> ce est mlt grant folie <text:s/>H2] </text:span><text:span text:style-name="T108">Tercier</text:span><text:span text:style-name="T88"> vos faites </text:span><text:span text:style-name="T64">gnt</text:span><text:span text:style-name="T88"> folie <text:s/>T] ...dites...</text:span></text:p>
          </table:table-cell>
        </table:table-row>
        <table:table-row table:style-name="Table1.129">
          <table:table-cell table:style-name="Table1.A2" office:value-type="string">
            <text:p text:style-name="P12">4792</text:p>
          </table:table-cell>
          <table:table-cell table:style-name="Table1.A2" office:value-type="string">
            <text:p text:style-name="P31">Quant vos li dites tel folie</text:p>
          </table:table-cell>
          <table:table-cell table:style-name="Table1.C115" office:value-type="string">
            <text:p text:style-name="P295">AB<text:span text:style-name="T133">DGIKLMW</text:span>] ...<text:span text:style-name="T88">dites uilennie </text:span>(B vilonnie, <text:span text:style-name="T133">D tel uilenie, G ueilanie, IK uilanie, LM uilenie, W vilanie</text:span>) <text:s/><text:span text:style-name="T149">EH2] Que vous li dites vilonnie <text:s/>T] Et si faites </text:span><text:span text:style-name="T79">mlt</text:span><text:span text:style-name="T217"> grant...</text:span></text:p>
          </table:table-cell>
        </table:table-row>
        <table:table-row table:style-name="Table1.129">
          <table:table-cell table:style-name="Table1.A2" office:value-type="string">
            <text:p text:style-name="P12">4793</text:p>
          </table:table-cell>
          <table:table-cell table:style-name="Table1.A2" office:value-type="string">
            <text:p text:style-name="P31">Sire gardés vostre richesce</text:p>
          </table:table-cell>
          <table:table-cell table:style-name="Table1.C115" office:value-type="string">
            <text:p text:style-name="P223">D<text:span text:style-name="T178">H2M</text:span>] Gardez <text:span text:style-name="T178">(H2 Gardes)</text:span> bien… <text:s/><text:span text:style-name="T149">E] ...voz...</text:span></text:p>
          </table:table-cell>
        </table:table-row>
        <table:table-row table:style-name="Table1.129">
          <table:table-cell table:style-name="Table1.A2" office:value-type="string">
            <text:p text:style-name="P12">4794</text:p>
          </table:table-cell>
          <table:table-cell table:style-name="Table1.A2" office:value-type="string">
            <text:p text:style-name="P31">Ne le gabeis por sa povresce</text:p>
          </table:table-cell>
          <table:table-cell table:style-name="Table1.C115" office:value-type="string">
            <text:p text:style-name="P145">A] ...<text:span text:style-name="T88">ganez pas de sa… <text:s/>D] Nou gabez de sa… <text:s/>E] ...por ses pourecez <text:s/>GH2ILT] Ne (IL Nel) gabez (H2I gabes, T guabez) pas.. <text:s/>M] Nel gardez </text:span><text:span text:style-name="T78">per… </text:span><text:span text:style-name="T115">W] ...en sa… <text:s/>K] Ni gabez pas de...</text:span></text:p>
          </table:table-cell>
        </table:table-row>
        <table:table-row table:style-name="Table1.129">
          <table:table-cell table:style-name="Table1.A2" office:value-type="string">
            <text:p text:style-name="P12">4795</text:p>
          </table:table-cell>
          <table:table-cell table:style-name="Table1.A2" office:value-type="string">
            <text:p text:style-name="P31">Quacopedie li a dit</text:p>
          </table:table-cell>
          <table:table-cell table:style-name="Table1.C115" office:value-type="string">
            <text:p text:style-name="P54"/>
          </table:table-cell>
        </table:table-row>
        <table:table-row table:style-name="Table1.129">
          <table:table-cell table:style-name="Table1.A2" office:value-type="string">
            <text:p text:style-name="P12">4796</text:p>
          </table:table-cell>
          <table:table-cell table:style-name="Table1.A2" office:value-type="string">
            <text:p text:style-name="P31">Se mal me dites ne despit</text:p>
          </table:table-cell>
          <table:table-cell table:style-name="Table1.C115" office:value-type="string">
            <text:p text:style-name="P228">D<text:span text:style-name="T149">EH2</text:span>] ...et despit <text:s/><text:span text:style-name="T198">L] ...nai… <text:s/>W] ...en ay despit</text:span></text:p>
          </table:table-cell>
        </table:table-row>
        <table:table-row table:style-name="Table1.129">
          <table:table-cell table:style-name="Table1.A2" office:value-type="string">
            <text:p text:style-name="P12">4797</text:p>
          </table:table-cell>
          <table:table-cell table:style-name="Table1.A2" office:value-type="string">
            <text:p text:style-name="P31">A moi vos poez acorder</text:p>
          </table:table-cell>
          <table:table-cell table:style-name="Table1.C115" office:value-type="string">
            <text:p text:style-name="P91">A<text:span text:style-name="T133">DGIKLMTW</text:span>] ...<text:span text:style-name="T88">moi porroiz (D porrez, G poriez, I porois, KLM porez, T poroiz, W pourez) bien (I biez)… <text:s/>B] ...porrez racorder <text:s text:c="2"/>E] Bien vous porriez… <text:s/>H2] Bien pourrez a moi...</text:span></text:p>
          </table:table-cell>
        </table:table-row>
        <table:table-row table:style-name="Table1.129">
          <table:table-cell table:style-name="Table1.A2" office:value-type="string">
            <text:p text:style-name="P12">4798</text:p>
          </table:table-cell>
          <table:table-cell table:style-name="Table1.A2" office:value-type="string">
            <text:p text:style-name="P31">Sol vos me livrez a digner</text:p>
          </table:table-cell>
          <table:table-cell table:style-name="Table1.C115" office:value-type="string">
            <text:p text:style-name="P145">A<text:span text:style-name="T191">IL</text:span>] <text:span text:style-name="T88">Semoloiez <text:s/>(I Seme loies, L Se me lo\i/ez) au disner (I desener, L digner) <text:s/>B] Se vous me deuez adisner <text:s/>D] Se dou </text:span><text:span text:style-name="T53">ure</text:span><text:span text:style-name="T133"> ai a mon disner <text:s/>E] Se me donniez a disner <text:s/>G] Si me losiez au disiner <text:s/>H2] Se dou vin ai a mon digner <text:s/>M] Se vos me loez au… <text:s/>T] Sol uos me loiez au disner <text:s/>W] Ce vous me loiez au diner <text:s/>K] Si me looiers a un disner</text:span></text:p>
          </table:table-cell>
        </table:table-row>
        <table:table-row table:style-name="Table1.129">
          <table:table-cell table:style-name="Table1.A2" office:value-type="string">
            <text:p text:style-name="P12">4799</text:p>
          </table:table-cell>
          <table:table-cell table:style-name="Table1.A2" office:value-type="string">
            <text:p text:style-name="P31">Il n’est pas tors de chevelier</text:p>
          </table:table-cell>
          <table:table-cell table:style-name="Table1.C115" office:value-type="string">
            <text:p text:style-name="P249">E] ---</text:p>
            <text:p text:style-name="P182">B] ...<text:span text:style-name="T112">tort il </text:span><text:span text:style-name="T47">chlr <text:s/></text:span><text:span text:style-name="T178">H2] ...cors a </text:span><text:span text:style-name="T65">chrs <text:s/></text:span><text:span text:style-name="T201">MK] ...droiz… <text:s/>T] ...pas trop...</text:span></text:p>
          </table:table-cell>
        </table:table-row>
        <table:table-row table:style-name="Table1.129">
          <table:table-cell table:style-name="Table1.A2" office:value-type="string">
            <text:p text:style-name="P12">4800</text:p>
          </table:table-cell>
          <table:table-cell table:style-name="Table1.A2" office:value-type="string">
            <text:p text:style-name="P31">Se de garson ne (H ou) d’escuier</text:p>
          </table:table-cell>
          <table:table-cell table:style-name="Table1.C115" office:value-type="string">
            <text:p text:style-name="P249">E] ---</text:p>
            <text:p text:style-name="P120">A] ...<text:span text:style-name="T88">garcon descuier <text:s/>BDGH2KLMTW] ...ou (K o)… <text:s/>M] \de/ 2hd</text:span></text:p>
          </table:table-cell>
        </table:table-row>
        <text:soft-page-break/>
        <table:table-row table:style-name="Table1.129">
          <table:table-cell table:style-name="Table1.A2" office:value-type="string">
            <text:p text:style-name="P12">480<text:span text:style-name="T5">1</text:span></text:p>
          </table:table-cell>
          <table:table-cell table:style-name="Table1.A2" office:value-type="string">
            <text:p text:style-name="P31">Dist mal Si<text:span text:style-name="T88">r</text:span>e jel vos perdon</text:p>
          </table:table-cell>
          <table:table-cell table:style-name="Table1.C115" office:value-type="string">
            <text:p text:style-name="P161">B] <text:span text:style-name="T112">Welt dire ma ie li perdon <text:s/>E] Je ne le serf mie n pardon</text:span></text:p>
          </table:table-cell>
        </table:table-row>
        <table:table-row table:style-name="Table1.129">
          <table:table-cell table:style-name="Table1.A2" office:value-type="string">
            <text:p text:style-name="P12">480<text:span text:style-name="T5">2</text:span></text:p>
          </table:table-cell>
          <table:table-cell table:style-name="Table1.A2" office:value-type="string">
            <text:p text:style-name="P31">A maingier wel le gueredon</text:p>
          </table:table-cell>
          <table:table-cell table:style-name="Table1.C115" office:value-type="string">
            <text:p text:style-name="P265">H2] ...aie guerredon</text:p>
          </table:table-cell>
        </table:table-row>
        <table:table-row table:style-name="Table1.129">
          <table:table-cell table:style-name="Table1.A2" office:value-type="string">
            <text:p text:style-name="P12">480<text:span text:style-name="T5">3</text:span></text:p>
          </table:table-cell>
          <table:table-cell table:style-name="Table1.A2" office:value-type="string">
            <text:p text:style-name="P31">Car g’irai tant o mon signor</text:p>
          </table:table-cell>
          <table:table-cell table:style-name="Table1.C115" office:value-type="string">
            <text:p text:style-name="P98">A<text:span text:style-name="T112">BGIKLMT</text:span>] <text:span text:style-name="T88">Ge (IKLM Je) irai (M ire)...a (BM o, I ou) mon… <text:s/>DH2W] Girai (W Je jray)...auec mon… <text:s/>E] Je seruirai tant mon...</text:span></text:p>
          </table:table-cell>
        </table:table-row>
        <table:table-row table:style-name="Table1.129">
          <table:table-cell table:style-name="Table1.A2" office:value-type="string">
            <text:p text:style-name="P12">480<text:span text:style-name="T5">4</text:span></text:p>
          </table:table-cell>
          <table:table-cell table:style-name="Table1.A2" office:value-type="string">
            <text:p text:style-name="P31">Que il puisse trover millor</text:p>
          </table:table-cell>
          <table:table-cell table:style-name="Table1.C115" office:value-type="string">
            <text:p text:style-name="P121">A<text:span text:style-name="T112">BDGH2IKLTW</text:span>] ...<text:span text:style-name="T88">il porra (GIK pora, H2 pourra)… <text:s/>E] Quil porra… <text:s/>M] Que ie pourre...</text:span></text:p>
          </table:table-cell>
        </table:table-row>
        <table:table-row table:style-name="Table1.129">
          <table:table-cell table:style-name="Table1.A2" office:value-type="string">
            <text:p text:style-name="P12">480<text:span text:style-name="T5">5</text:span></text:p>
          </table:table-cell>
          <table:table-cell table:style-name="Table1.A2" office:value-type="string">
            <text:p text:style-name="P31">Per (H Por) poc que li Povres Perdus</text:p>
          </table:table-cell>
          <table:table-cell table:style-name="Table1.C115" office:value-type="string">
            <text:p text:style-name="P168">B] <text:span text:style-name="T113">Quant ce voit… <text:s/>DH2] A pou… <text:s/>I] Por poi… <text:s/>K] Par poi...</text:span></text:p>
          </table:table-cell>
        </table:table-row>
        <table:table-row table:style-name="Table1.129">
          <table:table-cell table:style-name="Table1.A2" office:value-type="string">
            <text:p text:style-name="P12">480<text:span text:style-name="T5">6</text:span></text:p>
          </table:table-cell>
          <table:table-cell table:style-name="Table1.A2" office:value-type="string">
            <text:p text:style-name="P31">Ne s’est durement irascus</text:p>
          </table:table-cell>
          <table:table-cell table:style-name="Table1.C115" office:value-type="string">
            <text:p text:style-name="P199">B] <text:span text:style-name="T113">Si est… <text:s/>E] Ne sen est forment… <text:s/>M] Nen est… <text:s/>W] ...bien durement esmu <text:s/>K] Non est ferement...</text:span></text:p>
          </table:table-cell>
        </table:table-row>
        <table:table-row table:style-name="Table1.129">
          <table:table-cell table:style-name="Table1.A2" office:value-type="string">
            <text:p text:style-name="P12">480<text:span text:style-name="T5">7</text:span></text:p>
          </table:table-cell>
          <table:table-cell table:style-name="Table1.A2" office:value-type="string">
            <text:p text:style-name="P31">Por Thesie quel fist corresier</text:p>
          </table:table-cell>
          <table:table-cell table:style-name="Table1.C115" office:value-type="string">
            <text:p text:style-name="P136">A] <text:span text:style-name="T88">Pour tercer sen est corociez <text:s/>B] Quant son maistre uit laidoier <text:s/>D] ...thecier quou fait… <text:s/>EH2] Por tachier (H2 tercier) quil vit (H2 uoit) coroucier (H2 couroucier) <text:s/>GIK] Por tecer (K tencier) se uout (IK ueut) coroucier (I corocer, K corocier) <text:s/>L] A tecer se uuelt… <text:s/>M] ...tescier quel ueult… <text:s/>T] </text:span><text:span text:style-name="T79">Per </text:span><text:span text:style-name="T217">tencier quil fait… <text:s/>W] A tencer sen veult...</text:span></text:p>
          </table:table-cell>
        </table:table-row>
        <table:table-row table:style-name="Table1.129">
          <table:table-cell table:style-name="Table1.A2" office:value-type="string">
            <text:p text:style-name="P12">480<text:span text:style-name="T5">8</text:span></text:p>
          </table:table-cell>
          <table:table-cell table:style-name="Table1.A2" office:value-type="string">
            <text:p text:style-name="P31">Si mist la main a branc d’acier</text:p>
          </table:table-cell>
          <table:table-cell table:style-name="Table1.C115" office:value-type="string">
            <text:p text:style-name="P231">D<text:span text:style-name="T178">H2</text:span>] Mist la main au bon branc… <text:s/><text:span text:style-name="T149">E] Jl...au… <text:s/>M] ...sa… <text:s/>W] ...au braon… <text:s/>K] Si mist main au brant...</text:span></text:p>
          </table:table-cell>
        </table:table-row>
        <table:table-row table:style-name="Table1.129">
          <table:table-cell table:style-name="Table1.A2" office:value-type="string">
            <text:p text:style-name="P12">480<text:span text:style-name="T5">9</text:span></text:p>
          </table:table-cell>
          <table:table-cell table:style-name="Table1.A2" office:value-type="string">
            <text:p text:style-name="P31">Quacopedie belement</text:p>
          </table:table-cell>
          <table:table-cell table:style-name="Table1.C115" office:value-type="string">
            <text:p text:style-name="P162">B] <text:span text:style-name="T113">Cacopedie dist breisment <text:s/>I] ...li dist belement</text:span></text:p>
          </table:table-cell>
        </table:table-row>
        <table:table-row table:style-name="Table1.129">
          <table:table-cell table:style-name="Table1.A2" office:value-type="string">
            <text:p text:style-name="P12">4810</text:p>
          </table:table-cell>
          <table:table-cell table:style-name="Table1.A2" office:value-type="string">
            <text:p text:style-name="P31">Dist N’est pas leus de vengement</text:p>
          </table:table-cell>
          <table:table-cell table:style-name="Table1.C115" office:value-type="string">
            <text:p text:style-name="P92">A<text:span text:style-name="T133">DEGH2KLMW</text:span>] <text:span text:style-name="T89">Li (W Luy) dist (DM dit) nest leu (D leux, E lieus, G leus, H2 bel, L lues, W lieu)… <text:s/>B] Nest mie luis… <text:s/>I] Ne est leus de...</text:span></text:p>
          </table:table-cell>
        </table:table-row>
        <table:table-row table:style-name="Table1.129">
          <table:table-cell table:style-name="Table1.A2" office:value-type="string">
            <text:p text:style-name="P12">481<text:span text:style-name="T5">1</text:span></text:p>
          </table:table-cell>
          <table:table-cell table:style-name="Table1.A2" office:value-type="string">
            <text:p text:style-name="P31">Menbret vos que dire vos suel</text:p>
          </table:table-cell>
          <table:table-cell table:style-name="Table1.C115" office:value-type="string">
            <text:p text:style-name="P3"><text:s/><text:span text:style-name="T21">G] </text:span><text:span text:style-name="T22">Menbres que dire uos soil</text:span></text:p>
          </table:table-cell>
        </table:table-row>
        <table:table-row table:style-name="Table1.129">
          <table:table-cell table:style-name="Table1.A2" office:value-type="string">
            <text:p text:style-name="P12">481<text:span text:style-name="T5">2</text:span></text:p>
          </table:table-cell>
          <table:table-cell table:style-name="Table1.A2" office:value-type="string">
            <text:p text:style-name="P31">Que povres hons quant prent orguel</text:p>
          </table:table-cell>
          <table:table-cell table:style-name="Table1.C115" office:value-type="string">
            <text:p text:style-name="P136">A<text:span text:style-name="T113">BEGKLMT</text:span>] <text:span text:style-name="T198">(L Qui, K Qi)</text:span>...<text:span text:style-name="T89">qui (G que, K qi, L qui) prent… <text:s/>DH2] ...hons a grant orguel (H2 orgueil) <text:s/>I] ...qui a orgoel <text:s/>W] Qui couars...qui...</text:span></text:p>
          </table:table-cell>
        </table:table-row>
        <table:table-row table:style-name="Table1.129">
          <table:table-cell table:style-name="Table1.A2" office:value-type="string">
            <text:p text:style-name="P12">481<text:span text:style-name="T5">3</text:span></text:p>
          </table:table-cell>
          <table:table-cell table:style-name="Table1.A2" office:value-type="string">
            <text:p text:style-name="P31">Ne puet venir a grant honor</text:p>
          </table:table-cell>
          <table:table-cell table:style-name="Table1.C115" office:value-type="string">
            <text:p text:style-name="P2"/>
          </table:table-cell>
        </table:table-row>
        <table:table-row table:style-name="Table1.129">
          <table:table-cell table:style-name="Table1.A2" office:value-type="string">
            <text:p text:style-name="P12">481<text:span text:style-name="T5">4</text:span></text:p>
          </table:table-cell>
          <table:table-cell table:style-name="Table1.A2" office:value-type="string">
            <text:p text:style-name="P31">Car orguels destruit son signor</text:p>
          </table:table-cell>
          <table:table-cell table:style-name="Table1.C115" office:value-type="string">
            <text:p text:style-name="P121">A] <text:span text:style-name="T89">Que… <text:s/>B] ...abat… <text:s/>E] ...desment… <text:s/>M] ...occist son..</text:span></text:p>
          </table:table-cell>
        </table:table-row>
        <table:table-row table:style-name="Table1.129">
          <table:table-cell table:style-name="Table1.A2" office:value-type="string">
            <text:p text:style-name="P12">481<text:span text:style-name="T5">5</text:span></text:p>
          </table:table-cell>
          <table:table-cell table:style-name="Table1.A2" office:value-type="string">
            <text:p text:style-name="P31">Per (H Par) humelité por (H par) largesce</text:p>
          </table:table-cell>
          <table:table-cell table:style-name="Table1.C115" office:value-type="string">
            <text:p text:style-name="P168">B<text:span text:style-name="T164">GKW</text:span>] <text:span text:style-name="T113">Par...et… <text:s/>DELMT] </text:span><text:span text:style-name="T53">Per...per </text:span><text:span text:style-name="T198">(L et </text:span><text:span text:style-name="T73">per</text:span><text:span text:style-name="T198">)</text:span><text:span text:style-name="T53">… <text:s/></text:span><text:span text:style-name="T179">H2I] Par...par... </text:span></text:p>
          </table:table-cell>
        </table:table-row>
        <table:table-row table:style-name="Table1.129">
          <table:table-cell table:style-name="Table1.A2" office:value-type="string">
            <text:p text:style-name="P12">481<text:span text:style-name="T5">6</text:span></text:p>
          </table:table-cell>
          <table:table-cell table:style-name="Table1.A2" office:value-type="string">
            <text:p text:style-name="P31">Puet on bien venir a hatesce</text:p>
          </table:table-cell>
          <table:table-cell table:style-name="Table1.C115" office:value-type="string">
            <text:p text:style-name="P146">A<text:span text:style-name="T113">BDEGH2ILMTW</text:span>] ...<text:span text:style-name="T89">hom (BDEH2 on, I hon, L om, M en, W homz) uenir (EH2W venir) a (GL en) grant hautece (BE hautesce, GI autece, H2W hautesse, M haultesce, T authece) <text:s/>K] Puet uenir hom a grant...</text:span></text:p>
          </table:table-cell>
        </table:table-row>
        <table:table-row table:style-name="Table1.129">
          <table:table-cell table:style-name="Table1.A2" office:value-type="string">
            <text:p text:style-name="P12">481<text:span text:style-name="T5">7</text:span></text:p>
          </table:table-cell>
          <table:table-cell table:style-name="Table1.A2" office:value-type="string">
            <text:p text:style-name="P31">Que (H Qui) bien et mal ne puet soffrir</text:p>
          </table:table-cell>
          <table:table-cell table:style-name="Table1.C115" office:value-type="string">
            <text:p text:style-name="P121">A<text:span text:style-name="T113">BEH2IKT</text:span>] <text:span text:style-name="T89">Qui… <text:s/>DLW] Qui...ne set (W scet)… <text:s/>G] Qui...ne mal… <text:s/>M] Qui...venir</text:span></text:p>
          </table:table-cell>
        </table:table-row>
        <text:soft-page-break/>
        <table:table-row table:style-name="Table1.129">
          <table:table-cell table:style-name="Table1.A2" office:value-type="string">
            <text:p text:style-name="P12">481<text:span text:style-name="T5">8</text:span></text:p>
          </table:table-cell>
          <table:table-cell table:style-name="Table1.A2" office:value-type="string">
            <text:p text:style-name="P31">Ne puet a grant honor venir</text:p>
          </table:table-cell>
          <table:table-cell table:style-name="Table1.C115" office:value-type="string">
            <text:p text:style-name="P81">A<text:span text:style-name="T113">BDEGH2IKLMTW</text:span>] <text:span text:style-name="T89">A grant (M nulle) honor (G henor, H2 honnour, MW honneur) ne (K ni, T no) puet (H2W peut) uenir</text:span></text:p>
          </table:table-cell>
        </table:table-row>
        <table:table-row table:style-name="Table1.129">
          <table:table-cell table:style-name="Table1.A2" office:value-type="string">
            <text:p text:style-name="P12">481<text:span text:style-name="T5">9</text:span></text:p>
          </table:table-cell>
          <table:table-cell table:style-name="Table1.A2" office:value-type="string">
            <text:p text:style-name="P31">Li Povres Perdus seu laissa</text:p>
          </table:table-cell>
          <table:table-cell table:style-name="Table1.C115" office:value-type="string">
            <text:p text:style-name="P224">D<text:span text:style-name="T150">EH2MW</text:span>] ...le lessa <text:span text:style-name="T150">(EH2 laissa, W leissa)</text:span></text:p>
          </table:table-cell>
        </table:table-row>
        <table:table-row table:style-name="Table1.129">
          <table:table-cell table:style-name="Table1.A2" office:value-type="string">
            <text:p text:style-name="P12">4820</text:p>
          </table:table-cell>
          <table:table-cell table:style-name="Table1.A2" office:value-type="string">
            <text:p text:style-name="P31">Rysus li princes comanda</text:p>
          </table:table-cell>
          <table:table-cell table:style-name="Table1.C115" office:value-type="string">
            <text:p text:style-name="P2"/>
          </table:table-cell>
        </table:table-row>
        <table:table-row table:style-name="Table1.129">
          <table:table-cell table:style-name="Table1.A2" office:value-type="string">
            <text:p text:style-name="P12">482<text:span text:style-name="T5">1</text:span></text:p>
          </table:table-cell>
          <table:table-cell table:style-name="Table1.A2" office:value-type="string">
            <text:p text:style-name="P31">As cheveliers et a sa gent</text:p>
          </table:table-cell>
          <table:table-cell table:style-name="Table1.C115" office:value-type="string">
            <text:p text:style-name="P183">B] ...<text:span text:style-name="T113">as serians <text:s/>T] ...a la...</text:span></text:p>
          </table:table-cell>
        </table:table-row>
        <table:table-row table:style-name="Table1.129">
          <table:table-cell table:style-name="Table1.A2" office:value-type="string">
            <text:p text:style-name="P12">482<text:span text:style-name="T5">2</text:span></text:p>
          </table:table-cell>
          <table:table-cell table:style-name="Table1.A2" office:value-type="string">
            <text:p text:style-name="P31">Que nes uns hons vilaignement</text:p>
          </table:table-cell>
          <table:table-cell table:style-name="Table1.C115" office:value-type="string">
            <text:p text:style-name="P146">A<text:span text:style-name="T165">GLTW</text:span>] <text:span text:style-name="T89">Que (L Qe) nulz (G nuls, L negun, T neguns, W nez vn) de eulz (G deus, L delz, T deuz, W deux)… <text:s/>B] Que nus saus tous… <text:s/>DEH2M] ...nes vns (E nis vns, H2 nes .i., M nesun) daus (H2 deus, M deulz)… <text:s/>I] ...neguns uilainement <text:s/>K] Qe nus del toz...</text:span></text:p>
          </table:table-cell>
        </table:table-row>
        <table:table-row table:style-name="Table1.129">
          <table:table-cell table:style-name="Table1.A2" office:value-type="string">
            <text:p text:style-name="P12">482<text:span text:style-name="T5">3</text:span></text:p>
          </table:table-cell>
          <table:table-cell table:style-name="Table1.A2" office:value-type="string">
            <text:p text:style-name="P31">Nen i paroust ne ne lor die</text:p>
          </table:table-cell>
          <table:table-cell table:style-name="Table1.C115" office:value-type="string">
            <text:p text:style-name="P137">A] <text:span text:style-name="T89">Nules paroles ne lor… <text:s/>B] Ne parost ne on ne… <text:s/>D] Ne parolt a eus ne ne die <text:s/>E] Nel ramposne ne ne li die <text:s/>GK] Ne (K Ni) lor parlent (K parolent) ne (K ni) lor… <text:s/>H2] Ne paront a eus ne nen die <text:s/>L] Nen i parol… <text:s/>M] Ne leur parolt… <text:s/>W] Ne leur parle et ne...</text:span></text:p>
          </table:table-cell>
        </table:table-row>
        <table:table-row table:style-name="Table1.129">
          <table:table-cell table:style-name="Table1.A2" office:value-type="string">
            <text:p text:style-name="P12">482<text:span text:style-name="T5">4</text:span></text:p>
          </table:table-cell>
          <table:table-cell table:style-name="Table1.A2" office:value-type="string">
            <text:p text:style-name="P31">Mal ne anui ne vilonie</text:p>
          </table:table-cell>
          <table:table-cell table:style-name="Table1.C115" office:value-type="string">
            <text:p text:style-name="P39">E] Ne outrage… <text:s/><text:span text:style-name="T180">H2] ...ne orgueil… <text:s/></text:span><text:span text:style-name="T28">M] </text:span><text:span text:style-name="T29">Ne nul anui… <text:s/></text:span><text:span text:style-name="T34">W] </text:span><text:span text:style-name="T35">Ne mal...</text:span></text:p>
          </table:table-cell>
        </table:table-row>
        <table:table-row table:style-name="Table1.129">
          <table:table-cell table:style-name="Table1.A2" office:value-type="string">
            <text:p text:style-name="P12">482<text:span text:style-name="T5">5</text:span></text:p>
          </table:table-cell>
          <table:table-cell table:style-name="Table1.A2" office:value-type="string">
            <text:p text:style-name="P31">Assez puet on sens anui dire</text:p>
          </table:table-cell>
          <table:table-cell table:style-name="Table1.C115" office:value-type="string">
            <text:p text:style-name="P226">D] ...on parler et rire <text:s/><text:span text:style-name="T180">H2] ...puet on tout sanz desdire <text:s/>M] ...aus siens...</text:span></text:p>
          </table:table-cell>
        </table:table-row>
        <table:table-row table:style-name="Table1.129">
          <table:table-cell table:style-name="Table1.A2" office:value-type="string">
            <text:p text:style-name="P12">482<text:span text:style-name="T5">6</text:span></text:p>
          </table:table-cell>
          <table:table-cell table:style-name="Table1.A2" office:value-type="string">
            <text:p text:style-name="P31">Parler juer gaber et rire</text:p>
          </table:table-cell>
          <table:table-cell table:style-name="Table1.C115" office:value-type="string">
            <text:p text:style-name="P122">A<text:span text:style-name="T150">EGH2LTW</text:span>] <text:span text:style-name="T89">Gaber parler ioier (E iouer, W jouer)… <text:s/>BK] Gaber iouer (K ioier) parler… <text:s/>D] Gaber ioer sanz ennui dire <text:s/>I] Garder parler ioier e rire <text:s/>M] ...gaber iouer...</text:span></text:p>
          </table:table-cell>
        </table:table-row>
        <table:table-row table:style-name="Table1.129">
          <table:table-cell table:style-name="Table1.A2" office:value-type="string">
            <text:p text:style-name="P12">482<text:span text:style-name="T5">7</text:span></text:p>
          </table:table-cell>
          <table:table-cell table:style-name="Table1.A2" office:value-type="string">
            <text:p text:style-name="P31">Cele nuit se sont herbergié</text:p>
          </table:table-cell>
          <table:table-cell table:style-name="Table1.C115" office:value-type="string">
            <text:p text:style-name="P285">M] ---</text:p>
            <text:p text:style-name="P256">G] ...nuit sunt...</text:p>
          </table:table-cell>
        </table:table-row>
        <table:table-row table:style-name="Table1.129">
          <table:table-cell table:style-name="Table1.A2" office:value-type="string">
            <text:p text:style-name="P12">482<text:span text:style-name="T5">8</text:span></text:p>
          </table:table-cell>
          <table:table-cell table:style-name="Table1.A2" office:value-type="string">
            <text:p text:style-name="P31">A une ville de marchié</text:p>
          </table:table-cell>
          <table:table-cell table:style-name="Table1.C115" office:value-type="string">
            <text:p text:style-name="P162">B] <text:span text:style-name="T113">En une ville ou ot… <text:s/>EM] En...</text:span></text:p>
          </table:table-cell>
        </table:table-row>
        <table:table-row table:style-name="Table1.129">
          <table:table-cell table:style-name="Table1.A2" office:value-type="string">
            <text:p text:style-name="P12">482<text:span text:style-name="T5">9</text:span></text:p>
          </table:table-cell>
          <table:table-cell table:style-name="Table1.A2" office:value-type="string">
            <text:p text:style-name="P31">Qui a duc Meleain estoit</text:p>
          </table:table-cell>
          <table:table-cell table:style-name="Table1.C115" office:value-type="string">
            <text:p text:style-name="P137">A<text:span text:style-name="T113">B</text:span>] ...melean…<text:span text:style-name="T89"> <text:s text:c="2"/>D] Qui au duc… <text:s/>GK] Que au duc meliain (K melean)… <text:s/>H2] ...meliant… <text:s/>I] ...melelaiz <text:s/>L] Que al… <text:s/>W] ...melian...</text:span></text:p>
          </table:table-cell>
        </table:table-row>
        <table:table-row table:style-name="Table1.129">
          <table:table-cell table:style-name="Table1.A2" office:value-type="string">
            <text:p text:style-name="P12">4830</text:p>
          </table:table-cell>
          <table:table-cell table:style-name="Table1.A2" office:value-type="string">
            <text:p text:style-name="P31">De desduit assez i avoit</text:p>
          </table:table-cell>
          <table:table-cell table:style-name="Table1.C115" office:value-type="string">
            <text:p text:style-name="P122">A<text:span text:style-name="T151">EGIKLTW</text:span>] <text:span text:style-name="T89">De conduiz (EGIKLTW conduit)… <text:s/>B] Assez de conduit… <text:s/>D] Viandes assez… <text:s/>H2] Asses viandes… <text:s/>M] De uiande...</text:span></text:p>
          </table:table-cell>
        </table:table-row>
        <table:table-row table:style-name="Table1.129">
          <table:table-cell table:style-name="Table1.A2" office:value-type="string">
            <text:p text:style-name="P12">483<text:span text:style-name="T5">1</text:span></text:p>
          </table:table-cell>
          <table:table-cell table:style-name="Table1.A2" office:value-type="string">
            <text:p text:style-name="P31">Tote nuit se sont reposé</text:p>
          </table:table-cell>
          <table:table-cell table:style-name="Table1.C115" office:value-type="string">
            <text:p text:style-name="P224">D<text:span text:style-name="T180">H2</text:span>] Cele <text:span text:style-name="T180">(H2 Celle)</text:span> nuit...</text:p>
          </table:table-cell>
        </table:table-row>
        <table:table-row table:style-name="Table1.129">
          <table:table-cell table:style-name="Table1.A2" office:value-type="string">
            <text:p text:style-name="P12">483<text:span text:style-name="T5">2</text:span></text:p>
          </table:table-cell>
          <table:table-cell table:style-name="Table1.A2" office:value-type="string">
            <text:p text:style-name="P31">Quant virent del jor la clarté</text:p>
          </table:table-cell>
          <table:table-cell table:style-name="Table1.C115" office:value-type="string">
            <text:p text:style-name="P169">B] <text:span text:style-name="T113">Et quant il uirent… <text:s/>DEH2] Quant dou (E del, H2 du) ior (H2 iour) uirent (EH2 virent)...</text:span></text:p>
          </table:table-cell>
        </table:table-row>
        <table:table-row table:style-name="Table1.129">
          <table:table-cell table:style-name="Table1.A2" office:value-type="string">
            <text:p text:style-name="P12">483<text:span text:style-name="T5">3</text:span></text:p>
          </table:table-cell>
          <table:table-cell table:style-name="Table1.A2" office:value-type="string">
            <text:p text:style-name="P31">Si font les chevalx enseler</text:p>
          </table:table-cell>
          <table:table-cell table:style-name="Table1.C115" office:value-type="string">
            <text:p text:style-name="P169">B<text:span text:style-name="T180">H2</text:span>] <text:span text:style-name="T113">Lor (H2 Les) cheuaus firent… <text:s/>DE] ...lor...</text:span></text:p>
          </table:table-cell>
        </table:table-row>
        <table:table-row table:style-name="Table1.129">
          <table:table-cell table:style-name="Table1.A2" office:value-type="string">
            <text:p text:style-name="P12">483<text:span text:style-name="T5">4</text:span></text:p>
          </table:table-cell>
          <table:table-cell table:style-name="Table1.A2" office:value-type="string">
            <text:p text:style-name="P31">Et font toz les somiers troser</text:p>
          </table:table-cell>
          <table:table-cell table:style-name="Table1.C115" office:value-type="string">
            <text:p text:style-name="P123">A<text:span text:style-name="T134">DEILTW</text:span>] <text:span text:style-name="T89">Et firent (T firunt) les (L le) somiers (E sommiers, IL somers)… <text:s/>B] Puis ont fait les… <text:s/>GK] Et dirent (K firent) les hernois…(K torsier) <text:s/>H2] Et les sommiers firent… <text:s/>M] Et firent le uis somiers...</text:span></text:p>
          </table:table-cell>
        </table:table-row>
        <text:soft-page-break/>
        <table:table-row table:style-name="Table1.129">
          <table:table-cell table:style-name="Table1.A2" office:value-type="string">
            <text:p text:style-name="P12">483<text:span text:style-name="T5">5</text:span></text:p>
          </table:table-cell>
          <table:table-cell table:style-name="Table1.A2" office:value-type="string">
            <text:p text:style-name="P31">Quant furent tuit achaminez</text:p>
          </table:table-cell>
          <table:table-cell table:style-name="Table1.C115" office:value-type="string">
            <text:p text:style-name="P81">A<text:span text:style-name="T134">BDEGH2IKLMTW</text:span>] <text:span text:style-name="T89">Quant furent (T furunt) a cheual (E es cheuaus, H2 au cheuaus, T chiual) monte (W montes)</text:span></text:p>
          </table:table-cell>
        </table:table-row>
        <table:table-row table:style-name="Table1.129">
          <table:table-cell table:style-name="Table1.A2" office:value-type="string">
            <text:p text:style-name="P12">483<text:span text:style-name="T5">6</text:span></text:p>
          </table:table-cell>
          <table:table-cell table:style-name="Table1.A2" office:value-type="string">
            <text:p text:style-name="P32">Et il sont es chevalx montez</text:p>
          </table:table-cell>
          <table:table-cell table:style-name="Table1.C115" office:value-type="string">
            <text:p text:style-name="P92">A<text:span text:style-name="T113">BDEGH2IKLMTW</text:span>] <text:span text:style-name="T89">Si (G Se) se (K sen) sont (T sunt) tuit (W tous) achemine (GK enchamine, LT enchemine, W achemines)</text:span></text:p>
          </table:table-cell>
        </table:table-row>
        <table:table-row table:style-name="Table1.129">
          <table:table-cell table:style-name="Table1.A2" office:value-type="string">
            <text:p text:style-name="P12">483<text:span text:style-name="T5">7</text:span></text:p>
          </table:table-cell>
          <table:table-cell table:style-name="Table1.A2" office:value-type="string">
            <text:p text:style-name="P32">Quacopedie s’en ala</text:p>
          </table:table-cell>
          <table:table-cell table:style-name="Table1.C115" office:value-type="string">
            <text:p text:style-name="P2"/>
          </table:table-cell>
        </table:table-row>
        <table:table-row table:style-name="Table1.129">
          <table:table-cell table:style-name="Table1.A2" office:value-type="string">
            <text:p text:style-name="P12">483<text:span text:style-name="T5">8</text:span></text:p>
          </table:table-cell>
          <table:table-cell table:style-name="Table1.A2" office:value-type="string">
            <text:p text:style-name="P32">Et de l’errer mout se pena</text:p>
          </table:table-cell>
          <table:table-cell table:style-name="Table1.C115" office:value-type="string">
            <text:p text:style-name="P162">B] ...<text:span text:style-name="T113">se hasta <text:s/>IKM] ...de leler (KM laler)...</text:span></text:p>
          </table:table-cell>
        </table:table-row>
        <table:table-row table:style-name="Table1.129">
          <table:table-cell table:style-name="Table1.A2" office:value-type="string">
            <text:p text:style-name="P12">483<text:span text:style-name="T5">9</text:span></text:p>
          </table:table-cell>
          <table:table-cell table:style-name="Table1.A2" office:value-type="string">
            <text:p text:style-name="P32">Tant estoit de viellesce las</text:p>
          </table:table-cell>
          <table:table-cell table:style-name="Table1.C115" office:value-type="string">
            <text:p text:style-name="P2"/>
          </table:table-cell>
        </table:table-row>
        <table:table-row table:style-name="Table1.129">
          <table:table-cell table:style-name="Table1.A2" office:value-type="string">
            <text:p text:style-name="P12">4840</text:p>
          </table:table-cell>
          <table:table-cell table:style-name="Table1.A2" office:value-type="string">
            <text:p text:style-name="P32">Ne pooit aler que le pas</text:p>
          </table:table-cell>
          <table:table-cell table:style-name="Table1.C115" office:value-type="string">
            <text:p text:style-name="P99">A<text:span text:style-name="T199">LTW</text:span>] ...<text:span text:style-name="T89">mais (W mes) le (L lo) pas <text:s/>B] ...mais aler… <text:s/>DK] ..fors (K fors qe) le (K lo) pas <text:s/>E] ...plus que le pas <text:s/>I] ...ales mes le pas</text:span></text:p>
          </table:table-cell>
        </table:table-row>
        <table:table-row table:style-name="Table1.129">
          <table:table-cell table:style-name="Table1.A2" office:value-type="string">
            <text:p text:style-name="P12">484<text:span text:style-name="T5">1</text:span></text:p>
          </table:table-cell>
          <table:table-cell table:style-name="Table1.A2" office:value-type="string">
            <text:p text:style-name="P32">Rysus li prince en ot pitié</text:p>
          </table:table-cell>
          <table:table-cell table:style-name="Table1.C115" office:value-type="string">
            <text:p text:style-name="P169">B] <text:span text:style-name="T113">Li princes en a grant… <text:s/>DH2] Risus le uoit sen ot (H2 out) pitie <text:s/>I] ...non pitie</text:span></text:p>
          </table:table-cell>
        </table:table-row>
        <table:table-row table:style-name="Table1.129">
          <table:table-cell table:style-name="Table1.A2" office:value-type="string">
            <text:p text:style-name="P12">484<text:span text:style-name="T5">2</text:span></text:p>
          </table:table-cell>
          <table:table-cell table:style-name="Table1.A2" office:value-type="string">
            <text:p text:style-name="P32">Un bel palefroi a (FH Un p. li a) baillié</text:p>
          </table:table-cell>
          <table:table-cell table:style-name="Table1.C115" office:value-type="string">
            <text:p text:style-name="P146">A] ...<text:span text:style-name="T89">li a baille <text:s/>BE] .J. (E Vn) palefroi li a… <text:s/>M] ...bon… <text:s/>K] ...bon...li a...</text:span></text:p>
          </table:table-cell>
        </table:table-row>
        <table:table-row table:style-name="Table1.127">
          <table:table-cell table:style-name="Table1.A2" office:value-type="string">
            <text:p text:style-name="P12">484<text:span text:style-name="T5">3</text:span></text:p>
          </table:table-cell>
          <table:table-cell table:style-name="Table1.A2" office:value-type="string">
            <text:p text:style-name="P32">Son signor au (F le) Povre Perdu</text:p>
          </table:table-cell>
          <table:table-cell table:style-name="Table1.C115" office:value-type="string">
            <text:p text:style-name="P190">B<text:span text:style-name="T192">I</text:span>] ...le…<text:span text:style-name="T113"> <text:s/>GK] ...seignor poure (K paubre)…. <text:s/>W] A son seigneur poure...</text:span></text:p>
          </table:table-cell>
        </table:table-row>
        <table:table-row table:style-name="Table1.129">
          <table:table-cell table:style-name="Table1.A2" office:value-type="string">
            <text:p text:style-name="P12">484<text:span text:style-name="T5">4</text:span></text:p>
          </table:table-cell>
          <table:table-cell table:style-name="Table1.A2" office:value-type="string">
            <text:p text:style-name="P32">Quacopedie ait rendu</text:p>
          </table:table-cell>
          <table:table-cell table:style-name="Table1.C115" office:value-type="string">
            <text:p text:style-name="P162">B<text:span text:style-name="T211">M</text:span>] ...<text:span text:style-name="T113">la tendu <text:s/>E] A cacopedie rendu</text:span></text:p>
          </table:table-cell>
        </table:table-row>
        <table:table-row table:style-name="Table1.129">
          <table:table-cell table:style-name="Table1.A2" office:value-type="string">
            <text:p text:style-name="P12">484<text:span text:style-name="T5">5</text:span></text:p>
          </table:table-cell>
          <table:table-cell table:style-name="Table1.A2" office:value-type="string">
            <text:p text:style-name="P32">Le sien et se li fist monter</text:p>
          </table:table-cell>
          <table:table-cell table:style-name="Table1.C115" office:value-type="string">
            <text:p text:style-name="P224">D] ...le fist… <text:s/><text:span text:style-name="T151">EH2M] ...et si le (H2 la) fait (M fist)...</text:span></text:p>
          </table:table-cell>
        </table:table-row>
        <table:table-row table:style-name="Table1.129">
          <table:table-cell table:style-name="Table1.A2" office:value-type="string">
            <text:p text:style-name="P12">484<text:span text:style-name="T5">6</text:span></text:p>
          </table:table-cell>
          <table:table-cell table:style-name="Table1.A2" office:value-type="string">
            <text:p text:style-name="P32">Or porait (H porra) mais asseis aler</text:p>
          </table:table-cell>
          <table:table-cell table:style-name="Table1.C115" office:value-type="string">
            <text:p text:style-name="P123">A<text:span text:style-name="T165">GK</text:span>] <text:span text:style-name="T89">Or meis puet il… <text:s/>BELW] Hui mais (LW Or mais) puet (W peut) il assez errer (E aler) <text:s/>DH2] Desor puet il assez (H2 asses) errer (H2 aler) <text:s/>MR] Or mes (ToImais) puet il asses (T assez) errer</text:span></text:p>
          </table:table-cell>
        </table:table-row>
        <table:table-row table:style-name="Table1.129">
          <table:table-cell table:style-name="Table1.A2" office:value-type="string">
            <text:p text:style-name="P12">484<text:span text:style-name="T5">7</text:span></text:p>
          </table:table-cell>
          <table:table-cell table:style-name="Table1.A2" office:value-type="string">
            <text:p text:style-name="P32">Or fut il mout bien atornez</text:p>
          </table:table-cell>
          <table:table-cell table:style-name="Table1.C115" office:value-type="string">
            <text:p text:style-name="P162">B] <text:span text:style-name="T113">Car il fu </text:span><text:span text:style-name="T48">mlt</text:span><text:span text:style-name="T113"> tres bien montez <text:s/>H2] ...il bien...</text:span></text:p>
          </table:table-cell>
        </table:table-row>
        <table:table-row table:style-name="Table1.129">
          <table:table-cell table:style-name="Table1.A2" office:value-type="string">
            <text:p text:style-name="P12">484<text:span text:style-name="T5">8</text:span></text:p>
          </table:table-cell>
          <table:table-cell table:style-name="Table1.A2" office:value-type="string">
            <text:p text:style-name="P32">Et ses sires mout bien amez</text:p>
          </table:table-cell>
          <table:table-cell table:style-name="Table1.C115" office:value-type="string">
            <text:p text:style-name="P81">A<text:span text:style-name="T113">BDEGIKLMT</text:span>] <text:span text:style-name="T165">(G Ses)</text:span>...<text:span text:style-name="T89">fu </text:span><text:span text:style-name="T42">mlt</text:span><text:span text:style-name="T89"> (G mout, IK molt) amez (I ames) <text:s/>H2] ...fu bien armes</text:span></text:p>
          </table:table-cell>
        </table:table-row>
        <table:table-row table:style-name="Table1.129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32"/>
          </table:table-cell>
          <table:table-cell table:style-name="Table1.C115" office:value-type="string">
            <text:p text:style-name="P267">H2] Fors que de robes et de dras</text:p>
          </table:table-cell>
        </table:table-row>
        <table:table-row table:style-name="Table1.129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32"/>
          </table:table-cell>
          <table:table-cell table:style-name="Table1.C115" office:value-type="string">
            <text:p text:style-name="P267">H2] Jl ne se tenoient pas mat</text:p>
          </table:table-cell>
        </table:table-row>
        <table:table-row table:style-name="Table1.129">
          <table:table-cell table:style-name="Table1.A2" office:value-type="string">
            <text:p text:style-name="P12">484<text:span text:style-name="T5">9</text:span></text:p>
          </table:table-cell>
          <table:table-cell table:style-name="Table1.A2" office:value-type="string">
            <text:p text:style-name="P32">A toz servoit mout humlement</text:p>
          </table:table-cell>
          <table:table-cell table:style-name="Table1.C115" office:value-type="string">
            <text:p text:style-name="P279">L<text:span text:style-name="T224">W</text:span>] ---</text:p>
            <text:p text:style-name="P99"><text:span text:style-name="T81">D] De toz seruiz </text:span><text:span text:style-name="T54">mlt</text:span><text:span text:style-name="T134"> bonement <text:s/>E] ...seruoit cortoisement</text:span></text:p>
          </table:table-cell>
        </table:table-row>
        <table:table-row table:style-name="Table1.129">
          <table:table-cell table:style-name="Table1.A2" office:value-type="string">
            <text:p text:style-name="P12">4850</text:p>
          </table:table-cell>
          <table:table-cell table:style-name="Table1.A2" office:value-type="string">
            <text:p text:style-name="P32">Ne parloit pas vilaignement</text:p>
          </table:table-cell>
          <table:table-cell table:style-name="Table1.C115" office:value-type="string">
            <text:p text:style-name="P279">L<text:span text:style-name="T224">W</text:span>] ---</text:p>
            <text:p text:style-name="P162">B] <text:span text:style-name="T113">Et si...doucement</text:span></text:p>
          </table:table-cell>
        </table:table-row>
        <table:table-row table:style-name="Table1.129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32"/>
          </table:table-cell>
          <table:table-cell table:style-name="Table1.C115" office:value-type="string">
            <text:p text:style-name="P268">H2] Et a touz estoit amiables</text:p>
          </table:table-cell>
        </table:table-row>
        <text:soft-page-break/>
        <table:table-row table:style-name="Table1.129"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32"/>
          </table:table-cell>
          <table:table-cell table:style-name="Table1.C115" office:value-type="string">
            <text:p text:style-name="P268">H2] Nauoit cure de conter fables</text:p>
          </table:table-cell>
        </table:table-row>
        <table:table-row table:style-name="Table1.129">
          <table:table-cell table:style-name="Table1.A2" office:value-type="string">
            <text:p text:style-name="P12">485<text:span text:style-name="T5">1</text:span></text:p>
          </table:table-cell>
          <table:table-cell table:style-name="Table1.A2" office:value-type="string">
            <text:p text:style-name="P32">A prince savoit bien servir</text:p>
          </table:table-cell>
          <table:table-cell table:style-name="Table1.C115" office:value-type="string">
            <text:p text:style-name="P124">A<text:span text:style-name="T165">GIKLW</text:span>] <text:span text:style-name="T224">(W Le)</text:span>...gent <text:span text:style-name="T192">(I ient, W gens, K gentment)</text:span>…<text:span text:style-name="T89"> <text:s/>D] Li princes fesoit son plesir <text:s/>E] Li princes le faisoit seruir <text:s/>H2] Le prince faisoit son plesir <text:s/>M] ...bel...</text:span></text:p>
          </table:table-cell>
        </table:table-row>
        <table:table-row table:style-name="Table1.129">
          <table:table-cell table:style-name="Table1.A2" office:value-type="string">
            <text:p text:style-name="P12">485<text:span text:style-name="T5">2</text:span></text:p>
          </table:table-cell>
          <table:table-cell table:style-name="Table1.A2" office:value-type="string">
            <text:p text:style-name="P32">A chascun disoit (FH donoit) son plaissir</text:p>
          </table:table-cell>
          <table:table-cell table:style-name="Table1.C115" office:value-type="string">
            <text:p text:style-name="P200">B] ...faire…<text:span text:style-name="T113"> <text:s/>D] ...sauoit bien seruir <text:s text:c="2"/>E] Chascuns li disoit… <text:s/>H2] ...faisoit son desir <text:s/>M] ...fesoit… <text:s/>K] E a chascuns faire...</text:span></text:p>
          </table:table-cell>
        </table:table-row>
        <table:table-row table:style-name="Table1.129">
          <table:table-cell table:style-name="Table1.A2" office:value-type="string">
            <text:p text:style-name="P12">485<text:span text:style-name="T5">3</text:span></text:p>
          </table:table-cell>
          <table:table-cell table:style-name="Table1.A2" office:value-type="string">
            <text:p text:style-name="P32">Et que (H qui) li dissoit vilonie</text:p>
          </table:table-cell>
          <table:table-cell table:style-name="Table1.C115" office:value-type="string">
            <text:p text:style-name="P147">A<text:span text:style-name="T113">BDEGH2ILMT</text:span>] ...<text:span text:style-name="T89">qui (I chi)… <text:s/>K] Qi...</text:span></text:p>
          </table:table-cell>
        </table:table-row>
        <table:table-row table:style-name="Table1.129">
          <table:table-cell table:style-name="Table1.A2" office:value-type="string">
            <text:p text:style-name="P12">485<text:span text:style-name="T5">4</text:span></text:p>
          </table:table-cell>
          <table:table-cell table:style-name="Table1.A2" office:value-type="string">
            <text:p text:style-name="P32">Il ne respondoit pas folie</text:p>
          </table:table-cell>
          <table:table-cell table:style-name="Table1.C115" office:value-type="string">
            <text:p text:style-name="P38"/>
          </table:table-cell>
        </table:table-row>
        <table:table-row table:style-name="Table1.129">
          <table:table-cell table:style-name="Table1.A2" office:value-type="string">
            <text:p text:style-name="P12">485<text:span text:style-name="T5">5</text:span></text:p>
          </table:table-cell>
          <table:table-cell table:style-name="Table1.A2" office:value-type="string">
            <text:p text:style-name="P32">Il estoit a toz amiables</text:p>
          </table:table-cell>
          <table:table-cell table:style-name="Table1.C115" office:value-type="string">
            <text:p text:style-name="P37">INV <text:span text:style-name="T21">G] </text:span><text:span text:style-name="T15">Jl ne respondoit pas folie</text:span></text:p>
            <text:p text:style-name="P36">E] ...estoit dous et… <text:s/><text:span text:style-name="T31">T] ...acointables…</text:span><text:span text:style-name="T32"> <text:s/></text:span><text:span text:style-name="T37">K] ...</text:span><text:span text:style-name="T38">estoit molt...</text:span></text:p>
          </table:table-cell>
        </table:table-row>
        <table:table-row table:style-name="Table1.129">
          <table:table-cell table:style-name="Table1.A2" office:value-type="string">
            <text:p text:style-name="P12">485<text:span text:style-name="T5">6</text:span></text:p>
          </table:table-cell>
          <table:table-cell table:style-name="Table1.A2" office:value-type="string">
            <text:p text:style-name="P32">De paroles mout acoentables</text:p>
          </table:table-cell>
          <table:table-cell table:style-name="Table1.C115" office:value-type="string">
            <text:p text:style-name="P251">INV <text:span text:style-name="T153">G] </text:span>De paroles mout acontables</text:p>
            <text:p text:style-name="P183">B] <text:span text:style-name="T113">Et de parler… <text:s text:c="2"/>H2K] Et de paroles acointables (K acontables) <text:s/>T] Et de paroles amiables</text:span></text:p>
          </table:table-cell>
        </table:table-row>
        <table:table-row table:style-name="Table1.129">
          <table:table-cell table:style-name="Table1.A2" office:value-type="string">
            <text:p text:style-name="P12">485<text:span text:style-name="T5">7</text:span></text:p>
          </table:table-cell>
          <table:table-cell table:style-name="Table1.A2" office:value-type="string">
            <text:p text:style-name="P32">Gent respondoit et escouter</text:p>
          </table:table-cell>
          <table:table-cell table:style-name="Table1.C115" office:value-type="string">
            <text:p text:style-name="P200">B<text:span text:style-name="T134">DITW</text:span>] ...respondre…<text:span text:style-name="T113"> <text:s/>E] Respondre bel et escouter <text:s/>H2] Respondre gent et bel parler <text:s/>K] ...a escolter</text:span></text:p>
          </table:table-cell>
        </table:table-row>
        <table:table-row table:style-name="Table1.129">
          <table:table-cell table:style-name="Table1.A2" office:value-type="string">
            <text:p text:style-name="P12">485<text:span text:style-name="T5">8</text:span></text:p>
          </table:table-cell>
          <table:table-cell table:style-name="Table1.A2" office:value-type="string">
            <text:p text:style-name="P32">Savoit et doucement parler</text:p>
          </table:table-cell>
          <table:table-cell table:style-name="Table1.C115" office:value-type="string">
            <text:p text:style-name="P35">E] ...et gentement… <text:s/><text:span text:style-name="T181">H2] Sauoit </text:span><text:span text:style-name="T66">mlt</text:span><text:span text:style-name="T24"> bien et escouter</text:span></text:p>
          </table:table-cell>
        </table:table-row>
        <table:table-row table:style-name="Table1.129">
          <table:table-cell table:style-name="Table1.A2" office:value-type="string">
            <text:p text:style-name="P12">485<text:span text:style-name="T5">9</text:span></text:p>
          </table:table-cell>
          <table:table-cell table:style-name="Table1.A2" office:value-type="string">
            <text:p text:style-name="P32">Apris avoit a bone escole</text:p>
          </table:table-cell>
          <table:table-cell table:style-name="Table1.C115" office:value-type="string">
            <text:p text:style-name="P250">INV E] Jl nauoit pas dure parole</text:p>
            <text:p text:style-name="P81">A<text:span text:style-name="T165">GIK</text:span>] ...<text:span text:style-name="T89">de bone (G buene)… <text:s/>LTW] ...en bone (W bonne)...</text:span></text:p>
          </table:table-cell>
        </table:table-row>
        <table:table-row table:style-name="Table1.129">
          <table:table-cell table:style-name="Table1.A2" office:value-type="string">
            <text:p text:style-name="P12">4860</text:p>
          </table:table-cell>
          <table:table-cell table:style-name="Table1.A2" office:value-type="string">
            <text:p text:style-name="P32">N’estoit pas de dure parole</text:p>
          </table:table-cell>
          <table:table-cell table:style-name="Table1.C115" office:value-type="string">
            <text:p text:style-name="P250">INV E] Apris estoit de bonne escole</text:p>
            <text:p text:style-name="P124">A<text:span text:style-name="T113">B</text:span>] <text:span text:style-name="T89">Jl nauoit pas dure…. <text:s/>D] Si nauoit pas trop de… <text:s/>GK] Si nauoit pas dure… <text:s/>H2] Et nauoit pas dure… <text:s/>ILTW] Non auoit pas dure… M] El nauoit pas dure...</text:span></text:p>
          </table:table-cell>
        </table:table-row>
        <table:table-row table:style-name="Table1.129">
          <table:table-cell table:style-name="Table1.A2" office:value-type="string">
            <text:p text:style-name="P12">486<text:span text:style-name="T5">1</text:span></text:p>
          </table:table-cell>
          <table:table-cell table:style-name="Table1.A2" office:value-type="string">
            <text:p text:style-name="P32">Per (H Par) la fierté de son coraige</text:p>
          </table:table-cell>
          <table:table-cell table:style-name="Table1.C115" office:value-type="string">
            <text:p text:style-name="P81">A<text:span text:style-name="T113">BDEGH2IKLMW</text:span>] <text:span text:style-name="T89">Pour (B Par, DEH2LM </text:span><text:span text:style-name="T55">Per,</text:span><text:span text:style-name="T166"> FI Por) la bonte...</text:span></text:p>
          </table:table-cell>
        </table:table-row>
        <table:table-row table:style-name="Table1.129">
          <table:table-cell table:style-name="Table1.A2" office:value-type="string">
            <text:p text:style-name="P12">486<text:span text:style-name="T5">2</text:span></text:p>
          </table:table-cell>
          <table:table-cell table:style-name="Table1.A2" office:value-type="string">
            <text:p text:style-name="P32">Ot empris mout grant vaselaige</text:p>
          </table:table-cell>
          <table:table-cell table:style-name="Table1.C115" office:value-type="string">
            <text:p text:style-name="P35">E] ...fier… <text:s/><text:span text:style-name="T181">H2] Out en apres grant...</text:span></text:p>
          </table:table-cell>
        </table:table-row>
        <table:table-row table:style-name="Table1.129">
          <table:table-cell table:style-name="Table1.A2" office:value-type="string">
            <text:p text:style-name="P12">486<text:span text:style-name="T5">3</text:span></text:p>
          </table:table-cell>
          <table:table-cell table:style-name="Table1.A2" office:value-type="string">
            <text:p text:style-name="P32">Mis se fut en grant aventure</text:p>
          </table:table-cell>
          <table:table-cell table:style-name="Table1.C115" office:value-type="string">
            <text:p text:style-name="P256">G<text:span text:style-name="T181">H2IK</text:span>] Mais ce...</text:p>
          </table:table-cell>
        </table:table-row>
        <table:table-row table:style-name="Table1.129">
          <table:table-cell table:style-name="Table1.A2" office:value-type="string">
            <text:p text:style-name="P12">486<text:span text:style-name="T5">4</text:span></text:p>
          </table:table-cell>
          <table:table-cell table:style-name="Table1.A2" office:value-type="string">
            <text:p text:style-name="P32">Onques nes une criature</text:p>
          </table:table-cell>
          <table:table-cell table:style-name="Table1.C115" office:value-type="string">
            <text:p text:style-name="P177">B] ...<text:span text:style-name="T114">nulle autre… <text:s/>DEH2KM] ...mais (M mes) nule (M nulle)… <text:s/>G] Nonques mais nule… <text:s/>I] Vnques negune… <text:s/>LT] Onques neguene (T negune)...</text:span></text:p>
          </table:table-cell>
        </table:table-row>
        <table:table-row table:style-name="Table1.129">
          <table:table-cell table:style-name="Table1.A2" office:value-type="string">
            <text:p text:style-name="P12">486<text:span text:style-name="T5">5</text:span></text:p>
          </table:table-cell>
          <table:table-cell table:style-name="Table1.A2" office:value-type="string">
            <text:p text:style-name="P32">Sens mort ne se mist en grinor (H a gregnor)</text:p>
          </table:table-cell>
          <table:table-cell table:style-name="Table1.C115" office:value-type="string">
            <text:p text:style-name="P163">B] <text:span text:style-name="T114">Ne se mist sans mort...</text:span></text:p>
          </table:table-cell>
        </table:table-row>
        <table:table-row table:style-name="Table1.129">
          <table:table-cell table:style-name="Table1.A2" office:value-type="string">
            <text:p text:style-name="P12">486<text:span text:style-name="T5">6</text:span></text:p>
          </table:table-cell>
          <table:table-cell table:style-name="Table1.A2" office:value-type="string">
            <text:p text:style-name="P32">Or iert assez a (H en) grant honor</text:p>
          </table:table-cell>
          <table:table-cell table:style-name="Table1.C115" office:value-type="string">
            <text:p text:style-name="P296">A<text:span text:style-name="T114">BGIKL</text:span>T] <text:span text:style-name="T89">Auoir ennot (B en ot, G nauoit, IKL</text:span>T<text:span text:style-name="T89"> non ot) a (B et)… <text:s/>DH2] Pou (H2 Puis) ot (H2 out) auoir et… <text:s/>E] Auoir nen volt argent ne or <text:s/>M] Auoir nauoit argent ne or <text:s/>W] Auoir nauoit ne...</text:span></text:p>
          </table:table-cell>
        </table:table-row>
        <text:soft-page-break/>
        <table:table-row table:style-name="Table1.129">
          <table:table-cell table:style-name="Table1.A2" office:value-type="string">
            <text:p text:style-name="P12">486<text:span text:style-name="T5">7</text:span></text:p>
          </table:table-cell>
          <table:table-cell table:style-name="Table1.A2" office:value-type="string">
            <text:p text:style-name="P32">Cuidoit trois anz a cort servir</text:p>
          </table:table-cell>
          <table:table-cell table:style-name="Table1.C115" office:value-type="string">
            <text:p text:style-name="P200">B] <text:span text:style-name="T114">JL auoit </text:span><text:span text:style-name="T49">mlt</text:span><text:span text:style-name="T114"> tres grant desir <text:s/>DH2] Trois anz (H2 iii ans) cuidoit a… <text:s/>E] III ans quil doit a… <text:s/>G] ...en… <text:s/>W] ...encor… <text:s/>K] ...aseruir a cort</text:span></text:p>
          </table:table-cell>
        </table:table-row>
        <table:table-row table:style-name="Table1.129">
          <table:table-cell table:style-name="Table1.A2" office:value-type="string">
            <text:p text:style-name="P12">486<text:span text:style-name="T5">8</text:span></text:p>
          </table:table-cell>
          <table:table-cell table:style-name="Table1.A2" office:value-type="string">
            <text:p text:style-name="P32">Et siaus et mais assez tenir</text:p>
          </table:table-cell>
          <table:table-cell table:style-name="Table1.C115" office:value-type="string">
            <text:p text:style-name="P138">A<text:span text:style-name="T167">GIKT</text:span>] ...<text:span text:style-name="T89">meis (GKT mais) de gent (I ient) tenir <text:s/>B] Dou prince et sa gent seruir <text:s/>D] Et cex et plus de gent tenir <text:s/>E] Ett assez plus de gent… <text:s/>H2M] Et ceus (M ceulz) et plus de gent… <text:s/>L] Et ces amis a cort… <text:s/>W] Tout seul et beauco[…] gens tenir</text:span></text:p>
          </table:table-cell>
        </table:table-row>
        <table:table-row table:style-name="Table1.129">
          <table:table-cell table:style-name="Table1.A2" office:value-type="string">
            <text:p text:style-name="P12">486<text:span text:style-name="T5">9</text:span></text:p>
          </table:table-cell>
          <table:table-cell table:style-name="Table1.A2" office:value-type="string">
            <text:p text:style-name="P32">Et si en veloit a chief trere</text:p>
          </table:table-cell>
          <table:table-cell table:style-name="Table1.C115" office:value-type="string">
            <text:p text:style-name="P204">INV <text:span text:style-name="T90">B] </text:span>En son cuer ne se prisoit gaires</text:p>
            <text:p text:style-name="P147">A] <text:span text:style-name="T89">Cen pensot tout a… <text:s/>DEH2LM] Et si (L se) pensoit (L pansoit) tot (EH2M tout) a…(L chise)... <text:s/>G] Ce pensoit tot… <text:s/>I] Ce pensoit il a… <text:s/>T] Et si o pansoit… <text:s/>W] Et se pensa tout… <text:s/>K] Ce pensoit...</text:span></text:p>
          </table:table-cell>
        </table:table-row>
        <table:table-row table:style-name="Table1.129">
          <table:table-cell table:style-name="Table1.A2" office:value-type="string">
            <text:p text:style-name="P12">4870</text:p>
          </table:table-cell>
          <table:table-cell table:style-name="Table1.A2" office:value-type="string">
            <text:p text:style-name="P32">Et (H Ne) en son cuer nel prisoit (F nen pensoit, H ne pensoit) <text:s/>gaire</text:p>
          </table:table-cell>
          <table:table-cell table:style-name="Table1.C115" office:value-type="string">
            <text:p text:style-name="P204">INV <text:span text:style-name="T90">B] </text:span>Sil ne pooit tous a chief traire</text:p>
            <text:p text:style-name="P127">A] <text:span text:style-name="T89">Et son cuer non oprisot <text:s/>DEH2] En son cuer ne prisoit ce… <text:s/>GKLW] En son cuer nen o (L ne ou, W ne se, K nen) prisoit… <text:s/>I] E sum cuer ne le… <text:s/>M] En… <text:s/>T] En...non o prisoit...</text:span></text:p>
          </table:table-cell>
        </table:table-row>
        <table:table-row table:style-name="Table1.129">
          <table:table-cell table:style-name="Table1.A2" office:value-type="string">
            <text:p text:style-name="P12">487<text:span text:style-name="T5">1</text:span></text:p>
          </table:table-cell>
          <table:table-cell table:style-name="Table1.A2" office:value-type="string">
            <text:p text:style-name="P32">Quant estoit a cheval armez</text:p>
          </table:table-cell>
          <table:table-cell table:style-name="Table1.C115" office:value-type="string">
            <text:p text:style-name="P163">B] ...<text:span text:style-name="T114">seroit...montez <text:s/>EL] ...monte z <text:s/>H2] ...a cheual estoit armez</text:span></text:p>
          </table:table-cell>
        </table:table-row>
        <table:table-row table:style-name="Table1.129">
          <table:table-cell table:style-name="Table1.A2" office:value-type="string">
            <text:p text:style-name="P12">487<text:span text:style-name="T5">2</text:span></text:p>
          </table:table-cell>
          <table:table-cell table:style-name="Table1.A2" office:value-type="string">
            <text:p text:style-name="P32">Mout estoit cremus et doutez</text:p>
          </table:table-cell>
          <table:table-cell table:style-name="Table1.C115" office:value-type="string">
            <text:p text:style-name="P191">B] <text:span text:style-name="T114">Sil n’estoit… <text:s/>D] ...prisiez… <text:s/>L] ...tenuz <text:s/>W] ...craint et redoubte</text:span></text:p>
          </table:table-cell>
        </table:table-row>
      </table:table>
      <text:p text:style-name="P318"><text:tab/><text:tab/> 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000000" fo:font-weight="normal" officeooo:rsid="01de827e" style:font-weight-asian="normal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6T20:02:08.547521349</meta:creation-date>
    <dc:date>2023-10-31T14:58:51.726053297</dc:date>
    <meta:editing-duration>P3DT2H2M36S</meta:editing-duration>
    <meta:editing-cycles>312</meta:editing-cycles>
    <meta:generator>LibreOffice/6.3.2.2$MacOSX_X86_64 LibreOffice_project/98b30e735bda24bc04ab42594c85f7fd8be07b9c</meta:generator>
    <meta:print-date>2021-05-01T16:30:31.632411435</meta:print-date>
    <meta:document-statistic meta:table-count="1" meta:image-count="0" meta:object-count="0" meta:page-count="28" meta:paragraph-count="1419" meta:word-count="10013" meta:character-count="51616" meta:non-whitespace-character-count="42130"/>
  </office:meta>
</office:document-meta>
</file>